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retroactiveVals_GRUrewardsonly_correctedGRUdatascaling_10_26_2021" table:style-name="ta1">
        <table:shapes>
          <draw:frame draw:z-index="0" draw:style-name="gr1" draw:text-style-name="P1" svg:width="6.2988in" svg:height="3.5429in" svg:x="6.6614in" svg:y="0.0917in">
            <draw:object draw:notify-on-update-of-ranges="rewardlist_cylinder_withbutton_retroactiveVals_GRUrewardsonly_correctedGRUdatascaling_10_26_2021.A1:rewardlist_cylinder_withbutton_retroactiveVals_GRUrewardsonly_correctedGRUdatascaling_10_26_2021.A1 rewardlist_cylinder_withbutton_retroactiveVals_GRUrewardsonly_correctedGRUdatascaling_10_26_2021.A2:rewardlist_cylinder_withbutton_retroactiveVals_GRUrewardsonly_correctedGRUdatascaling_10_26_2021.A6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2614in" svg:y="0in">
            <draw:object draw:notify-on-update-of-ranges="rewardlist_cylinder_withbutton_retroactiveVals_GRUrewardsonly_correctedGRUdatascaling_10_26_2021.B2:rewardlist_cylinder_withbutton_retroactiveVals_GRUrewardsonly_correctedGRUdatascaling_10_26_2021.B5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57in" svg:height="3.5449in" svg:x="7.7453in" svg:y="5.5949in">
            <draw:object draw:notify-on-update-of-ranges="rewardlist_cylinder_withbutton_retroactiveVals_GRUrewardsonly_correctedGRUdatascaling_10_26_2021.E1:rewardlist_cylinder_withbutton_retroactiveVals_GRUrewardsonly_correctedGRUdatascaling_10_26_2021.E1 rewardlist_cylinder_withbutton_retroactiveVals_GRUrewardsonly_correctedGRUdatascaling_10_26_2021.E2:rewardlist_cylinder_withbutton_retroactiveVals_GRUrewardsonly_correctedGRUdatascaling_10_26_2021.E6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49in" svg:x="15.3606in" svg:y="5.9504in">
            <draw:object draw:notify-on-update-of-ranges="rewardlist_cylinder_withbutton_retroactiveVals_GRUrewardsonly_correctedGRUdatascaling_10_26_2021.F2:rewardlist_cylinder_withbutton_retroactiveVals_GRUrewardsonly_correctedGRUdatascaling_10_26_2021.F5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5"/>
        </table:table-row>
        <table:table-row table:style-name="ro1">
          <table:table-cell office:value-type="float" office:value="0.640362858772278" calcext:value-type="float">
            <text:p>0.640362858772278</text:p>
          </table:table-cell>
          <table:table-cell table:formula="of:=AVERAGE([.A$2:.A2])" office:value-type="float" office:value="0.640362858772278" calcext:value-type="float">
            <text:p>0.640362858772278</text:p>
          </table:table-cell>
          <table:table-cell office:value-type="float" office:value="0" calcext:value-type="float">
            <text:p>0</text:p>
          </table:table-cell>
          <table:table-cell office:value-type="float" office:value="11.3046101260692" calcext:value-type="float">
            <text:p>11.3046101260692</text:p>
          </table:table-cell>
          <table:table-cell office:value-type="float" office:value="287.137097202157" calcext:value-type="float">
            <text:p>287.137097202157</text:p>
          </table:table-cell>
          <table:table-cell table:formula="of:=AVERAGE([.E$2:.E2])" office:value-type="float" office:value="287.137097202157" calcext:value-type="float">
            <text:p>287.137097202157</text:p>
          </table:table-cell>
          <table:table-cell table:number-columns-repeated="4"/>
        </table:table-row>
        <table:table-row table:style-name="ro1">
          <table:table-cell office:value-type="float" office:value="0.564540266990662" calcext:value-type="float">
            <text:p>0.564540266990662</text:p>
          </table:table-cell>
          <table:table-cell table:formula="of:=AVERAGE([.A$2:.A3])" office:value-type="float" office:value="0.60245156288147" calcext:value-type="float">
            <text:p>0.60245156288147</text:p>
          </table:table-cell>
          <table:table-cell office:value-type="float" office:value="0" calcext:value-type="float">
            <text:p>0</text:p>
          </table:table-cell>
          <table:table-cell office:value-type="float" office:value="11.3021226867944" calcext:value-type="float">
            <text:p>11.3021226867944</text:p>
          </table:table-cell>
          <table:table-cell office:value-type="float" office:value="287.073916244578" calcext:value-type="float">
            <text:p>287.073916244578</text:p>
          </table:table-cell>
          <table:table-cell table:formula="of:=AVERAGE([.E$2:.E3])" office:value-type="float" office:value="287.105506723368" calcext:value-type="float">
            <text:p>287.105506723368</text:p>
          </table:table-cell>
          <table:table-cell table:number-columns-repeated="4"/>
        </table:table-row>
        <table:table-row table:style-name="ro1">
          <table:table-cell office:value-type="float" office:value="0.0393070131540298" calcext:value-type="float">
            <text:p>0.03930701315403</text:p>
          </table:table-cell>
          <table:table-cell table:formula="of:=AVERAGE([.A$2:.A4])" office:value-type="float" office:value="0.414736712972323" calcext:value-type="float">
            <text:p>0.414736712972323</text:p>
          </table:table-cell>
          <table:table-cell office:value-type="float" office:value="0" calcext:value-type="float">
            <text:p>0</text:p>
          </table:table-cell>
          <table:table-cell office:value-type="float" office:value="11.401202555719" calcext:value-type="float">
            <text:p>11.401202555719</text:p>
          </table:table-cell>
          <table:table-cell office:value-type="float" office:value="289.590544915263" calcext:value-type="float">
            <text:p>289.590544915263</text:p>
          </table:table-cell>
          <table:table-cell table:formula="of:=AVERAGE([.E$2:.E4])" office:value-type="float" office:value="287.933852787333" calcext:value-type="float">
            <text:p>287.933852787333</text:p>
          </table:table-cell>
          <table:table-cell table:number-columns-repeated="4"/>
        </table:table-row>
        <table:table-row table:style-name="ro1">
          <table:table-cell office:value-type="float" office:value="0.139607295393944" calcext:value-type="float">
            <text:p>0.139607295393944</text:p>
          </table:table-cell>
          <table:table-cell table:formula="of:=AVERAGE([.A$2:.A5])" office:value-type="float" office:value="0.345954358577728" calcext:value-type="float">
            <text:p>0.345954358577728</text:p>
          </table:table-cell>
          <table:table-cell office:value-type="float" office:value="0" calcext:value-type="float">
            <text:p>0</text:p>
          </table:table-cell>
          <table:table-cell office:value-type="float" office:value="11.3063595468044" calcext:value-type="float">
            <text:p>11.3063595468044</text:p>
          </table:table-cell>
          <table:table-cell office:value-type="float" office:value="287.181532488832" calcext:value-type="float">
            <text:p>287.181532488832</text:p>
          </table:table-cell>
          <table:table-cell table:formula="of:=AVERAGE([.E$2:.E5])" office:value-type="float" office:value="287.745772712708" calcext:value-type="float">
            <text:p>287.745772712708</text:p>
          </table:table-cell>
          <table:table-cell table:number-columns-repeated="4"/>
        </table:table-row>
        <table:table-row table:style-name="ro1">
          <table:table-cell office:value-type="float" office:value="-0.00548168923705816" calcext:value-type="float">
            <text:p>-0.005481689237058</text:p>
          </table:table-cell>
          <table:table-cell table:formula="of:=AVERAGE([.A$2:.A6])" office:value-type="float" office:value="0.275667149014771" calcext:value-type="float">
            <text:p>0.275667149014771</text:p>
          </table:table-cell>
          <table:table-cell office:value-type="float" office:value="0" calcext:value-type="float">
            <text:p>0</text:p>
          </table:table-cell>
          <table:table-cell office:value-type="float" office:value="11.3736682455957" calcext:value-type="float">
            <text:p>11.3736682455957</text:p>
          </table:table-cell>
          <table:table-cell office:value-type="float" office:value="288.891173438131" calcext:value-type="float">
            <text:p>288.891173438131</text:p>
          </table:table-cell>
          <table:table-cell table:formula="of:=AVERAGE([.E$2:.E6])" office:value-type="float" office:value="287.974852857792" calcext:value-type="float">
            <text:p>287.974852857792</text:p>
          </table:table-cell>
          <table:table-cell table:number-columns-repeated="4"/>
        </table:table-row>
        <table:table-row table:style-name="ro1">
          <table:table-cell office:value-type="float" office:value="0.0049646059051156" calcext:value-type="float">
            <text:p>0.004964605905116</text:p>
          </table:table-cell>
          <table:table-cell table:formula="of:=AVERAGE([.A$2:.A7])" office:value-type="float" office:value="0.230550058496495" calcext:value-type="float">
            <text:p>0.230550058496495</text:p>
          </table:table-cell>
          <table:table-cell office:value-type="float" office:value="0" calcext:value-type="float">
            <text:p>0</text:p>
          </table:table-cell>
          <table:table-cell office:value-type="float" office:value="11.3745517558664" calcext:value-type="float">
            <text:p>11.3745517558664</text:p>
          </table:table-cell>
          <table:table-cell office:value-type="float" office:value="288.913614599007" calcext:value-type="float">
            <text:p>288.913614599007</text:p>
          </table:table-cell>
          <table:table-cell table:formula="of:=AVERAGE([.E$2:.E7])" office:value-type="float" office:value="288.131313147995" calcext:value-type="float">
            <text:p>288.131313147995</text:p>
          </table:table-cell>
          <table:table-cell table:number-columns-repeated="4"/>
        </table:table-row>
        <table:table-row table:style-name="ro1">
          <table:table-cell office:value-type="float" office:value="0.505684614181519" calcext:value-type="float">
            <text:p>0.505684614181519</text:p>
          </table:table-cell>
          <table:table-cell table:formula="of:=AVERAGE([.A$2:.A8])" office:value-type="float" office:value="0.269854995022927" calcext:value-type="float">
            <text:p>0.269854995022927</text:p>
          </table:table-cell>
          <table:table-cell office:value-type="float" office:value="0" calcext:value-type="float">
            <text:p>0</text:p>
          </table:table-cell>
          <table:table-cell office:value-type="float" office:value="11.3761979244053" calcext:value-type="float">
            <text:p>11.3761979244053</text:p>
          </table:table-cell>
          <table:table-cell office:value-type="float" office:value="288.955427279895" calcext:value-type="float">
            <text:p>288.955427279895</text:p>
          </table:table-cell>
          <table:table-cell table:formula="of:=AVERAGE([.E$2:.E8])" office:value-type="float" office:value="288.249043738266" calcext:value-type="float">
            <text:p>288.249043738266</text:p>
          </table:table-cell>
          <table:table-cell table:number-columns-repeated="4"/>
        </table:table-row>
        <table:table-row table:style-name="ro1">
          <table:table-cell office:value-type="float" office:value="-0.0457659065723419" calcext:value-type="float">
            <text:p>-0.045765906572342</text:p>
          </table:table-cell>
          <table:table-cell table:formula="of:=AVERAGE([.A$2:.A9])" office:value-type="float" office:value="0.230402382323518" calcext:value-type="float">
            <text:p>0.230402382323518</text:p>
          </table:table-cell>
          <table:table-cell office:value-type="float" office:value="0" calcext:value-type="float">
            <text:p>0</text:p>
          </table:table-cell>
          <table:table-cell office:value-type="float" office:value="11.4261391344488" calcext:value-type="float">
            <text:p>11.4261391344488</text:p>
          </table:table-cell>
          <table:table-cell office:value-type="float" office:value="290.223934014999" calcext:value-type="float">
            <text:p>290.223934014999</text:p>
          </table:table-cell>
          <table:table-cell table:formula="of:=AVERAGE([.E$2:.E9])" office:value-type="float" office:value="288.495905022858" calcext:value-type="float">
            <text:p>288.49590502285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.166156023740768" calcext:value-type="float">
            <text:p>0.166156023740768</text:p>
          </table:table-cell>
          <table:table-cell table:formula="of:=AVERAGE([.A$2:.A10])" office:value-type="float" office:value="0.223263898036546" calcext:value-type="float">
            <text:p>0.223263898036546</text:p>
          </table:table-cell>
          <table:table-cell office:value-type="float" office:value="0" calcext:value-type="float">
            <text:p>0</text:p>
          </table:table-cell>
          <table:table-cell office:value-type="float" office:value="11.3619784543246" calcext:value-type="float">
            <text:p>11.3619784543246</text:p>
          </table:table-cell>
          <table:table-cell office:value-type="float" office:value="288.594252739845" calcext:value-type="float">
            <text:p>288.594252739845</text:p>
          </table:table-cell>
          <table:table-cell table:formula="of:=AVERAGE([.E$2:.E10])" office:value-type="float" office:value="288.506832546967" calcext:value-type="float">
            <text:p>288.506832546967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4836868643761" calcext:value-type="float">
            <text:p>0.164836868643761</text:p>
          </table:table-cell>
          <table:table-cell table:formula="of:=AVERAGE([.A$2:.A11])" office:value-type="float" office:value="0.217421195097268" calcext:value-type="float">
            <text:p>0.217421195097268</text:p>
          </table:table-cell>
          <table:table-cell office:value-type="float" office:value="0" calcext:value-type="float">
            <text:p>0</text:p>
          </table:table-cell>
          <table:table-cell office:value-type="float" office:value="11.4354400453597" calcext:value-type="float">
            <text:p>11.4354400453597</text:p>
          </table:table-cell>
          <table:table-cell office:value-type="float" office:value="290.460177152137" calcext:value-type="float">
            <text:p>290.460177152137</text:p>
          </table:table-cell>
          <table:table-cell table:formula="of:=AVERAGE([.E$2:.E11])" office:value-type="float" office:value="288.702167007484" calcext:value-type="float">
            <text:p>288.702167007484</text:p>
          </table:table-cell>
          <table:table-cell table:number-columns-repeated="4"/>
        </table:table-row>
        <table:table-row table:style-name="ro1">
          <table:table-cell office:value-type="float" office:value="0.130637317895889" calcext:value-type="float">
            <text:p>0.130637317895889</text:p>
          </table:table-cell>
          <table:table-cell table:formula="of:=AVERAGE([.A$2:.A12])" office:value-type="float" office:value="0.209531751715324" calcext:value-type="float">
            <text:p>0.209531751715324</text:p>
          </table:table-cell>
          <table:table-cell office:value-type="float" office:value="0" calcext:value-type="float">
            <text:p>0</text:p>
          </table:table-cell>
          <table:table-cell office:value-type="float" office:value="11.2991975990057" calcext:value-type="float">
            <text:p>11.2991975990057</text:p>
          </table:table-cell>
          <table:table-cell office:value-type="float" office:value="286.999619014745" calcext:value-type="float">
            <text:p>286.999619014745</text:p>
          </table:table-cell>
          <table:table-cell table:formula="of:=AVERAGE([.E$2:.E12])" office:value-type="float" office:value="288.547389917235" calcext:value-type="float">
            <text:p>288.547389917235</text:p>
          </table:table-cell>
          <table:table-cell table:number-columns-repeated="4"/>
        </table:table-row>
        <table:table-row table:style-name="ro1">
          <table:table-cell office:value-type="float" office:value="0.0344556570053101" calcext:value-type="float">
            <text:p>0.03445565700531</text:p>
          </table:table-cell>
          <table:table-cell table:formula="of:=AVERAGE([.A$2:.A13])" office:value-type="float" office:value="0.194942077156156" calcext:value-type="float">
            <text:p>0.194942077156156</text:p>
          </table:table-cell>
          <table:table-cell office:value-type="float" office:value="0" calcext:value-type="float">
            <text:p>0</text:p>
          </table:table-cell>
          <table:table-cell office:value-type="float" office:value="11.4292167538911" calcext:value-type="float">
            <text:p>11.4292167538911</text:p>
          </table:table-cell>
          <table:table-cell office:value-type="float" office:value="290.302105548834" calcext:value-type="float">
            <text:p>290.302105548834</text:p>
          </table:table-cell>
          <table:table-cell table:formula="of:=AVERAGE([.E$2:.E13])" office:value-type="float" office:value="288.693616219869" calcext:value-type="float">
            <text:p>288.693616219869</text:p>
          </table:table-cell>
          <table:table-cell table:number-columns-repeated="4"/>
        </table:table-row>
        <table:table-row table:style-name="ro1">
          <table:table-cell office:value-type="float" office:value="0.026721864938736" calcext:value-type="float">
            <text:p>0.026721864938736</text:p>
          </table:table-cell>
          <table:table-cell table:formula="of:=AVERAGE([.A$2:.A14])" office:value-type="float" office:value="0.182002060831739" calcext:value-type="float">
            <text:p>0.182002060831739</text:p>
          </table:table-cell>
          <table:table-cell office:value-type="float" office:value="0" calcext:value-type="float">
            <text:p>0</text:p>
          </table:table-cell>
          <table:table-cell office:value-type="float" office:value="11.3881974722654" calcext:value-type="float">
            <text:p>11.3881974722654</text:p>
          </table:table-cell>
          <table:table-cell office:value-type="float" office:value="289.26021579554" calcext:value-type="float">
            <text:p>289.26021579554</text:p>
          </table:table-cell>
          <table:table-cell table:formula="of:=AVERAGE([.E$2:.E14])" office:value-type="float" office:value="288.737200802613" calcext:value-type="float">
            <text:p>288.737200802613</text:p>
          </table:table-cell>
          <table:table-cell table:number-columns-repeated="4"/>
        </table:table-row>
        <table:table-row table:style-name="ro1">
          <table:table-cell office:value-type="float" office:value="-0.0220897644758225" calcext:value-type="float">
            <text:p>-0.022089764475823</text:p>
          </table:table-cell>
          <table:table-cell table:formula="of:=AVERAGE([.A$2:.A15])" office:value-type="float" office:value="0.167424073309771" calcext:value-type="float">
            <text:p>0.167424073309771</text:p>
          </table:table-cell>
          <table:table-cell office:value-type="float" office:value="0" calcext:value-type="float">
            <text:p>0</text:p>
          </table:table-cell>
          <table:table-cell office:value-type="float" office:value="11.3685044624597" calcext:value-type="float">
            <text:p>11.3685044624597</text:p>
          </table:table-cell>
          <table:table-cell office:value-type="float" office:value="288.760013346476" calcext:value-type="float">
            <text:p>288.760013346476</text:p>
          </table:table-cell>
          <table:table-cell table:formula="of:=AVERAGE([.E$2:.E15])" office:value-type="float" office:value="288.738830270031" calcext:value-type="float">
            <text:p>288.738830270031</text:p>
          </table:table-cell>
          <table:table-cell table:number-columns-repeated="4"/>
        </table:table-row>
        <table:table-row table:style-name="ro1">
          <table:table-cell office:value-type="float" office:value="0.711002886295319" calcext:value-type="float">
            <text:p>0.711002886295319</text:p>
          </table:table-cell>
          <table:table-cell table:formula="of:=AVERAGE([.A$2:.A16])" office:value-type="float" office:value="0.20366266084214" calcext:value-type="float">
            <text:p>0.20366266084214</text:p>
          </table:table-cell>
          <table:table-cell office:value-type="float" office:value="0" calcext:value-type="float">
            <text:p>0</text:p>
          </table:table-cell>
          <table:table-cell office:value-type="float" office:value="11.3539459027797" calcext:value-type="float">
            <text:p>11.3539459027797</text:p>
          </table:table-cell>
          <table:table-cell office:value-type="float" office:value="288.390225930604" calcext:value-type="float">
            <text:p>288.390225930604</text:p>
          </table:table-cell>
          <table:table-cell table:formula="of:=AVERAGE([.E$2:.E16])" office:value-type="float" office:value="288.715589980736" calcext:value-type="float">
            <text:p>288.715589980736</text:p>
          </table:table-cell>
          <table:table-cell table:number-columns-repeated="4"/>
        </table:table-row>
        <table:table-row table:style-name="ro1">
          <table:table-cell office:value-type="float" office:value="0.498521596193314" calcext:value-type="float">
            <text:p>0.498521596193314</text:p>
          </table:table-cell>
          <table:table-cell table:formula="of:=AVERAGE([.A$2:.A17])" office:value-type="float" office:value="0.222091344301589" calcext:value-type="float">
            <text:p>0.222091344301589</text:p>
          </table:table-cell>
          <table:table-cell office:value-type="float" office:value="0" calcext:value-type="float">
            <text:p>0</text:p>
          </table:table-cell>
          <table:table-cell office:value-type="float" office:value="11.3178029407889" calcext:value-type="float">
            <text:p>11.3178029407889</text:p>
          </table:table-cell>
          <table:table-cell office:value-type="float" office:value="287.472194696037" calcext:value-type="float">
            <text:p>287.472194696037</text:p>
          </table:table-cell>
          <table:table-cell table:formula="of:=AVERAGE([.E$2:.E17])" office:value-type="float" office:value="288.637877775443" calcext:value-type="float">
            <text:p>288.637877775443</text:p>
          </table:table-cell>
          <table:table-cell table:number-columns-repeated="4"/>
        </table:table-row>
        <table:table-row table:style-name="ro1">
          <table:table-cell office:value-type="float" office:value="-0.0298360884189606" calcext:value-type="float">
            <text:p>-0.029836088418961</text:p>
          </table:table-cell>
          <table:table-cell table:formula="of:=AVERAGE([.A$2:.A18])" office:value-type="float" office:value="0.207272083553321" calcext:value-type="float">
            <text:p>0.207272083553321</text:p>
          </table:table-cell>
          <table:table-cell office:value-type="float" office:value="0" calcext:value-type="float">
            <text:p>0</text:p>
          </table:table-cell>
          <table:table-cell office:value-type="float" office:value="11.3962147706449" calcext:value-type="float">
            <text:p>11.3962147706449</text:p>
          </table:table-cell>
          <table:table-cell office:value-type="float" office:value="289.46385517438" calcext:value-type="float">
            <text:p>289.46385517438</text:p>
          </table:table-cell>
          <table:table-cell table:formula="of:=AVERAGE([.E$2:.E18])" office:value-type="float" office:value="288.686464681262" calcext:value-type="float">
            <text:p>288.686464681262</text:p>
          </table:table-cell>
          <table:table-cell table:number-columns-repeated="4"/>
        </table:table-row>
        <table:table-row table:style-name="ro1">
          <table:table-cell office:value-type="float" office:value="-0.0911939218640328" calcext:value-type="float">
            <text:p>-0.091193921864033</text:p>
          </table:table-cell>
          <table:table-cell table:formula="of:=AVERAGE([.A$2:.A19])" office:value-type="float" office:value="0.190690638807913" calcext:value-type="float">
            <text:p>0.190690638807913</text:p>
          </table:table-cell>
          <table:table-cell office:value-type="float" office:value="0" calcext:value-type="float">
            <text:p>0</text:p>
          </table:table-cell>
          <table:table-cell office:value-type="float" office:value="11.4764299939752" calcext:value-type="float">
            <text:p>11.4764299939752</text:p>
          </table:table-cell>
          <table:table-cell office:value-type="float" office:value="291.501321846969" calcext:value-type="float">
            <text:p>291.501321846969</text:p>
          </table:table-cell>
          <table:table-cell table:formula="of:=AVERAGE([.E$2:.E19])" office:value-type="float" office:value="288.842845634913" calcext:value-type="float">
            <text:p>288.842845634913</text:p>
          </table:table-cell>
          <table:table-cell table:number-columns-repeated="4"/>
        </table:table-row>
        <table:table-row table:style-name="ro1">
          <table:table-cell office:value-type="float" office:value="0.0145503887906671" calcext:value-type="float">
            <text:p>0.014550388790667</text:p>
          </table:table-cell>
          <table:table-cell table:formula="of:=AVERAGE([.A$2:.A20])" office:value-type="float" office:value="0.181420099333321" calcext:value-type="float">
            <text:p>0.181420099333321</text:p>
          </table:table-cell>
          <table:table-cell office:value-type="float" office:value="0" calcext:value-type="float">
            <text:p>0</text:p>
          </table:table-cell>
          <table:table-cell office:value-type="float" office:value="11.4370252012372" calcext:value-type="float">
            <text:p>11.4370252012372</text:p>
          </table:table-cell>
          <table:table-cell office:value-type="float" office:value="290.500440111425" calcext:value-type="float">
            <text:p>290.500440111425</text:p>
          </table:table-cell>
          <table:table-cell table:formula="of:=AVERAGE([.E$2:.E20])" office:value-type="float" office:value="288.930087449466" calcext:value-type="float">
            <text:p>288.930087449466</text:p>
          </table:table-cell>
          <table:table-cell table:number-columns-repeated="4"/>
        </table:table-row>
        <table:table-row table:style-name="ro1">
          <table:table-cell office:value-type="float" office:value="-0.116016834974289" calcext:value-type="float">
            <text:p>-0.116016834974289</text:p>
          </table:table-cell>
          <table:table-cell table:formula="of:=AVERAGE([.A$2:.A21])" office:value-type="float" office:value="0.16654825261794" calcext:value-type="float">
            <text:p>0.16654825261794</text:p>
          </table:table-cell>
          <table:table-cell office:value-type="float" office:value="0" calcext:value-type="float">
            <text:p>0</text:p>
          </table:table-cell>
          <table:table-cell office:value-type="float" office:value="11.3918042592138" calcext:value-type="float">
            <text:p>11.3918042592138</text:p>
          </table:table-cell>
          <table:table-cell office:value-type="float" office:value="289.351828184031" calcext:value-type="float">
            <text:p>289.351828184031</text:p>
          </table:table-cell>
          <table:table-cell table:formula="of:=AVERAGE([.E$2:.E21])" office:value-type="float" office:value="288.951174486194" calcext:value-type="float">
            <text:p>288.951174486194</text:p>
          </table:table-cell>
          <table:table-cell table:number-columns-repeated="4"/>
        </table:table-row>
        <table:table-row table:style-name="ro1">
          <table:table-cell office:value-type="float" office:value="0.0481355153024197" calcext:value-type="float">
            <text:p>0.04813551530242</text:p>
          </table:table-cell>
          <table:table-cell table:formula="of:=AVERAGE([.A$2:.A22])" office:value-type="float" office:value="0.160909550841011" calcext:value-type="float">
            <text:p>0.160909550841011</text:p>
          </table:table-cell>
          <table:table-cell office:value-type="float" office:value="0" calcext:value-type="float">
            <text:p>0</text:p>
          </table:table-cell>
          <table:table-cell office:value-type="float" office:value="11.3986458905399" calcext:value-type="float">
            <text:p>11.3986458905399</text:p>
          </table:table-cell>
          <table:table-cell office:value-type="float" office:value="289.525605619713" calcext:value-type="float">
            <text:p>289.525605619713</text:p>
          </table:table-cell>
          <table:table-cell table:formula="of:=AVERAGE([.E$2:.E22])" office:value-type="float" office:value="288.978528349695" calcext:value-type="float">
            <text:p>288.978528349695</text:p>
          </table:table-cell>
          <table:table-cell table:number-columns-repeated="4"/>
        </table:table-row>
        <table:table-row table:style-name="ro1">
          <table:table-cell office:value-type="float" office:value="0.0916934162378311" calcext:value-type="float">
            <text:p>0.091693416237831</text:p>
          </table:table-cell>
          <table:table-cell table:formula="of:=AVERAGE([.A$2:.A23])" office:value-type="float" office:value="0.157763362904503" calcext:value-type="float">
            <text:p>0.157763362904503</text:p>
          </table:table-cell>
          <table:table-cell office:value-type="float" office:value="0" calcext:value-type="float">
            <text:p>0</text:p>
          </table:table-cell>
          <table:table-cell office:value-type="float" office:value="11.477285344556" calcext:value-type="float">
            <text:p>11.477285344556</text:p>
          </table:table-cell>
          <table:table-cell office:value-type="float" office:value="291.523047751722" calcext:value-type="float">
            <text:p>291.523047751722</text:p>
          </table:table-cell>
          <table:table-cell table:formula="of:=AVERAGE([.E$2:.E23])" office:value-type="float" office:value="289.094188322515" calcext:value-type="float">
            <text:p>289.094188322515</text:p>
          </table:table-cell>
          <table:table-cell table:number-columns-repeated="4"/>
        </table:table-row>
        <table:table-row table:style-name="ro1">
          <table:table-cell office:value-type="float" office:value="-0.0730843544006348" calcext:value-type="float">
            <text:p>-0.073084354400635</text:p>
          </table:table-cell>
          <table:table-cell table:formula="of:=AVERAGE([.A$2:.A24])" office:value-type="float" office:value="0.147726505630366" calcext:value-type="float">
            <text:p>0.147726505630366</text:p>
          </table:table-cell>
          <table:table-cell office:value-type="float" office:value="0" calcext:value-type="float">
            <text:p>0</text:p>
          </table:table-cell>
          <table:table-cell office:value-type="float" office:value="11.3726732698858" calcext:value-type="float">
            <text:p>11.3726732698858</text:p>
          </table:table-cell>
          <table:table-cell office:value-type="float" office:value="288.865901055099" calcext:value-type="float">
            <text:p>288.865901055099</text:p>
          </table:table-cell>
          <table:table-cell table:formula="of:=AVERAGE([.E$2:.E24])" office:value-type="float" office:value="289.084262789149" calcext:value-type="float">
            <text:p>289.084262789149</text:p>
          </table:table-cell>
          <table:table-cell table:number-columns-repeated="4"/>
        </table:table-row>
        <table:table-row table:style-name="ro1">
          <table:table-cell office:value-type="float" office:value="-0.0341454446315765" calcext:value-type="float">
            <text:p>-0.034145444631577</text:p>
          </table:table-cell>
          <table:table-cell table:formula="of:=AVERAGE([.A$2:.A25])" office:value-type="float" office:value="0.140148507702785" calcext:value-type="float">
            <text:p>0.140148507702785</text:p>
          </table:table-cell>
          <table:table-cell office:value-type="float" office:value="0" calcext:value-type="float">
            <text:p>0</text:p>
          </table:table-cell>
          <table:table-cell office:value-type="float" office:value="11.4414380593091" calcext:value-type="float">
            <text:p>11.4414380593091</text:p>
          </table:table-cell>
          <table:table-cell office:value-type="float" office:value="290.612526706452" calcext:value-type="float">
            <text:p>290.612526706452</text:p>
          </table:table-cell>
          <table:table-cell table:formula="of:=AVERAGE([.E$2:.E25])" office:value-type="float" office:value="289.14794045237" calcext:value-type="float">
            <text:p>289.14794045237</text:p>
          </table:table-cell>
          <table:table-cell table:number-columns-repeated="4"/>
        </table:table-row>
        <table:table-row table:style-name="ro1">
          <table:table-cell office:value-type="float" office:value="0.0374701917171478" calcext:value-type="float">
            <text:p>0.037470191717148</text:p>
          </table:table-cell>
          <table:table-cell table:formula="of:=AVERAGE([.A$2:.A26])" office:value-type="float" office:value="0.13604137506336" calcext:value-type="float">
            <text:p>0.13604137506336</text:p>
          </table:table-cell>
          <table:table-cell office:value-type="float" office:value="0" calcext:value-type="float">
            <text:p>0</text:p>
          </table:table-cell>
          <table:table-cell office:value-type="float" office:value="11.2638536682159" calcext:value-type="float">
            <text:p>11.2638536682159</text:p>
          </table:table-cell>
          <table:table-cell office:value-type="float" office:value="286.101883172683" calcext:value-type="float">
            <text:p>286.101883172683</text:p>
          </table:table-cell>
          <table:table-cell table:formula="of:=AVERAGE([.E$2:.E26])" office:value-type="float" office:value="289.026098161182" calcext:value-type="float">
            <text:p>289.026098161182</text:p>
          </table:table-cell>
          <table:table-cell table:number-columns-repeated="4"/>
        </table:table-row>
        <table:table-row table:style-name="ro1">
          <table:table-cell office:value-type="float" office:value="-0.00401645805686712" calcext:value-type="float">
            <text:p>-0.004016458056867</text:p>
          </table:table-cell>
          <table:table-cell table:formula="of:=AVERAGE([.A$2:.A27])" office:value-type="float" office:value="0.130654535327966" calcext:value-type="float">
            <text:p>0.130654535327966</text:p>
          </table:table-cell>
          <table:table-cell office:value-type="float" office:value="0" calcext:value-type="float">
            <text:p>0</text:p>
          </table:table-cell>
          <table:table-cell office:value-type="float" office:value="11.5207369193971" calcext:value-type="float">
            <text:p>11.5207369193971</text:p>
          </table:table-cell>
          <table:table-cell office:value-type="float" office:value="292.626717752687" calcext:value-type="float">
            <text:p>292.626717752687</text:p>
          </table:table-cell>
          <table:table-cell table:formula="of:=AVERAGE([.E$2:.E27])" office:value-type="float" office:value="289.164583530086" calcext:value-type="float">
            <text:p>289.164583530086</text:p>
          </table:table-cell>
          <table:table-cell table:number-columns-repeated="4"/>
        </table:table-row>
        <table:table-row table:style-name="ro1">
          <table:table-cell office:value-type="float" office:value="-0.101271100342274" calcext:value-type="float">
            <text:p>-0.101271100342274</text:p>
          </table:table-cell>
          <table:table-cell table:formula="of:=AVERAGE([.A$2:.A28])" office:value-type="float" office:value="0.122064696969809" calcext:value-type="float">
            <text:p>0.122064696969809</text:p>
          </table:table-cell>
          <table:table-cell office:value-type="float" office:value="0" calcext:value-type="float">
            <text:p>0</text:p>
          </table:table-cell>
          <table:table-cell office:value-type="float" office:value="11.4597242579401" calcext:value-type="float">
            <text:p>11.4597242579401</text:p>
          </table:table-cell>
          <table:table-cell office:value-type="float" office:value="291.076996151677" calcext:value-type="float">
            <text:p>291.076996151677</text:p>
          </table:table-cell>
          <table:table-cell table:formula="of:=AVERAGE([.E$2:.E28])" office:value-type="float" office:value="289.235413627182" calcext:value-type="float">
            <text:p>289.235413627182</text:p>
          </table:table-cell>
          <table:table-cell table:number-columns-repeated="4"/>
        </table:table-row>
        <table:table-row table:style-name="ro1">
          <table:table-cell office:value-type="float" office:value="-0.0198326110839844" calcext:value-type="float">
            <text:p>-0.019832611083984</text:p>
          </table:table-cell>
          <table:table-cell table:formula="of:=AVERAGE([.A$2:.A29])" office:value-type="float" office:value="0.116996935967888" calcext:value-type="float">
            <text:p>0.116996935967888</text:p>
          </table:table-cell>
          <table:table-cell office:value-type="float" office:value="0" calcext:value-type="float">
            <text:p>0</text:p>
          </table:table-cell>
          <table:table-cell office:value-type="float" office:value="11.3788625350624" calcext:value-type="float">
            <text:p>11.3788625350624</text:p>
          </table:table-cell>
          <table:table-cell office:value-type="float" office:value="289.023108390586" calcext:value-type="float">
            <text:p>289.023108390586</text:p>
          </table:table-cell>
          <table:table-cell table:formula="of:=AVERAGE([.E$2:.E29])" office:value-type="float" office:value="289.227831297304" calcext:value-type="float">
            <text:p>289.227831297304</text:p>
          </table:table-cell>
          <table:table-cell table:number-columns-repeated="4"/>
        </table:table-row>
        <table:table-row table:style-name="ro1">
          <table:table-cell office:value-type="float" office:value="0.0361508131027222" calcext:value-type="float">
            <text:p>0.036150813102722</text:p>
          </table:table-cell>
          <table:table-cell table:formula="of:=AVERAGE([.A$2:.A30])" office:value-type="float" office:value="0.11420913862771" calcext:value-type="float">
            <text:p>0.11420913862771</text:p>
          </table:table-cell>
          <table:table-cell office:value-type="float" office:value="0" calcext:value-type="float">
            <text:p>0</text:p>
          </table:table-cell>
          <table:table-cell office:value-type="float" office:value="11.5276313501418" calcext:value-type="float">
            <text:p>11.5276313501418</text:p>
          </table:table-cell>
          <table:table-cell office:value-type="float" office:value="292.801836293601" calcext:value-type="float">
            <text:p>292.801836293601</text:p>
          </table:table-cell>
          <table:table-cell table:formula="of:=AVERAGE([.E$2:.E30])" office:value-type="float" office:value="289.3510728489" calcext:value-type="float">
            <text:p>289.3510728489</text:p>
          </table:table-cell>
          <table:table-cell table:number-columns-repeated="4"/>
        </table:table-row>
        <table:table-row table:style-name="ro1">
          <table:table-cell office:value-type="float" office:value="-0.0845804214477539" calcext:value-type="float">
            <text:p>-0.084580421447754</text:p>
          </table:table-cell>
          <table:table-cell table:formula="of:=AVERAGE([.A$2:.A31])" office:value-type="float" office:value="0.107582819958528" calcext:value-type="float">
            <text:p>0.107582819958528</text:p>
          </table:table-cell>
          <table:table-cell office:value-type="float" office:value="0" calcext:value-type="float">
            <text:p>0</text:p>
          </table:table-cell>
          <table:table-cell office:value-type="float" office:value="11.4167208914965" calcext:value-type="float">
            <text:p>11.4167208914965</text:p>
          </table:table-cell>
          <table:table-cell office:value-type="float" office:value="289.984710644012" calcext:value-type="float">
            <text:p>289.984710644012</text:p>
          </table:table-cell>
          <table:table-cell table:formula="of:=AVERAGE([.E$2:.E31])" office:value-type="float" office:value="289.372194108737" calcext:value-type="float">
            <text:p>289.372194108737</text:p>
          </table:table-cell>
          <table:table-cell table:number-columns-repeated="4"/>
        </table:table-row>
        <table:table-row table:style-name="ro1">
          <table:table-cell office:value-type="float" office:value="-0.570028007030487" calcext:value-type="float">
            <text:p>-0.570028007030487</text:p>
          </table:table-cell>
          <table:table-cell table:formula="of:=AVERAGE([.A$2:.A32])" office:value-type="float" office:value="0.0857244061846887" calcext:value-type="float">
            <text:p>0.085724406184689</text:p>
          </table:table-cell>
          <table:table-cell office:value-type="float" office:value="0" calcext:value-type="float">
            <text:p>0</text:p>
          </table:table-cell>
          <table:table-cell office:value-type="float" office:value="11.447818575713" calcext:value-type="float">
            <text:p>11.447818575713</text:p>
          </table:table-cell>
          <table:table-cell office:value-type="float" office:value="290.774591823111" calcext:value-type="float">
            <text:p>290.774591823111</text:p>
          </table:table-cell>
          <table:table-cell table:formula="of:=AVERAGE([.E$2:.E32])" office:value-type="float" office:value="289.417432744685" calcext:value-type="float">
            <text:p>289.417432744685</text:p>
          </table:table-cell>
          <table:table-cell table:number-columns-repeated="4"/>
        </table:table-row>
        <table:table-row table:style-name="ro1">
          <table:table-cell office:value-type="float" office:value="-0.488797843456268" calcext:value-type="float">
            <text:p>-0.488797843456268</text:p>
          </table:table-cell>
          <table:table-cell table:formula="of:=AVERAGE([.A$2:.A33])" office:value-type="float" office:value="0.0677705858834088" calcext:value-type="float">
            <text:p>0.067770585883409</text:p>
          </table:table-cell>
          <table:table-cell office:value-type="float" office:value="0" calcext:value-type="float">
            <text:p>0</text:p>
          </table:table-cell>
          <table:table-cell office:value-type="float" office:value="11.4623853486359" calcext:value-type="float">
            <text:p>11.4623853486359</text:p>
          </table:table-cell>
          <table:table-cell office:value-type="float" office:value="291.144587855352" calcext:value-type="float">
            <text:p>291.144587855352</text:p>
          </table:table-cell>
          <table:table-cell table:formula="of:=AVERAGE([.E$2:.E33])" office:value-type="float" office:value="289.471406341893" calcext:value-type="float">
            <text:p>289.471406341893</text:p>
          </table:table-cell>
          <table:table-cell table:number-columns-repeated="4"/>
        </table:table-row>
        <table:table-row table:style-name="ro1">
          <table:table-cell office:value-type="float" office:value="-0.125256448984146" calcext:value-type="float">
            <text:p>-0.125256448984146</text:p>
          </table:table-cell>
          <table:table-cell table:formula="of:=AVERAGE([.A$2:.A34])" office:value-type="float" office:value="0.0619212817965132" calcext:value-type="float">
            <text:p>0.061921281796513</text:p>
          </table:table-cell>
          <table:table-cell office:value-type="float" office:value="0" calcext:value-type="float">
            <text:p>0</text:p>
          </table:table-cell>
          <table:table-cell office:value-type="float" office:value="11.4474665795892" calcext:value-type="float">
            <text:p>11.4474665795892</text:p>
          </table:table-cell>
          <table:table-cell office:value-type="float" office:value="290.765651121567" calcext:value-type="float">
            <text:p>290.765651121567</text:p>
          </table:table-cell>
          <table:table-cell table:formula="of:=AVERAGE([.E$2:.E34])" office:value-type="float" office:value="289.510625880671" calcext:value-type="float">
            <text:p>289.510625880671</text:p>
          </table:table-cell>
          <table:table-cell table:number-columns-repeated="4"/>
        </table:table-row>
        <table:table-row table:style-name="ro1">
          <table:table-cell office:value-type="float" office:value="-0.0151233961805701" calcext:value-type="float">
            <text:p>-0.01512339618057</text:p>
          </table:table-cell>
          <table:table-cell table:formula="of:=AVERAGE([.A$2:.A35])" office:value-type="float" office:value="0.0596552618560107" calcext:value-type="float">
            <text:p>0.059655261856011</text:p>
          </table:table-cell>
          <table:table-cell office:value-type="float" office:value="0" calcext:value-type="float">
            <text:p>0</text:p>
          </table:table-cell>
          <table:table-cell office:value-type="float" office:value="11.4262118803144" calcext:value-type="float">
            <text:p>11.4262118803144</text:p>
          </table:table-cell>
          <table:table-cell office:value-type="float" office:value="290.225781759984" calcext:value-type="float">
            <text:p>290.225781759984</text:p>
          </table:table-cell>
          <table:table-cell table:formula="of:=AVERAGE([.E$2:.E35])" office:value-type="float" office:value="289.531659877121" calcext:value-type="float">
            <text:p>289.531659877121</text:p>
          </table:table-cell>
          <table:table-cell table:number-columns-repeated="4"/>
        </table:table-row>
        <table:table-row table:style-name="ro1">
          <table:table-cell office:value-type="float" office:value="-0.0160291343927383" calcext:value-type="float">
            <text:p>-0.016029134392738</text:p>
          </table:table-cell>
          <table:table-cell table:formula="of:=AVERAGE([.A$2:.A36])" office:value-type="float" office:value="0.0574928505346179" calcext:value-type="float">
            <text:p>0.057492850534618</text:p>
          </table:table-cell>
          <table:table-cell office:value-type="float" office:value="0" calcext:value-type="float">
            <text:p>0</text:p>
          </table:table-cell>
          <table:table-cell office:value-type="float" office:value="11.4077543769032" calcext:value-type="float">
            <text:p>11.4077543769032</text:p>
          </table:table-cell>
          <table:table-cell office:value-type="float" office:value="289.756961173341" calcext:value-type="float">
            <text:p>289.756961173341</text:p>
          </table:table-cell>
          <table:table-cell table:formula="of:=AVERAGE([.E$2:.E36])" office:value-type="float" office:value="289.538097057013" calcext:value-type="float">
            <text:p>289.538097057013</text:p>
          </table:table-cell>
          <table:table-cell table:number-columns-repeated="4"/>
        </table:table-row>
        <table:table-row table:style-name="ro1">
          <table:table-cell office:value-type="float" office:value="0.206970393657684" calcext:value-type="float">
            <text:p>0.206970393657684</text:p>
          </table:table-cell>
          <table:table-cell table:formula="of:=AVERAGE([.A$2:.A37])" office:value-type="float" office:value="0.0616450045102586" calcext:value-type="float">
            <text:p>0.061645004510259</text:p>
          </table:table-cell>
          <table:table-cell office:value-type="float" office:value="0" calcext:value-type="float">
            <text:p>0</text:p>
          </table:table-cell>
          <table:table-cell office:value-type="float" office:value="11.30208162058" calcext:value-type="float">
            <text:p>11.30208162058</text:p>
          </table:table-cell>
          <table:table-cell office:value-type="float" office:value="287.072873162731" calcext:value-type="float">
            <text:p>287.072873162731</text:p>
          </table:table-cell>
          <table:table-cell table:formula="of:=AVERAGE([.E$2:.E37])" office:value-type="float" office:value="289.469618615506" calcext:value-type="float">
            <text:p>289.469618615506</text:p>
          </table:table-cell>
          <table:table-cell table:number-columns-repeated="4"/>
        </table:table-row>
        <table:table-row table:style-name="ro1">
          <table:table-cell office:value-type="float" office:value="-0.0681276172399521" calcext:value-type="float">
            <text:p>-0.068127617239952</text:p>
          </table:table-cell>
          <table:table-cell table:formula="of:=AVERAGE([.A$2:.A38])" office:value-type="float" office:value="0.0581376363548475" calcext:value-type="float">
            <text:p>0.058137636354848</text:p>
          </table:table-cell>
          <table:table-cell office:value-type="float" office:value="0" calcext:value-type="float">
            <text:p>0</text:p>
          </table:table-cell>
          <table:table-cell office:value-type="float" office:value="11.219296825546" calcext:value-type="float">
            <text:p>11.219296825546</text:p>
          </table:table-cell>
          <table:table-cell office:value-type="float" office:value="284.970139368869" calcext:value-type="float">
            <text:p>284.970139368869</text:p>
          </table:table-cell>
          <table:table-cell table:formula="of:=AVERAGE([.E$2:.E38])" office:value-type="float" office:value="289.348011068299" calcext:value-type="float">
            <text:p>289.348011068299</text:p>
          </table:table-cell>
          <table:table-cell table:number-columns-repeated="4"/>
        </table:table-row>
        <table:table-row table:style-name="ro1">
          <table:table-cell office:value-type="float" office:value="-0.0970647037029267" calcext:value-type="float">
            <text:p>-0.097064703702927</text:p>
          </table:table-cell>
          <table:table-cell table:formula="of:=AVERAGE([.A$2:.A39])" office:value-type="float" office:value="0.054053364248064" calcext:value-type="float">
            <text:p>0.054053364248064</text:p>
          </table:table-cell>
          <table:table-cell office:value-type="float" office:value="0" calcext:value-type="float">
            <text:p>0</text:p>
          </table:table-cell>
          <table:table-cell office:value-type="float" office:value="11.3766742924929" calcext:value-type="float">
            <text:p>11.3766742924929</text:p>
          </table:table-cell>
          <table:table-cell office:value-type="float" office:value="288.967527029319" calcext:value-type="float">
            <text:p>288.967527029319</text:p>
          </table:table-cell>
          <table:table-cell table:formula="of:=AVERAGE([.E$2:.E39])" office:value-type="float" office:value="289.337998330431" calcext:value-type="float">
            <text:p>289.337998330431</text:p>
          </table:table-cell>
          <table:table-cell table:number-columns-repeated="4"/>
        </table:table-row>
        <table:table-row table:style-name="ro1">
          <table:table-cell office:value-type="float" office:value="0.274333715438843" calcext:value-type="float">
            <text:p>0.274333715438843</text:p>
          </table:table-cell>
          <table:table-cell table:formula="of:=AVERAGE([.A$2:.A40])" office:value-type="float" office:value="0.0597015783811609" calcext:value-type="float">
            <text:p>0.059701578381161</text:p>
          </table:table-cell>
          <table:table-cell office:value-type="float" office:value="0" calcext:value-type="float">
            <text:p>0</text:p>
          </table:table-cell>
          <table:table-cell office:value-type="float" office:value="11.1641026600152" calcext:value-type="float">
            <text:p>11.1641026600152</text:p>
          </table:table-cell>
          <table:table-cell office:value-type="float" office:value="283.568207564387" calcext:value-type="float">
            <text:p>283.568207564387</text:p>
          </table:table-cell>
          <table:table-cell table:formula="of:=AVERAGE([.E$2:.E40])" office:value-type="float" office:value="289.190054977456" calcext:value-type="float">
            <text:p>289.190054977456</text:p>
          </table:table-cell>
          <table:table-cell table:number-columns-repeated="4"/>
        </table:table-row>
        <table:table-row table:style-name="ro1">
          <table:table-cell office:value-type="float" office:value="-0.00867320504039526" calcext:value-type="float">
            <text:p>-0.008673205040395</text:p>
          </table:table-cell>
          <table:table-cell table:formula="of:=AVERAGE([.A$2:.A41])" office:value-type="float" office:value="0.057992208795622" calcext:value-type="float">
            <text:p>0.057992208795622</text:p>
          </table:table-cell>
          <table:table-cell office:value-type="float" office:value="0" calcext:value-type="float">
            <text:p>0</text:p>
          </table:table-cell>
          <table:table-cell office:value-type="float" office:value="11.4544525293261" calcext:value-type="float">
            <text:p>11.4544525293261</text:p>
          </table:table-cell>
          <table:table-cell office:value-type="float" office:value="290.943094244882" calcext:value-type="float">
            <text:p>290.943094244882</text:p>
          </table:table-cell>
          <table:table-cell table:formula="of:=AVERAGE([.E$2:.E41])" office:value-type="float" office:value="289.233880959141" calcext:value-type="float">
            <text:p>289.233880959141</text:p>
          </table:table-cell>
          <table:table-cell table:number-columns-repeated="4"/>
        </table:table-row>
        <table:table-row table:style-name="ro1">
          <table:table-cell office:value-type="float" office:value="0.206284001469612" calcext:value-type="float">
            <text:p>0.206284001469612</text:p>
          </table:table-cell>
          <table:table-cell table:formula="of:=AVERAGE([.A$2:.A42])" office:value-type="float" office:value="0.0616090817876705" calcext:value-type="float">
            <text:p>0.061609081787671</text:p>
          </table:table-cell>
          <table:table-cell office:value-type="float" office:value="0" calcext:value-type="float">
            <text:p>0</text:p>
          </table:table-cell>
          <table:table-cell office:value-type="float" office:value="11.2466563109279" calcext:value-type="float">
            <text:p>11.2466563109279</text:p>
          </table:table-cell>
          <table:table-cell office:value-type="float" office:value="285.665070297568" calcext:value-type="float">
            <text:p>285.665070297568</text:p>
          </table:table-cell>
          <table:table-cell table:formula="of:=AVERAGE([.E$2:.E42])" office:value-type="float" office:value="289.146836796664" calcext:value-type="float">
            <text:p>289.146836796664</text:p>
          </table:table-cell>
          <table:table-cell table:number-columns-repeated="4"/>
        </table:table-row>
        <table:table-row table:style-name="ro1">
          <table:table-cell office:value-type="float" office:value="-0.024232879281044" calcext:value-type="float">
            <text:p>-0.024232879281044</text:p>
          </table:table-cell>
          <table:table-cell table:formula="of:=AVERAGE([.A$2:.A43])" office:value-type="float" office:value="0.0595652255717488" calcext:value-type="float">
            <text:p>0.059565225571749</text:p>
          </table:table-cell>
          <table:table-cell office:value-type="float" office:value="0" calcext:value-type="float">
            <text:p>0</text:p>
          </table:table-cell>
          <table:table-cell office:value-type="float" office:value="11.3574822905034" calcext:value-type="float">
            <text:p>11.3574822905034</text:p>
          </table:table-cell>
          <table:table-cell office:value-type="float" office:value="288.480050178786" calcext:value-type="float">
            <text:p>288.480050178786</text:p>
          </table:table-cell>
          <table:table-cell table:formula="of:=AVERAGE([.E$2:.E43])" office:value-type="float" office:value="289.13096092481" calcext:value-type="float">
            <text:p>289.13096092481</text:p>
          </table:table-cell>
          <table:table-cell table:number-columns-repeated="4"/>
        </table:table-row>
        <table:table-row table:style-name="ro1">
          <table:table-cell office:value-type="float" office:value="0.230770841240883" calcext:value-type="float">
            <text:p>0.230770841240883</text:p>
          </table:table-cell>
          <table:table-cell table:formula="of:=AVERAGE([.A$2:.A44])" office:value-type="float" office:value="0.0635467515175426" calcext:value-type="float">
            <text:p>0.063546751517543</text:p>
          </table:table-cell>
          <table:table-cell office:value-type="float" office:value="0" calcext:value-type="float">
            <text:p>0</text:p>
          </table:table-cell>
          <table:table-cell office:value-type="float" office:value="11.3935701064348" calcext:value-type="float">
            <text:p>11.3935701064348</text:p>
          </table:table-cell>
          <table:table-cell office:value-type="float" office:value="289.396680703444" calcext:value-type="float">
            <text:p>289.396680703444</text:p>
          </table:table-cell>
          <table:table-cell table:formula="of:=AVERAGE([.E$2:.E44])" office:value-type="float" office:value="289.137140454545" calcext:value-type="float">
            <text:p>289.137140454545</text:p>
          </table:table-cell>
          <table:table-cell table:number-columns-repeated="4"/>
        </table:table-row>
        <table:table-row table:style-name="ro1">
          <table:table-cell office:value-type="float" office:value="-0.162004768848419" calcext:value-type="float">
            <text:p>-0.162004768848419</text:p>
          </table:table-cell>
          <table:table-cell table:formula="of:=AVERAGE([.A$2:.A45])" office:value-type="float" office:value="0.0584205806001344" calcext:value-type="float">
            <text:p>0.058420580600134</text:p>
          </table:table-cell>
          <table:table-cell office:value-type="float" office:value="0" calcext:value-type="float">
            <text:p>0</text:p>
          </table:table-cell>
          <table:table-cell office:value-type="float" office:value="11.3956586167693" calcext:value-type="float">
            <text:p>11.3956586167693</text:p>
          </table:table-cell>
          <table:table-cell office:value-type="float" office:value="289.449728865941" calcext:value-type="float">
            <text:p>289.449728865941</text:p>
          </table:table-cell>
          <table:table-cell table:formula="of:=AVERAGE([.E$2:.E45])" office:value-type="float" office:value="289.144244736623" calcext:value-type="float">
            <text:p>289.144244736623</text:p>
          </table:table-cell>
          <table:table-cell table:number-columns-repeated="4"/>
        </table:table-row>
        <table:table-row table:style-name="ro1">
          <table:table-cell office:value-type="float" office:value="0.102602571249008" calcext:value-type="float">
            <text:p>0.102602571249008</text:p>
          </table:table-cell>
          <table:table-cell table:formula="of:=AVERAGE([.A$2:.A46])" office:value-type="float" office:value="0.0594024026145538" calcext:value-type="float">
            <text:p>0.059402402614554</text:p>
          </table:table-cell>
          <table:table-cell office:value-type="float" office:value="0" calcext:value-type="float">
            <text:p>0</text:p>
          </table:table-cell>
          <table:table-cell office:value-type="float" office:value="11.3768174375832" calcext:value-type="float">
            <text:p>11.3768174375832</text:p>
          </table:table-cell>
          <table:table-cell office:value-type="float" office:value="288.971162914613" calcext:value-type="float">
            <text:p>288.971162914613</text:p>
          </table:table-cell>
          <table:table-cell table:formula="of:=AVERAGE([.E$2:.E46])" office:value-type="float" office:value="289.140398473911" calcext:value-type="float">
            <text:p>289.140398473911</text:p>
          </table:table-cell>
          <table:table-cell table:number-columns-repeated="4"/>
        </table:table-row>
        <table:table-row table:style-name="ro1">
          <table:table-cell office:value-type="float" office:value="0.0369513034820557" calcext:value-type="float">
            <text:p>0.036951303482056</text:p>
          </table:table-cell>
          <table:table-cell table:formula="of:=AVERAGE([.A$2:.A47])" office:value-type="float" office:value="0.0589143352421082" calcext:value-type="float">
            <text:p>0.058914335242108</text:p>
          </table:table-cell>
          <table:table-cell office:value-type="float" office:value="0" calcext:value-type="float">
            <text:p>0</text:p>
          </table:table-cell>
          <table:table-cell office:value-type="float" office:value="11.3701987371355" calcext:value-type="float">
            <text:p>11.3701987371355</text:p>
          </table:table-cell>
          <table:table-cell office:value-type="float" office:value="288.803047923242" calcext:value-type="float">
            <text:p>288.803047923242</text:p>
          </table:table-cell>
          <table:table-cell table:formula="of:=AVERAGE([.E$2:.E47])" office:value-type="float" office:value="289.133064766288" calcext:value-type="float">
            <text:p>289.133064766288</text:p>
          </table:table-cell>
          <table:table-cell table:number-columns-repeated="4"/>
        </table:table-row>
        <table:table-row table:style-name="ro1">
          <table:table-cell office:value-type="float" office:value="0.00329864118248224" calcext:value-type="float">
            <text:p>0.003298641182482</text:p>
          </table:table-cell>
          <table:table-cell table:formula="of:=AVERAGE([.A$2:.A48])" office:value-type="float" office:value="0.0577310226025416" calcext:value-type="float">
            <text:p>0.057731022602542</text:p>
          </table:table-cell>
          <table:table-cell office:value-type="float" office:value="0" calcext:value-type="float">
            <text:p>0</text:p>
          </table:table-cell>
          <table:table-cell office:value-type="float" office:value="11.4632254460514" calcext:value-type="float">
            <text:p>11.4632254460514</text:p>
          </table:table-cell>
          <table:table-cell office:value-type="float" office:value="291.165926329705" calcext:value-type="float">
            <text:p>291.165926329705</text:p>
          </table:table-cell>
          <table:table-cell table:formula="of:=AVERAGE([.E$2:.E48])" office:value-type="float" office:value="289.176317139978" calcext:value-type="float">
            <text:p>289.176317139978</text:p>
          </table:table-cell>
          <table:table-cell table:number-columns-repeated="4"/>
        </table:table-row>
        <table:table-row table:style-name="ro1">
          <table:table-cell office:value-type="float" office:value="-0.113026052713394" calcext:value-type="float">
            <text:p>-0.113026052713394</text:p>
          </table:table-cell>
          <table:table-cell table:formula="of:=AVERAGE([.A$2:.A49])" office:value-type="float" office:value="0.0541735835334597" calcext:value-type="float">
            <text:p>0.05417358353346</text:p>
          </table:table-cell>
          <table:table-cell office:value-type="float" office:value="0" calcext:value-type="float">
            <text:p>0</text:p>
          </table:table-cell>
          <table:table-cell office:value-type="float" office:value="11.5235388085425" calcext:value-type="float">
            <text:p>11.5235388085425</text:p>
          </table:table-cell>
          <table:table-cell office:value-type="float" office:value="292.697885736979" calcext:value-type="float">
            <text:p>292.697885736979</text:p>
          </table:table-cell>
          <table:table-cell table:formula="of:=AVERAGE([.E$2:.E49])" office:value-type="float" office:value="289.249683152415" calcext:value-type="float">
            <text:p>289.249683152415</text:p>
          </table:table-cell>
          <table:table-cell table:number-columns-repeated="4"/>
        </table:table-row>
        <table:table-row table:style-name="ro1">
          <table:table-cell office:value-type="float" office:value="0.372327476739883" calcext:value-type="float">
            <text:p>0.372327476739883</text:p>
          </table:table-cell>
          <table:table-cell table:formula="of:=AVERAGE([.A$2:.A50])" office:value-type="float" office:value="0.0606665201295091" calcext:value-type="float">
            <text:p>0.060666520129509</text:p>
          </table:table-cell>
          <table:table-cell office:value-type="float" office:value="0" calcext:value-type="float">
            <text:p>0</text:p>
          </table:table-cell>
          <table:table-cell office:value-type="float" office:value="11.310851017344" calcext:value-type="float">
            <text:p>11.310851017344</text:p>
          </table:table-cell>
          <table:table-cell office:value-type="float" office:value="287.295615840538" calcext:value-type="float">
            <text:p>287.295615840538</text:p>
          </table:table-cell>
          <table:table-cell table:formula="of:=AVERAGE([.E$2:.E50])" office:value-type="float" office:value="289.209804227683" calcext:value-type="float">
            <text:p>289.209804227683</text:p>
          </table:table-cell>
          <table:table-cell table:number-columns-repeated="4"/>
        </table:table-row>
        <table:table-row table:style-name="ro1">
          <table:table-cell office:value-type="float" office:value="0.100544765591621" calcext:value-type="float">
            <text:p>0.100544765591621</text:p>
          </table:table-cell>
          <table:table-cell table:formula="of:=AVERAGE([.A$2:.A51])" office:value-type="float" office:value="0.0614640850387514" calcext:value-type="float">
            <text:p>0.061464085038751</text:p>
          </table:table-cell>
          <table:table-cell office:value-type="float" office:value="0" calcext:value-type="float">
            <text:p>0</text:p>
          </table:table-cell>
          <table:table-cell office:value-type="float" office:value="11.4646651101977" calcext:value-type="float">
            <text:p>11.4646651101977</text:p>
          </table:table-cell>
          <table:table-cell office:value-type="float" office:value="291.202493799021" calcext:value-type="float">
            <text:p>291.202493799021</text:p>
          </table:table-cell>
          <table:table-cell table:formula="of:=AVERAGE([.E$2:.E51])" office:value-type="float" office:value="289.24965801911" calcext:value-type="float">
            <text:p>289.24965801911</text:p>
          </table:table-cell>
          <table:table-cell table:number-columns-repeated="4"/>
        </table:table-row>
        <table:table-row table:style-name="ro1">
          <table:table-cell office:value-type="float" office:value="0.319641768932343" calcext:value-type="float">
            <text:p>0.319641768932343</text:p>
          </table:table-cell>
          <table:table-cell table:formula="of:=AVERAGE([.A3:.A52])" office:value-type="float" office:value="0.0550496632419527" calcext:value-type="float">
            <text:p>0.055049663241953</text:p>
          </table:table-cell>
          <table:table-cell office:value-type="float" office:value="0" calcext:value-type="float">
            <text:p>0</text:p>
          </table:table-cell>
          <table:table-cell office:value-type="float" office:value="11.1128731441587" calcext:value-type="float">
            <text:p>11.1128731441587</text:p>
          </table:table-cell>
          <table:table-cell office:value-type="float" office:value="282.266977861632" calcext:value-type="float">
            <text:p>282.266977861632</text:p>
          </table:table-cell>
          <table:table-cell table:formula="of:=AVERAGE([.E3:.E52])" office:value-type="float" office:value="289.152255632299" calcext:value-type="float">
            <text:p>289.152255632299</text:p>
          </table:table-cell>
          <table:table-cell table:number-columns-repeated="4"/>
        </table:table-row>
        <table:table-row table:style-name="ro1">
          <table:table-cell office:value-type="float" office:value="-0.0879290401935578" calcext:value-type="float">
            <text:p>-0.087929040193558</text:p>
          </table:table-cell>
          <table:table-cell table:formula="of:=AVERAGE([.A4:.A53])" office:value-type="float" office:value="0.0420002770982683" calcext:value-type="float">
            <text:p>0.042000277098268</text:p>
          </table:table-cell>
          <table:table-cell office:value-type="float" office:value="0" calcext:value-type="float">
            <text:p>0</text:p>
          </table:table-cell>
          <table:table-cell office:value-type="float" office:value="11.3477331711948" calcext:value-type="float">
            <text:p>11.3477331711948</text:p>
          </table:table-cell>
          <table:table-cell office:value-type="float" office:value="288.232422548348" calcext:value-type="float">
            <text:p>288.232422548348</text:p>
          </table:table-cell>
          <table:table-cell table:formula="of:=AVERAGE([.E4:.E53])" office:value-type="float" office:value="289.175425758375" calcext:value-type="float">
            <text:p>289.1754257583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:.A54])" office:value-type="float" office:value="0.0612141368351877" calcext:value-type="float">
            <text:p>0.061214136835188</text:p>
          </table:table-cell>
          <table:table-cell office:value-type="float" office:value="1" calcext:value-type="float">
            <text:p>1</text:p>
          </table:table-cell>
          <table:table-cell office:value-type="float" office:value="11.029938164112" calcext:value-type="float">
            <text:p>11.029938164112</text:p>
          </table:table-cell>
          <table:table-cell office:value-type="float" office:value="280.160429368444" calcext:value-type="float">
            <text:p>280.160429368444</text:p>
          </table:table-cell>
          <table:table-cell table:formula="of:=AVERAGE([.E5:.E54])" office:value-type="float" office:value="288.986823447439" calcext:value-type="float">
            <text:p>288.986823447439</text:p>
          </table:table-cell>
          <table:table-cell table:number-columns-repeated="4"/>
        </table:table-row>
        <table:table-row table:style-name="ro1">
          <table:table-cell office:value-type="float" office:value="0.560330808162689" calcext:value-type="float">
            <text:p>0.560330808162689</text:p>
          </table:table-cell>
          <table:table-cell table:formula="of:=AVERAGE([.A6:.A55])" office:value-type="float" office:value="0.0696286070905626" calcext:value-type="float">
            <text:p>0.069628607090563</text:p>
          </table:table-cell>
          <table:table-cell office:value-type="float" office:value="0" calcext:value-type="float">
            <text:p>0</text:p>
          </table:table-cell>
          <table:table-cell office:value-type="float" office:value="11.085229715237" calcext:value-type="float">
            <text:p>11.085229715237</text:p>
          </table:table-cell>
          <table:table-cell office:value-type="float" office:value="281.56483476702" calcext:value-type="float">
            <text:p>281.56483476702</text:p>
          </table:table-cell>
          <table:table-cell table:formula="of:=AVERAGE([.E6:.E55])" office:value-type="float" office:value="288.874489493002" calcext:value-type="float">
            <text:p>288.874489493002</text:p>
          </table:table-cell>
          <table:table-cell table:number-columns-repeated="4"/>
        </table:table-row>
        <table:table-row table:style-name="ro1">
          <table:table-cell office:value-type="float" office:value="0.780631422996521" calcext:value-type="float">
            <text:p>0.780631422996521</text:p>
          </table:table-cell>
          <table:table-cell table:formula="of:=AVERAGE([.A7:.A56])" office:value-type="float" office:value="0.0853508693352342" calcext:value-type="float">
            <text:p>0.085350869335234</text:p>
          </table:table-cell>
          <table:table-cell office:value-type="float" office:value="0" calcext:value-type="float">
            <text:p>0</text:p>
          </table:table-cell>
          <table:table-cell office:value-type="float" office:value="11.0662230978727" calcext:value-type="float">
            <text:p>11.0662230978727</text:p>
          </table:table-cell>
          <table:table-cell office:value-type="float" office:value="281.082066685967" calcext:value-type="float">
            <text:p>281.082066685967</text:p>
          </table:table-cell>
          <table:table-cell table:formula="of:=AVERAGE([.E7:.E56])" office:value-type="float" office:value="288.718307357959" calcext:value-type="float">
            <text:p>288.7183073579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:.A57])" office:value-type="float" office:value="0.105251577217132" calcext:value-type="float">
            <text:p>0.105251577217132</text:p>
          </table:table-cell>
          <table:table-cell office:value-type="float" office:value="1" calcext:value-type="float">
            <text:p>1</text:p>
          </table:table-cell>
          <table:table-cell office:value-type="float" office:value="11.0234086360157" calcext:value-type="float">
            <text:p>11.0234086360157</text:p>
          </table:table-cell>
          <table:table-cell office:value-type="float" office:value="279.994579354798" calcext:value-type="float">
            <text:p>279.994579354798</text:p>
          </table:table-cell>
          <table:table-cell table:formula="of:=AVERAGE([.E8:.E57])" office:value-type="float" office:value="288.539926653075" calcext:value-type="float">
            <text:p>288.5399266530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:.A58])" office:value-type="float" office:value="0.115137884933501" calcext:value-type="float">
            <text:p>0.115137884933501</text:p>
          </table:table-cell>
          <table:table-cell office:value-type="float" office:value="0" calcext:value-type="float">
            <text:p>0</text:p>
          </table:table-cell>
          <table:table-cell office:value-type="float" office:value="11.2802003682047" calcext:value-type="float">
            <text:p>11.2802003682047</text:p>
          </table:table-cell>
          <table:table-cell office:value-type="float" office:value="286.5170893524" calcext:value-type="float">
            <text:p>286.5170893524</text:p>
          </table:table-cell>
          <table:table-cell table:formula="of:=AVERAGE([.E9:.E58])" office:value-type="float" office:value="288.491159894525" calcext:value-type="float">
            <text:p>288.4911598945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:.A59])" office:value-type="float" office:value="0.136053203064948" calcext:value-type="float">
            <text:p>0.136053203064948</text:p>
          </table:table-cell>
          <table:table-cell office:value-type="float" office:value="1" calcext:value-type="float">
            <text:p>1</text:p>
          </table:table-cell>
          <table:table-cell office:value-type="float" office:value="11.0244669710279" calcext:value-type="float">
            <text:p>11.0244669710279</text:p>
          </table:table-cell>
          <table:table-cell office:value-type="float" office:value="280.021461064107" calcext:value-type="float">
            <text:p>280.021461064107</text:p>
          </table:table-cell>
          <table:table-cell table:formula="of:=AVERAGE([.E10:.E59])" office:value-type="float" office:value="288.287110435507" calcext:value-type="float">
            <text:p>288.287110435507</text:p>
          </table:table-cell>
          <table:table-cell table:number-columns-repeated="4"/>
        </table:table-row>
        <table:table-row table:style-name="ro1">
          <table:table-cell office:value-type="float" office:value="0.629272699356079" calcext:value-type="float">
            <text:p>0.629272699356079</text:p>
          </table:table-cell>
          <table:table-cell table:formula="of:=AVERAGE([.A11:.A60])" office:value-type="float" office:value="0.145315536577255" calcext:value-type="float">
            <text:p>0.145315536577255</text:p>
          </table:table-cell>
          <table:table-cell office:value-type="float" office:value="0" calcext:value-type="float">
            <text:p>0</text:p>
          </table:table-cell>
          <table:table-cell office:value-type="float" office:value="11.2252021471828" calcext:value-type="float">
            <text:p>11.2252021471828</text:p>
          </table:table-cell>
          <table:table-cell office:value-type="float" office:value="285.120134538444" calcext:value-type="float">
            <text:p>285.120134538444</text:p>
          </table:table-cell>
          <table:table-cell table:formula="of:=AVERAGE([.E11:.E60])" office:value-type="float" office:value="288.217628071479" calcext:value-type="float">
            <text:p>288.217628071479</text:p>
          </table:table-cell>
          <table:table-cell table:number-columns-repeated="4"/>
        </table:table-row>
        <table:table-row table:style-name="ro1">
          <table:table-cell office:value-type="float" office:value="0.962285876274109" calcext:value-type="float">
            <text:p>0.962285876274109</text:p>
          </table:table-cell>
          <table:table-cell table:formula="of:=AVERAGE([.A12:.A61])" office:value-type="float" office:value="0.161264516729861" calcext:value-type="float">
            <text:p>0.161264516729861</text:p>
          </table:table-cell>
          <table:table-cell office:value-type="float" office:value="1" calcext:value-type="float">
            <text:p>1</text:p>
          </table:table-cell>
          <table:table-cell office:value-type="float" office:value="11.0279822389841" calcext:value-type="float">
            <text:p>11.0279822389841</text:p>
          </table:table-cell>
          <table:table-cell office:value-type="float" office:value="280.110748870196" calcext:value-type="float">
            <text:p>280.110748870196</text:p>
          </table:table-cell>
          <table:table-cell table:formula="of:=AVERAGE([.E12:.E61])" office:value-type="float" office:value="288.01063950584" calcext:value-type="float">
            <text:p>288.01063950584</text:p>
          </table:table-cell>
          <table:table-cell table:number-columns-repeated="4"/>
        </table:table-row>
        <table:table-row table:style-name="ro1">
          <table:table-cell office:value-type="float" office:value="0.16326616704464" calcext:value-type="float">
            <text:p>0.16326616704464</text:p>
          </table:table-cell>
          <table:table-cell table:formula="of:=AVERAGE([.A13:.A62])" office:value-type="float" office:value="0.161917093712837" calcext:value-type="float">
            <text:p>0.161917093712837</text:p>
          </table:table-cell>
          <table:table-cell office:value-type="float" office:value="1" calcext:value-type="float">
            <text:p>1</text:p>
          </table:table-cell>
          <table:table-cell office:value-type="float" office:value="11.0268535047472" calcext:value-type="float">
            <text:p>11.0268535047472</text:p>
          </table:table-cell>
          <table:table-cell office:value-type="float" office:value="280.082079020578" calcext:value-type="float">
            <text:p>280.082079020578</text:p>
          </table:table-cell>
          <table:table-cell table:formula="of:=AVERAGE([.E13:.E62])" office:value-type="float" office:value="287.872288705957" calcext:value-type="float">
            <text:p>287.8722887059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:.A63])" office:value-type="float" office:value="0.18122798057273" calcext:value-type="float">
            <text:p>0.18122798057273</text:p>
          </table:table-cell>
          <table:table-cell office:value-type="float" office:value="1" calcext:value-type="float">
            <text:p>1</text:p>
          </table:table-cell>
          <table:table-cell office:value-type="float" office:value="11.0320255011261" calcext:value-type="float">
            <text:p>11.0320255011261</text:p>
          </table:table-cell>
          <table:table-cell office:value-type="float" office:value="280.213447728602" calcext:value-type="float">
            <text:p>280.213447728602</text:p>
          </table:table-cell>
          <table:table-cell table:formula="of:=AVERAGE([.E14:.E63])" office:value-type="float" office:value="287.670515549552" calcext:value-type="float">
            <text:p>287.670515549552</text:p>
          </table:table-cell>
          <table:table-cell table:number-columns-repeated="4"/>
        </table:table-row>
        <table:table-row table:style-name="ro1">
          <table:table-cell office:value-type="float" office:value="0.475171327590942" calcext:value-type="float">
            <text:p>0.475171327590942</text:p>
          </table:table-cell>
          <table:table-cell table:formula="of:=AVERAGE([.A15:.A64])" office:value-type="float" office:value="0.190196969825774" calcext:value-type="float">
            <text:p>0.190196969825774</text:p>
          </table:table-cell>
          <table:table-cell office:value-type="float" office:value="0" calcext:value-type="float">
            <text:p>0</text:p>
          </table:table-cell>
          <table:table-cell office:value-type="float" office:value="11.0548418898702" calcext:value-type="float">
            <text:p>11.0548418898702</text:p>
          </table:table-cell>
          <table:table-cell office:value-type="float" office:value="280.792984002702" calcext:value-type="float">
            <text:p>280.792984002702</text:p>
          </table:table-cell>
          <table:table-cell table:formula="of:=AVERAGE([.E15:.E64])" office:value-type="float" office:value="287.501170913695" calcext:value-type="float">
            <text:p>287.501170913695</text:p>
          </table:table-cell>
          <table:table-cell table:number-columns-repeated="4"/>
        </table:table-row>
        <table:table-row table:style-name="ro1">
          <table:table-cell office:value-type="float" office:value="0.364085376262665" calcext:value-type="float">
            <text:p>0.364085376262665</text:p>
          </table:table-cell>
          <table:table-cell table:formula="of:=AVERAGE([.A16:.A65])" office:value-type="float" office:value="0.197920472640544" calcext:value-type="float">
            <text:p>0.197920472640544</text:p>
          </table:table-cell>
          <table:table-cell office:value-type="float" office:value="0" calcext:value-type="float">
            <text:p>0</text:p>
          </table:table-cell>
          <table:table-cell office:value-type="float" office:value="11.0725602014214" calcext:value-type="float">
            <text:p>11.0725602014214</text:p>
          </table:table-cell>
          <table:table-cell office:value-type="float" office:value="281.243029116103" calcext:value-type="float">
            <text:p>281.243029116103</text:p>
          </table:table-cell>
          <table:table-cell table:formula="of:=AVERAGE([.E16:.E65])" office:value-type="float" office:value="287.350831229088" calcext:value-type="float">
            <text:p>287.350831229088</text:p>
          </table:table-cell>
          <table:table-cell table:number-columns-repeated="4"/>
        </table:table-row>
        <table:table-row table:style-name="ro1">
          <table:table-cell office:value-type="float" office:value="0.959287047386169" calcext:value-type="float">
            <text:p>0.959287047386169</text:p>
          </table:table-cell>
          <table:table-cell table:formula="of:=AVERAGE([.A17:.A66])" office:value-type="float" office:value="0.202886155862361" calcext:value-type="float">
            <text:p>0.202886155862361</text:p>
          </table:table-cell>
          <table:table-cell office:value-type="float" office:value="1" calcext:value-type="float">
            <text:p>1</text:p>
          </table:table-cell>
          <table:table-cell office:value-type="float" office:value="11.0289783880144" calcext:value-type="float">
            <text:p>11.0289783880144</text:p>
          </table:table-cell>
          <table:table-cell office:value-type="float" office:value="280.136051055567" calcext:value-type="float">
            <text:p>280.136051055567</text:p>
          </table:table-cell>
          <table:table-cell table:formula="of:=AVERAGE([.E17:.E66])" office:value-type="float" office:value="287.185747731587" calcext:value-type="float">
            <text:p>287.185747731587</text:p>
          </table:table-cell>
          <table:table-cell table:number-columns-repeated="4"/>
        </table:table-row>
        <table:table-row table:style-name="ro1">
          <table:table-cell office:value-type="float" office:value="0.655544638633728" calcext:value-type="float">
            <text:p>0.655544638633728</text:p>
          </table:table-cell>
          <table:table-cell table:formula="of:=AVERAGE([.A18:.A67])" office:value-type="float" office:value="0.206026616711169" calcext:value-type="float">
            <text:p>0.206026616711169</text:p>
          </table:table-cell>
          <table:table-cell office:value-type="float" office:value="0" calcext:value-type="float">
            <text:p>0</text:p>
          </table:table-cell>
          <table:table-cell office:value-type="float" office:value="11.2843797355145" calcext:value-type="float">
            <text:p>11.2843797355145</text:p>
          </table:table-cell>
          <table:table-cell office:value-type="float" office:value="286.623245282069" calcext:value-type="float">
            <text:p>286.623245282069</text:p>
          </table:table-cell>
          <table:table-cell table:formula="of:=AVERAGE([.E18:.E67])" office:value-type="float" office:value="287.168768743308" calcext:value-type="float">
            <text:p>287.168768743308</text:p>
          </table:table-cell>
          <table:table-cell table:number-columns-repeated="4"/>
        </table:table-row>
        <table:table-row table:style-name="ro1">
          <table:table-cell office:value-type="float" office:value="0.472075939178467" calcext:value-type="float">
            <text:p>0.472075939178467</text:p>
          </table:table-cell>
          <table:table-cell table:formula="of:=AVERAGE([.A19:.A68])" office:value-type="float" office:value="0.216064857263118" calcext:value-type="float">
            <text:p>0.216064857263118</text:p>
          </table:table-cell>
          <table:table-cell office:value-type="float" office:value="0" calcext:value-type="float">
            <text:p>0</text:p>
          </table:table-cell>
          <table:table-cell office:value-type="float" office:value="11.2488222604096" calcext:value-type="float">
            <text:p>11.2488222604096</text:p>
          </table:table-cell>
          <table:table-cell office:value-type="float" office:value="285.720085414404" calcext:value-type="float">
            <text:p>285.720085414404</text:p>
          </table:table-cell>
          <table:table-cell table:formula="of:=AVERAGE([.E19:.E68])" office:value-type="float" office:value="287.093893348108" calcext:value-type="float">
            <text:p>287.093893348108</text:p>
          </table:table-cell>
          <table:table-cell table:number-columns-repeated="4"/>
        </table:table-row>
        <table:table-row table:style-name="ro1">
          <table:table-cell office:value-type="float" office:value="0.797506034374237" calcext:value-type="float">
            <text:p>0.797506034374237</text:p>
          </table:table-cell>
          <table:table-cell table:formula="of:=AVERAGE([.A20:.A69])" office:value-type="float" office:value="0.233838856387883" calcext:value-type="float">
            <text:p>0.233838856387883</text:p>
          </table:table-cell>
          <table:table-cell office:value-type="float" office:value="1" calcext:value-type="float">
            <text:p>1</text:p>
          </table:table-cell>
          <table:table-cell office:value-type="float" office:value="11.0282474093974" calcext:value-type="float">
            <text:p>11.0282474093974</text:p>
          </table:table-cell>
          <table:table-cell office:value-type="float" office:value="280.117484198693" calcext:value-type="float">
            <text:p>280.117484198693</text:p>
          </table:table-cell>
          <table:table-cell table:formula="of:=AVERAGE([.E20:.E69])" office:value-type="float" office:value="286.866216595143" calcext:value-type="float">
            <text:p>286.866216595143</text:p>
          </table:table-cell>
          <table:table-cell table:number-columns-repeated="4"/>
        </table:table-row>
        <table:table-row table:style-name="ro1">
          <table:table-cell office:value-type="float" office:value="0.157123357057571" calcext:value-type="float">
            <text:p>0.157123357057571</text:p>
          </table:table-cell>
          <table:table-cell table:formula="of:=AVERAGE([.A21:.A70])" office:value-type="float" office:value="0.236690315753221" calcext:value-type="float">
            <text:p>0.236690315753221</text:p>
          </table:table-cell>
          <table:table-cell office:value-type="float" office:value="0" calcext:value-type="float">
            <text:p>0</text:p>
          </table:table-cell>
          <table:table-cell office:value-type="float" office:value="11.2055091373771" calcext:value-type="float">
            <text:p>11.2055091373771</text:p>
          </table:table-cell>
          <table:table-cell office:value-type="float" office:value="284.619932089379" calcext:value-type="float">
            <text:p>284.619932089379</text:p>
          </table:table-cell>
          <table:table-cell table:formula="of:=AVERAGE([.E21:.E70])" office:value-type="float" office:value="286.748606434702" calcext:value-type="float">
            <text:p>286.748606434702</text:p>
          </table:table-cell>
          <table:table-cell table:number-columns-repeated="4"/>
        </table:table-row>
        <table:table-row table:style-name="ro1">
          <table:table-cell office:value-type="float" office:value="0.754919767379761" calcext:value-type="float">
            <text:p>0.754919767379761</text:p>
          </table:table-cell>
          <table:table-cell table:formula="of:=AVERAGE([.A22:.A71])" office:value-type="float" office:value="0.254109047800303" calcext:value-type="float">
            <text:p>0.254109047800303</text:p>
          </table:table-cell>
          <table:table-cell office:value-type="float" office:value="1" calcext:value-type="float">
            <text:p>1</text:p>
          </table:table-cell>
          <table:table-cell office:value-type="float" office:value="11.0371752044171" calcext:value-type="float">
            <text:p>11.0371752044171</text:p>
          </table:table-cell>
          <table:table-cell office:value-type="float" office:value="280.344250192195" calcext:value-type="float">
            <text:p>280.344250192195</text:p>
          </table:table-cell>
          <table:table-cell table:formula="of:=AVERAGE([.E22:.E71])" office:value-type="float" office:value="286.568454874865" calcext:value-type="float">
            <text:p>286.5684548748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:.A72])" office:value-type="float" office:value="0.273146337494254" calcext:value-type="float">
            <text:p>0.273146337494254</text:p>
          </table:table-cell>
          <table:table-cell office:value-type="float" office:value="1" calcext:value-type="float">
            <text:p>1</text:p>
          </table:table-cell>
          <table:table-cell office:value-type="float" office:value="11.0285325262576" calcext:value-type="float">
            <text:p>11.0285325262576</text:p>
          </table:table-cell>
          <table:table-cell office:value-type="float" office:value="280.124726166944" calcext:value-type="float">
            <text:p>280.124726166944</text:p>
          </table:table-cell>
          <table:table-cell table:formula="of:=AVERAGE([.E23:.E72])" office:value-type="float" office:value="286.38043728581" calcext:value-type="float">
            <text:p>286.38043728581</text:p>
          </table:table-cell>
          <table:table-cell table:number-columns-repeated="4"/>
        </table:table-row>
        <table:table-row table:style-name="ro1">
          <table:table-cell office:value-type="float" office:value="0.986909985542297" calcext:value-type="float">
            <text:p>0.986909985542297</text:p>
          </table:table-cell>
          <table:table-cell table:formula="of:=AVERAGE([.A24:.A73])" office:value-type="float" office:value="0.291050668880343" calcext:value-type="float">
            <text:p>0.291050668880343</text:p>
          </table:table-cell>
          <table:table-cell office:value-type="float" office:value="1" calcext:value-type="float">
            <text:p>1</text:p>
          </table:table-cell>
          <table:table-cell office:value-type="float" office:value="11.0201292054623" calcext:value-type="float">
            <text:p>11.0201292054623</text:p>
          </table:table-cell>
          <table:table-cell office:value-type="float" office:value="279.911281818743" calcext:value-type="float">
            <text:p>279.911281818743</text:p>
          </table:table-cell>
          <table:table-cell table:formula="of:=AVERAGE([.E24:.E73])" office:value-type="float" office:value="286.14820196715" calcext:value-type="float">
            <text:p>286.14820196715</text:p>
          </table:table-cell>
          <table:table-cell table:number-columns-repeated="4"/>
        </table:table-row>
        <table:table-row table:style-name="ro1">
          <table:table-cell office:value-type="float" office:value="0.70598566532135" calcext:value-type="float">
            <text:p>0.70598566532135</text:p>
          </table:table-cell>
          <table:table-cell table:formula="of:=AVERAGE([.A25:.A74])" office:value-type="float" office:value="0.306632069274783" calcext:value-type="float">
            <text:p>0.306632069274783</text:p>
          </table:table-cell>
          <table:table-cell office:value-type="float" office:value="1" calcext:value-type="float">
            <text:p>1</text:p>
          </table:table-cell>
          <table:table-cell office:value-type="float" office:value="11.0322449120432" calcext:value-type="float">
            <text:p>11.0322449120432</text:p>
          </table:table-cell>
          <table:table-cell office:value-type="float" office:value="280.219020765898" calcext:value-type="float">
            <text:p>280.219020765898</text:p>
          </table:table-cell>
          <table:table-cell table:formula="of:=AVERAGE([.E25:.E74])" office:value-type="float" office:value="285.975264361366" calcext:value-type="float">
            <text:p>285.975264361366</text:p>
          </table:table-cell>
          <table:table-cell table:number-columns-repeated="4"/>
        </table:table-row>
        <table:table-row table:style-name="ro1">
          <table:table-cell office:value-type="float" office:value="0.946516931056976" calcext:value-type="float">
            <text:p>0.946516931056976</text:p>
          </table:table-cell>
          <table:table-cell table:formula="of:=AVERAGE([.A26:.A75])" office:value-type="float" office:value="0.326245316788554" calcext:value-type="float">
            <text:p>0.326245316788554</text:p>
          </table:table-cell>
          <table:table-cell office:value-type="float" office:value="1" calcext:value-type="float">
            <text:p>1</text:p>
          </table:table-cell>
          <table:table-cell office:value-type="float" office:value="11.0292940112054" calcext:value-type="float">
            <text:p>11.0292940112054</text:p>
          </table:table-cell>
          <table:table-cell office:value-type="float" office:value="280.144067884618" calcext:value-type="float">
            <text:p>280.144067884618</text:p>
          </table:table-cell>
          <table:table-cell table:formula="of:=AVERAGE([.E26:.E75])" office:value-type="float" office:value="285.765895184929" calcext:value-type="float">
            <text:p>285.765895184929</text:p>
          </table:table-cell>
          <table:table-cell table:number-columns-repeated="4"/>
        </table:table-row>
        <table:table-row table:style-name="ro1">
          <table:table-cell office:value-type="float" office:value="0.722014427185059" calcext:value-type="float">
            <text:p>0.722014427185059</text:p>
          </table:table-cell>
          <table:table-cell table:formula="of:=AVERAGE([.A27:.A76])" office:value-type="float" office:value="0.339936201497912" calcext:value-type="float">
            <text:p>0.339936201497912</text:p>
          </table:table-cell>
          <table:table-cell office:value-type="float" office:value="0" calcext:value-type="float">
            <text:p>0</text:p>
          </table:table-cell>
          <table:table-cell office:value-type="float" office:value="11.1623802256495" calcext:value-type="float">
            <text:p>11.1623802256495</text:p>
          </table:table-cell>
          <table:table-cell office:value-type="float" office:value="283.524457731497" calcext:value-type="float">
            <text:p>283.524457731497</text:p>
          </table:table-cell>
          <table:table-cell table:formula="of:=AVERAGE([.E27:.E76])" office:value-type="float" office:value="285.714346676106" calcext:value-type="float">
            <text:p>285.714346676106</text:p>
          </table:table-cell>
          <table:table-cell table:number-columns-repeated="4"/>
        </table:table-row>
        <table:table-row table:style-name="ro1">
          <table:table-cell office:value-type="float" office:value="0.775878429412842" calcext:value-type="float">
            <text:p>0.775878429412842</text:p>
          </table:table-cell>
          <table:table-cell table:formula="of:=AVERAGE([.A28:.A77])" office:value-type="float" office:value="0.355534099247307" calcext:value-type="float">
            <text:p>0.355534099247307</text:p>
          </table:table-cell>
          <table:table-cell office:value-type="float" office:value="0" calcext:value-type="float">
            <text:p>0</text:p>
          </table:table-cell>
          <table:table-cell office:value-type="float" office:value="11.0894466288" calcext:value-type="float">
            <text:p>11.0894466288</text:p>
          </table:table-cell>
          <table:table-cell office:value-type="float" office:value="281.671944371521" calcext:value-type="float">
            <text:p>281.671944371521</text:p>
          </table:table-cell>
          <table:table-cell table:formula="of:=AVERAGE([.E28:.E77])" office:value-type="float" office:value="285.495251208482" calcext:value-type="float">
            <text:p>285.495251208482</text:p>
          </table:table-cell>
          <table:table-cell table:number-columns-repeated="4"/>
        </table:table-row>
        <table:table-row table:style-name="ro1">
          <table:table-cell office:value-type="float" office:value="0.811352491378784" calcext:value-type="float">
            <text:p>0.811352491378784</text:p>
          </table:table-cell>
          <table:table-cell table:formula="of:=AVERAGE([.A29:.A78])" office:value-type="float" office:value="0.373786571081728" calcext:value-type="float">
            <text:p>0.373786571081728</text:p>
          </table:table-cell>
          <table:table-cell office:value-type="float" office:value="0" calcext:value-type="float">
            <text:p>0</text:p>
          </table:table-cell>
          <table:table-cell office:value-type="float" office:value="11.0920678266019" calcext:value-type="float">
            <text:p>11.0920678266019</text:p>
          </table:table-cell>
          <table:table-cell office:value-type="float" office:value="281.738522795687" calcext:value-type="float">
            <text:p>281.738522795687</text:p>
          </table:table-cell>
          <table:table-cell table:formula="of:=AVERAGE([.E29:.E78])" office:value-type="float" office:value="285.308481741363" calcext:value-type="float">
            <text:p>285.308481741363</text:p>
          </table:table-cell>
          <table:table-cell table:number-columns-repeated="4"/>
        </table:table-row>
        <table:table-row table:style-name="ro1">
          <table:table-cell office:value-type="float" office:value="0.972766220569611" calcext:value-type="float">
            <text:p>0.972766220569611</text:p>
          </table:table-cell>
          <table:table-cell table:formula="of:=AVERAGE([.A30:.A79])" office:value-type="float" office:value="0.3936385477148" calcext:value-type="float">
            <text:p>0.3936385477148</text:p>
          </table:table-cell>
          <table:table-cell office:value-type="float" office:value="1" calcext:value-type="float">
            <text:p>1</text:p>
          </table:table-cell>
          <table:table-cell office:value-type="float" office:value="11.0272101941526" calcext:value-type="float">
            <text:p>11.0272101941526</text:p>
          </table:table-cell>
          <table:table-cell office:value-type="float" office:value="280.091138931476" calcext:value-type="float">
            <text:p>280.091138931476</text:p>
          </table:table-cell>
          <table:table-cell table:formula="of:=AVERAGE([.E30:.E79])" office:value-type="float" office:value="285.12984235218" calcext:value-type="float">
            <text:p>285.129842352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:.A80])" office:value-type="float" office:value="0.412915531452745" calcext:value-type="float">
            <text:p>0.412915531452745</text:p>
          </table:table-cell>
          <table:table-cell office:value-type="float" office:value="1" calcext:value-type="float">
            <text:p>1</text:p>
          </table:table-cell>
          <table:table-cell office:value-type="float" office:value="11.0272618202508" calcext:value-type="float">
            <text:p>11.0272618202508</text:p>
          </table:table-cell>
          <table:table-cell office:value-type="float" office:value="280.092450234369" calcext:value-type="float">
            <text:p>280.092450234369</text:p>
          </table:table-cell>
          <table:table-cell table:formula="of:=AVERAGE([.E31:.E80])" office:value-type="float" office:value="284.875654630996" calcext:value-type="float">
            <text:p>284.875654630996</text:p>
          </table:table-cell>
          <table:table-cell table:number-columns-repeated="4"/>
        </table:table-row>
        <table:table-row table:style-name="ro1">
          <table:table-cell office:value-type="float" office:value="0.177687585353851" calcext:value-type="float">
            <text:p>0.177687585353851</text:p>
          </table:table-cell>
          <table:table-cell table:formula="of:=AVERAGE([.A32:.A81])" office:value-type="float" office:value="0.418160891588777" calcext:value-type="float">
            <text:p>0.418160891588777</text:p>
          </table:table-cell>
          <table:table-cell office:value-type="float" office:value="0" calcext:value-type="float">
            <text:p>0</text:p>
          </table:table-cell>
          <table:table-cell office:value-type="float" office:value="11.0850173442423" calcext:value-type="float">
            <text:p>11.0850173442423</text:p>
          </table:table-cell>
          <table:table-cell office:value-type="float" office:value="281.559440543755" calcext:value-type="float">
            <text:p>281.559440543755</text:p>
          </table:table-cell>
          <table:table-cell table:formula="of:=AVERAGE([.E32:.E81])" office:value-type="float" office:value="284.707149228991" calcext:value-type="float">
            <text:p>284.707149228991</text:p>
          </table:table-cell>
          <table:table-cell table:number-columns-repeated="4"/>
        </table:table-row>
        <table:table-row table:style-name="ro1">
          <table:table-cell office:value-type="float" office:value="0.478511154651642" calcext:value-type="float">
            <text:p>0.478511154651642</text:p>
          </table:table-cell>
          <table:table-cell table:formula="of:=AVERAGE([.A33:.A82])" office:value-type="float" office:value="0.43913167482242" calcext:value-type="float">
            <text:p>0.43913167482242</text:p>
          </table:table-cell>
          <table:table-cell office:value-type="float" office:value="0" calcext:value-type="float">
            <text:p>0</text:p>
          </table:table-cell>
          <table:table-cell office:value-type="float" office:value="11.1657934147298" calcext:value-type="float">
            <text:p>11.1657934147298</text:p>
          </table:table-cell>
          <table:table-cell office:value-type="float" office:value="283.611152734138" calcext:value-type="float">
            <text:p>283.611152734138</text:p>
          </table:table-cell>
          <table:table-cell table:formula="of:=AVERAGE([.E33:.E82])" office:value-type="float" office:value="284.563880447211" calcext:value-type="float">
            <text:p>284.563880447211</text:p>
          </table:table-cell>
          <table:table-cell table:number-columns-repeated="4"/>
        </table:table-row>
        <table:table-row table:style-name="ro1">
          <table:table-cell office:value-type="float" office:value="0.656095862388611" calcext:value-type="float">
            <text:p>0.656095862388611</text:p>
          </table:table-cell>
          <table:table-cell table:formula="of:=AVERAGE([.A34:.A83])" office:value-type="float" office:value="0.462029548939317" calcext:value-type="float">
            <text:p>0.462029548939317</text:p>
          </table:table-cell>
          <table:table-cell office:value-type="float" office:value="0" calcext:value-type="float">
            <text:p>0</text:p>
          </table:table-cell>
          <table:table-cell office:value-type="float" office:value="11.2825517023116" calcext:value-type="float">
            <text:p>11.2825517023116</text:p>
          </table:table-cell>
          <table:table-cell office:value-type="float" office:value="286.576813238715" calcext:value-type="float">
            <text:p>286.576813238715</text:p>
          </table:table-cell>
          <table:table-cell table:formula="of:=AVERAGE([.E34:.E83])" office:value-type="float" office:value="284.472524954878" calcext:value-type="float">
            <text:p>284.4725249548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:.A84])" office:value-type="float" office:value="0.484534677919" calcext:value-type="float">
            <text:p>0.484534677919</text:p>
          </table:table-cell>
          <table:table-cell office:value-type="float" office:value="1" calcext:value-type="float">
            <text:p>1</text:p>
          </table:table-cell>
          <table:table-cell office:value-type="float" office:value="11.0373535491198" calcext:value-type="float">
            <text:p>11.0373535491198</text:p>
          </table:table-cell>
          <table:table-cell office:value-type="float" office:value="280.348780147644" calcext:value-type="float">
            <text:p>280.348780147644</text:p>
          </table:table-cell>
          <table:table-cell table:formula="of:=AVERAGE([.E35:.E84])" office:value-type="float" office:value="284.2641875354" calcext:value-type="float">
            <text:p>284.2641875354</text:p>
          </table:table-cell>
          <table:table-cell table:number-columns-repeated="4"/>
        </table:table-row>
        <table:table-row table:style-name="ro1">
          <table:table-cell office:value-type="float" office:value="0.75195324420929" calcext:value-type="float">
            <text:p>0.75195324420929</text:p>
          </table:table-cell>
          <table:table-cell table:formula="of:=AVERAGE([.A36:.A85])" office:value-type="float" office:value="0.499876210726798" calcext:value-type="float">
            <text:p>0.499876210726798</text:p>
          </table:table-cell>
          <table:table-cell office:value-type="float" office:value="1" calcext:value-type="float">
            <text:p>1</text:p>
          </table:table-cell>
          <table:table-cell office:value-type="float" office:value="11.0333067670166" calcext:value-type="float">
            <text:p>11.0333067670166</text:p>
          </table:table-cell>
          <table:table-cell office:value-type="float" office:value="280.245991882223" calcext:value-type="float">
            <text:p>280.245991882223</text:p>
          </table:table-cell>
          <table:table-cell table:formula="of:=AVERAGE([.E36:.E85])" office:value-type="float" office:value="284.064591737845" calcext:value-type="float">
            <text:p>284.064591737845</text:p>
          </table:table-cell>
          <table:table-cell table:number-columns-repeated="4"/>
        </table:table-row>
        <table:table-row table:style-name="ro1">
          <table:table-cell office:value-type="float" office:value="0.861753106117249" calcext:value-type="float">
            <text:p>0.861753106117249</text:p>
          </table:table-cell>
          <table:table-cell table:formula="of:=AVERAGE([.A37:.A86])" office:value-type="float" office:value="0.517431855536997" calcext:value-type="float">
            <text:p>0.517431855536997</text:p>
          </table:table-cell>
          <table:table-cell office:value-type="float" office:value="1" calcext:value-type="float">
            <text:p>1</text:p>
          </table:table-cell>
          <table:table-cell office:value-type="float" office:value="11.030105948931" calcext:value-type="float">
            <text:p>11.030105948931</text:p>
          </table:table-cell>
          <table:table-cell office:value-type="float" office:value="280.164691102847" calcext:value-type="float">
            <text:p>280.164691102847</text:p>
          </table:table-cell>
          <table:table-cell table:formula="of:=AVERAGE([.E37:.E86])" office:value-type="float" office:value="283.872746336435" calcext:value-type="float">
            <text:p>283.8727463364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:.A87])" office:value-type="float" office:value="0.533292447663844" calcext:value-type="float">
            <text:p>0.533292447663844</text:p>
          </table:table-cell>
          <table:table-cell office:value-type="float" office:value="1" calcext:value-type="float">
            <text:p>1</text:p>
          </table:table-cell>
          <table:table-cell office:value-type="float" office:value="11.0227116836906" calcext:value-type="float">
            <text:p>11.0227116836906</text:p>
          </table:table-cell>
          <table:table-cell office:value-type="float" office:value="279.97687676574" calcext:value-type="float">
            <text:p>279.97687676574</text:p>
          </table:table-cell>
          <table:table-cell table:formula="of:=AVERAGE([.E38:.E87])" office:value-type="float" office:value="283.730826408495" calcext:value-type="float">
            <text:p>283.7308264084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:.A88])" office:value-type="float" office:value="0.554655000008643" calcext:value-type="float">
            <text:p>0.554655000008643</text:p>
          </table:table-cell>
          <table:table-cell office:value-type="float" office:value="1" calcext:value-type="float">
            <text:p>1</text:p>
          </table:table-cell>
          <table:table-cell office:value-type="float" office:value="11.0335050581664" calcext:value-type="float">
            <text:p>11.0335050581664</text:p>
          </table:table-cell>
          <table:table-cell office:value-type="float" office:value="280.251028477426" calcext:value-type="float">
            <text:p>280.251028477426</text:p>
          </table:table-cell>
          <table:table-cell table:formula="of:=AVERAGE([.E39:.E88])" office:value-type="float" office:value="283.636444190666" calcext:value-type="float">
            <text:p>283.636444190666</text:p>
          </table:table-cell>
          <table:table-cell table:number-columns-repeated="4"/>
        </table:table-row>
        <table:table-row table:style-name="ro1">
          <table:table-cell office:value-type="float" office:value="0.95946329832077" calcext:value-type="float">
            <text:p>0.95946329832077</text:p>
          </table:table-cell>
          <table:table-cell table:formula="of:=AVERAGE([.A40:.A89])" office:value-type="float" office:value="0.575785560049117" calcext:value-type="float">
            <text:p>0.575785560049117</text:p>
          </table:table-cell>
          <table:table-cell office:value-type="float" office:value="0" calcext:value-type="float">
            <text:p>0</text:p>
          </table:table-cell>
          <table:table-cell office:value-type="float" office:value="11.1015353490114" calcext:value-type="float">
            <text:p>11.1015353490114</text:p>
          </table:table-cell>
          <table:table-cell office:value-type="float" office:value="281.97899786489" calcext:value-type="float">
            <text:p>281.97899786489</text:p>
          </table:table-cell>
          <table:table-cell table:formula="of:=AVERAGE([.E40:.E89])" office:value-type="float" office:value="283.496673607378" calcext:value-type="float">
            <text:p>283.4966736073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:.A90])" office:value-type="float" office:value="0.59029888574034" calcext:value-type="float">
            <text:p>0.59029888574034</text:p>
          </table:table-cell>
          <table:table-cell office:value-type="float" office:value="1" calcext:value-type="float">
            <text:p>1</text:p>
          </table:table-cell>
          <table:table-cell office:value-type="float" office:value="11.0261917520344" calcext:value-type="float">
            <text:p>11.0261917520344</text:p>
          </table:table-cell>
          <table:table-cell office:value-type="float" office:value="280.065270501674" calcext:value-type="float">
            <text:p>280.065270501674</text:p>
          </table:table-cell>
          <table:table-cell table:formula="of:=AVERAGE([.E41:.E90])" office:value-type="float" office:value="283.426614866123" calcext:value-type="float">
            <text:p>283.4266148661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:.A91])" office:value-type="float" office:value="0.610472349841148" calcext:value-type="float">
            <text:p>0.610472349841148</text:p>
          </table:table-cell>
          <table:table-cell office:value-type="float" office:value="1" calcext:value-type="float">
            <text:p>1</text:p>
          </table:table-cell>
          <table:table-cell office:value-type="float" office:value="11.0289490550041" calcext:value-type="float">
            <text:p>11.0289490550041</text:p>
          </table:table-cell>
          <table:table-cell office:value-type="float" office:value="280.135305997105" calcext:value-type="float">
            <text:p>280.135305997105</text:p>
          </table:table-cell>
          <table:table-cell table:formula="of:=AVERAGE([.E42:.E91])" office:value-type="float" office:value="283.210459101168" calcext:value-type="float">
            <text:p>283.2104591011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:.A92])" office:value-type="float" office:value="0.626346669811755" calcext:value-type="float">
            <text:p>0.626346669811755</text:p>
          </table:table-cell>
          <table:table-cell office:value-type="float" office:value="1" calcext:value-type="float">
            <text:p>1</text:p>
          </table:table-cell>
          <table:table-cell office:value-type="float" office:value="11.0233218103051" calcext:value-type="float">
            <text:p>11.0233218103051</text:p>
          </table:table-cell>
          <table:table-cell office:value-type="float" office:value="279.99237398175" calcext:value-type="float">
            <text:p>279.99237398175</text:p>
          </table:table-cell>
          <table:table-cell table:formula="of:=AVERAGE([.E43:.E92])" office:value-type="float" office:value="283.097005174851" calcext:value-type="float">
            <text:p>283.0970051748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:.A93])" office:value-type="float" office:value="0.646831327397376" calcext:value-type="float">
            <text:p>0.646831327397376</text:p>
          </table:table-cell>
          <table:table-cell office:value-type="float" office:value="1" calcext:value-type="float">
            <text:p>1</text:p>
          </table:table-cell>
          <table:table-cell office:value-type="float" office:value="11.0379378626853" calcext:value-type="float">
            <text:p>11.0379378626853</text:p>
          </table:table-cell>
          <table:table-cell office:value-type="float" office:value="280.363621712207" calcext:value-type="float">
            <text:p>280.363621712207</text:p>
          </table:table-cell>
          <table:table-cell table:formula="of:=AVERAGE([.E44:.E93])" office:value-type="float" office:value="282.93467660552" calcext:value-type="float">
            <text:p>282.93467660552</text:p>
          </table:table-cell>
          <table:table-cell table:number-columns-repeated="4"/>
        </table:table-row>
        <table:table-row table:style-name="ro1">
          <table:table-cell office:value-type="float" office:value="0.232027113437653" calcext:value-type="float">
            <text:p>0.232027113437653</text:p>
          </table:table-cell>
          <table:table-cell table:formula="of:=AVERAGE([.A45:.A94])" office:value-type="float" office:value="0.646856452841312" calcext:value-type="float">
            <text:p>0.646856452841312</text:p>
          </table:table-cell>
          <table:table-cell office:value-type="float" office:value="0" calcext:value-type="float">
            <text:p>0</text:p>
          </table:table-cell>
          <table:table-cell office:value-type="float" office:value="11.1659259999365" calcext:value-type="float">
            <text:p>11.1659259999365</text:p>
          </table:table-cell>
          <table:table-cell office:value-type="float" office:value="283.614520398386" calcext:value-type="float">
            <text:p>283.614520398386</text:p>
          </table:table-cell>
          <table:table-cell table:formula="of:=AVERAGE([.E45:.E94])" office:value-type="float" office:value="282.819033399419" calcext:value-type="float">
            <text:p>282.8190333994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:.A95])" office:value-type="float" office:value="0.67009654821828" calcext:value-type="float">
            <text:p>0.67009654821828</text:p>
          </table:table-cell>
          <table:table-cell office:value-type="float" office:value="1" calcext:value-type="float">
            <text:p>1</text:p>
          </table:table-cell>
          <table:table-cell office:value-type="float" office:value="11.0338922539026" calcext:value-type="float">
            <text:p>11.0338922539026</text:p>
          </table:table-cell>
          <table:table-cell office:value-type="float" office:value="280.260863249125" calcext:value-type="float">
            <text:p>280.260863249125</text:p>
          </table:table-cell>
          <table:table-cell table:formula="of:=AVERAGE([.E46:.E95])" office:value-type="float" office:value="282.635256087082" calcext:value-type="float">
            <text:p>282.635256087082</text:p>
          </table:table-cell>
          <table:table-cell table:number-columns-repeated="4"/>
        </table:table-row>
        <table:table-row table:style-name="ro1">
          <table:table-cell office:value-type="float" office:value="0.366835236549377" calcext:value-type="float">
            <text:p>0.366835236549377</text:p>
          </table:table-cell>
          <table:table-cell table:formula="of:=AVERAGE([.A47:.A96])" office:value-type="float" office:value="0.675381201524287" calcext:value-type="float">
            <text:p>0.675381201524287</text:p>
          </table:table-cell>
          <table:table-cell office:value-type="float" office:value="0" calcext:value-type="float">
            <text:p>0</text:p>
          </table:table-cell>
          <table:table-cell office:value-type="float" office:value="11.0691059461266" calcext:value-type="float">
            <text:p>11.0691059461266</text:p>
          </table:table-cell>
          <table:table-cell office:value-type="float" office:value="281.155291031615" calcext:value-type="float">
            <text:p>281.155291031615</text:p>
          </table:table-cell>
          <table:table-cell table:formula="of:=AVERAGE([.E47:.E96])" office:value-type="float" office:value="282.478938649422" calcext:value-type="float">
            <text:p>282.478938649422</text:p>
          </table:table-cell>
          <table:table-cell table:number-columns-repeated="4"/>
        </table:table-row>
        <table:table-row table:style-name="ro1">
          <table:table-cell office:value-type="float" office:value="0.186937928199768" calcext:value-type="float">
            <text:p>0.186937928199768</text:p>
          </table:table-cell>
          <table:table-cell table:formula="of:=AVERAGE([.A48:.A97])" office:value-type="float" office:value="0.678380934018642" calcext:value-type="float">
            <text:p>0.678380934018642</text:p>
          </table:table-cell>
          <table:table-cell office:value-type="float" office:value="0" calcext:value-type="float">
            <text:p>0</text:p>
          </table:table-cell>
          <table:table-cell office:value-type="float" office:value="11.2921471166462" calcext:value-type="float">
            <text:p>11.2921471166462</text:p>
          </table:table-cell>
          <table:table-cell office:value-type="float" office:value="286.820536762813" calcext:value-type="float">
            <text:p>286.820536762813</text:p>
          </table:table-cell>
          <table:table-cell table:formula="of:=AVERAGE([.E48:.E97])" office:value-type="float" office:value="282.439288426214" calcext:value-type="float">
            <text:p>282.439288426214</text:p>
          </table:table-cell>
          <table:table-cell table:number-columns-repeated="4"/>
        </table:table-row>
        <table:table-row table:style-name="ro1">
          <table:table-cell office:value-type="float" office:value="0.688846588134766" calcext:value-type="float">
            <text:p>0.688846588134766</text:p>
          </table:table-cell>
          <table:table-cell table:formula="of:=AVERAGE([.A49:.A98])" office:value-type="float" office:value="0.692091892957687" calcext:value-type="float">
            <text:p>0.692091892957687</text:p>
          </table:table-cell>
          <table:table-cell office:value-type="float" office:value="0" calcext:value-type="float">
            <text:p>0</text:p>
          </table:table-cell>
          <table:table-cell office:value-type="float" office:value="11.268679535073" calcext:value-type="float">
            <text:p>11.268679535073</text:p>
          </table:table-cell>
          <table:table-cell office:value-type="float" office:value="286.224460190855" calcext:value-type="float">
            <text:p>286.224460190855</text:p>
          </table:table-cell>
          <table:table-cell table:formula="of:=AVERAGE([.E49:.E98])" office:value-type="float" office:value="282.340459103437" calcext:value-type="float">
            <text:p>282.340459103437</text:p>
          </table:table-cell>
          <table:table-cell table:number-columns-repeated="4"/>
        </table:table-row>
        <table:table-row table:style-name="ro1">
          <table:table-cell office:value-type="float" office:value="0.147070169448853" calcext:value-type="float">
            <text:p>0.147070169448853</text:p>
          </table:table-cell>
          <table:table-cell table:formula="of:=AVERAGE([.A50:.A99])" office:value-type="float" office:value="0.697293817400932" calcext:value-type="float">
            <text:p>0.697293817400932</text:p>
          </table:table-cell>
          <table:table-cell office:value-type="float" office:value="0" calcext:value-type="float">
            <text:p>0</text:p>
          </table:table-cell>
          <table:table-cell office:value-type="float" office:value="11.0987663128376" calcext:value-type="float">
            <text:p>11.0987663128376</text:p>
          </table:table-cell>
          <table:table-cell office:value-type="float" office:value="281.908664346075" calcext:value-type="float">
            <text:p>281.908664346075</text:p>
          </table:table-cell>
          <table:table-cell table:formula="of:=AVERAGE([.E50:.E99])" office:value-type="float" office:value="282.124674675619" calcext:value-type="float">
            <text:p>282.124674675619</text:p>
          </table:table-cell>
          <table:table-cell table:number-columns-repeated="4"/>
        </table:table-row>
        <table:table-row table:style-name="ro1">
          <table:table-cell office:value-type="float" office:value="0.958970904350281" calcext:value-type="float">
            <text:p>0.958970904350281</text:p>
          </table:table-cell>
          <table:table-cell table:formula="of:=AVERAGE([.A51:.A100])" office:value-type="float" office:value="0.70902668595314" calcext:value-type="float">
            <text:p>0.70902668595314</text:p>
          </table:table-cell>
          <table:table-cell office:value-type="float" office:value="1" calcext:value-type="float">
            <text:p>1</text:p>
          </table:table-cell>
          <table:table-cell office:value-type="float" office:value="11.0254021073967" calcext:value-type="float">
            <text:p>11.0254021073967</text:p>
          </table:table-cell>
          <table:table-cell office:value-type="float" office:value="280.045213527877" calcext:value-type="float">
            <text:p>280.045213527877</text:p>
          </table:table-cell>
          <table:table-cell table:formula="of:=AVERAGE([.E51:.E100])" office:value-type="float" office:value="281.979666629366" calcext:value-type="float">
            <text:p>281.979666629366</text:p>
          </table:table-cell>
          <table:table-cell table:number-columns-repeated="4"/>
        </table:table-row>
        <table:table-row table:style-name="ro1">
          <table:table-cell office:value-type="float" office:value="0.731238126754761" calcext:value-type="float">
            <text:p>0.731238126754761</text:p>
          </table:table-cell>
          <table:table-cell table:formula="of:=AVERAGE([.A52:.A101])" office:value-type="float" office:value="0.721640553176403" calcext:value-type="float">
            <text:p>0.721640553176403</text:p>
          </table:table-cell>
          <table:table-cell office:value-type="float" office:value="0" calcext:value-type="float">
            <text:p>0</text:p>
          </table:table-cell>
          <table:table-cell office:value-type="float" office:value="11.265926925385" calcext:value-type="float">
            <text:p>11.265926925385</text:p>
          </table:table-cell>
          <table:table-cell office:value-type="float" office:value="286.154543904779" calcext:value-type="float">
            <text:p>286.154543904779</text:p>
          </table:table-cell>
          <table:table-cell table:formula="of:=AVERAGE([.E52:.E101])" office:value-type="float" office:value="281.878707631481" calcext:value-type="float">
            <text:p>281.878707631481</text:p>
          </table:table-cell>
          <table:table-cell table:number-columns-repeated="4"/>
        </table:table-row>
        <table:table-row table:style-name="ro1">
          <table:table-cell office:value-type="float" office:value="0.86996191740036" calcext:value-type="float">
            <text:p>0.86996191740036</text:p>
          </table:table-cell>
          <table:table-cell table:formula="of:=AVERAGE([.A53:.A102])" office:value-type="float" office:value="0.732646956145763" calcext:value-type="float">
            <text:p>0.732646956145763</text:p>
          </table:table-cell>
          <table:table-cell office:value-type="float" office:value="1" calcext:value-type="float">
            <text:p>1</text:p>
          </table:table-cell>
          <table:table-cell office:value-type="float" office:value="11.0256438114017" calcext:value-type="float">
            <text:p>11.0256438114017</text:p>
          </table:table-cell>
          <table:table-cell office:value-type="float" office:value="280.051352809604" calcext:value-type="float">
            <text:p>280.051352809604</text:p>
          </table:table-cell>
          <table:table-cell table:formula="of:=AVERAGE([.E53:.E102])" office:value-type="float" office:value="281.83439513044" calcext:value-type="float">
            <text:p>281.834395130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4:.A103])" office:value-type="float" office:value="0.754405536949635" calcext:value-type="float">
            <text:p>0.754405536949635</text:p>
          </table:table-cell>
          <table:table-cell office:value-type="float" office:value="1" calcext:value-type="float">
            <text:p>1</text:p>
          </table:table-cell>
          <table:table-cell office:value-type="float" office:value="11.0306198632717" calcext:value-type="float">
            <text:p>11.0306198632717</text:p>
          </table:table-cell>
          <table:table-cell office:value-type="float" office:value="280.177744527101" calcext:value-type="float">
            <text:p>280.177744527101</text:p>
          </table:table-cell>
          <table:table-cell table:formula="of:=AVERAGE([.E54:.E103])" office:value-type="float" office:value="281.673301570015" calcext:value-type="float">
            <text:p>281.6733015700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5:.A104])" office:value-type="float" office:value="0.754405536949635" calcext:value-type="float">
            <text:p>0.754405536949635</text:p>
          </table:table-cell>
          <table:table-cell office:value-type="float" office:value="1" calcext:value-type="float">
            <text:p>1</text:p>
          </table:table-cell>
          <table:table-cell office:value-type="float" office:value="11.0270963820726" calcext:value-type="float">
            <text:p>11.0270963820726</text:p>
          </table:table-cell>
          <table:table-cell office:value-type="float" office:value="280.088248104643" calcext:value-type="float">
            <text:p>280.088248104643</text:p>
          </table:table-cell>
          <table:table-cell table:formula="of:=AVERAGE([.E55:.E104])" office:value-type="float" office:value="281.671857944739" calcext:value-type="float">
            <text:p>281.671857944739</text:p>
          </table:table-cell>
          <table:table-cell table:number-columns-repeated="4"/>
        </table:table-row>
        <table:table-row table:style-name="ro1">
          <table:table-cell office:value-type="float" office:value="0.754260063171387" calcext:value-type="float">
            <text:p>0.754260063171387</text:p>
          </table:table-cell>
          <table:table-cell table:formula="of:=AVERAGE([.A56:.A105])" office:value-type="float" office:value="0.758284122049809" calcext:value-type="float">
            <text:p>0.758284122049809</text:p>
          </table:table-cell>
          <table:table-cell office:value-type="float" office:value="1" calcext:value-type="float">
            <text:p>1</text:p>
          </table:table-cell>
          <table:table-cell office:value-type="float" office:value="11.0323200045496" calcext:value-type="float">
            <text:p>11.0323200045496</text:p>
          </table:table-cell>
          <table:table-cell office:value-type="float" office:value="280.22092811556" calcext:value-type="float">
            <text:p>280.22092811556</text:p>
          </table:table-cell>
          <table:table-cell table:formula="of:=AVERAGE([.E56:.E105])" office:value-type="float" office:value="281.64497981171" calcext:value-type="float">
            <text:p>281.64497981171</text:p>
          </table:table-cell>
          <table:table-cell table:number-columns-repeated="4"/>
        </table:table-row>
        <table:table-row table:style-name="ro1">
          <table:table-cell office:value-type="float" office:value="0.973288297653198" calcext:value-type="float">
            <text:p>0.973288297653198</text:p>
          </table:table-cell>
          <table:table-cell table:formula="of:=AVERAGE([.A57:.A106])" office:value-type="float" office:value="0.762137259542942" calcext:value-type="float">
            <text:p>0.762137259542942</text:p>
          </table:table-cell>
          <table:table-cell office:value-type="float" office:value="1" calcext:value-type="float">
            <text:p>1</text:p>
          </table:table-cell>
          <table:table-cell office:value-type="float" office:value="11.0266821999669" calcext:value-type="float">
            <text:p>11.0266821999669</text:p>
          </table:table-cell>
          <table:table-cell office:value-type="float" office:value="280.077727879159" calcext:value-type="float">
            <text:p>280.077727879159</text:p>
          </table:table-cell>
          <table:table-cell table:formula="of:=AVERAGE([.E57:.E106])" office:value-type="float" office:value="281.624893035574" calcext:value-type="float">
            <text:p>281.624893035574</text:p>
          </table:table-cell>
          <table:table-cell table:number-columns-repeated="4"/>
        </table:table-row>
        <table:table-row table:style-name="ro1">
          <table:table-cell office:value-type="float" office:value="0.97785758972168" calcext:value-type="float">
            <text:p>0.97785758972168</text:p>
          </table:table-cell>
          <table:table-cell table:formula="of:=AVERAGE([.A58:.A107])" office:value-type="float" office:value="0.761694411337376" calcext:value-type="float">
            <text:p>0.761694411337376</text:p>
          </table:table-cell>
          <table:table-cell office:value-type="float" office:value="0" calcext:value-type="float">
            <text:p>0</text:p>
          </table:table-cell>
          <table:table-cell office:value-type="float" office:value="11.0724123630494" calcext:value-type="float">
            <text:p>11.0724123630494</text:p>
          </table:table-cell>
          <table:table-cell office:value-type="float" office:value="281.239274021454" calcext:value-type="float">
            <text:p>281.239274021454</text:p>
          </table:table-cell>
          <table:table-cell table:formula="of:=AVERAGE([.E58:.E107])" office:value-type="float" office:value="281.649786928907" calcext:value-type="float">
            <text:p>281.649786928907</text:p>
          </table:table-cell>
          <table:table-cell table:number-columns-repeated="4"/>
        </table:table-row>
        <table:table-row table:style-name="ro1">
          <table:table-cell office:value-type="float" office:value="0.7721346616745" calcext:value-type="float">
            <text:p>0.7721346616745</text:p>
          </table:table-cell>
          <table:table-cell table:formula="of:=AVERAGE([.A59:.A108])" office:value-type="float" office:value="0.757137104570866" calcext:value-type="float">
            <text:p>0.757137104570866</text:p>
          </table:table-cell>
          <table:table-cell office:value-type="float" office:value="0" calcext:value-type="float">
            <text:p>0</text:p>
          </table:table-cell>
          <table:table-cell office:value-type="float" office:value="11.1480821431011" calcext:value-type="float">
            <text:p>11.1480821431011</text:p>
          </table:table-cell>
          <table:table-cell office:value-type="float" office:value="283.161286434768" calcext:value-type="float">
            <text:p>283.161286434768</text:p>
          </table:table-cell>
          <table:table-cell table:formula="of:=AVERAGE([.E59:.E108])" office:value-type="float" office:value="281.582670870554" calcext:value-type="float">
            <text:p>281.5826708705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0:.A109])" office:value-type="float" office:value="0.757137104570866" calcext:value-type="float">
            <text:p>0.757137104570866</text:p>
          </table:table-cell>
          <table:table-cell office:value-type="float" office:value="1" calcext:value-type="float">
            <text:p>1</text:p>
          </table:table-cell>
          <table:table-cell office:value-type="float" office:value="11.0283788212836" calcext:value-type="float">
            <text:p>11.0283788212836</text:p>
          </table:table-cell>
          <table:table-cell office:value-type="float" office:value="280.120822060603" calcext:value-type="float">
            <text:p>280.120822060603</text:p>
          </table:table-cell>
          <table:table-cell table:formula="of:=AVERAGE([.E60:.E109])" office:value-type="float" office:value="281.584658090484" calcext:value-type="float">
            <text:p>281.584658090484</text:p>
          </table:table-cell>
          <table:table-cell table:number-columns-repeated="4"/>
        </table:table-row>
        <table:table-row table:style-name="ro1">
          <table:table-cell office:value-type="float" office:value="0.587401151657105" calcext:value-type="float">
            <text:p>0.587401151657105</text:p>
          </table:table-cell>
          <table:table-cell table:formula="of:=AVERAGE([.A61:.A110])" office:value-type="float" office:value="0.756299673616886" calcext:value-type="float">
            <text:p>0.756299673616886</text:p>
          </table:table-cell>
          <table:table-cell office:value-type="float" office:value="0" calcext:value-type="float">
            <text:p>0</text:p>
          </table:table-cell>
          <table:table-cell office:value-type="float" office:value="11.1679171246767" calcext:value-type="float">
            <text:p>11.1679171246767</text:p>
          </table:table-cell>
          <table:table-cell office:value-type="float" office:value="283.665094966788" calcext:value-type="float">
            <text:p>283.665094966788</text:p>
          </table:table-cell>
          <table:table-cell table:formula="of:=AVERAGE([.E61:.E110])" office:value-type="float" office:value="281.555557299051" calcext:value-type="float">
            <text:p>281.555557299051</text:p>
          </table:table-cell>
          <table:table-cell table:number-columns-repeated="4"/>
        </table:table-row>
        <table:table-row table:style-name="ro1">
          <table:table-cell office:value-type="float" office:value="0.776553869247437" calcext:value-type="float">
            <text:p>0.776553869247437</text:p>
          </table:table-cell>
          <table:table-cell table:formula="of:=AVERAGE([.A62:.A111])" office:value-type="float" office:value="0.752585033476353" calcext:value-type="float">
            <text:p>0.752585033476353</text:p>
          </table:table-cell>
          <table:table-cell office:value-type="float" office:value="1" calcext:value-type="float">
            <text:p>1</text:p>
          </table:table-cell>
          <table:table-cell office:value-type="float" office:value="11.0347957106203" calcext:value-type="float">
            <text:p>11.0347957106203</text:p>
          </table:table-cell>
          <table:table-cell office:value-type="float" office:value="280.283811049755" calcext:value-type="float">
            <text:p>280.283811049755</text:p>
          </table:table-cell>
          <table:table-cell table:formula="of:=AVERAGE([.E62:.E111])" office:value-type="float" office:value="281.559018542642" calcext:value-type="float">
            <text:p>281.559018542642</text:p>
          </table:table-cell>
          <table:table-cell table:number-columns-repeated="4"/>
        </table:table-row>
        <table:table-row table:style-name="ro1">
          <table:table-cell office:value-type="float" office:value="0.534954011440277" calcext:value-type="float">
            <text:p>0.534954011440277</text:p>
          </table:table-cell>
          <table:table-cell table:formula="of:=AVERAGE([.A63:.A112])" office:value-type="float" office:value="0.760018790364265" calcext:value-type="float">
            <text:p>0.760018790364265</text:p>
          </table:table-cell>
          <table:table-cell office:value-type="float" office:value="0" calcext:value-type="float">
            <text:p>0</text:p>
          </table:table-cell>
          <table:table-cell office:value-type="float" office:value="11.1990805148363" calcext:value-type="float">
            <text:p>11.1990805148363</text:p>
          </table:table-cell>
          <table:table-cell office:value-type="float" office:value="284.456645076842" calcext:value-type="float">
            <text:p>284.456645076842</text:p>
          </table:table-cell>
          <table:table-cell table:formula="of:=AVERAGE([.E63:.E112])" office:value-type="float" office:value="281.646509863768" calcext:value-type="float">
            <text:p>281.646509863768</text:p>
          </table:table-cell>
          <table:table-cell table:number-columns-repeated="4"/>
        </table:table-row>
        <table:table-row table:style-name="ro1">
          <table:table-cell office:value-type="float" office:value="0.868437826633453" calcext:value-type="float">
            <text:p>0.868437826633453</text:p>
          </table:table-cell>
          <table:table-cell table:formula="of:=AVERAGE([.A64:.A113])" office:value-type="float" office:value="0.757387546896935" calcext:value-type="float">
            <text:p>0.757387546896935</text:p>
          </table:table-cell>
          <table:table-cell office:value-type="float" office:value="0" calcext:value-type="float">
            <text:p>0</text:p>
          </table:table-cell>
          <table:table-cell office:value-type="float" office:value="11.0855429917872" calcext:value-type="float">
            <text:p>11.0855429917872</text:p>
          </table:table-cell>
          <table:table-cell office:value-type="float" office:value="281.572791991395" calcext:value-type="float">
            <text:p>281.572791991395</text:p>
          </table:table-cell>
          <table:table-cell table:formula="of:=AVERAGE([.E64:.E113])" office:value-type="float" office:value="281.673696749024" calcext:value-type="float">
            <text:p>281.673696749024</text:p>
          </table:table-cell>
          <table:table-cell table:number-columns-repeated="4"/>
        </table:table-row>
        <table:table-row table:style-name="ro1">
          <table:table-cell office:value-type="float" office:value="0.658313989639282" calcext:value-type="float">
            <text:p>0.658313989639282</text:p>
          </table:table-cell>
          <table:table-cell table:formula="of:=AVERAGE([.A65:.A114])" office:value-type="float" office:value="0.761050400137901" calcext:value-type="float">
            <text:p>0.761050400137901</text:p>
          </table:table-cell>
          <table:table-cell office:value-type="float" office:value="1" calcext:value-type="float">
            <text:p>1</text:p>
          </table:table-cell>
          <table:table-cell office:value-type="float" office:value="11.0316347854286" calcext:value-type="float">
            <text:p>11.0316347854286</text:p>
          </table:table-cell>
          <table:table-cell office:value-type="float" office:value="280.203523549888" calcext:value-type="float">
            <text:p>280.203523549888</text:p>
          </table:table-cell>
          <table:table-cell table:formula="of:=AVERAGE([.E65:.E114])" office:value-type="float" office:value="281.661907539967" calcext:value-type="float">
            <text:p>281.661907539967</text:p>
          </table:table-cell>
          <table:table-cell table:number-columns-repeated="4"/>
        </table:table-row>
        <table:table-row table:style-name="ro1">
          <table:table-cell office:value-type="float" office:value="0.932386457920074" calcext:value-type="float">
            <text:p>0.932386457920074</text:p>
          </table:table-cell>
          <table:table-cell table:formula="of:=AVERAGE([.A66:.A115])" office:value-type="float" office:value="0.77241642177105" calcext:value-type="float">
            <text:p>0.77241642177105</text:p>
          </table:table-cell>
          <table:table-cell office:value-type="float" office:value="1" calcext:value-type="float">
            <text:p>1</text:p>
          </table:table-cell>
          <table:table-cell office:value-type="float" office:value="11.0257458902776" calcext:value-type="float">
            <text:p>11.0257458902776</text:p>
          </table:table-cell>
          <table:table-cell office:value-type="float" office:value="280.053945613052" calcext:value-type="float">
            <text:p>280.053945613052</text:p>
          </table:table-cell>
          <table:table-cell table:formula="of:=AVERAGE([.E66:.E115])" office:value-type="float" office:value="281.638125869906" calcext:value-type="float">
            <text:p>281.638125869906</text:p>
          </table:table-cell>
          <table:table-cell table:number-columns-repeated="4"/>
        </table:table-row>
        <table:table-row table:style-name="ro1">
          <table:table-cell office:value-type="float" office:value="0.826563954353333" calcext:value-type="float">
            <text:p>0.826563954353333</text:p>
          </table:table-cell>
          <table:table-cell table:formula="of:=AVERAGE([.A67:.A116])" office:value-type="float" office:value="0.769761959910393" calcext:value-type="float">
            <text:p>0.769761959910393</text:p>
          </table:table-cell>
          <table:table-cell office:value-type="float" office:value="1" calcext:value-type="float">
            <text:p>1</text:p>
          </table:table-cell>
          <table:table-cell office:value-type="float" office:value="11.0255698922157" calcext:value-type="float">
            <text:p>11.0255698922157</text:p>
          </table:table-cell>
          <table:table-cell office:value-type="float" office:value="280.04947526228" calcext:value-type="float">
            <text:p>280.04947526228</text:p>
          </table:table-cell>
          <table:table-cell table:formula="of:=AVERAGE([.E67:.E116])" office:value-type="float" office:value="281.636394354041" calcext:value-type="float">
            <text:p>281.636394354041</text:p>
          </table:table-cell>
          <table:table-cell table:number-columns-repeated="4"/>
        </table:table-row>
        <table:table-row table:style-name="ro1">
          <table:table-cell office:value-type="float" office:value="0.87544858455658" calcext:value-type="float">
            <text:p>0.87544858455658</text:p>
          </table:table-cell>
          <table:table-cell table:formula="of:=AVERAGE([.A68:.A117])" office:value-type="float" office:value="0.77416003882885" calcext:value-type="float">
            <text:p>0.77416003882885</text:p>
          </table:table-cell>
          <table:table-cell office:value-type="float" office:value="0" calcext:value-type="float">
            <text:p>0</text:p>
          </table:table-cell>
          <table:table-cell office:value-type="float" office:value="11.1649814770043" calcext:value-type="float">
            <text:p>11.1649814770043</text:p>
          </table:table-cell>
          <table:table-cell office:value-type="float" office:value="283.590529515909" calcext:value-type="float">
            <text:p>283.590529515909</text:p>
          </table:table-cell>
          <table:table-cell table:formula="of:=AVERAGE([.E68:.E117])" office:value-type="float" office:value="281.575740038717" calcext:value-type="float">
            <text:p>281.5757400387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9:.A118])" office:value-type="float" office:value="0.78471852004528" calcext:value-type="float">
            <text:p>0.78471852004528</text:p>
          </table:table-cell>
          <table:table-cell office:value-type="float" office:value="1" calcext:value-type="float">
            <text:p>1</text:p>
          </table:table-cell>
          <table:table-cell office:value-type="float" office:value="11.0232737041682" calcext:value-type="float">
            <text:p>11.0232737041682</text:p>
          </table:table-cell>
          <table:table-cell office:value-type="float" office:value="279.991152085872" calcext:value-type="float">
            <text:p>279.991152085872</text:p>
          </table:table-cell>
          <table:table-cell table:formula="of:=AVERAGE([.E69:.E118])" office:value-type="float" office:value="281.461161372147" calcext:value-type="float">
            <text:p>281.461161372147</text:p>
          </table:table-cell>
          <table:table-cell table:number-columns-repeated="4"/>
        </table:table-row>
        <table:table-row table:style-name="ro1">
          <table:table-cell office:value-type="float" office:value="0.474727869033814" calcext:value-type="float">
            <text:p>0.474727869033814</text:p>
          </table:table-cell>
          <table:table-cell table:formula="of:=AVERAGE([.A70:.A119])" office:value-type="float" office:value="0.778262956738472" calcext:value-type="float">
            <text:p>0.778262956738472</text:p>
          </table:table-cell>
          <table:table-cell office:value-type="float" office:value="0" calcext:value-type="float">
            <text:p>0</text:p>
          </table:table-cell>
          <table:table-cell office:value-type="float" office:value="11.0757117400497" calcext:value-type="float">
            <text:p>11.0757117400497</text:p>
          </table:table-cell>
          <table:table-cell office:value-type="float" office:value="281.323078197263" calcext:value-type="float">
            <text:p>281.323078197263</text:p>
          </table:table-cell>
          <table:table-cell table:formula="of:=AVERAGE([.E70:.E119])" office:value-type="float" office:value="281.485273252118" calcext:value-type="float">
            <text:p>281.485273252118</text:p>
          </table:table-cell>
          <table:table-cell table:number-columns-repeated="4"/>
        </table:table-row>
        <table:table-row table:style-name="ro1">
          <table:table-cell office:value-type="float" office:value="0.662892818450928" calcext:value-type="float">
            <text:p>0.662892818450928</text:p>
          </table:table-cell>
          <table:table-cell table:formula="of:=AVERAGE([.A71:.A120])" office:value-type="float" office:value="0.788378345966339" calcext:value-type="float">
            <text:p>0.788378345966339</text:p>
          </table:table-cell>
          <table:table-cell office:value-type="float" office:value="0" calcext:value-type="float">
            <text:p>0</text:p>
          </table:table-cell>
          <table:table-cell office:value-type="float" office:value="11.0708882198334" calcext:value-type="float">
            <text:p>11.0708882198334</text:p>
          </table:table-cell>
          <table:table-cell office:value-type="float" office:value="281.200560783768" calcext:value-type="float">
            <text:p>281.200560783768</text:p>
          </table:table-cell>
          <table:table-cell table:formula="of:=AVERAGE([.E71:.E120])" office:value-type="float" office:value="281.416885826006" calcext:value-type="float">
            <text:p>281.416885826006</text:p>
          </table:table-cell>
          <table:table-cell table:number-columns-repeated="4"/>
        </table:table-row>
        <table:table-row table:style-name="ro1">
          <table:table-cell office:value-type="float" office:value="0.907183587551117" calcext:value-type="float">
            <text:p>0.907183587551117</text:p>
          </table:table-cell>
          <table:table-cell table:formula="of:=AVERAGE([.A72:.A121])" office:value-type="float" office:value="0.791423622369766" calcext:value-type="float">
            <text:p>0.791423622369766</text:p>
          </table:table-cell>
          <table:table-cell office:value-type="float" office:value="0" calcext:value-type="float">
            <text:p>0</text:p>
          </table:table-cell>
          <table:table-cell office:value-type="float" office:value="11.0897047592908" calcext:value-type="float">
            <text:p>11.0897047592908</text:p>
          </table:table-cell>
          <table:table-cell office:value-type="float" office:value="281.678500885987" calcext:value-type="float">
            <text:p>281.678500885987</text:p>
          </table:table-cell>
          <table:table-cell table:formula="of:=AVERAGE([.E72:.E121])" office:value-type="float" office:value="281.443570839882" calcext:value-type="float">
            <text:p>281.443570839882</text:p>
          </table:table-cell>
          <table:table-cell table:number-columns-repeated="4"/>
        </table:table-row>
        <table:table-row table:style-name="ro1">
          <table:table-cell office:value-type="float" office:value="0.8961381316185" calcext:value-type="float">
            <text:p>0.8961381316185</text:p>
          </table:table-cell>
          <table:table-cell table:formula="of:=AVERAGE([.A73:.A122])" office:value-type="float" office:value="0.789346385002136" calcext:value-type="float">
            <text:p>0.789346385002136</text:p>
          </table:table-cell>
          <table:table-cell office:value-type="float" office:value="1" calcext:value-type="float">
            <text:p>1</text:p>
          </table:table-cell>
          <table:table-cell office:value-type="float" office:value="11.0357613533199" calcext:value-type="float">
            <text:p>11.0357613533199</text:p>
          </table:table-cell>
          <table:table-cell office:value-type="float" office:value="280.308338374325" calcext:value-type="float">
            <text:p>280.308338374325</text:p>
          </table:table-cell>
          <table:table-cell table:formula="of:=AVERAGE([.E73:.E122])" office:value-type="float" office:value="281.447243084029" calcext:value-type="float">
            <text:p>281.447243084029</text:p>
          </table:table-cell>
          <table:table-cell table:number-columns-repeated="4"/>
        </table:table-row>
        <table:table-row table:style-name="ro1">
          <table:table-cell office:value-type="float" office:value="0.969143629074097" calcext:value-type="float">
            <text:p>0.969143629074097</text:p>
          </table:table-cell>
          <table:table-cell table:formula="of:=AVERAGE([.A74:.A123])" office:value-type="float" office:value="0.788991057872772" calcext:value-type="float">
            <text:p>0.788991057872772</text:p>
          </table:table-cell>
          <table:table-cell office:value-type="float" office:value="1" calcext:value-type="float">
            <text:p>1</text:p>
          </table:table-cell>
          <table:table-cell office:value-type="float" office:value="11.0251780031979" calcext:value-type="float">
            <text:p>11.0251780031979</text:p>
          </table:table-cell>
          <table:table-cell office:value-type="float" office:value="280.039521281227" calcext:value-type="float">
            <text:p>280.039521281227</text:p>
          </table:table-cell>
          <table:table-cell table:formula="of:=AVERAGE([.E74:.E123])" office:value-type="float" office:value="281.449807873279" calcext:value-type="float">
            <text:p>281.4498078732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5:.A124])" office:value-type="float" office:value="0.794871344566345" calcext:value-type="float">
            <text:p>0.794871344566345</text:p>
          </table:table-cell>
          <table:table-cell office:value-type="float" office:value="1" calcext:value-type="float">
            <text:p>1</text:p>
          </table:table-cell>
          <table:table-cell office:value-type="float" office:value="11.0313895614624" calcext:value-type="float">
            <text:p>11.0313895614624</text:p>
          </table:table-cell>
          <table:table-cell office:value-type="float" office:value="280.197294861145" calcext:value-type="float">
            <text:p>280.197294861145</text:p>
          </table:table-cell>
          <table:table-cell table:formula="of:=AVERAGE([.E75:.E124])" office:value-type="float" office:value="281.449373355184" calcext:value-type="float">
            <text:p>281.449373355184</text:p>
          </table:table-cell>
          <table:table-cell table:number-columns-repeated="4"/>
        </table:table-row>
        <table:table-row table:style-name="ro1">
          <table:table-cell office:value-type="float" office:value="0.964890956878662" calcext:value-type="float">
            <text:p>0.964890956878662</text:p>
          </table:table-cell>
          <table:table-cell table:formula="of:=AVERAGE([.A76:.A125])" office:value-type="float" office:value="0.795238825082779" calcext:value-type="float">
            <text:p>0.795238825082779</text:p>
          </table:table-cell>
          <table:table-cell office:value-type="float" office:value="1" calcext:value-type="float">
            <text:p>1</text:p>
          </table:table-cell>
          <table:table-cell office:value-type="float" office:value="11.0327517864615" calcext:value-type="float">
            <text:p>11.0327517864615</text:p>
          </table:table-cell>
          <table:table-cell office:value-type="float" office:value="280.231895376121" calcext:value-type="float">
            <text:p>280.231895376121</text:p>
          </table:table-cell>
          <table:table-cell table:formula="of:=AVERAGE([.E76:.E125])" office:value-type="float" office:value="281.451129905014" calcext:value-type="float">
            <text:p>281.451129905014</text:p>
          </table:table-cell>
          <table:table-cell table:number-columns-repeated="4"/>
        </table:table-row>
        <table:table-row table:style-name="ro1">
          <table:table-cell office:value-type="float" office:value="0.985597610473633" calcext:value-type="float">
            <text:p>0.985597610473633</text:p>
          </table:table-cell>
          <table:table-cell table:formula="of:=AVERAGE([.A77:.A126])" office:value-type="float" office:value="0.800510488748551" calcext:value-type="float">
            <text:p>0.800510488748551</text:p>
          </table:table-cell>
          <table:table-cell office:value-type="float" office:value="1" calcext:value-type="float">
            <text:p>1</text:p>
          </table:table-cell>
          <table:table-cell office:value-type="float" office:value="11.0329770639807" calcext:value-type="float">
            <text:p>11.0329770639807</text:p>
          </table:table-cell>
          <table:table-cell office:value-type="float" office:value="280.23761742511" calcext:value-type="float">
            <text:p>280.23761742511</text:p>
          </table:table-cell>
          <table:table-cell table:formula="of:=AVERAGE([.E77:.E126])" office:value-type="float" office:value="281.385393098886" calcext:value-type="float">
            <text:p>281.385393098886</text:p>
          </table:table-cell>
          <table:table-cell table:number-columns-repeated="4"/>
        </table:table-row>
        <table:table-row table:style-name="ro1">
          <table:table-cell office:value-type="float" office:value="0.643913209438324" calcext:value-type="float">
            <text:p>0.643913209438324</text:p>
          </table:table-cell>
          <table:table-cell table:formula="of:=AVERAGE([.A78:.A127])" office:value-type="float" office:value="0.79787118434906" calcext:value-type="float">
            <text:p>0.79787118434906</text:p>
          </table:table-cell>
          <table:table-cell office:value-type="float" office:value="0" calcext:value-type="float">
            <text:p>0</text:p>
          </table:table-cell>
          <table:table-cell office:value-type="float" office:value="11.112197311601" calcext:value-type="float">
            <text:p>11.112197311601</text:p>
          </table:table-cell>
          <table:table-cell office:value-type="float" office:value="282.249811714667" calcext:value-type="float">
            <text:p>282.249811714667</text:p>
          </table:table-cell>
          <table:table-cell table:formula="of:=AVERAGE([.E78:.E127])" office:value-type="float" office:value="281.396950445749" calcext:value-type="float">
            <text:p>281.396950445749</text:p>
          </table:table-cell>
          <table:table-cell table:number-columns-repeated="4"/>
        </table:table-row>
        <table:table-row table:style-name="ro1">
          <table:table-cell office:value-type="float" office:value="0.340887129306793" calcext:value-type="float">
            <text:p>0.340887129306793</text:p>
          </table:table-cell>
          <table:table-cell table:formula="of:=AVERAGE([.A79:.A128])" office:value-type="float" office:value="0.78846187710762" calcext:value-type="float">
            <text:p>0.78846187710762</text:p>
          </table:table-cell>
          <table:table-cell office:value-type="float" office:value="0" calcext:value-type="float">
            <text:p>0</text:p>
          </table:table-cell>
          <table:table-cell office:value-type="float" office:value="11.2036482512027" calcext:value-type="float">
            <text:p>11.2036482512027</text:p>
          </table:table-cell>
          <table:table-cell office:value-type="float" office:value="284.572665580549" calcext:value-type="float">
            <text:p>284.572665580549</text:p>
          </table:table-cell>
          <table:table-cell table:formula="of:=AVERAGE([.E79:.E128])" office:value-type="float" office:value="281.453633301446" calcext:value-type="float">
            <text:p>281.453633301446</text:p>
          </table:table-cell>
          <table:table-cell table:number-columns-repeated="4"/>
        </table:table-row>
        <table:table-row table:style-name="ro1">
          <table:table-cell office:value-type="float" office:value="0.857803881168366" calcext:value-type="float">
            <text:p>0.857803881168366</text:p>
          </table:table-cell>
          <table:table-cell table:formula="of:=AVERAGE([.A80:.A129])" office:value-type="float" office:value="0.786162630319595" calcext:value-type="float">
            <text:p>0.786162630319595</text:p>
          </table:table-cell>
          <table:table-cell office:value-type="float" office:value="0" calcext:value-type="float">
            <text:p>0</text:p>
          </table:table-cell>
          <table:table-cell office:value-type="float" office:value="11.1004887472034" calcext:value-type="float">
            <text:p>11.1004887472034</text:p>
          </table:table-cell>
          <table:table-cell office:value-type="float" office:value="281.952414178965" calcext:value-type="float">
            <text:p>281.952414178965</text:p>
          </table:table-cell>
          <table:table-cell table:formula="of:=AVERAGE([.E80:.E129])" office:value-type="float" office:value="281.490858806396" calcext:value-type="float">
            <text:p>281.490858806396</text:p>
          </table:table-cell>
          <table:table-cell table:number-columns-repeated="4"/>
        </table:table-row>
        <table:table-row table:style-name="ro1">
          <table:table-cell office:value-type="float" office:value="0.947389364242554" calcext:value-type="float">
            <text:p>0.947389364242554</text:p>
          </table:table-cell>
          <table:table-cell table:formula="of:=AVERAGE([.A81:.A130])" office:value-type="float" office:value="0.785110417604446" calcext:value-type="float">
            <text:p>0.785110417604446</text:p>
          </table:table-cell>
          <table:table-cell office:value-type="float" office:value="1" calcext:value-type="float">
            <text:p>1</text:p>
          </table:table-cell>
          <table:table-cell office:value-type="float" office:value="11.0226412844658" calcext:value-type="float">
            <text:p>11.0226412844658</text:p>
          </table:table-cell>
          <table:table-cell office:value-type="float" office:value="279.975088625431" calcext:value-type="float">
            <text:p>279.975088625431</text:p>
          </table:table-cell>
          <table:table-cell table:formula="of:=AVERAGE([.E81:.E130])" office:value-type="float" office:value="281.488511574217" calcext:value-type="float">
            <text:p>281.488511574217</text:p>
          </table:table-cell>
          <table:table-cell table:number-columns-repeated="4"/>
        </table:table-row>
        <table:table-row table:style-name="ro1">
          <table:table-cell office:value-type="float" office:value="0.950039327144623" calcext:value-type="float">
            <text:p>0.950039327144623</text:p>
          </table:table-cell>
          <table:table-cell table:formula="of:=AVERAGE([.A82:.A131])" office:value-type="float" office:value="0.800557452440262" calcext:value-type="float">
            <text:p>0.800557452440262</text:p>
          </table:table-cell>
          <table:table-cell office:value-type="float" office:value="1" calcext:value-type="float">
            <text:p>1</text:p>
          </table:table-cell>
          <table:table-cell office:value-type="float" office:value="11.0165846044958" calcext:value-type="float">
            <text:p>11.0165846044958</text:p>
          </table:table-cell>
          <table:table-cell office:value-type="float" office:value="279.821248954192" calcext:value-type="float">
            <text:p>279.821248954192</text:p>
          </table:table-cell>
          <table:table-cell table:formula="of:=AVERAGE([.E82:.E131])" office:value-type="float" office:value="281.453747742426" calcext:value-type="float">
            <text:p>281.453747742426</text:p>
          </table:table-cell>
          <table:table-cell table:number-columns-repeated="4"/>
        </table:table-row>
        <table:table-row table:style-name="ro1">
          <table:table-cell office:value-type="float" office:value="0.308751881122589" calcext:value-type="float">
            <text:p>0.308751881122589</text:p>
          </table:table-cell>
          <table:table-cell table:formula="of:=AVERAGE([.A83:.A132])" office:value-type="float" office:value="0.797162266969681" calcext:value-type="float">
            <text:p>0.797162266969681</text:p>
          </table:table-cell>
          <table:table-cell office:value-type="float" office:value="0" calcext:value-type="float">
            <text:p>0</text:p>
          </table:table-cell>
          <table:table-cell office:value-type="float" office:value="11.146378481862" calcext:value-type="float">
            <text:p>11.146378481862</text:p>
          </table:table-cell>
          <table:table-cell office:value-type="float" office:value="283.118013439294" calcext:value-type="float">
            <text:p>283.118013439294</text:p>
          </table:table-cell>
          <table:table-cell table:formula="of:=AVERAGE([.E83:.E132])" office:value-type="float" office:value="281.443884956529" calcext:value-type="float">
            <text:p>281.4438849565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4:.A133])" office:value-type="float" office:value="0.804040349721909" calcext:value-type="float">
            <text:p>0.804040349721909</text:p>
          </table:table-cell>
          <table:table-cell office:value-type="float" office:value="1" calcext:value-type="float">
            <text:p>1</text:p>
          </table:table-cell>
          <table:table-cell office:value-type="float" office:value="11.0255206127584" calcext:value-type="float">
            <text:p>11.0255206127584</text:p>
          </table:table-cell>
          <table:table-cell office:value-type="float" office:value="280.048223564063" calcext:value-type="float">
            <text:p>280.048223564063</text:p>
          </table:table-cell>
          <table:table-cell table:formula="of:=AVERAGE([.E84:.E133])" office:value-type="float" office:value="281.313313163036" calcext:value-type="float">
            <text:p>281.3133131630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5:.A134])" office:value-type="float" office:value="0.804040349721909" calcext:value-type="float">
            <text:p>0.804040349721909</text:p>
          </table:table-cell>
          <table:table-cell office:value-type="float" office:value="1" calcext:value-type="float">
            <text:p>1</text:p>
          </table:table-cell>
          <table:table-cell office:value-type="float" office:value="11.0211699406683" calcext:value-type="float">
            <text:p>11.0211699406683</text:p>
          </table:table-cell>
          <table:table-cell office:value-type="float" office:value="279.937716492976" calcext:value-type="float">
            <text:p>279.937716492976</text:p>
          </table:table-cell>
          <table:table-cell table:formula="of:=AVERAGE([.E85:.E134])" office:value-type="float" office:value="281.305091889943" calcext:value-type="float">
            <text:p>281.305091889943</text:p>
          </table:table-cell>
          <table:table-cell table:number-columns-repeated="4"/>
        </table:table-row>
        <table:table-row table:style-name="ro1">
          <table:table-cell office:value-type="float" office:value="0.806842982769012" calcext:value-type="float">
            <text:p>0.806842982769012</text:p>
          </table:table-cell>
          <table:table-cell table:formula="of:=AVERAGE([.A86:.A135])" office:value-type="float" office:value="0.805138144493103" calcext:value-type="float">
            <text:p>0.805138144493103</text:p>
          </table:table-cell>
          <table:table-cell office:value-type="float" office:value="1" calcext:value-type="float">
            <text:p>1</text:p>
          </table:table-cell>
          <table:table-cell office:value-type="float" office:value="11.027936479488" calcext:value-type="float">
            <text:p>11.027936479488</text:p>
          </table:table-cell>
          <table:table-cell office:value-type="float" office:value="280.109586578996" calcext:value-type="float">
            <text:p>280.109586578996</text:p>
          </table:table-cell>
          <table:table-cell table:formula="of:=AVERAGE([.E86:.E135])" office:value-type="float" office:value="281.302363783878" calcext:value-type="float">
            <text:p>281.302363783878</text:p>
          </table:table-cell>
          <table:table-cell table:number-columns-repeated="4"/>
        </table:table-row>
        <table:table-row table:style-name="ro1">
          <table:table-cell office:value-type="float" office:value="0.74752414226532" calcext:value-type="float">
            <text:p>0.74752414226532</text:p>
          </table:table-cell>
          <table:table-cell table:formula="of:=AVERAGE([.A87:.A136])" office:value-type="float" office:value="0.802853565216064" calcext:value-type="float">
            <text:p>0.802853565216064</text:p>
          </table:table-cell>
          <table:table-cell office:value-type="float" office:value="0" calcext:value-type="float">
            <text:p>0</text:p>
          </table:table-cell>
          <table:table-cell office:value-type="float" office:value="11.0743237020016" calcext:value-type="float">
            <text:p>11.0743237020016</text:p>
          </table:table-cell>
          <table:table-cell office:value-type="float" office:value="281.28782203084" calcext:value-type="float">
            <text:p>281.28782203084</text:p>
          </table:table-cell>
          <table:table-cell table:formula="of:=AVERAGE([.E87:.E136])" office:value-type="float" office:value="281.324826402438" calcext:value-type="float">
            <text:p>281.324826402438</text:p>
          </table:table-cell>
          <table:table-cell table:number-columns-repeated="4"/>
        </table:table-row>
        <table:table-row table:style-name="ro1">
          <table:table-cell office:value-type="float" office:value="0.937673151493072" calcext:value-type="float">
            <text:p>0.937673151493072</text:p>
          </table:table-cell>
          <table:table-cell table:formula="of:=AVERAGE([.A88:.A137])" office:value-type="float" office:value="0.801607028245926" calcext:value-type="float">
            <text:p>0.801607028245926</text:p>
          </table:table-cell>
          <table:table-cell office:value-type="float" office:value="1" calcext:value-type="float">
            <text:p>1</text:p>
          </table:table-cell>
          <table:table-cell office:value-type="float" office:value="11.0258291960269" calcext:value-type="float">
            <text:p>11.0258291960269</text:p>
          </table:table-cell>
          <table:table-cell office:value-type="float" office:value="280.056061579084" calcext:value-type="float">
            <text:p>280.056061579084</text:p>
          </table:table-cell>
          <table:table-cell table:formula="of:=AVERAGE([.E88:.E137])" office:value-type="float" office:value="281.326410098705" calcext:value-type="float">
            <text:p>281.3264100987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9:.A138])" office:value-type="float" office:value="0.801607028245926" calcext:value-type="float">
            <text:p>0.801607028245926</text:p>
          </table:table-cell>
          <table:table-cell office:value-type="float" office:value="1" calcext:value-type="float">
            <text:p>1</text:p>
          </table:table-cell>
          <table:table-cell office:value-type="float" office:value="11.0284726869166" calcext:value-type="float">
            <text:p>11.0284726869166</text:p>
          </table:table-cell>
          <table:table-cell office:value-type="float" office:value="280.123206247681" calcext:value-type="float">
            <text:p>280.123206247681</text:p>
          </table:table-cell>
          <table:table-cell table:formula="of:=AVERAGE([.E89:.E138])" office:value-type="float" office:value="281.32385365411" calcext:value-type="float">
            <text:p>281.32385365411</text:p>
          </table:table-cell>
          <table:table-cell table:number-columns-repeated="4"/>
        </table:table-row>
        <table:table-row table:style-name="ro1">
          <table:table-cell office:value-type="float" office:value="0.688526391983032" calcext:value-type="float">
            <text:p>0.688526391983032</text:p>
          </table:table-cell>
          <table:table-cell table:formula="of:=AVERAGE([.A90:.A139])" office:value-type="float" office:value="0.796188290119171" calcext:value-type="float">
            <text:p>0.796188290119171</text:p>
          </table:table-cell>
          <table:table-cell office:value-type="float" office:value="0" calcext:value-type="float">
            <text:p>0</text:p>
          </table:table-cell>
          <table:table-cell office:value-type="float" office:value="11.0748974556834" calcext:value-type="float">
            <text:p>11.0748974556834</text:p>
          </table:table-cell>
          <table:table-cell office:value-type="float" office:value="281.302395374357" calcext:value-type="float">
            <text:p>281.302395374357</text:p>
          </table:table-cell>
          <table:table-cell table:formula="of:=AVERAGE([.E90:.E139])" office:value-type="float" office:value="281.310321604299" calcext:value-type="float">
            <text:p>281.310321604299</text:p>
          </table:table-cell>
          <table:table-cell table:number-columns-repeated="4"/>
        </table:table-row>
        <table:table-row table:style-name="ro1">
          <table:table-cell office:value-type="float" office:value="0.827252864837647" calcext:value-type="float">
            <text:p>0.827252864837647</text:p>
          </table:table-cell>
          <table:table-cell table:formula="of:=AVERAGE([.A91:.A140])" office:value-type="float" office:value="0.792733347415924" calcext:value-type="float">
            <text:p>0.792733347415924</text:p>
          </table:table-cell>
          <table:table-cell office:value-type="float" office:value="1" calcext:value-type="float">
            <text:p>1</text:p>
          </table:table-cell>
          <table:table-cell office:value-type="float" office:value="11.0256273849159" calcext:value-type="float">
            <text:p>11.0256273849159</text:p>
          </table:table-cell>
          <table:table-cell office:value-type="float" office:value="280.050935576865" calcext:value-type="float">
            <text:p>280.050935576865</text:p>
          </table:table-cell>
          <table:table-cell table:formula="of:=AVERAGE([.E91:.E140])" office:value-type="float" office:value="281.310034905803" calcext:value-type="float">
            <text:p>281.310034905803</text:p>
          </table:table-cell>
          <table:table-cell table:number-columns-repeated="4"/>
        </table:table-row>
        <table:table-row table:style-name="ro1">
          <table:table-cell office:value-type="float" office:value="0.966734349727631" calcext:value-type="float">
            <text:p>0.966734349727631</text:p>
          </table:table-cell>
          <table:table-cell table:formula="of:=AVERAGE([.A92:.A141])" office:value-type="float" office:value="0.792068034410477" calcext:value-type="float">
            <text:p>0.792068034410477</text:p>
          </table:table-cell>
          <table:table-cell office:value-type="float" office:value="0" calcext:value-type="float">
            <text:p>0</text:p>
          </table:table-cell>
          <table:table-cell office:value-type="float" office:value="11.1298147175968" calcext:value-type="float">
            <text:p>11.1298147175968</text:p>
          </table:table-cell>
          <table:table-cell office:value-type="float" office:value="282.697293826958" calcext:value-type="float">
            <text:p>282.697293826958</text:p>
          </table:table-cell>
          <table:table-cell table:formula="of:=AVERAGE([.E92:.E141])" office:value-type="float" office:value="281.3612746624" calcext:value-type="float">
            <text:p>281.3612746624</text:p>
          </table:table-cell>
          <table:table-cell table:number-columns-repeated="4"/>
        </table:table-row>
        <table:table-row table:style-name="ro1">
          <table:table-cell office:value-type="float" office:value="0.961531937122345" calcext:value-type="float">
            <text:p>0.961531937122345</text:p>
          </table:table-cell>
          <table:table-cell table:formula="of:=AVERAGE([.A93:.A142])" office:value-type="float" office:value="0.791298673152924" calcext:value-type="float">
            <text:p>0.791298673152924</text:p>
          </table:table-cell>
          <table:table-cell office:value-type="float" office:value="0" calcext:value-type="float">
            <text:p>0</text:p>
          </table:table-cell>
          <table:table-cell office:value-type="float" office:value="11.2984807002336" calcext:value-type="float">
            <text:p>11.2984807002336</text:p>
          </table:table-cell>
          <table:table-cell office:value-type="float" office:value="286.981409785933" calcext:value-type="float">
            <text:p>286.981409785933</text:p>
          </table:table-cell>
          <table:table-cell table:formula="of:=AVERAGE([.E93:.E142])" office:value-type="float" office:value="281.501055378484" calcext:value-type="float">
            <text:p>281.501055378484</text:p>
          </table:table-cell>
          <table:table-cell table:number-columns-repeated="4"/>
        </table:table-row>
        <table:table-row table:style-name="ro1">
          <table:table-cell office:value-type="float" office:value="0.603403985500336" calcext:value-type="float">
            <text:p>0.603403985500336</text:p>
          </table:table-cell>
          <table:table-cell table:formula="of:=AVERAGE([.A94:.A143])" office:value-type="float" office:value="0.78336675286293" calcext:value-type="float">
            <text:p>0.78336675286293</text:p>
          </table:table-cell>
          <table:table-cell office:value-type="float" office:value="1" calcext:value-type="float">
            <text:p>1</text:p>
          </table:table-cell>
          <table:table-cell office:value-type="float" office:value="11.0316124923408" calcext:value-type="float">
            <text:p>11.0316124923408</text:p>
          </table:table-cell>
          <table:table-cell office:value-type="float" office:value="280.202957305456" calcext:value-type="float">
            <text:p>280.202957305456</text:p>
          </table:table-cell>
          <table:table-cell table:formula="of:=AVERAGE([.E94:.E143])" office:value-type="float" office:value="281.497842090349" calcext:value-type="float">
            <text:p>281.497842090349</text:p>
          </table:table-cell>
          <table:table-cell table:number-columns-repeated="4"/>
        </table:table-row>
        <table:table-row table:style-name="ro1">
          <table:table-cell office:value-type="float" office:value="0.858052015304565" calcext:value-type="float">
            <text:p>0.858052015304565</text:p>
          </table:table-cell>
          <table:table-cell table:formula="of:=AVERAGE([.A95:.A144])" office:value-type="float" office:value="0.795887250900269" calcext:value-type="float">
            <text:p>0.795887250900269</text:p>
          </table:table-cell>
          <table:table-cell office:value-type="float" office:value="1" calcext:value-type="float">
            <text:p>1</text:p>
          </table:table-cell>
          <table:table-cell office:value-type="float" office:value="11.0315244933099" calcext:value-type="float">
            <text:p>11.0315244933099</text:p>
          </table:table-cell>
          <table:table-cell office:value-type="float" office:value="280.20072213007" calcext:value-type="float">
            <text:p>280.20072213007</text:p>
          </table:table-cell>
          <table:table-cell table:formula="of:=AVERAGE([.E95:.E144])" office:value-type="float" office:value="281.429566124983" calcext:value-type="float">
            <text:p>281.429566124983</text:p>
          </table:table-cell>
          <table:table-cell table:number-columns-repeated="4"/>
        </table:table-row>
        <table:table-row table:style-name="ro1">
          <table:table-cell office:value-type="float" office:value="0.975870728492737" calcext:value-type="float">
            <text:p>0.975870728492737</text:p>
          </table:table-cell>
          <table:table-cell table:formula="of:=AVERAGE([.A96:.A145])" office:value-type="float" office:value="0.795404665470123" calcext:value-type="float">
            <text:p>0.795404665470123</text:p>
          </table:table-cell>
          <table:table-cell office:value-type="float" office:value="1" calcext:value-type="float">
            <text:p>1</text:p>
          </table:table-cell>
          <table:table-cell office:value-type="float" office:value="11.0294078232855" calcext:value-type="float">
            <text:p>11.0294078232855</text:p>
          </table:table-cell>
          <table:table-cell office:value-type="float" office:value="280.146958711451" calcext:value-type="float">
            <text:p>280.146958711451</text:p>
          </table:table-cell>
          <table:table-cell table:formula="of:=AVERAGE([.E96:.E145])" office:value-type="float" office:value="281.427288034229" calcext:value-type="float">
            <text:p>281.427288034229</text:p>
          </table:table-cell>
          <table:table-cell table:number-columns-repeated="4"/>
        </table:table-row>
        <table:table-row table:style-name="ro1">
          <table:table-cell office:value-type="float" office:value="0.954049229621887" calcext:value-type="float">
            <text:p>0.954049229621887</text:p>
          </table:table-cell>
          <table:table-cell table:formula="of:=AVERAGE([.A97:.A146])" office:value-type="float" office:value="0.807148945331573" calcext:value-type="float">
            <text:p>0.807148945331573</text:p>
          </table:table-cell>
          <table:table-cell office:value-type="float" office:value="0" calcext:value-type="float">
            <text:p>0</text:p>
          </table:table-cell>
          <table:table-cell office:value-type="float" office:value="11.0896449199498" calcext:value-type="float">
            <text:p>11.0896449199498</text:p>
          </table:table-cell>
          <table:table-cell office:value-type="float" office:value="281.676980966724" calcext:value-type="float">
            <text:p>281.676980966724</text:p>
          </table:table-cell>
          <table:table-cell table:formula="of:=AVERAGE([.E97:.E146])" office:value-type="float" office:value="281.437721832931" calcext:value-type="float">
            <text:p>281.437721832931</text:p>
          </table:table-cell>
          <table:table-cell table:number-columns-repeated="4"/>
        </table:table-row>
        <table:table-row table:style-name="ro1">
          <table:table-cell office:value-type="float" office:value="0.797774076461792" calcext:value-type="float">
            <text:p>0.797774076461792</text:p>
          </table:table-cell>
          <table:table-cell table:formula="of:=AVERAGE([.A98:.A147])" office:value-type="float" office:value="0.819365668296814" calcext:value-type="float">
            <text:p>0.819365668296814</text:p>
          </table:table-cell>
          <table:table-cell office:value-type="float" office:value="0" calcext:value-type="float">
            <text:p>0</text:p>
          </table:table-cell>
          <table:table-cell office:value-type="float" office:value="11.0416138755381" calcext:value-type="float">
            <text:p>11.0416138755381</text:p>
          </table:table-cell>
          <table:table-cell office:value-type="float" office:value="280.456992438668" calcext:value-type="float">
            <text:p>280.456992438668</text:p>
          </table:table-cell>
          <table:table-cell table:formula="of:=AVERAGE([.E98:.E147])" office:value-type="float" office:value="281.310450946448" calcext:value-type="float">
            <text:p>281.310450946448</text:p>
          </table:table-cell>
          <table:table-cell table:number-columns-repeated="4"/>
        </table:table-row>
        <table:table-row table:style-name="ro1">
          <table:table-cell office:value-type="float" office:value="0.788426280021668" calcext:value-type="float">
            <text:p>0.788426280021668</text:p>
          </table:table-cell>
          <table:table-cell table:formula="of:=AVERAGE([.A99:.A148])" office:value-type="float" office:value="0.821357262134552" calcext:value-type="float">
            <text:p>0.821357262134552</text:p>
          </table:table-cell>
          <table:table-cell office:value-type="float" office:value="1" calcext:value-type="float">
            <text:p>1</text:p>
          </table:table-cell>
          <table:table-cell office:value-type="float" office:value="11.0242663332373" calcext:value-type="float">
            <text:p>11.0242663332373</text:p>
          </table:table-cell>
          <table:table-cell office:value-type="float" office:value="280.016364864227" calcext:value-type="float">
            <text:p>280.016364864227</text:p>
          </table:table-cell>
          <table:table-cell table:formula="of:=AVERAGE([.E99:.E148])" office:value-type="float" office:value="281.186289039916" calcext:value-type="float">
            <text:p>281.1862890399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0:.A149])" office:value-type="float" office:value="0.838415858745575" calcext:value-type="float">
            <text:p>0.838415858745575</text:p>
          </table:table-cell>
          <table:table-cell office:value-type="float" office:value="1" calcext:value-type="float">
            <text:p>1</text:p>
          </table:table-cell>
          <table:table-cell office:value-type="float" office:value="11.0256919175386" calcext:value-type="float">
            <text:p>11.0256919175386</text:p>
          </table:table-cell>
          <table:table-cell office:value-type="float" office:value="280.052574705481" calcext:value-type="float">
            <text:p>280.052574705481</text:p>
          </table:table-cell>
          <table:table-cell table:formula="of:=AVERAGE([.E100:.E149])" office:value-type="float" office:value="281.149167247104" calcext:value-type="float">
            <text:p>281.149167247104</text:p>
          </table:table-cell>
          <table:table-cell table:number-columns-repeated="4"/>
        </table:table-row>
        <table:table-row table:style-name="ro1">
          <table:table-cell office:value-type="float" office:value="0.302640110254288" calcext:value-type="float">
            <text:p>0.302640110254288</text:p>
          </table:table-cell>
          <table:table-cell table:formula="of:=AVERAGE([.A101:.A150])" office:value-type="float" office:value="0.825289242863655" calcext:value-type="float">
            <text:p>0.825289242863655</text:p>
          </table:table-cell>
          <table:table-cell office:value-type="float" office:value="1" calcext:value-type="float">
            <text:p>1</text:p>
          </table:table-cell>
          <table:table-cell office:value-type="float" office:value="11.0243918785214" calcext:value-type="float">
            <text:p>11.0243918785214</text:p>
          </table:table-cell>
          <table:table-cell office:value-type="float" office:value="280.019553714445" calcext:value-type="float">
            <text:p>280.019553714445</text:p>
          </table:table-cell>
          <table:table-cell table:formula="of:=AVERAGE([.E101:.E150])" office:value-type="float" office:value="281.148654050835" calcext:value-type="float">
            <text:p>281.148654050835</text:p>
          </table:table-cell>
          <table:table-cell table:number-columns-repeated="4"/>
        </table:table-row>
        <table:table-row table:style-name="ro1">
          <table:table-cell office:value-type="float" office:value="0.87241792678833" calcext:value-type="float">
            <text:p>0.87241792678833</text:p>
          </table:table-cell>
          <table:table-cell table:formula="of:=AVERAGE([.A102:.A151])" office:value-type="float" office:value="0.828112838864326" calcext:value-type="float">
            <text:p>0.828112838864326</text:p>
          </table:table-cell>
          <table:table-cell office:value-type="float" office:value="1" calcext:value-type="float">
            <text:p>1</text:p>
          </table:table-cell>
          <table:table-cell office:value-type="float" office:value="11.0237782319456" calcext:value-type="float">
            <text:p>11.0237782319456</text:p>
          </table:table-cell>
          <table:table-cell office:value-type="float" office:value="280.003967091419" calcext:value-type="float">
            <text:p>280.003967091419</text:p>
          </table:table-cell>
          <table:table-cell table:formula="of:=AVERAGE([.E102:.E151])" office:value-type="float" office:value="281.025642514568" calcext:value-type="float">
            <text:p>281.025642514568</text:p>
          </table:table-cell>
          <table:table-cell table:number-columns-repeated="4"/>
        </table:table-row>
        <table:table-row table:style-name="ro1">
          <table:table-cell office:value-type="float" office:value="0.929643213748932" calcext:value-type="float">
            <text:p>0.929643213748932</text:p>
          </table:table-cell>
          <table:table-cell table:formula="of:=AVERAGE([.A103:.A152])" office:value-type="float" office:value="0.829306464791298" calcext:value-type="float">
            <text:p>0.829306464791298</text:p>
          </table:table-cell>
          <table:table-cell office:value-type="float" office:value="1" calcext:value-type="float">
            <text:p>1</text:p>
          </table:table-cell>
          <table:table-cell office:value-type="float" office:value="11.0206079201907" calcext:value-type="float">
            <text:p>11.0206079201907</text:p>
          </table:table-cell>
          <table:table-cell office:value-type="float" office:value="279.923441172844" calcext:value-type="float">
            <text:p>279.923441172844</text:p>
          </table:table-cell>
          <table:table-cell table:formula="of:=AVERAGE([.E103:.E152])" office:value-type="float" office:value="281.023084281833" calcext:value-type="float">
            <text:p>281.0230842818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4:.A153])" office:value-type="float" office:value="0.829306464791298" calcext:value-type="float">
            <text:p>0.829306464791298</text:p>
          </table:table-cell>
          <table:table-cell office:value-type="float" office:value="1" calcext:value-type="float">
            <text:p>1</text:p>
          </table:table-cell>
          <table:table-cell office:value-type="float" office:value="11.0267373460263" calcext:value-type="float">
            <text:p>11.0267373460263</text:p>
          </table:table-cell>
          <table:table-cell office:value-type="float" office:value="280.079128589068" calcext:value-type="float">
            <text:p>280.079128589068</text:p>
          </table:table-cell>
          <table:table-cell table:formula="of:=AVERAGE([.E104:.E153])" office:value-type="float" office:value="281.021111963072" calcext:value-type="float">
            <text:p>281.021111963072</text:p>
          </table:table-cell>
          <table:table-cell table:number-columns-repeated="4"/>
        </table:table-row>
        <table:table-row table:style-name="ro1">
          <table:table-cell office:value-type="float" office:value="0.904554545879364" calcext:value-type="float">
            <text:p>0.904554545879364</text:p>
          </table:table-cell>
          <table:table-cell table:formula="of:=AVERAGE([.A105:.A154])" office:value-type="float" office:value="0.827397555708885" calcext:value-type="float">
            <text:p>0.827397555708885</text:p>
          </table:table-cell>
          <table:table-cell office:value-type="float" office:value="1" calcext:value-type="float">
            <text:p>1</text:p>
          </table:table-cell>
          <table:table-cell office:value-type="float" office:value="11.0294711825877" calcext:value-type="float">
            <text:p>11.0294711825877</text:p>
          </table:table-cell>
          <table:table-cell office:value-type="float" office:value="280.148568037729" calcext:value-type="float">
            <text:p>280.148568037729</text:p>
          </table:table-cell>
          <table:table-cell table:formula="of:=AVERAGE([.E105:.E154])" office:value-type="float" office:value="281.022318361734" calcext:value-type="float">
            <text:p>281.022318361734</text:p>
          </table:table-cell>
          <table:table-cell table:number-columns-repeated="4"/>
        </table:table-row>
        <table:table-row table:style-name="ro1">
          <table:table-cell office:value-type="float" office:value="0.981473505496979" calcext:value-type="float">
            <text:p>0.981473505496979</text:p>
          </table:table-cell>
          <table:table-cell table:formula="of:=AVERAGE([.A106:.A155])" office:value-type="float" office:value="0.831941824555397" calcext:value-type="float">
            <text:p>0.831941824555397</text:p>
          </table:table-cell>
          <table:table-cell office:value-type="float" office:value="1" calcext:value-type="float">
            <text:p>1</text:p>
          </table:table-cell>
          <table:table-cell office:value-type="float" office:value="11.0318225166947" calcext:value-type="float">
            <text:p>11.0318225166947</text:p>
          </table:table-cell>
          <table:table-cell office:value-type="float" office:value="280.208291924044" calcext:value-type="float">
            <text:p>280.208291924044</text:p>
          </table:table-cell>
          <table:table-cell table:formula="of:=AVERAGE([.E106:.E155])" office:value-type="float" office:value="281.022065637904" calcext:value-type="float">
            <text:p>281.0220656379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7:.A156])" office:value-type="float" office:value="0.832476058602333" calcext:value-type="float">
            <text:p>0.832476058602333</text:p>
          </table:table-cell>
          <table:table-cell office:value-type="float" office:value="1" calcext:value-type="float">
            <text:p>1</text:p>
          </table:table-cell>
          <table:table-cell office:value-type="float" office:value="11.0277053353667" calcext:value-type="float">
            <text:p>11.0277053353667</text:p>
          </table:table-cell>
          <table:table-cell office:value-type="float" office:value="280.103715518315" calcext:value-type="float">
            <text:p>280.103715518315</text:p>
          </table:table-cell>
          <table:table-cell table:formula="of:=AVERAGE([.E107:.E156])" office:value-type="float" office:value="281.022585390687" calcext:value-type="float">
            <text:p>281.022585390687</text:p>
          </table:table-cell>
          <table:table-cell table:number-columns-repeated="4"/>
        </table:table-row>
        <table:table-row table:style-name="ro1">
          <table:table-cell office:value-type="float" office:value="0.982976913452148" calcext:value-type="float">
            <text:p>0.982976913452148</text:p>
          </table:table-cell>
          <table:table-cell table:formula="of:=AVERAGE([.A108:.A157])" office:value-type="float" office:value="0.832578445076942" calcext:value-type="float">
            <text:p>0.832578445076942</text:p>
          </table:table-cell>
          <table:table-cell office:value-type="float" office:value="1" calcext:value-type="float">
            <text:p>1</text:p>
          </table:table-cell>
          <table:table-cell office:value-type="float" office:value="11.0247696876943" calcext:value-type="float">
            <text:p>11.0247696876943</text:p>
          </table:table-cell>
          <table:table-cell office:value-type="float" office:value="280.029150067435" calcext:value-type="float">
            <text:p>280.029150067435</text:p>
          </table:table-cell>
          <table:table-cell table:formula="of:=AVERAGE([.E108:.E157])" office:value-type="float" office:value="280.998382911606" calcext:value-type="float">
            <text:p>280.9983829116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9:.A158])" office:value-type="float" office:value="0.837135751843452" calcext:value-type="float">
            <text:p>0.837135751843452</text:p>
          </table:table-cell>
          <table:table-cell office:value-type="float" office:value="1" calcext:value-type="float">
            <text:p>1</text:p>
          </table:table-cell>
          <table:table-cell office:value-type="float" office:value="11.0264569224477" calcext:value-type="float">
            <text:p>11.0264569224477</text:p>
          </table:table-cell>
          <table:table-cell office:value-type="float" office:value="280.072005830171" calcext:value-type="float">
            <text:p>280.072005830171</text:p>
          </table:table-cell>
          <table:table-cell table:formula="of:=AVERAGE([.E109:.E158])" office:value-type="float" office:value="280.936597299514" calcext:value-type="float">
            <text:p>280.9365972995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0:.A159])" office:value-type="float" office:value="0.837135751843452" calcext:value-type="float">
            <text:p>0.837135751843452</text:p>
          </table:table-cell>
          <table:table-cell office:value-type="float" office:value="1" calcext:value-type="float">
            <text:p>1</text:p>
          </table:table-cell>
          <table:table-cell office:value-type="float" office:value="11.027902453196" calcext:value-type="float">
            <text:p>11.027902453196</text:p>
          </table:table-cell>
          <table:table-cell office:value-type="float" office:value="280.10872231118" calcext:value-type="float">
            <text:p>280.10872231118</text:p>
          </table:table-cell>
          <table:table-cell table:formula="of:=AVERAGE([.E110:.E159])" office:value-type="float" office:value="280.936355304526" calcext:value-type="float">
            <text:p>280.936355304526</text:p>
          </table:table-cell>
          <table:table-cell table:number-columns-repeated="4"/>
        </table:table-row>
        <table:table-row table:style-name="ro1">
          <table:table-cell office:value-type="float" office:value="0.934871077537537" calcext:value-type="float">
            <text:p>0.934871077537537</text:p>
          </table:table-cell>
          <table:table-cell table:formula="of:=AVERAGE([.A111:.A160])" office:value-type="float" office:value="0.844085150361061" calcext:value-type="float">
            <text:p>0.844085150361061</text:p>
          </table:table-cell>
          <table:table-cell office:value-type="float" office:value="1" calcext:value-type="float">
            <text:p>1</text:p>
          </table:table-cell>
          <table:table-cell office:value-type="float" office:value="11.0280268251598" calcext:value-type="float">
            <text:p>11.0280268251598</text:p>
          </table:table-cell>
          <table:table-cell office:value-type="float" office:value="280.111881359059" calcext:value-type="float">
            <text:p>280.111881359059</text:p>
          </table:table-cell>
          <table:table-cell table:formula="of:=AVERAGE([.E111:.E160])" office:value-type="float" office:value="280.865291032371" calcext:value-type="float">
            <text:p>280.8652910323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2:.A161])" office:value-type="float" office:value="0.848554072976112" calcext:value-type="float">
            <text:p>0.848554072976112</text:p>
          </table:table-cell>
          <table:table-cell office:value-type="float" office:value="1" calcext:value-type="float">
            <text:p>1</text:p>
          </table:table-cell>
          <table:table-cell office:value-type="float" office:value="11.0275962165684" calcext:value-type="float">
            <text:p>11.0275962165684</text:p>
          </table:table-cell>
          <table:table-cell office:value-type="float" office:value="280.100943900836" calcext:value-type="float">
            <text:p>280.100943900836</text:p>
          </table:table-cell>
          <table:table-cell table:formula="of:=AVERAGE([.E112:.E161])" office:value-type="float" office:value="280.861633689393" calcext:value-type="float">
            <text:p>280.861633689393</text:p>
          </table:table-cell>
          <table:table-cell table:number-columns-repeated="4"/>
        </table:table-row>
        <table:table-row table:style-name="ro1">
          <table:table-cell office:value-type="float" office:value="0.982775926589966" calcext:value-type="float">
            <text:p>0.982775926589966</text:p>
          </table:table-cell>
          <table:table-cell table:formula="of:=AVERAGE([.A113:.A162])" office:value-type="float" office:value="0.857510511279106" calcext:value-type="float">
            <text:p>0.857510511279106</text:p>
          </table:table-cell>
          <table:table-cell office:value-type="float" office:value="1" calcext:value-type="float">
            <text:p>1</text:p>
          </table:table-cell>
          <table:table-cell office:value-type="float" office:value="11.0198217955142" calcext:value-type="float">
            <text:p>11.0198217955142</text:p>
          </table:table-cell>
          <table:table-cell office:value-type="float" office:value="279.903473606061" calcext:value-type="float">
            <text:p>279.903473606061</text:p>
          </table:table-cell>
          <table:table-cell table:formula="of:=AVERAGE([.E113:.E162])" office:value-type="float" office:value="280.770570259977" calcext:value-type="float">
            <text:p>280.7705702599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4:.A163])" office:value-type="float" office:value="0.860141754746437" calcext:value-type="float">
            <text:p>0.860141754746437</text:p>
          </table:table-cell>
          <table:table-cell office:value-type="float" office:value="1" calcext:value-type="float">
            <text:p>1</text:p>
          </table:table-cell>
          <table:table-cell office:value-type="float" office:value="11.023310077101" calcext:value-type="float">
            <text:p>11.023310077101</text:p>
          </table:table-cell>
          <table:table-cell office:value-type="float" office:value="279.992075958365" calcext:value-type="float">
            <text:p>279.992075958365</text:p>
          </table:table-cell>
          <table:table-cell table:formula="of:=AVERAGE([.E114:.E163])" office:value-type="float" office:value="280.738955939317" calcext:value-type="float">
            <text:p>280.738955939317</text:p>
          </table:table-cell>
          <table:table-cell table:number-columns-repeated="4"/>
        </table:table-row>
        <table:table-row table:style-name="ro1">
          <table:table-cell office:value-type="float" office:value="0.987909972667694" calcext:value-type="float">
            <text:p>0.987909972667694</text:p>
          </table:table-cell>
          <table:table-cell table:formula="of:=AVERAGE([.A115:.A164])" office:value-type="float" office:value="0.866733674407005" calcext:value-type="float">
            <text:p>0.866733674407005</text:p>
          </table:table-cell>
          <table:table-cell office:value-type="float" office:value="1" calcext:value-type="float">
            <text:p>1</text:p>
          </table:table-cell>
          <table:table-cell office:value-type="float" office:value="11.024484570834" calcext:value-type="float">
            <text:p>11.024484570834</text:p>
          </table:table-cell>
          <table:table-cell office:value-type="float" office:value="280.021908099185" calcext:value-type="float">
            <text:p>280.021908099185</text:p>
          </table:table-cell>
          <table:table-cell table:formula="of:=AVERAGE([.E115:.E164])" office:value-type="float" office:value="280.735323630303" calcext:value-type="float">
            <text:p>280.735323630303</text:p>
          </table:table-cell>
          <table:table-cell table:number-columns-repeated="4"/>
        </table:table-row>
        <table:table-row table:style-name="ro1">
          <table:table-cell office:value-type="float" office:value="0.968875169754028" calcext:value-type="float">
            <text:p>0.968875169754028</text:p>
          </table:table-cell>
          <table:table-cell table:formula="of:=AVERAGE([.A116:.A165])" office:value-type="float" office:value="0.867463448643684" calcext:value-type="float">
            <text:p>0.867463448643684</text:p>
          </table:table-cell>
          <table:table-cell office:value-type="float" office:value="1" calcext:value-type="float">
            <text:p>1</text:p>
          </table:table-cell>
          <table:table-cell office:value-type="float" office:value="11.0307113822639" calcext:value-type="float">
            <text:p>11.0307113822639</text:p>
          </table:table-cell>
          <table:table-cell office:value-type="float" office:value="280.180069109503" calcext:value-type="float">
            <text:p>280.180069109503</text:p>
          </table:table-cell>
          <table:table-cell table:formula="of:=AVERAGE([.E116:.E165])" office:value-type="float" office:value="280.737846100232" calcext:value-type="float">
            <text:p>280.7378461002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7:.A166])" office:value-type="float" office:value="0.870932169556618" calcext:value-type="float">
            <text:p>0.870932169556618</text:p>
          </table:table-cell>
          <table:table-cell office:value-type="float" office:value="1" calcext:value-type="float">
            <text:p>1</text:p>
          </table:table-cell>
          <table:table-cell office:value-type="float" office:value="11.025613305071" calcext:value-type="float">
            <text:p>11.025613305071</text:p>
          </table:table-cell>
          <table:table-cell office:value-type="float" office:value="280.050577948803" calcext:value-type="float">
            <text:p>280.050577948803</text:p>
          </table:table-cell>
          <table:table-cell table:formula="of:=AVERAGE([.E117:.E166])" office:value-type="float" office:value="280.737868153962" calcext:value-type="float">
            <text:p>280.7378681539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8:.A167])" office:value-type="float" office:value="0.873423197865486" calcext:value-type="float">
            <text:p>0.873423197865486</text:p>
          </table:table-cell>
          <table:table-cell office:value-type="float" office:value="1" calcext:value-type="float">
            <text:p>1</text:p>
          </table:table-cell>
          <table:table-cell office:value-type="float" office:value="11.0255135728359" calcext:value-type="float">
            <text:p>11.0255135728359</text:p>
          </table:table-cell>
          <table:table-cell office:value-type="float" office:value="280.048044750032" calcext:value-type="float">
            <text:p>280.048044750032</text:p>
          </table:table-cell>
          <table:table-cell table:formula="of:=AVERAGE([.E118:.E167])" office:value-type="float" office:value="280.667018458645" calcext:value-type="float">
            <text:p>280.6670184586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9:.A168])" office:value-type="float" office:value="0.873423197865486" calcext:value-type="float">
            <text:p>0.873423197865486</text:p>
          </table:table-cell>
          <table:table-cell office:value-type="float" office:value="1" calcext:value-type="float">
            <text:p>1</text:p>
          </table:table-cell>
          <table:table-cell office:value-type="float" office:value="11.0289690014511" calcext:value-type="float">
            <text:p>11.0289690014511</text:p>
          </table:table-cell>
          <table:table-cell office:value-type="float" office:value="280.135812636859" calcext:value-type="float">
            <text:p>280.135812636859</text:p>
          </table:table-cell>
          <table:table-cell table:formula="of:=AVERAGE([.E119:.E168])" office:value-type="float" office:value="280.669911669664" calcext:value-type="float">
            <text:p>280.669911669664</text:p>
          </table:table-cell>
          <table:table-cell table:number-columns-repeated="4"/>
        </table:table-row>
        <table:table-row table:style-name="ro1">
          <table:table-cell office:value-type="float" office:value="0.618148684501648" calcext:value-type="float">
            <text:p>0.618148684501648</text:p>
          </table:table-cell>
          <table:table-cell table:formula="of:=AVERAGE([.A120:.A169])" office:value-type="float" office:value="0.876291614174843" calcext:value-type="float">
            <text:p>0.876291614174843</text:p>
          </table:table-cell>
          <table:table-cell office:value-type="float" office:value="0" calcext:value-type="float">
            <text:p>0</text:p>
          </table:table-cell>
          <table:table-cell office:value-type="float" office:value="11.1923878952026" calcext:value-type="float">
            <text:p>11.1923878952026</text:p>
          </table:table-cell>
          <table:table-cell office:value-type="float" office:value="284.286652538147" calcext:value-type="float">
            <text:p>284.286652538147</text:p>
          </table:table-cell>
          <table:table-cell table:formula="of:=AVERAGE([.E120:.E169])" office:value-type="float" office:value="280.729183156482" calcext:value-type="float">
            <text:p>280.729183156482</text:p>
          </table:table-cell>
          <table:table-cell table:number-columns-repeated="4"/>
        </table:table-row>
        <table:table-row table:style-name="ro1">
          <table:table-cell office:value-type="float" office:value="0.914107322692871" calcext:value-type="float">
            <text:p>0.914107322692871</text:p>
          </table:table-cell>
          <table:table-cell table:formula="of:=AVERAGE([.A121:.A170])" office:value-type="float" office:value="0.881315904259682" calcext:value-type="float">
            <text:p>0.881315904259682</text:p>
          </table:table-cell>
          <table:table-cell office:value-type="float" office:value="1" calcext:value-type="float">
            <text:p>1</text:p>
          </table:table-cell>
          <table:table-cell office:value-type="float" office:value="11.02652028175" calcext:value-type="float">
            <text:p>11.02652028175</text:p>
          </table:table-cell>
          <table:table-cell office:value-type="float" office:value="280.073615156449" calcext:value-type="float">
            <text:p>280.073615156449</text:p>
          </table:table-cell>
          <table:table-cell table:formula="of:=AVERAGE([.E121:.E170])" office:value-type="float" office:value="280.706644243936" calcext:value-type="float">
            <text:p>280.706644243936</text:p>
          </table:table-cell>
          <table:table-cell table:number-columns-repeated="4"/>
        </table:table-row>
        <table:table-row table:style-name="ro1">
          <table:table-cell office:value-type="float" office:value="0.991682291030884" calcext:value-type="float">
            <text:p>0.991682291030884</text:p>
          </table:table-cell>
          <table:table-cell table:formula="of:=AVERAGE([.A122:.A171])" office:value-type="float" office:value="0.883005878329277" calcext:value-type="float">
            <text:p>0.883005878329277</text:p>
          </table:table-cell>
          <table:table-cell office:value-type="float" office:value="1" calcext:value-type="float">
            <text:p>1</text:p>
          </table:table-cell>
          <table:table-cell office:value-type="float" office:value="11.0308768204421" calcext:value-type="float">
            <text:p>11.0308768204421</text:p>
          </table:table-cell>
          <table:table-cell office:value-type="float" office:value="280.184271239229" calcext:value-type="float">
            <text:p>280.184271239229</text:p>
          </table:table-cell>
          <table:table-cell table:formula="of:=AVERAGE([.E122:.E171])" office:value-type="float" office:value="280.676759651001" calcext:value-type="float">
            <text:p>280.676759651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3:.A172])" office:value-type="float" office:value="0.885083115696907" calcext:value-type="float">
            <text:p>0.885083115696907</text:p>
          </table:table-cell>
          <table:table-cell office:value-type="float" office:value="1" calcext:value-type="float">
            <text:p>1</text:p>
          </table:table-cell>
          <table:table-cell office:value-type="float" office:value="11.0301681349128" calcext:value-type="float">
            <text:p>11.0301681349128</text:p>
          </table:table-cell>
          <table:table-cell office:value-type="float" office:value="280.166270626786" calcext:value-type="float">
            <text:p>280.166270626786</text:p>
          </table:table-cell>
          <table:table-cell table:formula="of:=AVERAGE([.E123:.E172])" office:value-type="float" office:value="280.67391829605" calcext:value-type="float">
            <text:p>280.67391829605</text:p>
          </table:table-cell>
          <table:table-cell table:number-columns-repeated="4"/>
        </table:table-row>
        <table:table-row table:style-name="ro1">
          <table:table-cell office:value-type="float" office:value="0.780432760715485" calcext:value-type="float">
            <text:p>0.780432760715485</text:p>
          </table:table-cell>
          <table:table-cell table:formula="of:=AVERAGE([.A124:.A173])" office:value-type="float" office:value="0.881308898329735" calcext:value-type="float">
            <text:p>0.881308898329735</text:p>
          </table:table-cell>
          <table:table-cell office:value-type="float" office:value="0" calcext:value-type="float">
            <text:p>0</text:p>
          </table:table-cell>
          <table:table-cell office:value-type="float" office:value="11.0555188957483" calcext:value-type="float">
            <text:p>11.0555188957483</text:p>
          </table:table-cell>
          <table:table-cell office:value-type="float" office:value="280.810179952006" calcext:value-type="float">
            <text:p>280.810179952006</text:p>
          </table:table-cell>
          <table:table-cell table:formula="of:=AVERAGE([.E124:.E173])" office:value-type="float" office:value="280.689331469466" calcext:value-type="float">
            <text:p>280.689331469466</text:p>
          </table:table-cell>
          <table:table-cell table:number-columns-repeated="4"/>
        </table:table-row>
        <table:table-row table:style-name="ro1">
          <table:table-cell office:value-type="float" office:value="0.73076593875885" calcext:value-type="float">
            <text:p>0.73076593875885</text:p>
          </table:table-cell>
          <table:table-cell table:formula="of:=AVERAGE([.A125:.A174])" office:value-type="float" office:value="0.875924217104912" calcext:value-type="float">
            <text:p>0.875924217104912</text:p>
          </table:table-cell>
          <table:table-cell office:value-type="float" office:value="0" calcext:value-type="float">
            <text:p>0</text:p>
          </table:table-cell>
          <table:table-cell office:value-type="float" office:value="11.0486021719158" calcext:value-type="float">
            <text:p>11.0486021719158</text:p>
          </table:table-cell>
          <table:table-cell office:value-type="float" office:value="280.634495166661" calcext:value-type="float">
            <text:p>280.634495166661</text:p>
          </table:table-cell>
          <table:table-cell table:formula="of:=AVERAGE([.E125:.E174])" office:value-type="float" office:value="280.698075475576" calcext:value-type="float">
            <text:p>280.698075475576</text:p>
          </table:table-cell>
          <table:table-cell table:number-columns-repeated="4"/>
        </table:table-row>
        <table:table-row table:style-name="ro1">
          <table:table-cell office:value-type="float" office:value="0.978926658630371" calcext:value-type="float">
            <text:p>0.978926658630371</text:p>
          </table:table-cell>
          <table:table-cell table:formula="of:=AVERAGE([.A126:.A175])" office:value-type="float" office:value="0.876204931139946" calcext:value-type="float">
            <text:p>0.876204931139946</text:p>
          </table:table-cell>
          <table:table-cell office:value-type="float" office:value="1" calcext:value-type="float">
            <text:p>1</text:p>
          </table:table-cell>
          <table:table-cell office:value-type="float" office:value="11.0218363866627" calcext:value-type="float">
            <text:p>11.0218363866627</text:p>
          </table:table-cell>
          <table:table-cell office:value-type="float" office:value="279.954644221233" calcext:value-type="float">
            <text:p>279.954644221233</text:p>
          </table:table-cell>
          <table:table-cell table:formula="of:=AVERAGE([.E126:.E175])" office:value-type="float" office:value="280.692530452478" calcext:value-type="float">
            <text:p>280.6925304524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7:.A176])" office:value-type="float" office:value="0.876492978930473" calcext:value-type="float">
            <text:p>0.876492978930473</text:p>
          </table:table-cell>
          <table:table-cell office:value-type="float" office:value="1" calcext:value-type="float">
            <text:p>1</text:p>
          </table:table-cell>
          <table:table-cell office:value-type="float" office:value="11.0296436606884" calcext:value-type="float">
            <text:p>11.0296436606884</text:p>
          </table:table-cell>
          <table:table-cell office:value-type="float" office:value="280.152948981485" calcext:value-type="float">
            <text:p>280.152948981485</text:p>
          </table:table-cell>
          <table:table-cell table:formula="of:=AVERAGE([.E127:.E176])" office:value-type="float" office:value="280.690837083606" calcext:value-type="float">
            <text:p>280.6908370836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8:.A177])" office:value-type="float" office:value="0.883614714741707" calcext:value-type="float">
            <text:p>0.883614714741707</text:p>
          </table:table-cell>
          <table:table-cell office:value-type="float" office:value="1" calcext:value-type="float">
            <text:p>1</text:p>
          </table:table-cell>
          <table:table-cell office:value-type="float" office:value="11.025277735433" calcext:value-type="float">
            <text:p>11.025277735433</text:p>
          </table:table-cell>
          <table:table-cell office:value-type="float" office:value="280.042054479998" calcext:value-type="float">
            <text:p>280.042054479998</text:p>
          </table:table-cell>
          <table:table-cell table:formula="of:=AVERAGE([.E128:.E177])" office:value-type="float" office:value="280.646681938912" calcext:value-type="float">
            <text:p>280.646681938912</text:p>
          </table:table-cell>
          <table:table-cell table:number-columns-repeated="4"/>
        </table:table-row>
        <table:table-row table:style-name="ro1">
          <table:table-cell office:value-type="float" office:value="0.852815389633179" calcext:value-type="float">
            <text:p>0.852815389633179</text:p>
          </table:table-cell>
          <table:table-cell table:formula="of:=AVERAGE([.A129:.A178])" office:value-type="float" office:value="0.893853279948235" calcext:value-type="float">
            <text:p>0.893853279948235</text:p>
          </table:table-cell>
          <table:table-cell office:value-type="float" office:value="0" calcext:value-type="float">
            <text:p>0</text:p>
          </table:table-cell>
          <table:table-cell office:value-type="float" office:value="11.1570944171906" calcext:value-type="float">
            <text:p>11.1570944171906</text:p>
          </table:table-cell>
          <table:table-cell office:value-type="float" office:value="283.39019819664" calcext:value-type="float">
            <text:p>283.39019819664</text:p>
          </table:table-cell>
          <table:table-cell table:formula="of:=AVERAGE([.E129:.E178])" office:value-type="float" office:value="280.623032591234" calcext:value-type="float">
            <text:p>280.6230325912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0:.A179])" office:value-type="float" office:value="0.896697202324867" calcext:value-type="float">
            <text:p>0.896697202324867</text:p>
          </table:table-cell>
          <table:table-cell office:value-type="float" office:value="0" calcext:value-type="float">
            <text:p>0</text:p>
          </table:table-cell>
          <table:table-cell office:value-type="float" office:value="11.1429629461408" calcext:value-type="float">
            <text:p>11.1429629461408</text:p>
          </table:table-cell>
          <table:table-cell office:value-type="float" office:value="283.031258831975" calcext:value-type="float">
            <text:p>283.031258831975</text:p>
          </table:table-cell>
          <table:table-cell table:formula="of:=AVERAGE([.E130:.E179])" office:value-type="float" office:value="280.644609484294" calcext:value-type="float">
            <text:p>280.644609484294</text:p>
          </table:table-cell>
          <table:table-cell table:number-columns-repeated="4"/>
        </table:table-row>
        <table:table-row table:style-name="ro1">
          <table:table-cell office:value-type="float" office:value="0.87706845998764" calcext:value-type="float">
            <text:p>0.87706845998764</text:p>
          </table:table-cell>
          <table:table-cell table:formula="of:=AVERAGE([.A131:.A180])" office:value-type="float" office:value="0.895290784239769" calcext:value-type="float">
            <text:p>0.895290784239769</text:p>
          </table:table-cell>
          <table:table-cell office:value-type="float" office:value="0" calcext:value-type="float">
            <text:p>0</text:p>
          </table:table-cell>
          <table:table-cell office:value-type="float" office:value="11.1257374291629" calcext:value-type="float">
            <text:p>11.1257374291629</text:p>
          </table:table-cell>
          <table:table-cell office:value-type="float" office:value="282.593730700737" calcext:value-type="float">
            <text:p>282.593730700737</text:p>
          </table:table-cell>
          <table:table-cell table:formula="of:=AVERAGE([.E131:.E180])" office:value-type="float" office:value="280.6969823258" calcext:value-type="float">
            <text:p>280.6969823258</text:p>
          </table:table-cell>
          <table:table-cell table:number-columns-repeated="4"/>
        </table:table-row>
        <table:table-row table:style-name="ro1">
          <table:table-cell office:value-type="float" office:value="0.870210647583008" calcext:value-type="float">
            <text:p>0.870210647583008</text:p>
          </table:table-cell>
          <table:table-cell table:formula="of:=AVERAGE([.A132:.A181])" office:value-type="float" office:value="0.893694210648537" calcext:value-type="float">
            <text:p>0.893694210648537</text:p>
          </table:table-cell>
          <table:table-cell office:value-type="float" office:value="0" calcext:value-type="float">
            <text:p>0</text:p>
          </table:table-cell>
          <table:table-cell office:value-type="float" office:value="11.0876502752483" calcext:value-type="float">
            <text:p>11.0876502752483</text:p>
          </table:table-cell>
          <table:table-cell office:value-type="float" office:value="281.626316991307" calcext:value-type="float">
            <text:p>281.626316991307</text:p>
          </table:table-cell>
          <table:table-cell table:formula="of:=AVERAGE([.E132:.E181])" office:value-type="float" office:value="280.733083686543" calcext:value-type="float">
            <text:p>280.7330836865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3:.A182])" office:value-type="float" office:value="0.907519173026085" calcext:value-type="float">
            <text:p>0.907519173026085</text:p>
          </table:table-cell>
          <table:table-cell office:value-type="float" office:value="1" calcext:value-type="float">
            <text:p>1</text:p>
          </table:table-cell>
          <table:table-cell office:value-type="float" office:value="11.0335426044196" calcext:value-type="float">
            <text:p>11.0335426044196</text:p>
          </table:table-cell>
          <table:table-cell office:value-type="float" office:value="280.251982152258" calcext:value-type="float">
            <text:p>280.251982152258</text:p>
          </table:table-cell>
          <table:table-cell table:formula="of:=AVERAGE([.E133:.E182])" office:value-type="float" office:value="280.675763060802" calcext:value-type="float">
            <text:p>280.67576306080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4:.A183])" office:value-type="float" office:value="0.907519173026085" calcext:value-type="float">
            <text:p>0.907519173026085</text:p>
          </table:table-cell>
          <table:table-cell office:value-type="float" office:value="1" calcext:value-type="float">
            <text:p>1</text:p>
          </table:table-cell>
          <table:table-cell office:value-type="float" office:value="11.0328127991229" calcext:value-type="float">
            <text:p>11.0328127991229</text:p>
          </table:table-cell>
          <table:table-cell office:value-type="float" office:value="280.233445097722" calcext:value-type="float">
            <text:p>280.233445097722</text:p>
          </table:table-cell>
          <table:table-cell table:formula="of:=AVERAGE([.E134:.E183])" office:value-type="float" office:value="280.679467491475" calcext:value-type="float">
            <text:p>280.679467491475</text:p>
          </table:table-cell>
          <table:table-cell table:number-columns-repeated="4"/>
        </table:table-row>
        <table:table-row table:style-name="ro1">
          <table:table-cell office:value-type="float" office:value="0.834479749202728" calcext:value-type="float">
            <text:p>0.834479749202728</text:p>
          </table:table-cell>
          <table:table-cell table:formula="of:=AVERAGE([.A135:.A184])" office:value-type="float" office:value="0.904208768010139" calcext:value-type="float">
            <text:p>0.904208768010139</text:p>
          </table:table-cell>
          <table:table-cell office:value-type="float" office:value="1" calcext:value-type="float">
            <text:p>1</text:p>
          </table:table-cell>
          <table:table-cell office:value-type="float" office:value="11.0350784808397" calcext:value-type="float">
            <text:p>11.0350784808397</text:p>
          </table:table-cell>
          <table:table-cell office:value-type="float" office:value="280.290993413329" calcext:value-type="float">
            <text:p>280.290993413329</text:p>
          </table:table-cell>
          <table:table-cell table:formula="of:=AVERAGE([.E135:.E184])" office:value-type="float" office:value="280.686533029882" calcext:value-type="float">
            <text:p>280.686533029882</text:p>
          </table:table-cell>
          <table:table-cell table:number-columns-repeated="4"/>
        </table:table-row>
        <table:table-row table:style-name="ro1">
          <table:table-cell office:value-type="float" office:value="0.906620740890503" calcext:value-type="float">
            <text:p>0.906620740890503</text:p>
          </table:table-cell>
          <table:table-cell table:formula="of:=AVERAGE([.A136:.A185])" office:value-type="float" office:value="0.906204323172569" calcext:value-type="float">
            <text:p>0.906204323172569</text:p>
          </table:table-cell>
          <table:table-cell office:value-type="float" office:value="1" calcext:value-type="float">
            <text:p>1</text:p>
          </table:table-cell>
          <table:table-cell office:value-type="float" office:value="11.0370731255412" calcext:value-type="float">
            <text:p>11.0370731255412</text:p>
          </table:table-cell>
          <table:table-cell office:value-type="float" office:value="280.341657388747" calcext:value-type="float">
            <text:p>280.341657388747</text:p>
          </table:table-cell>
          <table:table-cell table:formula="of:=AVERAGE([.E136:.E185])" office:value-type="float" office:value="280.691174446077" calcext:value-type="float">
            <text:p>280.691174446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7:.A186])" office:value-type="float" office:value="0.911253840327263" calcext:value-type="float">
            <text:p>0.911253840327263</text:p>
          </table:table-cell>
          <table:table-cell office:value-type="float" office:value="1" calcext:value-type="float">
            <text:p>1</text:p>
          </table:table-cell>
          <table:table-cell office:value-type="float" office:value="11.0211171412498" calcext:value-type="float">
            <text:p>11.0211171412498</text:p>
          </table:table-cell>
          <table:table-cell office:value-type="float" office:value="279.936375387744" calcext:value-type="float">
            <text:p>279.936375387744</text:p>
          </table:table-cell>
          <table:table-cell table:formula="of:=AVERAGE([.E137:.E186])" office:value-type="float" office:value="280.664145513215" calcext:value-type="float">
            <text:p>280.664145513215</text:p>
          </table:table-cell>
          <table:table-cell table:number-columns-repeated="4"/>
        </table:table-row>
        <table:table-row table:style-name="ro1">
          <table:table-cell office:value-type="float" office:value="0.811016201972961" calcext:value-type="float">
            <text:p>0.811016201972961</text:p>
          </table:table-cell>
          <table:table-cell table:formula="of:=AVERAGE([.A138:.A187])" office:value-type="float" office:value="0.908720701336861" calcext:value-type="float">
            <text:p>0.908720701336861</text:p>
          </table:table-cell>
          <table:table-cell office:value-type="float" office:value="0" calcext:value-type="float">
            <text:p>0</text:p>
          </table:table-cell>
          <table:table-cell office:value-type="float" office:value="11.089870197469" calcext:value-type="float">
            <text:p>11.089870197469</text:p>
          </table:table-cell>
          <table:table-cell office:value-type="float" office:value="281.682703015712" calcext:value-type="float">
            <text:p>281.682703015712</text:p>
          </table:table-cell>
          <table:table-cell table:formula="of:=AVERAGE([.E138:.E187])" office:value-type="float" office:value="280.696678341948" calcext:value-type="float">
            <text:p>280.696678341948</text:p>
          </table:table-cell>
          <table:table-cell table:number-columns-repeated="4"/>
        </table:table-row>
        <table:table-row table:style-name="ro1">
          <table:table-cell office:value-type="float" office:value="0.994745552539825" calcext:value-type="float">
            <text:p>0.994745552539825</text:p>
          </table:table-cell>
          <table:table-cell table:formula="of:=AVERAGE([.A139:.A188])" office:value-type="float" office:value="0.908615612387657" calcext:value-type="float">
            <text:p>0.908615612387657</text:p>
          </table:table-cell>
          <table:table-cell office:value-type="float" office:value="1" calcext:value-type="float">
            <text:p>1</text:p>
          </table:table-cell>
          <table:table-cell office:value-type="float" office:value="11.0203286699325" calcext:value-type="float">
            <text:p>11.0203286699325</text:p>
          </table:table-cell>
          <table:table-cell office:value-type="float" office:value="279.916348216285" calcext:value-type="float">
            <text:p>279.916348216285</text:p>
          </table:table-cell>
          <table:table-cell table:formula="of:=AVERAGE([.E139:.E188])" office:value-type="float" office:value="280.69254118132" calcext:value-type="float">
            <text:p>280.69254118132</text:p>
          </table:table-cell>
          <table:table-cell table:number-columns-repeated="4"/>
        </table:table-row>
        <table:table-row table:style-name="ro1">
          <table:table-cell office:value-type="float" office:value="0.867182612419128" calcext:value-type="float">
            <text:p>0.867182612419128</text:p>
          </table:table-cell>
          <table:table-cell table:formula="of:=AVERAGE([.A140:.A189])" office:value-type="float" office:value="0.912188736796379" calcext:value-type="float">
            <text:p>0.912188736796379</text:p>
          </table:table-cell>
          <table:table-cell office:value-type="float" office:value="1" calcext:value-type="float">
            <text:p>1</text:p>
          </table:table-cell>
          <table:table-cell office:value-type="float" office:value="11.0313930814236" calcext:value-type="float">
            <text:p>11.0313930814236</text:p>
          </table:table-cell>
          <table:table-cell office:value-type="float" office:value="280.19738426816" calcext:value-type="float">
            <text:p>280.19738426816</text:p>
          </table:table-cell>
          <table:table-cell table:formula="of:=AVERAGE([.E140:.E189])" office:value-type="float" office:value="280.670440959196" calcext:value-type="float">
            <text:p>280.670440959196</text:p>
          </table:table-cell>
          <table:table-cell table:number-columns-repeated="4"/>
        </table:table-row>
        <table:table-row table:style-name="ro1">
          <table:table-cell office:value-type="float" office:value="0.9753178358078" calcext:value-type="float">
            <text:p>0.9753178358078</text:p>
          </table:table-cell>
          <table:table-cell table:formula="of:=AVERAGE([.A141:.A190])" office:value-type="float" office:value="0.915150036215782" calcext:value-type="float">
            <text:p>0.915150036215782</text:p>
          </table:table-cell>
          <table:table-cell office:value-type="float" office:value="1" calcext:value-type="float">
            <text:p>1</text:p>
          </table:table-cell>
          <table:table-cell office:value-type="float" office:value="11.0275739234805" calcext:value-type="float">
            <text:p>11.0275739234805</text:p>
          </table:table-cell>
          <table:table-cell office:value-type="float" office:value="280.100377656405" calcext:value-type="float">
            <text:p>280.100377656405</text:p>
          </table:table-cell>
          <table:table-cell table:formula="of:=AVERAGE([.E141:.E190])" office:value-type="float" office:value="280.671429800787" calcext:value-type="float">
            <text:p>280.671429800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2:.A191])" office:value-type="float" office:value="0.915815349221229" calcext:value-type="float">
            <text:p>0.915815349221229</text:p>
          </table:table-cell>
          <table:table-cell office:value-type="float" office:value="1" calcext:value-type="float">
            <text:p>1</text:p>
          </table:table-cell>
          <table:table-cell office:value-type="float" office:value="11.0244810508728" calcext:value-type="float">
            <text:p>11.0244810508728</text:p>
          </table:table-cell>
          <table:table-cell office:value-type="float" office:value="280.021818692169" calcext:value-type="float">
            <text:p>280.021818692169</text:p>
          </table:table-cell>
          <table:table-cell table:formula="of:=AVERAGE([.E142:.E191])" office:value-type="float" office:value="280.617920298091" calcext:value-type="float">
            <text:p>280.617920298091</text:p>
          </table:table-cell>
          <table:table-cell table:number-columns-repeated="4"/>
        </table:table-row>
        <table:table-row table:style-name="ro1">
          <table:table-cell office:value-type="float" office:value="0.743563294410706" calcext:value-type="float">
            <text:p>0.743563294410706</text:p>
          </table:table-cell>
          <table:table-cell table:formula="of:=AVERAGE([.A143:.A192])" office:value-type="float" office:value="0.911455976366997" calcext:value-type="float">
            <text:p>0.911455976366997</text:p>
          </table:table-cell>
          <table:table-cell office:value-type="float" office:value="1" calcext:value-type="float">
            <text:p>1</text:p>
          </table:table-cell>
          <table:table-cell office:value-type="float" office:value="11.0298184854299" calcext:value-type="float">
            <text:p>11.0298184854299</text:p>
          </table:table-cell>
          <table:table-cell office:value-type="float" office:value="280.157389529919" calcext:value-type="float">
            <text:p>280.157389529919</text:p>
          </table:table-cell>
          <table:table-cell table:formula="of:=AVERAGE([.E143:.E192])" office:value-type="float" office:value="280.481439892971" calcext:value-type="float">
            <text:p>280.4814398929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4:.A193])" office:value-type="float" office:value="0.91938789665699" calcext:value-type="float">
            <text:p>0.91938789665699</text:p>
          </table:table-cell>
          <table:table-cell office:value-type="float" office:value="0" calcext:value-type="float">
            <text:p>0</text:p>
          </table:table-cell>
          <table:table-cell office:value-type="float" office:value="11.0482806821227" calcext:value-type="float">
            <text:p>11.0482806821227</text:p>
          </table:table-cell>
          <table:table-cell office:value-type="float" office:value="280.626329325917" calcext:value-type="float">
            <text:p>280.626329325917</text:p>
          </table:table-cell>
          <table:table-cell table:formula="of:=AVERAGE([.E144:.E193])" office:value-type="float" office:value="280.48990733338" calcext:value-type="float">
            <text:p>280.48990733338</text:p>
          </table:table-cell>
          <table:table-cell table:number-columns-repeated="4"/>
        </table:table-row>
        <table:table-row table:style-name="ro1">
          <table:table-cell office:value-type="float" office:value="0.908616662025452" calcext:value-type="float">
            <text:p>0.908616662025452</text:p>
          </table:table-cell>
          <table:table-cell table:formula="of:=AVERAGE([.A145:.A194])" office:value-type="float" office:value="0.920399189591408" calcext:value-type="float">
            <text:p>0.920399189591408</text:p>
          </table:table-cell>
          <table:table-cell office:value-type="float" office:value="1" calcext:value-type="float">
            <text:p>1</text:p>
          </table:table-cell>
          <table:table-cell office:value-type="float" office:value="11.0280573314905" calcext:value-type="float">
            <text:p>11.0280573314905</text:p>
          </table:table-cell>
          <table:table-cell office:value-type="float" office:value="280.112656219859" calcext:value-type="float">
            <text:p>280.112656219859</text:p>
          </table:table-cell>
          <table:table-cell table:formula="of:=AVERAGE([.E145:.E194])" office:value-type="float" office:value="280.488146015176" calcext:value-type="float">
            <text:p>280.4881460151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6:.A195])" office:value-type="float" office:value="0.920881775021553" calcext:value-type="float">
            <text:p>0.920881775021553</text:p>
          </table:table-cell>
          <table:table-cell office:value-type="float" office:value="1" calcext:value-type="float">
            <text:p>1</text:p>
          </table:table-cell>
          <table:table-cell office:value-type="float" office:value="11.0273897121757" calcext:value-type="float">
            <text:p>11.0273897121757</text:p>
          </table:table-cell>
          <table:table-cell office:value-type="float" office:value="280.095698689263" calcext:value-type="float">
            <text:p>280.095698689263</text:p>
          </table:table-cell>
          <table:table-cell table:formula="of:=AVERAGE([.E146:.E195])" office:value-type="float" office:value="280.487120814732" calcext:value-type="float">
            <text:p>280.4871208147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7:.A196])" office:value-type="float" office:value="0.921800790429115" calcext:value-type="float">
            <text:p>0.921800790429115</text:p>
          </table:table-cell>
          <table:table-cell office:value-type="float" office:value="1" calcext:value-type="float">
            <text:p>1</text:p>
          </table:table-cell>
          <table:table-cell office:value-type="float" office:value="11.0295099021614" calcext:value-type="float">
            <text:p>11.0295099021614</text:p>
          </table:table-cell>
          <table:table-cell office:value-type="float" office:value="280.149551514899" calcext:value-type="float">
            <text:p>280.149551514899</text:p>
          </table:table-cell>
          <table:table-cell table:formula="of:=AVERAGE([.E147:.E196])" office:value-type="float" office:value="280.456572225695" calcext:value-type="float">
            <text:p>280.456572225695</text:p>
          </table:table-cell>
          <table:table-cell table:number-columns-repeated="4"/>
        </table:table-row>
        <table:table-row table:style-name="ro1">
          <table:table-cell office:value-type="float" office:value="0.817654490470886" calcext:value-type="float">
            <text:p>0.817654490470886</text:p>
          </table:table-cell>
          <table:table-cell table:formula="of:=AVERAGE([.A148:.A197])" office:value-type="float" office:value="0.922198398709297" calcext:value-type="float">
            <text:p>0.922198398709297</text:p>
          </table:table-cell>
          <table:table-cell office:value-type="float" office:value="0" calcext:value-type="float">
            <text:p>0</text:p>
          </table:table-cell>
          <table:table-cell office:value-type="float" office:value="11.0729075042635" calcext:value-type="float">
            <text:p>11.0729075042635</text:p>
          </table:table-cell>
          <table:table-cell office:value-type="float" office:value="281.251850608293" calcext:value-type="float">
            <text:p>281.251850608293</text:p>
          </table:table-cell>
          <table:table-cell table:formula="of:=AVERAGE([.E148:.E197])" office:value-type="float" office:value="280.472469389088" calcext:value-type="float">
            <text:p>280.472469389088</text:p>
          </table:table-cell>
          <table:table-cell table:number-columns-repeated="4"/>
        </table:table-row>
        <table:table-row table:style-name="ro1">
          <table:table-cell office:value-type="float" office:value="0.734626650810242" calcext:value-type="float">
            <text:p>0.734626650810242</text:p>
          </table:table-cell>
          <table:table-cell table:formula="of:=AVERAGE([.A149:.A198])" office:value-type="float" office:value="0.921122406125069" calcext:value-type="float">
            <text:p>0.921122406125069</text:p>
          </table:table-cell>
          <table:table-cell office:value-type="float" office:value="0" calcext:value-type="float">
            <text:p>0</text:p>
          </table:table-cell>
          <table:table-cell office:value-type="float" office:value="11.1655071245492" calcext:value-type="float">
            <text:p>11.1655071245492</text:p>
          </table:table-cell>
          <table:table-cell office:value-type="float" office:value="283.603880963548" calcext:value-type="float">
            <text:p>283.603880963548</text:p>
          </table:table-cell>
          <table:table-cell table:formula="of:=AVERAGE([.E149:.E198])" office:value-type="float" office:value="280.544219711074" calcext:value-type="float">
            <text:p>280.54421971107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0:.A199])" office:value-type="float" office:value="0.921122406125069" calcext:value-type="float">
            <text:p>0.921122406125069</text:p>
          </table:table-cell>
          <table:table-cell office:value-type="float" office:value="1" calcext:value-type="float">
            <text:p>1</text:p>
          </table:table-cell>
          <table:table-cell office:value-type="float" office:value="11.0296436606884" calcext:value-type="float">
            <text:p>11.0296436606884</text:p>
          </table:table-cell>
          <table:table-cell office:value-type="float" office:value="280.152948981485" calcext:value-type="float">
            <text:p>280.152948981485</text:p>
          </table:table-cell>
          <table:table-cell table:formula="of:=AVERAGE([.E150:.E199])" office:value-type="float" office:value="280.546227196594" calcext:value-type="float">
            <text:p>280.546227196594</text:p>
          </table:table-cell>
          <table:table-cell table:number-columns-repeated="4"/>
        </table:table-row>
        <table:table-row table:style-name="ro1">
          <table:table-cell office:value-type="float" office:value="0.97092616558075" calcext:value-type="float">
            <text:p>0.97092616558075</text:p>
          </table:table-cell>
          <table:table-cell table:formula="of:=AVERAGE([.A151:.A200])" office:value-type="float" office:value="0.934488127231598" calcext:value-type="float">
            <text:p>0.934488127231598</text:p>
          </table:table-cell>
          <table:table-cell office:value-type="float" office:value="0" calcext:value-type="float">
            <text:p>0</text:p>
          </table:table-cell>
          <table:table-cell office:value-type="float" office:value="11.0876667017341" calcext:value-type="float">
            <text:p>11.0876667017341</text:p>
          </table:table-cell>
          <table:table-cell office:value-type="float" office:value="281.626734224045" calcext:value-type="float">
            <text:p>281.626734224045</text:p>
          </table:table-cell>
          <table:table-cell table:formula="of:=AVERAGE([.E151:.E200])" office:value-type="float" office:value="280.578370806786" calcext:value-type="float">
            <text:p>280.578370806786</text:p>
          </table:table-cell>
          <table:table-cell table:number-columns-repeated="4"/>
        </table:table-row>
        <table:table-row table:style-name="ro1">
          <table:table-cell office:value-type="float" office:value="0.933984279632568" calcext:value-type="float">
            <text:p>0.933984279632568</text:p>
          </table:table-cell>
          <table:table-cell table:formula="of:=AVERAGE([.A152:.A201])" office:value-type="float" office:value="0.935719454288483" calcext:value-type="float">
            <text:p>0.935719454288483</text:p>
          </table:table-cell>
          <table:table-cell office:value-type="float" office:value="1" calcext:value-type="float">
            <text:p>1</text:p>
          </table:table-cell>
          <table:table-cell office:value-type="float" office:value="11.0269943031967" calcext:value-type="float">
            <text:p>11.0269943031967</text:p>
          </table:table-cell>
          <table:table-cell office:value-type="float" office:value="280.085655301195" calcext:value-type="float">
            <text:p>280.085655301195</text:p>
          </table:table-cell>
          <table:table-cell table:formula="of:=AVERAGE([.E152:.E201])" office:value-type="float" office:value="280.580004570982" calcext:value-type="float">
            <text:p>280.580004570982</text:p>
          </table:table-cell>
          <table:table-cell table:number-columns-repeated="4"/>
        </table:table-row>
        <table:table-row table:style-name="ro1">
          <table:table-cell office:value-type="float" office:value="0.884180426597595" calcext:value-type="float">
            <text:p>0.884180426597595</text:p>
          </table:table-cell>
          <table:table-cell table:formula="of:=AVERAGE([.A153:.A202])" office:value-type="float" office:value="0.934810198545456" calcext:value-type="float">
            <text:p>0.934810198545456</text:p>
          </table:table-cell>
          <table:table-cell office:value-type="float" office:value="1" calcext:value-type="float">
            <text:p>1</text:p>
          </table:table-cell>
          <table:table-cell office:value-type="float" office:value="11.0202312843382" calcext:value-type="float">
            <text:p>11.0202312843382</text:p>
          </table:table-cell>
          <table:table-cell office:value-type="float" office:value="279.913874622191" calcext:value-type="float">
            <text:p>279.913874622191</text:p>
          </table:table-cell>
          <table:table-cell table:formula="of:=AVERAGE([.E153:.E202])" office:value-type="float" office:value="280.579813239969" calcext:value-type="float">
            <text:p>280.579813239969</text:p>
          </table:table-cell>
          <table:table-cell table:number-columns-repeated="4"/>
        </table:table-row>
        <table:table-row table:style-name="ro1">
          <table:table-cell office:value-type="float" office:value="0.963903665542602" calcext:value-type="float">
            <text:p>0.963903665542602</text:p>
          </table:table-cell>
          <table:table-cell table:formula="of:=AVERAGE([.A154:.A203])" office:value-type="float" office:value="0.934088271856308" calcext:value-type="float">
            <text:p>0.934088271856308</text:p>
          </table:table-cell>
          <table:table-cell office:value-type="float" office:value="1" calcext:value-type="float">
            <text:p>1</text:p>
          </table:table-cell>
          <table:table-cell office:value-type="float" office:value="11.0252918152779" calcext:value-type="float">
            <text:p>11.0252918152779</text:p>
          </table:table-cell>
          <table:table-cell office:value-type="float" office:value="280.04241210806" calcext:value-type="float">
            <text:p>280.04241210806</text:p>
          </table:table-cell>
          <table:table-cell table:formula="of:=AVERAGE([.E154:.E203])" office:value-type="float" office:value="280.579078910349" calcext:value-type="float">
            <text:p>280.5790789103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5:.A204])" office:value-type="float" office:value="0.935997180938721" calcext:value-type="float">
            <text:p>0.935997180938721</text:p>
          </table:table-cell>
          <table:table-cell office:value-type="float" office:value="1" calcext:value-type="float">
            <text:p>1</text:p>
          </table:table-cell>
          <table:table-cell office:value-type="float" office:value="11.0285125798106" calcext:value-type="float">
            <text:p>11.0285125798106</text:p>
          </table:table-cell>
          <table:table-cell office:value-type="float" office:value="280.12421952719" calcext:value-type="float">
            <text:p>280.12421952719</text:p>
          </table:table-cell>
          <table:table-cell table:formula="of:=AVERAGE([.E155:.E204])" office:value-type="float" office:value="280.578591940138" calcext:value-type="float">
            <text:p>280.578591940138</text:p>
          </table:table-cell>
          <table:table-cell table:number-columns-repeated="4"/>
        </table:table-row>
        <table:table-row table:style-name="ro1">
          <table:table-cell office:value-type="float" office:value="0.925412774085998" calcext:value-type="float">
            <text:p>0.925412774085998</text:p>
          </table:table-cell>
          <table:table-cell table:formula="of:=AVERAGE([.A156:.A205])" office:value-type="float" office:value="0.934875966310501" calcext:value-type="float">
            <text:p>0.934875966310501</text:p>
          </table:table-cell>
          <table:table-cell office:value-type="float" office:value="1" calcext:value-type="float">
            <text:p>1</text:p>
          </table:table-cell>
          <table:table-cell office:value-type="float" office:value="11.0249668055236" calcext:value-type="float">
            <text:p>11.0249668055236</text:p>
          </table:table-cell>
          <table:table-cell office:value-type="float" office:value="280.0341568603" calcext:value-type="float">
            <text:p>280.0341568603</text:p>
          </table:table-cell>
          <table:table-cell table:formula="of:=AVERAGE([.E156:.E205])" office:value-type="float" office:value="280.575109238863" calcext:value-type="float">
            <text:p>280.57510923886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7:.A206])" office:value-type="float" office:value="0.934875966310501" calcext:value-type="float">
            <text:p>0.934875966310501</text:p>
          </table:table-cell>
          <table:table-cell office:value-type="float" office:value="1" calcext:value-type="float">
            <text:p>1</text:p>
          </table:table-cell>
          <table:table-cell office:value-type="float" office:value="11.0270130763233" calcext:value-type="float">
            <text:p>11.0270130763233</text:p>
          </table:table-cell>
          <table:table-cell office:value-type="float" office:value="280.086132138611" calcext:value-type="float">
            <text:p>280.086132138611</text:p>
          </table:table-cell>
          <table:table-cell table:formula="of:=AVERAGE([.E157:.E206])" office:value-type="float" office:value="280.574757571269" calcext:value-type="float">
            <text:p>280.574757571269</text:p>
          </table:table-cell>
          <table:table-cell table:number-columns-repeated="4"/>
        </table:table-row>
        <table:table-row table:style-name="ro1">
          <table:table-cell office:value-type="float" office:value="0.727696895599365" calcext:value-type="float">
            <text:p>0.727696895599365</text:p>
          </table:table-cell>
          <table:table-cell table:formula="of:=AVERAGE([.A158:.A207])" office:value-type="float" office:value="0.929770365953445" calcext:value-type="float">
            <text:p>0.929770365953445</text:p>
          </table:table-cell>
          <table:table-cell office:value-type="float" office:value="1" calcext:value-type="float">
            <text:p>1</text:p>
          </table:table-cell>
          <table:table-cell office:value-type="float" office:value="11.0334675119132" calcext:value-type="float">
            <text:p>11.0334675119132</text:p>
          </table:table-cell>
          <table:table-cell office:value-type="float" office:value="280.250074802595" calcext:value-type="float">
            <text:p>280.250074802595</text:p>
          </table:table-cell>
          <table:table-cell table:formula="of:=AVERAGE([.E158:.E207])" office:value-type="float" office:value="280.579176065972" calcext:value-type="float">
            <text:p>280.579176065972</text:p>
          </table:table-cell>
          <table:table-cell table:number-columns-repeated="4"/>
        </table:table-row>
        <table:table-row table:style-name="ro1">
          <table:table-cell office:value-type="float" office:value="0.867895662784576" calcext:value-type="float">
            <text:p>0.867895662784576</text:p>
          </table:table-cell>
          <table:table-cell table:formula="of:=AVERAGE([.A159:.A208])" office:value-type="float" office:value="0.927128279209137" calcext:value-type="float">
            <text:p>0.927128279209137</text:p>
          </table:table-cell>
          <table:table-cell office:value-type="float" office:value="1" calcext:value-type="float">
            <text:p>1</text:p>
          </table:table-cell>
          <table:table-cell office:value-type="float" office:value="11.0302925068766" calcext:value-type="float">
            <text:p>11.0302925068766</text:p>
          </table:table-cell>
          <table:table-cell office:value-type="float" office:value="280.169429674665" calcext:value-type="float">
            <text:p>280.169429674665</text:p>
          </table:table-cell>
          <table:table-cell table:formula="of:=AVERAGE([.E159:.E208])" office:value-type="float" office:value="280.581124542862" calcext:value-type="float">
            <text:p>280.581124542862</text:p>
          </table:table-cell>
          <table:table-cell table:number-columns-repeated="4"/>
        </table:table-row>
        <table:table-row table:style-name="ro1">
          <table:table-cell office:value-type="float" office:value="0.643470168113709" calcext:value-type="float">
            <text:p>0.643470168113709</text:p>
          </table:table-cell>
          <table:table-cell table:formula="of:=AVERAGE([.A160:.A209])" office:value-type="float" office:value="0.919997682571411" calcext:value-type="float">
            <text:p>0.919997682571411</text:p>
          </table:table-cell>
          <table:table-cell office:value-type="float" office:value="0" calcext:value-type="float">
            <text:p>0</text:p>
          </table:table-cell>
          <table:table-cell office:value-type="float" office:value="11.0893492432058" calcext:value-type="float">
            <text:p>11.0893492432058</text:p>
          </table:table-cell>
          <table:table-cell office:value-type="float" office:value="281.669470777427" calcext:value-type="float">
            <text:p>281.669470777427</text:p>
          </table:table-cell>
          <table:table-cell table:formula="of:=AVERAGE([.E160:.E209])" office:value-type="float" office:value="280.612339512187" calcext:value-type="float">
            <text:p>280.612339512187</text:p>
          </table:table-cell>
          <table:table-cell table:number-columns-repeated="4"/>
        </table:table-row>
        <table:table-row table:style-name="ro1">
          <table:table-cell office:value-type="float" office:value="0.73509293794632" calcext:value-type="float">
            <text:p>0.73509293794632</text:p>
          </table:table-cell>
          <table:table-cell table:formula="of:=AVERAGE([.A161:.A210])" office:value-type="float" office:value="0.916002119779587" calcext:value-type="float">
            <text:p>0.916002119779587</text:p>
          </table:table-cell>
          <table:table-cell office:value-type="float" office:value="1" calcext:value-type="float">
            <text:p>1</text:p>
          </table:table-cell>
          <table:table-cell office:value-type="float" office:value="11.0366319570661" calcext:value-type="float">
            <text:p>11.0366319570661</text:p>
          </table:table-cell>
          <table:table-cell office:value-type="float" office:value="280.330451709478" calcext:value-type="float">
            <text:p>280.330451709478</text:p>
          </table:table-cell>
          <table:table-cell table:formula="of:=AVERAGE([.E161:.E210])" office:value-type="float" office:value="280.616710919195" calcext:value-type="float">
            <text:p>280.616710919195</text:p>
          </table:table-cell>
          <table:table-cell table:number-columns-repeated="4"/>
        </table:table-row>
        <table:table-row table:style-name="ro1">
          <table:table-cell office:value-type="float" office:value="0.439202159643173" calcext:value-type="float">
            <text:p>0.439202159643173</text:p>
          </table:table-cell>
          <table:table-cell table:formula="of:=AVERAGE([.A162:.A211])" office:value-type="float" office:value="0.90478616297245" calcext:value-type="float">
            <text:p>0.90478616297245</text:p>
          </table:table-cell>
          <table:table-cell office:value-type="float" office:value="1" calcext:value-type="float">
            <text:p>1</text:p>
          </table:table-cell>
          <table:table-cell office:value-type="float" office:value="11.0263595368534" calcext:value-type="float">
            <text:p>11.0263595368534</text:p>
          </table:table-cell>
          <table:table-cell office:value-type="float" office:value="280.069532236077" calcext:value-type="float">
            <text:p>280.069532236077</text:p>
          </table:table-cell>
          <table:table-cell table:formula="of:=AVERAGE([.E162:.E211])" office:value-type="float" office:value="280.6160826859" calcext:value-type="float">
            <text:p>280.6160826859</text:p>
          </table:table-cell>
          <table:table-cell table:number-columns-repeated="4"/>
        </table:table-row>
        <table:table-row table:style-name="ro1">
          <table:table-cell office:value-type="float" office:value="0.962364494800568" calcext:value-type="float">
            <text:p>0.962364494800568</text:p>
          </table:table-cell>
          <table:table-cell table:formula="of:=AVERAGE([.A163:.A212])" office:value-type="float" office:value="0.904377934336662" calcext:value-type="float">
            <text:p>0.904377934336662</text:p>
          </table:table-cell>
          <table:table-cell office:value-type="float" office:value="1" calcext:value-type="float">
            <text:p>1</text:p>
          </table:table-cell>
          <table:table-cell office:value-type="float" office:value="11.0291801991254" calcext:value-type="float">
            <text:p>11.0291801991254</text:p>
          </table:table-cell>
          <table:table-cell office:value-type="float" office:value="280.141177057785" calcext:value-type="float">
            <text:p>280.141177057785</text:p>
          </table:table-cell>
          <table:table-cell table:formula="of:=AVERAGE([.E163:.E212])" office:value-type="float" office:value="280.620836754935" calcext:value-type="float">
            <text:p>280.620836754935</text:p>
          </table:table-cell>
          <table:table-cell table:number-columns-repeated="4"/>
        </table:table-row>
        <table:table-row table:style-name="ro1">
          <table:table-cell office:value-type="float" office:value="0.99633252620697" calcext:value-type="float">
            <text:p>0.99633252620697</text:p>
          </table:table-cell>
          <table:table-cell table:formula="of:=AVERAGE([.A164:.A213])" office:value-type="float" office:value="0.904304584860802" calcext:value-type="float">
            <text:p>0.904304584860802</text:p>
          </table:table-cell>
          <table:table-cell office:value-type="float" office:value="1" calcext:value-type="float">
            <text:p>1</text:p>
          </table:table-cell>
          <table:table-cell office:value-type="float" office:value="11.0211159679294" calcext:value-type="float">
            <text:p>11.0211159679294</text:p>
          </table:table-cell>
          <table:table-cell office:value-type="float" office:value="279.936345585406" calcext:value-type="float">
            <text:p>279.936345585406</text:p>
          </table:table-cell>
          <table:table-cell table:formula="of:=AVERAGE([.E164:.E213])" office:value-type="float" office:value="280.619722147475" calcext:value-type="float">
            <text:p>280.619722147475</text:p>
          </table:table-cell>
          <table:table-cell table:number-columns-repeated="4"/>
        </table:table-row>
        <table:table-row table:style-name="ro1">
          <table:table-cell office:value-type="float" office:value="0.963592290878296" calcext:value-type="float">
            <text:p>0.963592290878296</text:p>
          </table:table-cell>
          <table:table-cell table:formula="of:=AVERAGE([.A165:.A214])" office:value-type="float" office:value="0.903818231225014" calcext:value-type="float">
            <text:p>0.903818231225014</text:p>
          </table:table-cell>
          <table:table-cell office:value-type="float" office:value="1" calcext:value-type="float">
            <text:p>1</text:p>
          </table:table-cell>
          <table:table-cell office:value-type="float" office:value="11.015419497326" calcext:value-type="float">
            <text:p>11.015419497326</text:p>
          </table:table-cell>
          <table:table-cell office:value-type="float" office:value="279.791655232081" calcext:value-type="float">
            <text:p>279.791655232081</text:p>
          </table:table-cell>
          <table:table-cell table:formula="of:=AVERAGE([.E165:.E214])" office:value-type="float" office:value="280.615117090133" calcext:value-type="float">
            <text:p>280.615117090133</text:p>
          </table:table-cell>
          <table:table-cell table:number-columns-repeated="4"/>
        </table:table-row>
        <table:table-row table:style-name="ro1">
          <table:table-cell office:value-type="float" office:value="-0.102446600794792" calcext:value-type="float">
            <text:p>-0.102446600794792</text:p>
          </table:table-cell>
          <table:table-cell table:formula="of:=AVERAGE([.A166:.A215])" office:value-type="float" office:value="0.882391795814037" calcext:value-type="float">
            <text:p>0.882391795814037</text:p>
          </table:table-cell>
          <table:table-cell office:value-type="float" office:value="0" calcext:value-type="float">
            <text:p>0</text:p>
          </table:table-cell>
          <table:table-cell office:value-type="float" office:value="11.4750712889373" calcext:value-type="float">
            <text:p>11.4750712889373</text:p>
          </table:table-cell>
          <table:table-cell office:value-type="float" office:value="291.466810739008" calcext:value-type="float">
            <text:p>291.466810739008</text:p>
          </table:table-cell>
          <table:table-cell table:formula="of:=AVERAGE([.E166:.E215])" office:value-type="float" office:value="280.840851922723" calcext:value-type="float">
            <text:p>280.840851922723</text:p>
          </table:table-cell>
          <table:table-cell table:number-columns-repeated="4"/>
        </table:table-row>
        <table:table-row table:style-name="ro1">
          <table:table-cell office:value-type="float" office:value="0.89914882183075" calcext:value-type="float">
            <text:p>0.89914882183075</text:p>
          </table:table-cell>
          <table:table-cell table:formula="of:=AVERAGE([.A167:.A216])" office:value-type="float" office:value="0.880374772250652" calcext:value-type="float">
            <text:p>0.880374772250652</text:p>
          </table:table-cell>
          <table:table-cell office:value-type="float" office:value="0" calcext:value-type="float">
            <text:p>0</text:p>
          </table:table-cell>
          <table:table-cell office:value-type="float" office:value="11.2359239491135" calcext:value-type="float">
            <text:p>11.2359239491135</text:p>
          </table:table-cell>
          <table:table-cell office:value-type="float" office:value="285.392468307483" calcext:value-type="float">
            <text:p>285.392468307483</text:p>
          </table:table-cell>
          <table:table-cell table:formula="of:=AVERAGE([.E167:.E216])" office:value-type="float" office:value="280.947689729897" calcext:value-type="float">
            <text:p>280.9476897298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8:.A217])" office:value-type="float" office:value="0.880374772250652" calcext:value-type="float">
            <text:p>0.880374772250652</text:p>
          </table:table-cell>
          <table:table-cell office:value-type="float" office:value="1" calcext:value-type="float">
            <text:p>1</text:p>
          </table:table-cell>
          <table:table-cell office:value-type="float" office:value="11.0169764935136" calcext:value-type="float">
            <text:p>11.0169764935136</text:p>
          </table:table-cell>
          <table:table-cell office:value-type="float" office:value="279.831202935245" calcext:value-type="float">
            <text:p>279.831202935245</text:p>
          </table:table-cell>
          <table:table-cell table:formula="of:=AVERAGE([.E168:.E217])" office:value-type="float" office:value="280.943352893601" calcext:value-type="float">
            <text:p>280.943352893601</text:p>
          </table:table-cell>
          <table:table-cell table:number-columns-repeated="4"/>
        </table:table-row>
        <table:table-row table:style-name="ro1">
          <table:table-cell office:value-type="float" office:value="0.221492245793343" calcext:value-type="float">
            <text:p>0.221492245793343</text:p>
          </table:table-cell>
          <table:table-cell table:formula="of:=AVERAGE([.A169:.A218])" office:value-type="float" office:value="0.864804617166519" calcext:value-type="float">
            <text:p>0.864804617166519</text:p>
          </table:table-cell>
          <table:table-cell office:value-type="float" office:value="0" calcext:value-type="float">
            <text:p>0</text:p>
          </table:table-cell>
          <table:table-cell office:value-type="float" office:value="11.146122698012" calcext:value-type="float">
            <text:p>11.146122698012</text:p>
          </table:table-cell>
          <table:table-cell office:value-type="float" office:value="283.111516529505" calcext:value-type="float">
            <text:p>283.111516529505</text:p>
          </table:table-cell>
          <table:table-cell table:formula="of:=AVERAGE([.E169:.E218])" office:value-type="float" office:value="281.002866971454" calcext:value-type="float">
            <text:p>281.002866971454</text:p>
          </table:table-cell>
          <table:table-cell table:number-columns-repeated="4"/>
        </table:table-row>
        <table:table-row table:style-name="ro1">
          <table:table-cell office:value-type="float" office:value="0.937629580497742" calcext:value-type="float">
            <text:p>0.937629580497742</text:p>
          </table:table-cell>
          <table:table-cell table:formula="of:=AVERAGE([.A170:.A219])" office:value-type="float" office:value="0.871194235086441" calcext:value-type="float">
            <text:p>0.871194235086441</text:p>
          </table:table-cell>
          <table:table-cell office:value-type="float" office:value="1" calcext:value-type="float">
            <text:p>1</text:p>
          </table:table-cell>
          <table:table-cell office:value-type="float" office:value="11.0227245902151" calcext:value-type="float">
            <text:p>11.0227245902151</text:p>
          </table:table-cell>
          <table:table-cell office:value-type="float" office:value="279.977204591463" calcext:value-type="float">
            <text:p>279.977204591463</text:p>
          </table:table-cell>
          <table:table-cell table:formula="of:=AVERAGE([.E170:.E219])" office:value-type="float" office:value="280.916678012521" calcext:value-type="float">
            <text:p>280.916678012521</text:p>
          </table:table-cell>
          <table:table-cell table:number-columns-repeated="4"/>
        </table:table-row>
        <table:table-row table:style-name="ro1">
          <table:table-cell office:value-type="float" office:value="0.790817022323608" calcext:value-type="float">
            <text:p>0.790817022323608</text:p>
          </table:table-cell>
          <table:table-cell table:formula="of:=AVERAGE([.A171:.A220])" office:value-type="float" office:value="0.868728429079056" calcext:value-type="float">
            <text:p>0.868728429079056</text:p>
          </table:table-cell>
          <table:table-cell office:value-type="float" office:value="0" calcext:value-type="float">
            <text:p>0</text:p>
          </table:table-cell>
          <table:table-cell office:value-type="float" office:value="11.2410443193942" calcext:value-type="float">
            <text:p>11.2410443193942</text:p>
          </table:table-cell>
          <table:table-cell office:value-type="float" office:value="285.522525712613" calcext:value-type="float">
            <text:p>285.522525712613</text:p>
          </table:table-cell>
          <table:table-cell table:formula="of:=AVERAGE([.E171:.E220])" office:value-type="float" office:value="281.025656223644" calcext:value-type="float">
            <text:p>281.025656223644</text:p>
          </table:table-cell>
          <table:table-cell table:number-columns-repeated="4"/>
        </table:table-row>
        <table:table-row table:style-name="ro1">
          <table:table-cell office:value-type="float" office:value="0.409843444824219" calcext:value-type="float">
            <text:p>0.409843444824219</text:p>
          </table:table-cell>
          <table:table-cell table:formula="of:=AVERAGE([.A172:.A221])" office:value-type="float" office:value="0.857091652154922" calcext:value-type="float">
            <text:p>0.857091652154922</text:p>
          </table:table-cell>
          <table:table-cell office:value-type="float" office:value="0" calcext:value-type="float">
            <text:p>0</text:p>
          </table:table-cell>
          <table:table-cell office:value-type="float" office:value="11.3399599234611" calcext:value-type="float">
            <text:p>11.3399599234611</text:p>
          </table:table-cell>
          <table:table-cell office:value-type="float" office:value="288.034982055911" calcext:value-type="float">
            <text:p>288.034982055911</text:p>
          </table:table-cell>
          <table:table-cell table:formula="of:=AVERAGE([.E172:.E221])" office:value-type="float" office:value="281.182670439978" calcext:value-type="float">
            <text:p>281.182670439978</text:p>
          </table:table-cell>
          <table:table-cell table:number-columns-repeated="4"/>
        </table:table-row>
        <table:table-row table:style-name="ro1">
          <table:table-cell office:value-type="float" office:value="0.880587875843048" calcext:value-type="float">
            <text:p>0.880587875843048</text:p>
          </table:table-cell>
          <table:table-cell table:formula="of:=AVERAGE([.A173:.A222])" office:value-type="float" office:value="0.854703409671783" calcext:value-type="float">
            <text:p>0.854703409671783</text:p>
          </table:table-cell>
          <table:table-cell office:value-type="float" office:value="0" calcext:value-type="float">
            <text:p>0</text:p>
          </table:table-cell>
          <table:table-cell office:value-type="float" office:value="11.0459938806385" calcext:value-type="float">
            <text:p>11.0459938806385</text:p>
          </table:table-cell>
          <table:table-cell office:value-type="float" office:value="280.568244568217" calcext:value-type="float">
            <text:p>280.568244568217</text:p>
          </table:table-cell>
          <table:table-cell table:formula="of:=AVERAGE([.E173:.E222])" office:value-type="float" office:value="281.190709918806" calcext:value-type="float">
            <text:p>281.190709918806</text:p>
          </table:table-cell>
          <table:table-cell table:number-columns-repeated="4"/>
        </table:table-row>
        <table:table-row table:style-name="ro1">
          <table:table-cell office:value-type="float" office:value="0.95555031299591" calcext:value-type="float">
            <text:p>0.95555031299591</text:p>
          </table:table-cell>
          <table:table-cell table:formula="of:=AVERAGE([.A174:.A223])" office:value-type="float" office:value="0.858205760717392" calcext:value-type="float">
            <text:p>0.858205760717392</text:p>
          </table:table-cell>
          <table:table-cell office:value-type="float" office:value="1" calcext:value-type="float">
            <text:p>1</text:p>
          </table:table-cell>
          <table:table-cell office:value-type="float" office:value="11.0353201848447" calcext:value-type="float">
            <text:p>11.0353201848447</text:p>
          </table:table-cell>
          <table:table-cell office:value-type="float" office:value="280.297132695056" calcext:value-type="float">
            <text:p>280.297132695056</text:p>
          </table:table-cell>
          <table:table-cell table:formula="of:=AVERAGE([.E174:.E223])" office:value-type="float" office:value="281.180448973667" calcext:value-type="float">
            <text:p>281.180448973667</text:p>
          </table:table-cell>
          <table:table-cell table:number-columns-repeated="4"/>
        </table:table-row>
        <table:table-row table:style-name="ro1">
          <table:table-cell office:value-type="float" office:value="0.687172889709473" calcext:value-type="float">
            <text:p>0.687172889709473</text:p>
          </table:table-cell>
          <table:table-cell table:formula="of:=AVERAGE([.A175:.A224])" office:value-type="float" office:value="0.857333899736404" calcext:value-type="float">
            <text:p>0.857333899736404</text:p>
          </table:table-cell>
          <table:table-cell office:value-type="float" office:value="0" calcext:value-type="float">
            <text:p>0</text:p>
          </table:table-cell>
          <table:table-cell office:value-type="float" office:value="11.1106062891215" calcext:value-type="float">
            <text:p>11.1106062891215</text:p>
          </table:table-cell>
          <table:table-cell office:value-type="float" office:value="282.209399743686" calcext:value-type="float">
            <text:p>282.209399743686</text:p>
          </table:table-cell>
          <table:table-cell table:formula="of:=AVERAGE([.E175:.E224])" office:value-type="float" office:value="281.211947065208" calcext:value-type="float">
            <text:p>281.2119470652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6:.A225])" office:value-type="float" office:value="0.857755366563797" calcext:value-type="float">
            <text:p>0.857755366563797</text:p>
          </table:table-cell>
          <table:table-cell office:value-type="float" office:value="1" calcext:value-type="float">
            <text:p>1</text:p>
          </table:table-cell>
          <table:table-cell office:value-type="float" office:value="11.0366730232805" calcext:value-type="float">
            <text:p>11.0366730232805</text:p>
          </table:table-cell>
          <table:table-cell office:value-type="float" office:value="280.331494791325" calcext:value-type="float">
            <text:p>280.331494791325</text:p>
          </table:table-cell>
          <table:table-cell table:formula="of:=AVERAGE([.E176:.E225])" office:value-type="float" office:value="281.219484076609" calcext:value-type="float">
            <text:p>281.219484076609</text:p>
          </table:table-cell>
          <table:table-cell table:number-columns-repeated="4"/>
        </table:table-row>
        <table:table-row table:style-name="ro1">
          <table:table-cell office:value-type="float" office:value="0.707201540470123" calcext:value-type="float">
            <text:p>0.707201540470123</text:p>
          </table:table-cell>
          <table:table-cell table:formula="of:=AVERAGE([.A177:.A226])" office:value-type="float" office:value="0.851899397373199" calcext:value-type="float">
            <text:p>0.851899397373199</text:p>
          </table:table-cell>
          <table:table-cell office:value-type="float" office:value="1" calcext:value-type="float">
            <text:p>1</text:p>
          </table:table-cell>
          <table:table-cell office:value-type="float" office:value="11.0398210419476" calcext:value-type="float">
            <text:p>11.0398210419476</text:p>
          </table:table-cell>
          <table:table-cell office:value-type="float" office:value="280.411454465469" calcext:value-type="float">
            <text:p>280.411454465469</text:p>
          </table:table-cell>
          <table:table-cell table:formula="of:=AVERAGE([.E177:.E226])" office:value-type="float" office:value="281.224654186289" calcext:value-type="float">
            <text:p>281.2246541862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8:.A227])" office:value-type="float" office:value="0.851899397373199" calcext:value-type="float">
            <text:p>0.851899397373199</text:p>
          </table:table-cell>
          <table:table-cell office:value-type="float" office:value="1" calcext:value-type="float">
            <text:p>1</text:p>
          </table:table-cell>
          <table:table-cell office:value-type="float" office:value="11.0274882710904" calcext:value-type="float">
            <text:p>11.0274882710904</text:p>
          </table:table-cell>
          <table:table-cell office:value-type="float" office:value="280.098202085696" calcext:value-type="float">
            <text:p>280.098202085696</text:p>
          </table:table-cell>
          <table:table-cell table:formula="of:=AVERAGE([.E178:.E227])" office:value-type="float" office:value="281.225777138403" calcext:value-type="float">
            <text:p>281.225777138403</text:p>
          </table:table-cell>
          <table:table-cell table:number-columns-repeated="4"/>
        </table:table-row>
        <table:table-row table:style-name="ro1">
          <table:table-cell office:value-type="float" office:value="0.689342498779297" calcext:value-type="float">
            <text:p>0.689342498779297</text:p>
          </table:table-cell>
          <table:table-cell table:formula="of:=AVERAGE([.A179:.A228])" office:value-type="float" office:value="0.848629939556122" calcext:value-type="float">
            <text:p>0.848629939556122</text:p>
          </table:table-cell>
          <table:table-cell office:value-type="float" office:value="0" calcext:value-type="float">
            <text:p>0</text:p>
          </table:table-cell>
          <table:table-cell office:value-type="float" office:value="11.0597299427092" calcext:value-type="float">
            <text:p>11.0597299427092</text:p>
          </table:table-cell>
          <table:table-cell office:value-type="float" office:value="280.917140544814" calcext:value-type="float">
            <text:p>280.917140544814</text:p>
          </table:table-cell>
          <table:table-cell table:formula="of:=AVERAGE([.E179:.E228])" office:value-type="float" office:value="281.176315985367" calcext:value-type="float">
            <text:p>281.176315985367</text:p>
          </table:table-cell>
          <table:table-cell table:number-columns-repeated="4"/>
        </table:table-row>
        <table:table-row table:style-name="ro1">
          <table:table-cell office:value-type="float" office:value="0.841013193130493" calcext:value-type="float">
            <text:p>0.841013193130493</text:p>
          </table:table-cell>
          <table:table-cell table:formula="of:=AVERAGE([.A180:.A229])" office:value-type="float" office:value="0.845450203418732" calcext:value-type="float">
            <text:p>0.845450203418732</text:p>
          </table:table-cell>
          <table:table-cell office:value-type="float" office:value="1" calcext:value-type="float">
            <text:p>1</text:p>
          </table:table-cell>
          <table:table-cell office:value-type="float" office:value="11.0310950580388" calcext:value-type="float">
            <text:p>11.0310950580388</text:p>
          </table:table-cell>
          <table:table-cell office:value-type="float" office:value="280.189814474186" calcext:value-type="float">
            <text:p>280.189814474186</text:p>
          </table:table-cell>
          <table:table-cell table:formula="of:=AVERAGE([.E180:.E229])" office:value-type="float" office:value="281.119487098211" calcext:value-type="float">
            <text:p>281.119487098211</text:p>
          </table:table-cell>
          <table:table-cell table:number-columns-repeated="4"/>
        </table:table-row>
        <table:table-row table:style-name="ro1">
          <table:table-cell office:value-type="float" office:value="0.912709057331085" calcext:value-type="float">
            <text:p>0.912709057331085</text:p>
          </table:table-cell>
          <table:table-cell table:formula="of:=AVERAGE([.A181:.A230])" office:value-type="float" office:value="0.846163015365601" calcext:value-type="float">
            <text:p>0.846163015365601</text:p>
          </table:table-cell>
          <table:table-cell office:value-type="float" office:value="1" calcext:value-type="float">
            <text:p>1</text:p>
          </table:table-cell>
          <table:table-cell office:value-type="float" office:value="11.0351254136562" calcext:value-type="float">
            <text:p>11.0351254136562</text:p>
          </table:table-cell>
          <table:table-cell office:value-type="float" office:value="280.292185506868" calcext:value-type="float">
            <text:p>280.292185506868</text:p>
          </table:table-cell>
          <table:table-cell table:formula="of:=AVERAGE([.E181:.E230])" office:value-type="float" office:value="281.073456194333" calcext:value-type="float">
            <text:p>281.0734561943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82:.A231])" office:value-type="float" office:value="0.84875880241394" calcext:value-type="float">
            <text:p>0.84875880241394</text:p>
          </table:table-cell>
          <table:table-cell office:value-type="float" office:value="1" calcext:value-type="float">
            <text:p>1</text:p>
          </table:table-cell>
          <table:table-cell office:value-type="float" office:value="11.0283002088159" calcext:value-type="float">
            <text:p>11.0283002088159</text:p>
          </table:table-cell>
          <table:table-cell office:value-type="float" office:value="280.118825303925" calcext:value-type="float">
            <text:p>280.118825303925</text:p>
          </table:table-cell>
          <table:table-cell table:formula="of:=AVERAGE([.E182:.E231])" office:value-type="float" office:value="281.043306360586" calcext:value-type="float">
            <text:p>281.043306360586</text:p>
          </table:table-cell>
          <table:table-cell table:number-columns-repeated="4"/>
        </table:table-row>
        <table:table-row table:style-name="ro1">
          <table:table-cell office:value-type="float" office:value="0.974135279655456" calcext:value-type="float">
            <text:p>0.974135279655456</text:p>
          </table:table-cell>
          <table:table-cell table:formula="of:=AVERAGE([.A183:.A232])" office:value-type="float" office:value="0.84824150800705" calcext:value-type="float">
            <text:p>0.84824150800705</text:p>
          </table:table-cell>
          <table:table-cell office:value-type="float" office:value="1" calcext:value-type="float">
            <text:p>1</text:p>
          </table:table-cell>
          <table:table-cell office:value-type="float" office:value="11.0279188796818" calcext:value-type="float">
            <text:p>11.0279188796818</text:p>
          </table:table-cell>
          <table:table-cell office:value-type="float" office:value="280.109139543918" calcext:value-type="float">
            <text:p>280.109139543918</text:p>
          </table:table-cell>
          <table:table-cell table:formula="of:=AVERAGE([.E183:.E232])" office:value-type="float" office:value="281.040449508419" calcext:value-type="float">
            <text:p>281.040449508419</text:p>
          </table:table-cell>
          <table:table-cell table:number-columns-repeated="4"/>
        </table:table-row>
        <table:table-row table:style-name="ro1">
          <table:table-cell office:value-type="float" office:value="0.97104012966156" calcext:value-type="float">
            <text:p>0.97104012966156</text:p>
          </table:table-cell>
          <table:table-cell table:formula="of:=AVERAGE([.A184:.A233])" office:value-type="float" office:value="0.847662310600281" calcext:value-type="float">
            <text:p>0.847662310600281</text:p>
          </table:table-cell>
          <table:table-cell office:value-type="float" office:value="1" calcext:value-type="float">
            <text:p>1</text:p>
          </table:table-cell>
          <table:table-cell office:value-type="float" office:value="11.0232737041682" calcext:value-type="float">
            <text:p>11.0232737041682</text:p>
          </table:table-cell>
          <table:table-cell office:value-type="float" office:value="279.991152085872" calcext:value-type="float">
            <text:p>279.991152085872</text:p>
          </table:table-cell>
          <table:table-cell table:formula="of:=AVERAGE([.E184:.E233])" office:value-type="float" office:value="281.035603648182" calcext:value-type="float">
            <text:p>281.035603648182</text:p>
          </table:table-cell>
          <table:table-cell table:number-columns-repeated="4"/>
        </table:table-row>
        <table:table-row table:style-name="ro1">
          <table:table-cell office:value-type="float" office:value="0.883130550384522" calcext:value-type="float">
            <text:p>0.883130550384522</text:p>
          </table:table-cell>
          <table:table-cell table:formula="of:=AVERAGE([.A185:.A234])" office:value-type="float" office:value="0.848635326623917" calcext:value-type="float">
            <text:p>0.848635326623917</text:p>
          </table:table-cell>
          <table:table-cell office:value-type="float" office:value="1" calcext:value-type="float">
            <text:p>1</text:p>
          </table:table-cell>
          <table:table-cell office:value-type="float" office:value="11.0301247220576" calcext:value-type="float">
            <text:p>11.0301247220576</text:p>
          </table:table-cell>
          <table:table-cell office:value-type="float" office:value="280.165167940262" calcext:value-type="float">
            <text:p>280.165167940262</text:p>
          </table:table-cell>
          <table:table-cell table:formula="of:=AVERAGE([.E185:.E234])" office:value-type="float" office:value="281.033087138721" calcext:value-type="float">
            <text:p>281.033087138721</text:p>
          </table:table-cell>
          <table:table-cell table:number-columns-repeated="4"/>
        </table:table-row>
        <table:table-row table:style-name="ro1">
          <table:table-cell office:value-type="float" office:value="0.854517698287964" calcext:value-type="float">
            <text:p>0.854517698287964</text:p>
          </table:table-cell>
          <table:table-cell table:formula="of:=AVERAGE([.A186:.A235])" office:value-type="float" office:value="0.847593265771866" calcext:value-type="float">
            <text:p>0.847593265771866</text:p>
          </table:table-cell>
          <table:table-cell office:value-type="float" office:value="1" calcext:value-type="float">
            <text:p>1</text:p>
          </table:table-cell>
          <table:table-cell office:value-type="float" office:value="11.0267584657937" calcext:value-type="float">
            <text:p>11.0267584657937</text:p>
          </table:table-cell>
          <table:table-cell office:value-type="float" office:value="280.079665031161" calcext:value-type="float">
            <text:p>280.079665031161</text:p>
          </table:table-cell>
          <table:table-cell table:formula="of:=AVERAGE([.E186:.E235])" office:value-type="float" office:value="281.027847291569" calcext:value-type="float">
            <text:p>281.027847291569</text:p>
          </table:table-cell>
          <table:table-cell table:number-columns-repeated="4"/>
        </table:table-row>
        <table:table-row table:style-name="ro1">
          <table:table-cell office:value-type="float" office:value="0.666024923324585" calcext:value-type="float">
            <text:p>0.666024923324585</text:p>
          </table:table-cell>
          <table:table-cell table:formula="of:=AVERAGE([.A187:.A236])" office:value-type="float" office:value="0.840913764238358" calcext:value-type="float">
            <text:p>0.840913764238358</text:p>
          </table:table-cell>
          <table:table-cell office:value-type="float" office:value="0" calcext:value-type="float">
            <text:p>0</text:p>
          </table:table-cell>
          <table:table-cell office:value-type="float" office:value="11.1012854317635" calcext:value-type="float">
            <text:p>11.1012854317635</text:p>
          </table:table-cell>
          <table:table-cell office:value-type="float" office:value="281.972649966794" calcext:value-type="float">
            <text:p>281.972649966794</text:p>
          </table:table-cell>
          <table:table-cell table:formula="of:=AVERAGE([.E187:.E236])" office:value-type="float" office:value="281.06857278315" calcext:value-type="float">
            <text:p>281.068572783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88:.A237])" office:value-type="float" office:value="0.844693440198898" calcext:value-type="float">
            <text:p>0.844693440198898</text:p>
          </table:table-cell>
          <table:table-cell office:value-type="float" office:value="1" calcext:value-type="float">
            <text:p>1</text:p>
          </table:table-cell>
          <table:table-cell office:value-type="float" office:value="11.0265812944114" calcext:value-type="float">
            <text:p>11.0265812944114</text:p>
          </table:table-cell>
          <table:table-cell office:value-type="float" office:value="280.07516487805" calcext:value-type="float">
            <text:p>280.07516487805</text:p>
          </table:table-cell>
          <table:table-cell table:formula="of:=AVERAGE([.E188:.E237])" office:value-type="float" office:value="281.036422020397" calcext:value-type="float">
            <text:p>281.036422020397</text:p>
          </table:table-cell>
          <table:table-cell table:number-columns-repeated="4"/>
        </table:table-row>
        <table:table-row table:style-name="ro1">
          <table:table-cell office:value-type="float" office:value="0.554100513458252" calcext:value-type="float">
            <text:p>0.554100513458252</text:p>
          </table:table-cell>
          <table:table-cell table:formula="of:=AVERAGE([.A189:.A238])" office:value-type="float" office:value="0.835880539417267" calcext:value-type="float">
            <text:p>0.835880539417267</text:p>
          </table:table-cell>
          <table:table-cell office:value-type="float" office:value="1" calcext:value-type="float">
            <text:p>1</text:p>
          </table:table-cell>
          <table:table-cell office:value-type="float" office:value="11.0353330913693" calcext:value-type="float">
            <text:p>11.0353330913693</text:p>
          </table:table-cell>
          <table:table-cell office:value-type="float" office:value="280.297460520779" calcext:value-type="float">
            <text:p>280.297460520779</text:p>
          </table:table-cell>
          <table:table-cell table:formula="of:=AVERAGE([.E189:.E238])" office:value-type="float" office:value="281.044044266487" calcext:value-type="float">
            <text:p>281.0440442664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0:.A239])" office:value-type="float" office:value="0.838536887168884" calcext:value-type="float">
            <text:p>0.838536887168884</text:p>
          </table:table-cell>
          <table:table-cell office:value-type="float" office:value="1" calcext:value-type="float">
            <text:p>1</text:p>
          </table:table-cell>
          <table:table-cell office:value-type="float" office:value="11.0262422048122" calcext:value-type="float">
            <text:p>11.0262422048122</text:p>
          </table:table-cell>
          <table:table-cell office:value-type="float" office:value="280.066552002229" calcext:value-type="float">
            <text:p>280.066552002229</text:p>
          </table:table-cell>
          <table:table-cell table:formula="of:=AVERAGE([.E190:.E239])" office:value-type="float" office:value="281.041427621168" calcext:value-type="float">
            <text:p>281.041427621168</text:p>
          </table:table-cell>
          <table:table-cell table:number-columns-repeated="4"/>
        </table:table-row>
        <table:table-row table:style-name="ro1">
          <table:table-cell office:value-type="float" office:value="0.862297296524048" calcext:value-type="float">
            <text:p>0.862297296524048</text:p>
          </table:table-cell>
          <table:table-cell table:formula="of:=AVERAGE([.A191:.A240])" office:value-type="float" office:value="0.836276476383209" calcext:value-type="float">
            <text:p>0.836276476383209</text:p>
          </table:table-cell>
          <table:table-cell office:value-type="float" office:value="0" calcext:value-type="float">
            <text:p>0</text:p>
          </table:table-cell>
          <table:table-cell office:value-type="float" office:value="11.1191691814929" calcext:value-type="float">
            <text:p>11.1191691814929</text:p>
          </table:table-cell>
          <table:table-cell office:value-type="float" office:value="282.42689720992" calcext:value-type="float">
            <text:p>282.42689720992</text:p>
          </table:table-cell>
          <table:table-cell table:formula="of:=AVERAGE([.E191:.E240])" office:value-type="float" office:value="281.087958012238" calcext:value-type="float">
            <text:p>281.087958012238</text:p>
          </table:table-cell>
          <table:table-cell table:number-columns-repeated="4"/>
        </table:table-row>
        <table:table-row table:style-name="ro1">
          <table:table-cell office:value-type="float" office:value="0.640705823898315" calcext:value-type="float">
            <text:p>0.640705823898315</text:p>
          </table:table-cell>
          <table:table-cell table:formula="of:=AVERAGE([.A192:.A241])" office:value-type="float" office:value="0.829090592861176" calcext:value-type="float">
            <text:p>0.829090592861176</text:p>
          </table:table-cell>
          <table:table-cell office:value-type="float" office:value="0" calcext:value-type="float">
            <text:p>0</text:p>
          </table:table-cell>
          <table:table-cell office:value-type="float" office:value="11.2426447284371" calcext:value-type="float">
            <text:p>11.2426447284371</text:p>
          </table:table-cell>
          <table:table-cell office:value-type="float" office:value="285.563176102301" calcext:value-type="float">
            <text:p>285.563176102301</text:p>
          </table:table-cell>
          <table:table-cell table:formula="of:=AVERAGE([.E192:.E241])" office:value-type="float" office:value="281.198785160441" calcext:value-type="float">
            <text:p>281.198785160441</text:p>
          </table:table-cell>
          <table:table-cell table:number-columns-repeated="4"/>
        </table:table-row>
        <table:table-row table:style-name="ro1">
          <table:table-cell office:value-type="float" office:value="0.630310535430908" calcext:value-type="float">
            <text:p>0.630310535430908</text:p>
          </table:table-cell>
          <table:table-cell table:formula="of:=AVERAGE([.A193:.A242])" office:value-type="float" office:value="0.82682553768158" calcext:value-type="float">
            <text:p>0.82682553768158</text:p>
          </table:table-cell>
          <table:table-cell office:value-type="float" office:value="0" calcext:value-type="float">
            <text:p>0</text:p>
          </table:table-cell>
          <table:table-cell office:value-type="float" office:value="11.2161980863363" calcext:value-type="float">
            <text:p>11.2161980863363</text:p>
          </table:table-cell>
          <table:table-cell office:value-type="float" office:value="284.891431392941" calcext:value-type="float">
            <text:p>284.891431392941</text:p>
          </table:table-cell>
          <table:table-cell table:formula="of:=AVERAGE([.E193:.E242])" office:value-type="float" office:value="281.293465997701" calcext:value-type="float">
            <text:p>281.293465997701</text:p>
          </table:table-cell>
          <table:table-cell table:number-columns-repeated="4"/>
        </table:table-row>
        <table:table-row table:style-name="ro1">
          <table:table-cell office:value-type="float" office:value="0.773212432861328" calcext:value-type="float">
            <text:p>0.773212432861328</text:p>
          </table:table-cell>
          <table:table-cell table:formula="of:=AVERAGE([.A194:.A243])" office:value-type="float" office:value="0.822289786338806" calcext:value-type="float">
            <text:p>0.822289786338806</text:p>
          </table:table-cell>
          <table:table-cell office:value-type="float" office:value="0" calcext:value-type="float">
            <text:p>0</text:p>
          </table:table-cell>
          <table:table-cell office:value-type="float" office:value="11.1732956254482" calcext:value-type="float">
            <text:p>11.1732956254482</text:p>
          </table:table-cell>
          <table:table-cell office:value-type="float" office:value="283.801708886385" calcext:value-type="float">
            <text:p>283.801708886385</text:p>
          </table:table-cell>
          <table:table-cell table:formula="of:=AVERAGE([.E194:.E243])" office:value-type="float" office:value="281.356973588911" calcext:value-type="float">
            <text:p>281.356973588911</text:p>
          </table:table-cell>
          <table:table-cell table:number-columns-repeated="4"/>
        </table:table-row>
        <table:table-row table:style-name="ro1">
          <table:table-cell office:value-type="float" office:value="0.11157763004303" calcext:value-type="float">
            <text:p>0.11157763004303</text:p>
          </table:table-cell>
          <table:table-cell table:formula="of:=AVERAGE([.A195:.A244])" office:value-type="float" office:value="0.806349005699158" calcext:value-type="float">
            <text:p>0.806349005699158</text:p>
          </table:table-cell>
          <table:table-cell office:value-type="float" office:value="0" calcext:value-type="float">
            <text:p>0</text:p>
          </table:table-cell>
          <table:table-cell office:value-type="float" office:value="11.1194425651491" calcext:value-type="float">
            <text:p>11.1194425651491</text:p>
          </table:table-cell>
          <table:table-cell office:value-type="float" office:value="282.433841154786" calcext:value-type="float">
            <text:p>282.433841154786</text:p>
          </table:table-cell>
          <table:table-cell table:formula="of:=AVERAGE([.E195:.E244])" office:value-type="float" office:value="281.403397287609" calcext:value-type="float">
            <text:p>281.4033972876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6:.A245])" office:value-type="float" office:value="0.806349005699158" calcext:value-type="float">
            <text:p>0.806349005699158</text:p>
          </table:table-cell>
          <table:table-cell office:value-type="float" office:value="1" calcext:value-type="float">
            <text:p>1</text:p>
          </table:table-cell>
          <table:table-cell office:value-type="float" office:value="11.024484570834" calcext:value-type="float">
            <text:p>11.024484570834</text:p>
          </table:table-cell>
          <table:table-cell office:value-type="float" office:value="280.021908099185" calcext:value-type="float">
            <text:p>280.021908099185</text:p>
          </table:table-cell>
          <table:table-cell table:formula="of:=AVERAGE([.E196:.E245])" office:value-type="float" office:value="281.401921475808" calcext:value-type="float">
            <text:p>281.4019214758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7:.A246])" office:value-type="float" office:value="0.806349005699158" calcext:value-type="float">
            <text:p>0.806349005699158</text:p>
          </table:table-cell>
          <table:table-cell office:value-type="float" office:value="1" calcext:value-type="float">
            <text:p>1</text:p>
          </table:table-cell>
          <table:table-cell office:value-type="float" office:value="11.0264968153417" calcext:value-type="float">
            <text:p>11.0264968153417</text:p>
          </table:table-cell>
          <table:table-cell office:value-type="float" office:value="280.073019109679" calcext:value-type="float">
            <text:p>280.073019109679</text:p>
          </table:table-cell>
          <table:table-cell table:formula="of:=AVERAGE([.E197:.E246])" office:value-type="float" office:value="281.400390827703" calcext:value-type="float">
            <text:p>281.400390827703</text:p>
          </table:table-cell>
          <table:table-cell table:number-columns-repeated="4"/>
        </table:table-row>
        <table:table-row table:style-name="ro1">
          <table:table-cell office:value-type="float" office:value="0.744128525257111" calcext:value-type="float">
            <text:p>0.744128525257111</text:p>
          </table:table-cell>
          <table:table-cell table:formula="of:=AVERAGE([.A198:.A247])" office:value-type="float" office:value="0.804878486394882" calcext:value-type="float">
            <text:p>0.804878486394882</text:p>
          </table:table-cell>
          <table:table-cell office:value-type="float" office:value="1" calcext:value-type="float">
            <text:p>1</text:p>
          </table:table-cell>
          <table:table-cell office:value-type="float" office:value="11.0334041526109" calcext:value-type="float">
            <text:p>11.0334041526109</text:p>
          </table:table-cell>
          <table:table-cell office:value-type="float" office:value="280.248465476317" calcext:value-type="float">
            <text:p>280.248465476317</text:p>
          </table:table-cell>
          <table:table-cell table:formula="of:=AVERAGE([.E198:.E247])" office:value-type="float" office:value="281.380323125064" calcext:value-type="float">
            <text:p>281.380323125064</text:p>
          </table:table-cell>
          <table:table-cell table:number-columns-repeated="4"/>
        </table:table-row>
        <table:table-row table:style-name="ro1">
          <table:table-cell office:value-type="float" office:value="0.996734738349915" calcext:value-type="float">
            <text:p>0.996734738349915</text:p>
          </table:table-cell>
          <table:table-cell table:formula="of:=AVERAGE([.A199:.A248])" office:value-type="float" office:value="0.810120648145676" calcext:value-type="float">
            <text:p>0.810120648145676</text:p>
          </table:table-cell>
          <table:table-cell office:value-type="float" office:value="1" calcext:value-type="float">
            <text:p>1</text:p>
          </table:table-cell>
          <table:table-cell office:value-type="float" office:value="11.0179773358256" calcext:value-type="float">
            <text:p>11.0179773358256</text:p>
          </table:table-cell>
          <table:table-cell office:value-type="float" office:value="279.856624329969" calcext:value-type="float">
            <text:p>279.856624329969</text:p>
          </table:table-cell>
          <table:table-cell table:formula="of:=AVERAGE([.E199:.E248])" office:value-type="float" office:value="281.305377992392" calcext:value-type="float">
            <text:p>281.305377992392</text:p>
          </table:table-cell>
          <table:table-cell table:number-columns-repeated="4"/>
        </table:table-row>
        <table:table-row table:style-name="ro1">
          <table:table-cell office:value-type="float" office:value="0.673849880695343" calcext:value-type="float">
            <text:p>0.673849880695343</text:p>
          </table:table-cell>
          <table:table-cell table:formula="of:=AVERAGE([.A200:.A249])" office:value-type="float" office:value="0.803597645759582" calcext:value-type="float">
            <text:p>0.803597645759582</text:p>
          </table:table-cell>
          <table:table-cell office:value-type="float" office:value="0" calcext:value-type="float">
            <text:p>0</text:p>
          </table:table-cell>
          <table:table-cell office:value-type="float" office:value="11.1357704920113" calcext:value-type="float">
            <text:p>11.1357704920113</text:p>
          </table:table-cell>
          <table:table-cell office:value-type="float" office:value="282.848570497087" calcext:value-type="float">
            <text:p>282.848570497087</text:p>
          </table:table-cell>
          <table:table-cell table:formula="of:=AVERAGE([.E200:.E249])" office:value-type="float" office:value="281.359290422704" calcext:value-type="float">
            <text:p>281.3592904227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1:.A250])" office:value-type="float" office:value="0.804179122447967" calcext:value-type="float">
            <text:p>0.804179122447967</text:p>
          </table:table-cell>
          <table:table-cell office:value-type="float" office:value="1" calcext:value-type="float">
            <text:p>1</text:p>
          </table:table-cell>
          <table:table-cell office:value-type="float" office:value="11.0264451892436" calcext:value-type="float">
            <text:p>11.0264451892436</text:p>
          </table:table-cell>
          <table:table-cell office:value-type="float" office:value="280.071707806786" calcext:value-type="float">
            <text:p>280.071707806786</text:p>
          </table:table-cell>
          <table:table-cell table:formula="of:=AVERAGE([.E201:.E250])" office:value-type="float" office:value="281.328189894359" calcext:value-type="float">
            <text:p>281.3281898943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2:.A251])" office:value-type="float" office:value="0.805499436855316" calcext:value-type="float">
            <text:p>0.805499436855316</text:p>
          </table:table-cell>
          <table:table-cell office:value-type="float" office:value="1" calcext:value-type="float">
            <text:p>1</text:p>
          </table:table-cell>
          <table:table-cell office:value-type="float" office:value="11.0222165424764" calcext:value-type="float">
            <text:p>11.0222165424764</text:p>
          </table:table-cell>
          <table:table-cell office:value-type="float" office:value="279.964300178901" calcext:value-type="float">
            <text:p>279.964300178901</text:p>
          </table:table-cell>
          <table:table-cell table:formula="of:=AVERAGE([.E202:.E251])" office:value-type="float" office:value="281.325762791913" calcext:value-type="float">
            <text:p>281.3257627919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3:.A252])" office:value-type="float" office:value="0.807815828323364" calcext:value-type="float">
            <text:p>0.807815828323364</text:p>
          </table:table-cell>
          <table:table-cell office:value-type="float" office:value="1" calcext:value-type="float">
            <text:p>1</text:p>
          </table:table-cell>
          <table:table-cell office:value-type="float" office:value="11.0305166110754" calcext:value-type="float">
            <text:p>11.0305166110754</text:p>
          </table:table-cell>
          <table:table-cell office:value-type="float" office:value="280.175121921315" calcext:value-type="float">
            <text:p>280.175121921315</text:p>
          </table:table-cell>
          <table:table-cell table:formula="of:=AVERAGE([.E203:.E252])" office:value-type="float" office:value="281.330987737896" calcext:value-type="float">
            <text:p>281.330987737896</text:p>
          </table:table-cell>
          <table:table-cell table:number-columns-repeated="4"/>
        </table:table-row>
        <table:table-row table:style-name="ro1">
          <table:table-cell office:value-type="float" office:value="0.943179130554199" calcext:value-type="float">
            <text:p>0.943179130554199</text:p>
          </table:table-cell>
          <table:table-cell table:formula="of:=AVERAGE([.A204:.A253])" office:value-type="float" office:value="0.807401337623596" calcext:value-type="float">
            <text:p>0.807401337623596</text:p>
          </table:table-cell>
          <table:table-cell office:value-type="float" office:value="1" calcext:value-type="float">
            <text:p>1</text:p>
          </table:table-cell>
          <table:table-cell office:value-type="float" office:value="11.026929770574" calcext:value-type="float">
            <text:p>11.026929770574</text:p>
          </table:table-cell>
          <table:table-cell office:value-type="float" office:value="280.084016172579" calcext:value-type="float">
            <text:p>280.084016172579</text:p>
          </table:table-cell>
          <table:table-cell table:formula="of:=AVERAGE([.E204:.E253])" office:value-type="float" office:value="281.331819819186" calcext:value-type="float">
            <text:p>281.331819819186</text:p>
          </table:table-cell>
          <table:table-cell table:number-columns-repeated="4"/>
        </table:table-row>
        <table:table-row table:style-name="ro1">
          <table:table-cell office:value-type="float" office:value="0.960201621055603" calcext:value-type="float">
            <text:p>0.960201621055603</text:p>
          </table:table-cell>
          <table:table-cell table:formula="of:=AVERAGE([.A205:.A254])" office:value-type="float" office:value="0.806605370044708" calcext:value-type="float">
            <text:p>0.806605370044708</text:p>
          </table:table-cell>
          <table:table-cell office:value-type="float" office:value="1" calcext:value-type="float">
            <text:p>1</text:p>
          </table:table-cell>
          <table:table-cell office:value-type="float" office:value="11.0267267861426" calcext:value-type="float">
            <text:p>11.0267267861426</text:p>
          </table:table-cell>
          <table:table-cell office:value-type="float" office:value="280.078860368022" calcext:value-type="float">
            <text:p>280.078860368022</text:p>
          </table:table-cell>
          <table:table-cell table:formula="of:=AVERAGE([.E205:.E254])" office:value-type="float" office:value="281.330912636003" calcext:value-type="float">
            <text:p>281.330912636003</text:p>
          </table:table-cell>
          <table:table-cell table:number-columns-repeated="4"/>
        </table:table-row>
        <table:table-row table:style-name="ro1">
          <table:table-cell office:value-type="float" office:value="0.947578847408295" calcext:value-type="float">
            <text:p>0.947578847408295</text:p>
          </table:table-cell>
          <table:table-cell table:formula="of:=AVERAGE([.A206:.A255])" office:value-type="float" office:value="0.807048691511154" calcext:value-type="float">
            <text:p>0.807048691511154</text:p>
          </table:table-cell>
          <table:table-cell office:value-type="float" office:value="1" calcext:value-type="float">
            <text:p>1</text:p>
          </table:table-cell>
          <table:table-cell office:value-type="float" office:value="11.025908981815" calcext:value-type="float">
            <text:p>11.025908981815</text:p>
          </table:table-cell>
          <table:table-cell office:value-type="float" office:value="280.058088138101" calcext:value-type="float">
            <text:p>280.058088138101</text:p>
          </table:table-cell>
          <table:table-cell table:formula="of:=AVERAGE([.E206:.E255])" office:value-type="float" office:value="281.331391261559" calcext:value-type="float">
            <text:p>281.331391261559</text:p>
          </table:table-cell>
          <table:table-cell table:number-columns-repeated="4"/>
        </table:table-row>
        <table:table-row table:style-name="ro1">
          <table:table-cell office:value-type="float" office:value="0.375312775373459" calcext:value-type="float">
            <text:p>0.375312775373459</text:p>
          </table:table-cell>
          <table:table-cell table:formula="of:=AVERAGE([.A207:.A256])" office:value-type="float" office:value="0.794554947018623" calcext:value-type="float">
            <text:p>0.794554947018623</text:p>
          </table:table-cell>
          <table:table-cell office:value-type="float" office:value="0" calcext:value-type="float">
            <text:p>0</text:p>
          </table:table-cell>
          <table:table-cell office:value-type="float" office:value="11.0796998561323" calcext:value-type="float">
            <text:p>11.0796998561323</text:p>
          </table:table-cell>
          <table:table-cell office:value-type="float" office:value="281.42437634576" calcext:value-type="float">
            <text:p>281.42437634576</text:p>
          </table:table-cell>
          <table:table-cell table:formula="of:=AVERAGE([.E207:.E256])" office:value-type="float" office:value="281.358156145702" calcext:value-type="float">
            <text:p>281.358156145702</text:p>
          </table:table-cell>
          <table:table-cell table:number-columns-repeated="4"/>
        </table:table-row>
        <table:table-row table:style-name="ro1">
          <table:table-cell office:value-type="float" office:value="0.921761214733124" calcext:value-type="float">
            <text:p>0.921761214733124</text:p>
          </table:table-cell>
          <table:table-cell table:formula="of:=AVERAGE([.A208:.A257])" office:value-type="float" office:value="0.798436233401299" calcext:value-type="float">
            <text:p>0.798436233401299</text:p>
          </table:table-cell>
          <table:table-cell office:value-type="float" office:value="1" calcext:value-type="float">
            <text:p>1</text:p>
          </table:table-cell>
          <table:table-cell office:value-type="float" office:value="11.033873480776" calcext:value-type="float">
            <text:p>11.033873480776</text:p>
          </table:table-cell>
          <table:table-cell office:value-type="float" office:value="280.260386411709" calcext:value-type="float">
            <text:p>280.260386411709</text:p>
          </table:table-cell>
          <table:table-cell table:formula="of:=AVERAGE([.E208:.E257])" office:value-type="float" office:value="281.358362377884" calcext:value-type="float">
            <text:p>281.358362377884</text:p>
          </table:table-cell>
          <table:table-cell table:number-columns-repeated="4"/>
        </table:table-row>
        <table:table-row table:style-name="ro1">
          <table:table-cell office:value-type="float" office:value="0.91745924949646" calcext:value-type="float">
            <text:p>0.91745924949646</text:p>
          </table:table-cell>
          <table:table-cell table:formula="of:=AVERAGE([.A209:.A258])" office:value-type="float" office:value="0.799427505135536" calcext:value-type="float">
            <text:p>0.799427505135536</text:p>
          </table:table-cell>
          <table:table-cell office:value-type="float" office:value="1" calcext:value-type="float">
            <text:p>1</text:p>
          </table:table-cell>
          <table:table-cell office:value-type="float" office:value="11.0299616305202" calcext:value-type="float">
            <text:p>11.0299616305202</text:p>
          </table:table-cell>
          <table:table-cell office:value-type="float" office:value="280.161025415214" calcext:value-type="float">
            <text:p>280.161025415214</text:p>
          </table:table-cell>
          <table:table-cell table:formula="of:=AVERAGE([.E209:.E258])" office:value-type="float" office:value="281.358194292695" calcext:value-type="float">
            <text:p>281.358194292695</text:p>
          </table:table-cell>
          <table:table-cell table:number-columns-repeated="4"/>
        </table:table-row>
        <table:table-row table:style-name="ro1">
          <table:table-cell office:value-type="float" office:value="0.998903512954712" calcext:value-type="float">
            <text:p>0.998903512954712</text:p>
          </table:table-cell>
          <table:table-cell table:formula="of:=AVERAGE([.A210:.A259])" office:value-type="float" office:value="0.806536172032356" calcext:value-type="float">
            <text:p>0.806536172032356</text:p>
          </table:table-cell>
          <table:table-cell office:value-type="float" office:value="1" calcext:value-type="float">
            <text:p>1</text:p>
          </table:table-cell>
          <table:table-cell office:value-type="float" office:value="11.0276020831704" calcext:value-type="float">
            <text:p>11.0276020831704</text:p>
          </table:table-cell>
          <table:table-cell office:value-type="float" office:value="280.101092912528" calcext:value-type="float">
            <text:p>280.101092912528</text:p>
          </table:table-cell>
          <table:table-cell table:formula="of:=AVERAGE([.E210:.E259])" office:value-type="float" office:value="281.326826735397" calcext:value-type="float">
            <text:p>281.326826735397</text:p>
          </table:table-cell>
          <table:table-cell table:number-columns-repeated="4"/>
        </table:table-row>
        <table:table-row table:style-name="ro1">
          <table:table-cell office:value-type="float" office:value="0.942701995372772" calcext:value-type="float">
            <text:p>0.942701995372772</text:p>
          </table:table-cell>
          <table:table-cell table:formula="of:=AVERAGE([.A211:.A260])" office:value-type="float" office:value="0.810688353180885" calcext:value-type="float">
            <text:p>0.810688353180885</text:p>
          </table:table-cell>
          <table:table-cell office:value-type="float" office:value="1" calcext:value-type="float">
            <text:p>1</text:p>
          </table:table-cell>
          <table:table-cell office:value-type="float" office:value="11.0272559536487" calcext:value-type="float">
            <text:p>11.0272559536487</text:p>
          </table:table-cell>
          <table:table-cell office:value-type="float" office:value="280.092301222677" calcext:value-type="float">
            <text:p>280.092301222677</text:p>
          </table:table-cell>
          <table:table-cell table:formula="of:=AVERAGE([.E211:.E260])" office:value-type="float" office:value="281.322063725661" calcext:value-type="float">
            <text:p>281.322063725661</text:p>
          </table:table-cell>
          <table:table-cell table:number-columns-repeated="4"/>
        </table:table-row>
        <table:table-row table:style-name="ro1">
          <table:table-cell office:value-type="float" office:value="0.718997359275818" calcext:value-type="float">
            <text:p>0.718997359275818</text:p>
          </table:table-cell>
          <table:table-cell table:formula="of:=AVERAGE([.A212:.A261])" office:value-type="float" office:value="0.816284257173538" calcext:value-type="float">
            <text:p>0.816284257173538</text:p>
          </table:table-cell>
          <table:table-cell office:value-type="float" office:value="0" calcext:value-type="float">
            <text:p>0</text:p>
          </table:table-cell>
          <table:table-cell office:value-type="float" office:value="11.1262396102995" calcext:value-type="float">
            <text:p>11.1262396102995</text:p>
          </table:table-cell>
          <table:table-cell office:value-type="float" office:value="282.606486101606" calcext:value-type="float">
            <text:p>282.606486101606</text:p>
          </table:table-cell>
          <table:table-cell table:formula="of:=AVERAGE([.E212:.E261])" office:value-type="float" office:value="281.372802802972" calcext:value-type="float">
            <text:p>281.3728028029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3:.A262])" office:value-type="float" office:value="0.817036967277527" calcext:value-type="float">
            <text:p>0.817036967277527</text:p>
          </table:table-cell>
          <table:table-cell office:value-type="float" office:value="1" calcext:value-type="float">
            <text:p>1</text:p>
          </table:table-cell>
          <table:table-cell office:value-type="float" office:value="11.0294899557143" calcext:value-type="float">
            <text:p>11.0294899557143</text:p>
          </table:table-cell>
          <table:table-cell office:value-type="float" office:value="280.149044875144" calcext:value-type="float">
            <text:p>280.149044875144</text:p>
          </table:table-cell>
          <table:table-cell table:formula="of:=AVERAGE([.E213:.E262])" office:value-type="float" office:value="281.372960159319" calcext:value-type="float">
            <text:p>281.372960159319</text:p>
          </table:table-cell>
          <table:table-cell table:number-columns-repeated="4"/>
        </table:table-row>
        <table:table-row table:style-name="ro1">
          <table:table-cell office:value-type="float" office:value="0.647306740283966" calcext:value-type="float">
            <text:p>0.647306740283966</text:p>
          </table:table-cell>
          <table:table-cell table:formula="of:=AVERAGE([.A214:.A263])" office:value-type="float" office:value="0.810056451559067" calcext:value-type="float">
            <text:p>0.810056451559067</text:p>
          </table:table-cell>
          <table:table-cell office:value-type="float" office:value="0" calcext:value-type="float">
            <text:p>0</text:p>
          </table:table-cell>
          <table:table-cell office:value-type="float" office:value="11.1143480079174" calcext:value-type="float">
            <text:p>11.1143480079174</text:p>
          </table:table-cell>
          <table:table-cell office:value-type="float" office:value="282.304439401102" calcext:value-type="float">
            <text:p>282.304439401102</text:p>
          </table:table-cell>
          <table:table-cell table:formula="of:=AVERAGE([.E214:.E263])" office:value-type="float" office:value="281.420322035633" calcext:value-type="float">
            <text:p>281.4203220356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5:.A264])" office:value-type="float" office:value="0.810784605741501" calcext:value-type="float">
            <text:p>0.810784605741501</text:p>
          </table:table-cell>
          <table:table-cell office:value-type="float" office:value="1" calcext:value-type="float">
            <text:p>1</text:p>
          </table:table-cell>
          <table:table-cell office:value-type="float" office:value="11.0235259680569" calcext:value-type="float">
            <text:p>11.0235259680569</text:p>
          </table:table-cell>
          <table:table-cell office:value-type="float" office:value="279.997559588646" calcext:value-type="float">
            <text:p>279.997559588646</text:p>
          </table:table-cell>
          <table:table-cell table:formula="of:=AVERAGE([.E215:.E264])" office:value-type="float" office:value="281.424440122764" calcext:value-type="float">
            <text:p>281.424440122764</text:p>
          </table:table-cell>
          <table:table-cell table:number-columns-repeated="4"/>
        </table:table-row>
        <table:table-row table:style-name="ro1">
          <table:table-cell office:value-type="float" office:value="0.987852215766907" calcext:value-type="float">
            <text:p>0.987852215766907</text:p>
          </table:table-cell>
          <table:table-cell table:formula="of:=AVERAGE([.A216:.A265])" office:value-type="float" office:value="0.832590582072735" calcext:value-type="float">
            <text:p>0.832590582072735</text:p>
          </table:table-cell>
          <table:table-cell office:value-type="float" office:value="1" calcext:value-type="float">
            <text:p>1</text:p>
          </table:table-cell>
          <table:table-cell office:value-type="float" office:value="11.0298255253524" calcext:value-type="float">
            <text:p>11.0298255253524</text:p>
          </table:table-cell>
          <table:table-cell office:value-type="float" office:value="280.15756834395" calcext:value-type="float">
            <text:p>280.15756834395</text:p>
          </table:table-cell>
          <table:table-cell table:formula="of:=AVERAGE([.E216:.E265])" office:value-type="float" office:value="281.198255274863" calcext:value-type="float">
            <text:p>281.198255274863</text:p>
          </table:table-cell>
          <table:table-cell table:number-columns-repeated="4"/>
        </table:table-row>
        <table:table-row table:style-name="ro1">
          <table:table-cell office:value-type="float" office:value="0.829796850681305" calcext:value-type="float">
            <text:p>0.829796850681305</text:p>
          </table:table-cell>
          <table:table-cell table:formula="of:=AVERAGE([.A217:.A266])" office:value-type="float" office:value="0.831203542649746" calcext:value-type="float">
            <text:p>0.831203542649746</text:p>
          </table:table-cell>
          <table:table-cell office:value-type="float" office:value="1" calcext:value-type="float">
            <text:p>1</text:p>
          </table:table-cell>
          <table:table-cell office:value-type="float" office:value="11.024948032397" calcext:value-type="float">
            <text:p>11.024948032397</text:p>
          </table:table-cell>
          <table:table-cell office:value-type="float" office:value="280.033680022885" calcext:value-type="float">
            <text:p>280.033680022885</text:p>
          </table:table-cell>
          <table:table-cell table:formula="of:=AVERAGE([.E217:.E266])" office:value-type="float" office:value="281.091079509171" calcext:value-type="float">
            <text:p>281.0910795091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8:.A267])" office:value-type="float" office:value="0.831203542649746" calcext:value-type="float">
            <text:p>0.831203542649746</text:p>
          </table:table-cell>
          <table:table-cell office:value-type="float" office:value="1" calcext:value-type="float">
            <text:p>1</text:p>
          </table:table-cell>
          <table:table-cell office:value-type="float" office:value="11.0189206854373" calcext:value-type="float">
            <text:p>11.0189206854373</text:p>
          </table:table-cell>
          <table:table-cell office:value-type="float" office:value="279.880585410108" calcext:value-type="float">
            <text:p>279.880585410108</text:p>
          </table:table-cell>
          <table:table-cell table:formula="of:=AVERAGE([.E218:.E267])" office:value-type="float" office:value="281.092067158668" calcext:value-type="float">
            <text:p>281.092067158668</text:p>
          </table:table-cell>
          <table:table-cell table:number-columns-repeated="4"/>
        </table:table-row>
        <table:table-row table:style-name="ro1">
          <table:table-cell office:value-type="float" office:value="0.73628294467926" calcext:value-type="float">
            <text:p>0.73628294467926</text:p>
          </table:table-cell>
          <table:table-cell table:formula="of:=AVERAGE([.A219:.A268])" office:value-type="float" office:value="0.841499356627464" calcext:value-type="float">
            <text:p>0.841499356627464</text:p>
          </table:table-cell>
          <table:table-cell office:value-type="float" office:value="0" calcext:value-type="float">
            <text:p>0</text:p>
          </table:table-cell>
          <table:table-cell office:value-type="float" office:value="11.1414716558963" calcext:value-type="float">
            <text:p>11.1414716558963</text:p>
          </table:table-cell>
          <table:table-cell office:value-type="float" office:value="282.993380059766" calcext:value-type="float">
            <text:p>282.993380059766</text:p>
          </table:table-cell>
          <table:table-cell table:formula="of:=AVERAGE([.E219:.E268])" office:value-type="float" office:value="281.089704429273" calcext:value-type="float">
            <text:p>281.089704429273</text:p>
          </table:table-cell>
          <table:table-cell table:number-columns-repeated="4"/>
        </table:table-row>
        <table:table-row table:style-name="ro1">
          <table:table-cell office:value-type="float" office:value="0.890392184257507" calcext:value-type="float">
            <text:p>0.890392184257507</text:p>
          </table:table-cell>
          <table:table-cell table:formula="of:=AVERAGE([.A220:.A269])" office:value-type="float" office:value="0.84055460870266" calcext:value-type="float">
            <text:p>0.84055460870266</text:p>
          </table:table-cell>
          <table:table-cell office:value-type="float" office:value="1" calcext:value-type="float">
            <text:p>1</text:p>
          </table:table-cell>
          <table:table-cell office:value-type="float" office:value="11.027802720961" calcext:value-type="float">
            <text:p>11.027802720961</text:p>
          </table:table-cell>
          <table:table-cell office:value-type="float" office:value="280.106189112409" calcext:value-type="float">
            <text:p>280.106189112409</text:p>
          </table:table-cell>
          <table:table-cell table:formula="of:=AVERAGE([.E220:.E269])" office:value-type="float" office:value="281.092284119692" calcext:value-type="float">
            <text:p>281.092284119692</text:p>
          </table:table-cell>
          <table:table-cell table:number-columns-repeated="4"/>
        </table:table-row>
        <table:table-row table:style-name="ro1">
          <table:table-cell office:value-type="float" office:value="0.782408058643341" calcext:value-type="float">
            <text:p>0.782408058643341</text:p>
          </table:table-cell>
          <table:table-cell table:formula="of:=AVERAGE([.A221:.A270])" office:value-type="float" office:value="0.840386429429054" calcext:value-type="float">
            <text:p>0.840386429429054</text:p>
          </table:table-cell>
          <table:table-cell office:value-type="float" office:value="1" calcext:value-type="float">
            <text:p>1</text:p>
          </table:table-cell>
          <table:table-cell office:value-type="float" office:value="11.0384400438219" calcext:value-type="float">
            <text:p>11.0384400438219</text:p>
          </table:table-cell>
          <table:table-cell office:value-type="float" office:value="280.376377113077" calcext:value-type="float">
            <text:p>280.376377113077</text:p>
          </table:table-cell>
          <table:table-cell table:formula="of:=AVERAGE([.E221:.E270])" office:value-type="float" office:value="280.989361147701" calcext:value-type="float">
            <text:p>280.989361147701</text:p>
          </table:table-cell>
          <table:table-cell table:number-columns-repeated="4"/>
        </table:table-row>
        <table:table-row table:style-name="ro1">
          <table:table-cell office:value-type="float" office:value="0.929467439651489" calcext:value-type="float">
            <text:p>0.929467439651489</text:p>
          </table:table-cell>
          <table:table-cell table:formula="of:=AVERAGE([.A222:.A271])" office:value-type="float" office:value="0.8507789093256" calcext:value-type="float">
            <text:p>0.8507789093256</text:p>
          </table:table-cell>
          <table:table-cell office:value-type="float" office:value="0" calcext:value-type="float">
            <text:p>0</text:p>
          </table:table-cell>
          <table:table-cell office:value-type="float" office:value="11.0832104308069" calcext:value-type="float">
            <text:p>11.0832104308069</text:p>
          </table:table-cell>
          <table:table-cell office:value-type="float" office:value="281.513544942495" calcext:value-type="float">
            <text:p>281.513544942495</text:p>
          </table:table-cell>
          <table:table-cell table:formula="of:=AVERAGE([.E222:.E271])" office:value-type="float" office:value="280.858932405433" calcext:value-type="float">
            <text:p>280.858932405433</text:p>
          </table:table-cell>
          <table:table-cell table:number-columns-repeated="4"/>
        </table:table-row>
        <table:table-row table:style-name="ro1">
          <table:table-cell office:value-type="float" office:value="0.852971911430359" calcext:value-type="float">
            <text:p>0.852971911430359</text:p>
          </table:table-cell>
          <table:table-cell table:formula="of:=AVERAGE([.A223:.A272])" office:value-type="float" office:value="0.850226590037346" calcext:value-type="float">
            <text:p>0.850226590037346</text:p>
          </table:table-cell>
          <table:table-cell office:value-type="float" office:value="1" calcext:value-type="float">
            <text:p>1</text:p>
          </table:table-cell>
          <table:table-cell office:value-type="float" office:value="11.0281511971235" calcext:value-type="float">
            <text:p>11.0281511971235</text:p>
          </table:table-cell>
          <table:table-cell office:value-type="float" office:value="280.115040406938" calcext:value-type="float">
            <text:p>280.115040406938</text:p>
          </table:table-cell>
          <table:table-cell table:formula="of:=AVERAGE([.E223:.E272])" office:value-type="float" office:value="280.849868322207" calcext:value-type="float">
            <text:p>280.8498683222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4:.A273])" office:value-type="float" office:value="0.851115583777428" calcext:value-type="float">
            <text:p>0.851115583777428</text:p>
          </table:table-cell>
          <table:table-cell office:value-type="float" office:value="1" calcext:value-type="float">
            <text:p>1</text:p>
          </table:table-cell>
          <table:table-cell office:value-type="float" office:value="11.0295732614636" calcext:value-type="float">
            <text:p>11.0295732614636</text:p>
          </table:table-cell>
          <table:table-cell office:value-type="float" office:value="280.151160841177" calcext:value-type="float">
            <text:p>280.151160841177</text:p>
          </table:table-cell>
          <table:table-cell table:formula="of:=AVERAGE([.E224:.E273])" office:value-type="float" office:value="280.84694888513" calcext:value-type="float">
            <text:p>280.84694888513</text:p>
          </table:table-cell>
          <table:table-cell table:number-columns-repeated="4"/>
        </table:table-row>
        <table:table-row table:style-name="ro1">
          <table:table-cell office:value-type="float" office:value="0.656210422515869" calcext:value-type="float">
            <text:p>0.656210422515869</text:p>
          </table:table-cell>
          <table:table-cell table:formula="of:=AVERAGE([.A225:.A274])" office:value-type="float" office:value="0.850496334433556" calcext:value-type="float">
            <text:p>0.850496334433556</text:p>
          </table:table-cell>
          <table:table-cell office:value-type="float" office:value="1" calcext:value-type="float">
            <text:p>1</text:p>
          </table:table-cell>
          <table:table-cell office:value-type="float" office:value="11.0381596202433" calcext:value-type="float">
            <text:p>11.0381596202433</text:p>
          </table:table-cell>
          <table:table-cell office:value-type="float" office:value="280.36925435418" calcext:value-type="float">
            <text:p>280.36925435418</text:p>
          </table:table-cell>
          <table:table-cell table:formula="of:=AVERAGE([.E225:.E274])" office:value-type="float" office:value="280.81014597734" calcext:value-type="float">
            <text:p>280.81014597734</text:p>
          </table:table-cell>
          <table:table-cell table:number-columns-repeated="4"/>
        </table:table-row>
        <table:table-row table:style-name="ro1">
          <table:table-cell office:value-type="float" office:value="0.883436560630798" calcext:value-type="float">
            <text:p>0.883436560630798</text:p>
          </table:table-cell>
          <table:table-cell table:formula="of:=AVERAGE([.A226:.A275])" office:value-type="float" office:value="0.848165065646172" calcext:value-type="float">
            <text:p>0.848165065646172</text:p>
          </table:table-cell>
          <table:table-cell office:value-type="float" office:value="1" calcext:value-type="float">
            <text:p>1</text:p>
          </table:table-cell>
          <table:table-cell office:value-type="float" office:value="11.0274659780025" calcext:value-type="float">
            <text:p>11.0274659780025</text:p>
          </table:table-cell>
          <table:table-cell office:value-type="float" office:value="280.097635841265" calcext:value-type="float">
            <text:p>280.097635841265</text:p>
          </table:table-cell>
          <table:table-cell table:formula="of:=AVERAGE([.E226:.E275])" office:value-type="float" office:value="280.805468798339" calcext:value-type="float">
            <text:p>280.805468798339</text:p>
          </table:table-cell>
          <table:table-cell table:number-columns-repeated="4"/>
        </table:table-row>
        <table:table-row table:style-name="ro1">
          <table:table-cell office:value-type="float" office:value="0.969792008399963" calcext:value-type="float">
            <text:p>0.969792008399963</text:p>
          </table:table-cell>
          <table:table-cell table:formula="of:=AVERAGE([.A227:.A276])" office:value-type="float" office:value="0.853416875004768" calcext:value-type="float">
            <text:p>0.853416875004768</text:p>
          </table:table-cell>
          <table:table-cell office:value-type="float" office:value="1" calcext:value-type="float">
            <text:p>1</text:p>
          </table:table-cell>
          <table:table-cell office:value-type="float" office:value="11.0272981931835" calcext:value-type="float">
            <text:p>11.0272981931835</text:p>
          </table:table-cell>
          <table:table-cell office:value-type="float" office:value="280.093374106862" calcext:value-type="float">
            <text:p>280.093374106862</text:p>
          </table:table-cell>
          <table:table-cell table:formula="of:=AVERAGE([.E227:.E276])" office:value-type="float" office:value="280.799107191166" calcext:value-type="float">
            <text:p>280.799107191166</text:p>
          </table:table-cell>
          <table:table-cell table:number-columns-repeated="4"/>
        </table:table-row>
        <table:table-row table:style-name="ro1">
          <table:table-cell office:value-type="float" office:value="0.961355566978455" calcext:value-type="float">
            <text:p>0.961355566978455</text:p>
          </table:table-cell>
          <table:table-cell table:formula="of:=AVERAGE([.A228:.A277])" office:value-type="float" office:value="0.852643986344337" calcext:value-type="float">
            <text:p>0.852643986344337</text:p>
          </table:table-cell>
          <table:table-cell office:value-type="float" office:value="1" calcext:value-type="float">
            <text:p>1</text:p>
          </table:table-cell>
          <table:table-cell office:value-type="float" office:value="11.0241947606921" calcext:value-type="float">
            <text:p>11.0241947606921</text:p>
          </table:table-cell>
          <table:table-cell office:value-type="float" office:value="280.01454692158" calcext:value-type="float">
            <text:p>280.01454692158</text:p>
          </table:table-cell>
          <table:table-cell table:formula="of:=AVERAGE([.E228:.E277])" office:value-type="float" office:value="280.797434087884" calcext:value-type="float">
            <text:p>280.797434087884</text:p>
          </table:table-cell>
          <table:table-cell table:number-columns-repeated="4"/>
        </table:table-row>
        <table:table-row table:style-name="ro1">
          <table:table-cell office:value-type="float" office:value="0.730702698230743" calcext:value-type="float">
            <text:p>0.730702698230743</text:p>
          </table:table-cell>
          <table:table-cell table:formula="of:=AVERAGE([.A229:.A278])" office:value-type="float" office:value="0.853471190333366" calcext:value-type="float">
            <text:p>0.853471190333366</text:p>
          </table:table-cell>
          <table:table-cell office:value-type="float" office:value="0" calcext:value-type="float">
            <text:p>0</text:p>
          </table:table-cell>
          <table:table-cell office:value-type="float" office:value="11.1408251563489" calcext:value-type="float">
            <text:p>11.1408251563489</text:p>
          </table:table-cell>
          <table:table-cell office:value-type="float" office:value="282.976958971263" calcext:value-type="float">
            <text:p>282.976958971263</text:p>
          </table:table-cell>
          <table:table-cell table:formula="of:=AVERAGE([.E229:.E278])" office:value-type="float" office:value="280.838630456413" calcext:value-type="float">
            <text:p>280.8386304564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0:.A279])" office:value-type="float" office:value="0.856650926470757" calcext:value-type="float">
            <text:p>0.856650926470757</text:p>
          </table:table-cell>
          <table:table-cell office:value-type="float" office:value="1" calcext:value-type="float">
            <text:p>1</text:p>
          </table:table-cell>
          <table:table-cell office:value-type="float" office:value="11.0259371415049" calcext:value-type="float">
            <text:p>11.0259371415049</text:p>
          </table:table-cell>
          <table:table-cell office:value-type="float" office:value="280.058803394224" calcext:value-type="float">
            <text:p>280.058803394224</text:p>
          </table:table-cell>
          <table:table-cell table:formula="of:=AVERAGE([.E230:.E279])" office:value-type="float" office:value="280.836010234814" calcext:value-type="float">
            <text:p>280.836010234814</text:p>
          </table:table-cell>
          <table:table-cell table:number-columns-repeated="4"/>
        </table:table-row>
        <table:table-row table:style-name="ro1">
          <table:table-cell office:value-type="float" office:value="0.515058398246765" calcext:value-type="float">
            <text:p>0.515058398246765</text:p>
          </table:table-cell>
          <table:table-cell table:formula="of:=AVERAGE([.A231:.A280])" office:value-type="float" office:value="0.84869791328907" calcext:value-type="float">
            <text:p>0.84869791328907</text:p>
          </table:table-cell>
          <table:table-cell office:value-type="float" office:value="0" calcext:value-type="float">
            <text:p>0</text:p>
          </table:table-cell>
          <table:table-cell office:value-type="float" office:value="11.1305492161751" calcext:value-type="float">
            <text:p>11.1305492161751</text:p>
          </table:table-cell>
          <table:table-cell office:value-type="float" office:value="282.715950090847" calcext:value-type="float">
            <text:p>282.715950090847</text:p>
          </table:table-cell>
          <table:table-cell table:formula="of:=AVERAGE([.E231:.E280])" office:value-type="float" office:value="280.884485526494" calcext:value-type="float">
            <text:p>280.88448552649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2:.A281])" office:value-type="float" office:value="0.84869791328907" calcext:value-type="float">
            <text:p>0.84869791328907</text:p>
          </table:table-cell>
          <table:table-cell office:value-type="float" office:value="1" calcext:value-type="float">
            <text:p>1</text:p>
          </table:table-cell>
          <table:table-cell office:value-type="float" office:value="11.027580963403" calcext:value-type="float">
            <text:p>11.027580963403</text:p>
          </table:table-cell>
          <table:table-cell office:value-type="float" office:value="280.100556470436" calcext:value-type="float">
            <text:p>280.100556470436</text:p>
          </table:table-cell>
          <table:table-cell table:formula="of:=AVERAGE([.E232:.E281])" office:value-type="float" office:value="280.884120149824" calcext:value-type="float">
            <text:p>280.884120149824</text:p>
          </table:table-cell>
          <table:table-cell table:number-columns-repeated="4"/>
        </table:table-row>
        <table:table-row table:style-name="ro1">
          <table:table-cell office:value-type="float" office:value="0.795434832572937" calcext:value-type="float">
            <text:p>0.795434832572937</text:p>
          </table:table-cell>
          <table:table-cell table:formula="of:=AVERAGE([.A233:.A282])" office:value-type="float" office:value="0.84512390434742" calcext:value-type="float">
            <text:p>0.84512390434742</text:p>
          </table:table-cell>
          <table:table-cell office:value-type="float" office:value="1" calcext:value-type="float">
            <text:p>1</text:p>
          </table:table-cell>
          <table:table-cell office:value-type="float" office:value="11.0369593134612" calcext:value-type="float">
            <text:p>11.0369593134612</text:p>
          </table:table-cell>
          <table:table-cell office:value-type="float" office:value="280.338766561914" calcext:value-type="float">
            <text:p>280.338766561914</text:p>
          </table:table-cell>
          <table:table-cell table:formula="of:=AVERAGE([.E233:.E282])" office:value-type="float" office:value="280.888712690184" calcext:value-type="float">
            <text:p>280.888712690184</text:p>
          </table:table-cell>
          <table:table-cell table:number-columns-repeated="4"/>
        </table:table-row>
        <table:table-row table:style-name="ro1">
          <table:table-cell office:value-type="float" office:value="0.47115159034729" calcext:value-type="float">
            <text:p>0.47115159034729</text:p>
          </table:table-cell>
          <table:table-cell table:formula="of:=AVERAGE([.A234:.A283])" office:value-type="float" office:value="0.835126133561134" calcext:value-type="float">
            <text:p>0.835126133561134</text:p>
          </table:table-cell>
          <table:table-cell office:value-type="float" office:value="0" calcext:value-type="float">
            <text:p>0</text:p>
          </table:table-cell>
          <table:table-cell office:value-type="float" office:value="11.0581060672581" calcext:value-type="float">
            <text:p>11.0581060672581</text:p>
          </table:table-cell>
          <table:table-cell office:value-type="float" office:value="280.875894108356" calcext:value-type="float">
            <text:p>280.875894108356</text:p>
          </table:table-cell>
          <table:table-cell table:formula="of:=AVERAGE([.E234:.E283])" office:value-type="float" office:value="280.906407530633" calcext:value-type="float">
            <text:p>280.906407530633</text:p>
          </table:table-cell>
          <table:table-cell table:number-columns-repeated="4"/>
        </table:table-row>
        <table:table-row table:style-name="ro1">
          <table:table-cell office:value-type="float" office:value="0.725080490112305" calcext:value-type="float">
            <text:p>0.725080490112305</text:p>
          </table:table-cell>
          <table:table-cell table:formula="of:=AVERAGE([.A235:.A284])" office:value-type="float" office:value="0.83196513235569" calcext:value-type="float">
            <text:p>0.83196513235569</text:p>
          </table:table-cell>
          <table:table-cell office:value-type="float" office:value="1" calcext:value-type="float">
            <text:p>1</text:p>
          </table:table-cell>
          <table:table-cell office:value-type="float" office:value="11.0378674634606" calcext:value-type="float">
            <text:p>11.0378674634606</text:p>
          </table:table-cell>
          <table:table-cell office:value-type="float" office:value="280.361833571898" calcext:value-type="float">
            <text:p>280.361833571898</text:p>
          </table:table-cell>
          <table:table-cell table:formula="of:=AVERAGE([.E235:.E284])" office:value-type="float" office:value="280.910340843266" calcext:value-type="float">
            <text:p>280.91034084326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6:.A285])" office:value-type="float" office:value="0.834874778389931" calcext:value-type="float">
            <text:p>0.834874778389931</text:p>
          </table:table-cell>
          <table:table-cell office:value-type="float" office:value="1" calcext:value-type="float">
            <text:p>1</text:p>
          </table:table-cell>
          <table:table-cell office:value-type="float" office:value="11.029085160172" calcext:value-type="float">
            <text:p>11.029085160172</text:p>
          </table:table-cell>
          <table:table-cell office:value-type="float" office:value="280.138763068368" calcext:value-type="float">
            <text:p>280.138763068368</text:p>
          </table:table-cell>
          <table:table-cell table:formula="of:=AVERAGE([.E236:.E285])" office:value-type="float" office:value="280.91152280401" calcext:value-type="float">
            <text:p>280.91152280401</text:p>
          </table:table-cell>
          <table:table-cell table:number-columns-repeated="4"/>
        </table:table-row>
        <table:table-row table:style-name="ro1">
          <table:table-cell office:value-type="float" office:value="0.84743720293045" calcext:value-type="float">
            <text:p>0.84743720293045</text:p>
          </table:table-cell>
          <table:table-cell table:formula="of:=AVERAGE([.A237:.A286])" office:value-type="float" office:value="0.838503023982048" calcext:value-type="float">
            <text:p>0.838503023982048</text:p>
          </table:table-cell>
          <table:table-cell office:value-type="float" office:value="0" calcext:value-type="float">
            <text:p>0</text:p>
          </table:table-cell>
          <table:table-cell office:value-type="float" office:value="11.1491991441339" calcext:value-type="float">
            <text:p>11.1491991441339</text:p>
          </table:table-cell>
          <table:table-cell office:value-type="float" office:value="283.189658261002" calcext:value-type="float">
            <text:p>283.189658261002</text:p>
          </table:table-cell>
          <table:table-cell table:formula="of:=AVERAGE([.E237:.E286])" office:value-type="float" office:value="280.935862969894" calcext:value-type="float">
            <text:p>280.935862969894</text:p>
          </table:table-cell>
          <table:table-cell table:number-columns-repeated="4"/>
        </table:table-row>
        <table:table-row table:style-name="ro1">
          <table:table-cell office:value-type="float" office:value="0.991225242614746" calcext:value-type="float">
            <text:p>0.991225242614746</text:p>
          </table:table-cell>
          <table:table-cell table:formula="of:=AVERAGE([.A238:.A287])" office:value-type="float" office:value="0.838327528834343" calcext:value-type="float">
            <text:p>0.838327528834343</text:p>
          </table:table-cell>
          <table:table-cell office:value-type="float" office:value="0" calcext:value-type="float">
            <text:p>0</text:p>
          </table:table-cell>
          <table:table-cell office:value-type="float" office:value="11.0670972215801" calcext:value-type="float">
            <text:p>11.0670972215801</text:p>
          </table:table-cell>
          <table:table-cell office:value-type="float" office:value="281.104269428136" calcext:value-type="float">
            <text:p>281.104269428136</text:p>
          </table:table-cell>
          <table:table-cell table:formula="of:=AVERAGE([.E238:.E287])" office:value-type="float" office:value="280.956445060896" calcext:value-type="float">
            <text:p>280.9564450608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9:.A288])" office:value-type="float" office:value="0.847245518565178" calcext:value-type="float">
            <text:p>0.847245518565178</text:p>
          </table:table-cell>
          <table:table-cell office:value-type="float" office:value="1" calcext:value-type="float">
            <text:p>1</text:p>
          </table:table-cell>
          <table:table-cell office:value-type="float" office:value="11.0198053690284" calcext:value-type="float">
            <text:p>11.0198053690284</text:p>
          </table:table-cell>
          <table:table-cell office:value-type="float" office:value="279.903056373323" calcext:value-type="float">
            <text:p>279.903056373323</text:p>
          </table:table-cell>
          <table:table-cell table:formula="of:=AVERAGE([.E239:.E288])" office:value-type="float" office:value="280.948556977947" calcext:value-type="float">
            <text:p>280.94855697794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0:.A289])" office:value-type="float" office:value="0.847245518565178" calcext:value-type="float">
            <text:p>0.847245518565178</text:p>
          </table:table-cell>
          <table:table-cell office:value-type="float" office:value="1" calcext:value-type="float">
            <text:p>1</text:p>
          </table:table-cell>
          <table:table-cell office:value-type="float" office:value="11.0258714355618" calcext:value-type="float">
            <text:p>11.0258714355618</text:p>
          </table:table-cell>
          <table:table-cell office:value-type="float" office:value="280.057134463269" calcext:value-type="float">
            <text:p>280.057134463269</text:p>
          </table:table-cell>
          <table:table-cell table:formula="of:=AVERAGE([.E240:.E289])" office:value-type="float" office:value="280.948368627168" calcext:value-type="float">
            <text:p>280.948368627168</text:p>
          </table:table-cell>
          <table:table-cell table:number-columns-repeated="4"/>
        </table:table-row>
        <table:table-row table:style-name="ro1">
          <table:table-cell office:value-type="float" office:value="0.892396450042725" calcext:value-type="float">
            <text:p>0.892396450042725</text:p>
          </table:table-cell>
          <table:table-cell table:formula="of:=AVERAGE([.A241:.A290])" office:value-type="float" office:value="0.847847501635551" calcext:value-type="float">
            <text:p>0.847847501635551</text:p>
          </table:table-cell>
          <table:table-cell office:value-type="float" office:value="1" calcext:value-type="float">
            <text:p>1</text:p>
          </table:table-cell>
          <table:table-cell office:value-type="float" office:value="11.0277276284546" calcext:value-type="float">
            <text:p>11.0277276284546</text:p>
          </table:table-cell>
          <table:table-cell office:value-type="float" office:value="280.104281762746" calcext:value-type="float">
            <text:p>280.104281762746</text:p>
          </table:table-cell>
          <table:table-cell table:formula="of:=AVERAGE([.E241:.E290])" office:value-type="float" office:value="280.901916318224" calcext:value-type="float">
            <text:p>280.9019163182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2:.A291])" office:value-type="float" office:value="0.855033385157585" calcext:value-type="float">
            <text:p>0.855033385157585</text:p>
          </table:table-cell>
          <table:table-cell office:value-type="float" office:value="1" calcext:value-type="float">
            <text:p>1</text:p>
          </table:table-cell>
          <table:table-cell office:value-type="float" office:value="11.0293397707015" calcext:value-type="float">
            <text:p>11.0293397707015</text:p>
          </table:table-cell>
          <table:table-cell office:value-type="float" office:value="280.145230175819" calcext:value-type="float">
            <text:p>280.145230175819</text:p>
          </table:table-cell>
          <table:table-cell table:formula="of:=AVERAGE([.E242:.E291])" office:value-type="float" office:value="280.793557399695" calcext:value-type="float">
            <text:p>280.793557399695</text:p>
          </table:table-cell>
          <table:table-cell table:number-columns-repeated="4"/>
        </table:table-row>
        <table:table-row table:style-name="ro1">
          <table:table-cell office:value-type="float" office:value="0.737936615943909" calcext:value-type="float">
            <text:p>0.737936615943909</text:p>
          </table:table-cell>
          <table:table-cell table:formula="of:=AVERAGE([.A243:.A292])" office:value-type="float" office:value="0.857185906767845" calcext:value-type="float">
            <text:p>0.857185906767845</text:p>
          </table:table-cell>
          <table:table-cell office:value-type="float" office:value="1" calcext:value-type="float">
            <text:p>1</text:p>
          </table:table-cell>
          <table:table-cell office:value-type="float" office:value="11.0401730380714" calcext:value-type="float">
            <text:p>11.0401730380714</text:p>
          </table:table-cell>
          <table:table-cell office:value-type="float" office:value="280.420395167013" calcext:value-type="float">
            <text:p>280.420395167013</text:p>
          </table:table-cell>
          <table:table-cell table:formula="of:=AVERAGE([.E243:.E292])" office:value-type="float" office:value="280.704136675176" calcext:value-type="float">
            <text:p>280.704136675176</text:p>
          </table:table-cell>
          <table:table-cell table:number-columns-repeated="4"/>
        </table:table-row>
        <table:table-row table:style-name="ro1">
          <table:table-cell office:value-type="float" office:value="0.985576272010803" calcext:value-type="float">
            <text:p>0.985576272010803</text:p>
          </table:table-cell>
          <table:table-cell table:formula="of:=AVERAGE([.A244:.A293])" office:value-type="float" office:value="0.861433183550835" calcext:value-type="float">
            <text:p>0.861433183550835</text:p>
          </table:table-cell>
          <table:table-cell office:value-type="float" office:value="1" calcext:value-type="float">
            <text:p>1</text:p>
          </table:table-cell>
          <table:table-cell office:value-type="float" office:value="11.0268628913105" calcext:value-type="float">
            <text:p>11.0268628913105</text:p>
          </table:table-cell>
          <table:table-cell office:value-type="float" office:value="280.082317439286" calcext:value-type="float">
            <text:p>280.082317439286</text:p>
          </table:table-cell>
          <table:table-cell table:formula="of:=AVERAGE([.E244:.E293])" office:value-type="float" office:value="280.629748846234" calcext:value-type="float">
            <text:p>280.629748846234</text:p>
          </table:table-cell>
          <table:table-cell table:number-columns-repeated="4"/>
        </table:table-row>
        <table:table-row table:style-name="ro1">
          <table:table-cell office:value-type="float" office:value="0.965656340122223" calcext:value-type="float">
            <text:p>0.965656340122223</text:p>
          </table:table-cell>
          <table:table-cell table:formula="of:=AVERAGE([.A245:.A294])" office:value-type="float" office:value="0.878514757752419" calcext:value-type="float">
            <text:p>0.878514757752419</text:p>
          </table:table-cell>
          <table:table-cell office:value-type="float" office:value="0" calcext:value-type="float">
            <text:p>0</text:p>
          </table:table-cell>
          <table:table-cell office:value-type="float" office:value="11.0932235472083" calcext:value-type="float">
            <text:p>11.0932235472083</text:p>
          </table:table-cell>
          <table:table-cell office:value-type="float" office:value="281.767878099091" calcext:value-type="float">
            <text:p>281.767878099091</text:p>
          </table:table-cell>
          <table:table-cell table:formula="of:=AVERAGE([.E245:.E294])" office:value-type="float" office:value="280.61642958512" calcext:value-type="float">
            <text:p>280.616429585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6:.A295])" office:value-type="float" office:value="0.878514757752419" calcext:value-type="float">
            <text:p>0.878514757752419</text:p>
          </table:table-cell>
          <table:table-cell office:value-type="float" office:value="1" calcext:value-type="float">
            <text:p>1</text:p>
          </table:table-cell>
          <table:table-cell office:value-type="float" office:value="11.0276537092686" calcext:value-type="float">
            <text:p>11.0276537092686</text:p>
          </table:table-cell>
          <table:table-cell office:value-type="float" office:value="280.102404215422" calcext:value-type="float">
            <text:p>280.102404215422</text:p>
          </table:table-cell>
          <table:table-cell table:formula="of:=AVERAGE([.E246:.E295])" office:value-type="float" office:value="280.618039507445" calcext:value-type="float">
            <text:p>280.6180395074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7:.A296])" office:value-type="float" office:value="0.878514757752419" calcext:value-type="float">
            <text:p>0.878514757752419</text:p>
          </table:table-cell>
          <table:table-cell office:value-type="float" office:value="1" calcext:value-type="float">
            <text:p>1</text:p>
          </table:table-cell>
          <table:table-cell office:value-type="float" office:value="11.0145195605695" calcext:value-type="float">
            <text:p>11.0145195605695</text:p>
          </table:table-cell>
          <table:table-cell office:value-type="float" office:value="279.768796838466" calcext:value-type="float">
            <text:p>279.768796838466</text:p>
          </table:table-cell>
          <table:table-cell table:formula="of:=AVERAGE([.E247:.E296])" office:value-type="float" office:value="280.611955062021" calcext:value-type="float">
            <text:p>280.611955062021</text:p>
          </table:table-cell>
          <table:table-cell table:number-columns-repeated="4"/>
        </table:table-row>
        <table:table-row table:style-name="ro1">
          <table:table-cell office:value-type="float" office:value="0.944431722164154" calcext:value-type="float">
            <text:p>0.944431722164154</text:p>
          </table:table-cell>
          <table:table-cell table:formula="of:=AVERAGE([.A248:.A297])" office:value-type="float" office:value="0.882520821690559" calcext:value-type="float">
            <text:p>0.882520821690559</text:p>
          </table:table-cell>
          <table:table-cell office:value-type="float" office:value="1" calcext:value-type="float">
            <text:p>1</text:p>
          </table:table-cell>
          <table:table-cell office:value-type="float" office:value="11.0290534805208" calcext:value-type="float">
            <text:p>11.0290534805208</text:p>
          </table:table-cell>
          <table:table-cell office:value-type="float" office:value="280.137958405229" calcext:value-type="float">
            <text:p>280.137958405229</text:p>
          </table:table-cell>
          <table:table-cell table:formula="of:=AVERAGE([.E248:.E297])" office:value-type="float" office:value="280.609744920599" calcext:value-type="float">
            <text:p>280.609744920599</text:p>
          </table:table-cell>
          <table:table-cell table:number-columns-repeated="4"/>
        </table:table-row>
        <table:table-row table:style-name="ro1">
          <table:table-cell office:value-type="float" office:value="0.700827360153198" calcext:value-type="float">
            <text:p>0.700827360153198</text:p>
          </table:table-cell>
          <table:table-cell table:formula="of:=AVERAGE([.A249:.A298])" office:value-type="float" office:value="0.876602674126625" calcext:value-type="float">
            <text:p>0.876602674126625</text:p>
          </table:table-cell>
          <table:table-cell office:value-type="float" office:value="0" calcext:value-type="float">
            <text:p>0</text:p>
          </table:table-cell>
          <table:table-cell office:value-type="float" office:value="11.0697536189944" calcext:value-type="float">
            <text:p>11.0697536189944</text:p>
          </table:table-cell>
          <table:table-cell office:value-type="float" office:value="281.171741922457" calcext:value-type="float">
            <text:p>281.171741922457</text:p>
          </table:table-cell>
          <table:table-cell table:formula="of:=AVERAGE([.E249:.E298])" office:value-type="float" office:value="280.636047272449" calcext:value-type="float">
            <text:p>280.6360472724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0:.A299])" office:value-type="float" office:value="0.883125676512718" calcext:value-type="float">
            <text:p>0.883125676512718</text:p>
          </table:table-cell>
          <table:table-cell office:value-type="float" office:value="1" calcext:value-type="float">
            <text:p>1</text:p>
          </table:table-cell>
          <table:table-cell office:value-type="float" office:value="11.0271597413749" calcext:value-type="float">
            <text:p>11.0271597413749</text:p>
          </table:table-cell>
          <table:table-cell office:value-type="float" office:value="280.089857430921" calcext:value-type="float">
            <text:p>280.089857430921</text:p>
          </table:table-cell>
          <table:table-cell table:formula="of:=AVERAGE([.E250:.E299])" office:value-type="float" office:value="280.580873011125" calcext:value-type="float">
            <text:p>280.580873011125</text:p>
          </table:table-cell>
          <table:table-cell table:number-columns-repeated="4"/>
        </table:table-row>
        <table:table-row table:style-name="ro1">
          <table:table-cell office:value-type="float" office:value="0.683844208717346" calcext:value-type="float">
            <text:p>0.683844208717346</text:p>
          </table:table-cell>
          <table:table-cell table:formula="of:=AVERAGE([.A251:.A300])" office:value-type="float" office:value="0.876802560687065" calcext:value-type="float">
            <text:p>0.876802560687065</text:p>
          </table:table-cell>
          <table:table-cell office:value-type="float" office:value="1" calcext:value-type="float">
            <text:p>1</text:p>
          </table:table-cell>
          <table:table-cell office:value-type="float" office:value="11.0273521659225" calcext:value-type="float">
            <text:p>11.0273521659225</text:p>
          </table:table-cell>
          <table:table-cell office:value-type="float" office:value="280.094745014432" calcext:value-type="float">
            <text:p>280.094745014432</text:p>
          </table:table-cell>
          <table:table-cell table:formula="of:=AVERAGE([.E251:.E300])" office:value-type="float" office:value="280.581333755278" calcext:value-type="float">
            <text:p>280.5813337552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2:.A301])" office:value-type="float" office:value="0.876802560687065" calcext:value-type="float">
            <text:p>0.876802560687065</text:p>
          </table:table-cell>
          <table:table-cell office:value-type="float" office:value="1" calcext:value-type="float">
            <text:p>1</text:p>
          </table:table-cell>
          <table:table-cell office:value-type="float" office:value="11.0242698531985" calcext:value-type="float">
            <text:p>11.0242698531985</text:p>
          </table:table-cell>
          <table:table-cell office:value-type="float" office:value="280.016454271243" calcext:value-type="float">
            <text:p>280.016454271243</text:p>
          </table:table-cell>
          <table:table-cell table:formula="of:=AVERAGE([.E252:.E301])" office:value-type="float" office:value="280.582376837125" calcext:value-type="float">
            <text:p>280.582376837125</text:p>
          </table:table-cell>
          <table:table-cell table:number-columns-repeated="4"/>
        </table:table-row>
        <table:table-row table:style-name="ro1">
          <table:table-cell office:value-type="float" office:value="0.864889025688171" calcext:value-type="float">
            <text:p>0.864889025688171</text:p>
          </table:table-cell>
          <table:table-cell table:formula="of:=AVERAGE([.A253:.A302])" office:value-type="float" office:value="0.874100341200828" calcext:value-type="float">
            <text:p>0.874100341200828</text:p>
          </table:table-cell>
          <table:table-cell office:value-type="float" office:value="0" calcext:value-type="float">
            <text:p>0</text:p>
          </table:table-cell>
          <table:table-cell office:value-type="float" office:value="11.1533914179683" calcext:value-type="float">
            <text:p>11.1533914179683</text:p>
          </table:table-cell>
          <table:table-cell office:value-type="float" office:value="283.296142016394" calcext:value-type="float">
            <text:p>283.296142016394</text:p>
          </table:table-cell>
          <table:table-cell table:formula="of:=AVERAGE([.E253:.E302])" office:value-type="float" office:value="280.644797239027" calcext:value-type="float">
            <text:p>280.644797239027</text:p>
          </table:table-cell>
          <table:table-cell table:number-columns-repeated="4"/>
        </table:table-row>
        <table:table-row table:style-name="ro1">
          <table:table-cell office:value-type="float" office:value="0.986323177814483" calcext:value-type="float">
            <text:p>0.986323177814483</text:p>
          </table:table-cell>
          <table:table-cell table:formula="of:=AVERAGE([.A254:.A303])" office:value-type="float" office:value="0.874963222146034" calcext:value-type="float">
            <text:p>0.874963222146034</text:p>
          </table:table-cell>
          <table:table-cell office:value-type="float" office:value="1" calcext:value-type="float">
            <text:p>1</text:p>
          </table:table-cell>
          <table:table-cell office:value-type="float" office:value="11.0257587968022" calcext:value-type="float">
            <text:p>11.0257587968022</text:p>
          </table:table-cell>
          <table:table-cell office:value-type="float" office:value="280.054273438775" calcext:value-type="float">
            <text:p>280.054273438775</text:p>
          </table:table-cell>
          <table:table-cell table:formula="of:=AVERAGE([.E254:.E303])" office:value-type="float" office:value="280.644202384351" calcext:value-type="float">
            <text:p>280.644202384351</text:p>
          </table:table-cell>
          <table:table-cell table:number-columns-repeated="4"/>
        </table:table-row>
        <table:table-row table:style-name="ro1">
          <table:table-cell office:value-type="float" office:value="0.881553888320923" calcext:value-type="float">
            <text:p>0.881553888320923</text:p>
          </table:table-cell>
          <table:table-cell table:formula="of:=AVERAGE([.A255:.A304])" office:value-type="float" office:value="0.873390267491341" calcext:value-type="float">
            <text:p>0.873390267491341</text:p>
          </table:table-cell>
          <table:table-cell office:value-type="float" office:value="1" calcext:value-type="float">
            <text:p>1</text:p>
          </table:table-cell>
          <table:table-cell office:value-type="float" office:value="11.031965661785" calcext:value-type="float">
            <text:p>11.031965661785</text:p>
          </table:table-cell>
          <table:table-cell office:value-type="float" office:value="280.211927809339" calcext:value-type="float">
            <text:p>280.211927809339</text:p>
          </table:table-cell>
          <table:table-cell table:formula="of:=AVERAGE([.E255:.E304])" office:value-type="float" office:value="280.646863733177" calcext:value-type="float">
            <text:p>280.646863733177</text:p>
          </table:table-cell>
          <table:table-cell table:number-columns-repeated="4"/>
        </table:table-row>
        <table:table-row table:style-name="ro1">
          <table:table-cell office:value-type="float" office:value="0.75262326002121" calcext:value-type="float">
            <text:p>0.75262326002121</text:p>
          </table:table-cell>
          <table:table-cell table:formula="of:=AVERAGE([.A256:.A305])" office:value-type="float" office:value="0.869491155743599" calcext:value-type="float">
            <text:p>0.869491155743599</text:p>
          </table:table-cell>
          <table:table-cell office:value-type="float" office:value="1" calcext:value-type="float">
            <text:p>1</text:p>
          </table:table-cell>
          <table:table-cell office:value-type="float" office:value="11.0344049949229" calcext:value-type="float">
            <text:p>11.0344049949229</text:p>
          </table:table-cell>
          <table:table-cell office:value-type="float" office:value="280.273886871041" calcext:value-type="float">
            <text:p>280.273886871041</text:p>
          </table:table-cell>
          <table:table-cell table:formula="of:=AVERAGE([.E256:.E305])" office:value-type="float" office:value="280.651179707836" calcext:value-type="float">
            <text:p>280.6511797078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7:.A306])" office:value-type="float" office:value="0.88198490023613" calcext:value-type="float">
            <text:p>0.88198490023613</text:p>
          </table:table-cell>
          <table:table-cell office:value-type="float" office:value="1" calcext:value-type="float">
            <text:p>1</text:p>
          </table:table-cell>
          <table:table-cell office:value-type="float" office:value="11.0226764840782" calcext:value-type="float">
            <text:p>11.0226764840782</text:p>
          </table:table-cell>
          <table:table-cell office:value-type="float" office:value="279.975982695585" calcext:value-type="float">
            <text:p>279.975982695585</text:p>
          </table:table-cell>
          <table:table-cell table:formula="of:=AVERAGE([.E257:.E306])" office:value-type="float" office:value="280.622211834832" calcext:value-type="float">
            <text:p>280.6222118348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8:.A307])" office:value-type="float" office:value="0.883549675941467" calcext:value-type="float">
            <text:p>0.883549675941467</text:p>
          </table:table-cell>
          <table:table-cell office:value-type="float" office:value="0" calcext:value-type="float">
            <text:p>0</text:p>
          </table:table-cell>
          <table:table-cell office:value-type="float" office:value="11.1547806293368" calcext:value-type="float">
            <text:p>11.1547806293368</text:p>
          </table:table-cell>
          <table:table-cell office:value-type="float" office:value="283.331427985156" calcext:value-type="float">
            <text:p>283.331427985156</text:p>
          </table:table-cell>
          <table:table-cell table:formula="of:=AVERAGE([.E258:.E307])" office:value-type="float" office:value="280.683632666301" calcext:value-type="float">
            <text:p>280.683632666301</text:p>
          </table:table-cell>
          <table:table-cell table:number-columns-repeated="4"/>
        </table:table-row>
        <table:table-row table:style-name="ro1">
          <table:table-cell office:value-type="float" office:value="0.866785764694214" calcext:value-type="float">
            <text:p>0.866785764694214</text:p>
          </table:table-cell>
          <table:table-cell table:formula="of:=AVERAGE([.A259:.A308])" office:value-type="float" office:value="0.882536206245422" calcext:value-type="float">
            <text:p>0.882536206245422</text:p>
          </table:table-cell>
          <table:table-cell office:value-type="float" office:value="1" calcext:value-type="float">
            <text:p>1</text:p>
          </table:table-cell>
          <table:table-cell office:value-type="float" office:value="11.0334851117194" calcext:value-type="float">
            <text:p>11.0334851117194</text:p>
          </table:table-cell>
          <table:table-cell office:value-type="float" office:value="280.250521837672" calcext:value-type="float">
            <text:p>280.250521837672</text:p>
          </table:table-cell>
          <table:table-cell table:formula="of:=AVERAGE([.E259:.E308])" office:value-type="float" office:value="280.68542259475" calcext:value-type="float">
            <text:p>280.68542259475</text:p>
          </table:table-cell>
          <table:table-cell table:number-columns-repeated="4"/>
        </table:table-row>
        <table:table-row table:style-name="ro1">
          <table:table-cell office:value-type="float" office:value="0.93983381986618" calcext:value-type="float">
            <text:p>0.93983381986618</text:p>
          </table:table-cell>
          <table:table-cell table:formula="of:=AVERAGE([.A260:.A309])" office:value-type="float" office:value="0.881354812383652" calcext:value-type="float">
            <text:p>0.881354812383652</text:p>
          </table:table-cell>
          <table:table-cell office:value-type="float" office:value="1" calcext:value-type="float">
            <text:p>1</text:p>
          </table:table-cell>
          <table:table-cell office:value-type="float" office:value="11.0167664691597" calcext:value-type="float">
            <text:p>11.0167664691597</text:p>
          </table:table-cell>
          <table:table-cell office:value-type="float" office:value="279.825868316657" calcext:value-type="float">
            <text:p>279.825868316657</text:p>
          </table:table-cell>
          <table:table-cell table:formula="of:=AVERAGE([.E260:.E309])" office:value-type="float" office:value="280.679918102833" calcext:value-type="float">
            <text:p>280.6799181028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1:.A310])" office:value-type="float" office:value="0.882500772476196" calcext:value-type="float">
            <text:p>0.882500772476196</text:p>
          </table:table-cell>
          <table:table-cell office:value-type="float" office:value="1" calcext:value-type="float">
            <text:p>1</text:p>
          </table:table-cell>
          <table:table-cell office:value-type="float" office:value="11.0290523072004" calcext:value-type="float">
            <text:p>11.0290523072004</text:p>
          </table:table-cell>
          <table:table-cell office:value-type="float" office:value="280.137928602891" calcext:value-type="float">
            <text:p>280.137928602891</text:p>
          </table:table-cell>
          <table:table-cell table:formula="of:=AVERAGE([.E261:.E310])" office:value-type="float" office:value="280.680830650437" calcext:value-type="float">
            <text:p>280.680830650437</text:p>
          </table:table-cell>
          <table:table-cell table:number-columns-repeated="4"/>
        </table:table-row>
        <table:table-row table:style-name="ro1">
          <table:table-cell office:value-type="float" office:value="0.26963871717453" calcext:value-type="float">
            <text:p>0.26963871717453</text:p>
          </table:table-cell>
          <table:table-cell table:formula="of:=AVERAGE([.A262:.A311])" office:value-type="float" office:value="0.87351359963417" calcext:value-type="float">
            <text:p>0.87351359963417</text:p>
          </table:table-cell>
          <table:table-cell office:value-type="float" office:value="1" calcext:value-type="float">
            <text:p>1</text:p>
          </table:table-cell>
          <table:table-cell office:value-type="float" office:value="11.027526990664" calcext:value-type="float">
            <text:p>11.027526990664</text:p>
          </table:table-cell>
          <table:table-cell office:value-type="float" office:value="280.099185562866" calcext:value-type="float">
            <text:p>280.099185562866</text:p>
          </table:table-cell>
          <table:table-cell table:formula="of:=AVERAGE([.E262:.E311])" office:value-type="float" office:value="280.630684639662" calcext:value-type="float">
            <text:p>280.630684639662</text:p>
          </table:table-cell>
          <table:table-cell table:number-columns-repeated="4"/>
        </table:table-row>
        <table:table-row table:style-name="ro1">
          <table:table-cell office:value-type="float" office:value="0.634881913661957" calcext:value-type="float">
            <text:p>0.634881913661957</text:p>
          </table:table-cell>
          <table:table-cell table:formula="of:=AVERAGE([.A263:.A312])" office:value-type="float" office:value="0.86621123790741" calcext:value-type="float">
            <text:p>0.86621123790741</text:p>
          </table:table-cell>
          <table:table-cell office:value-type="float" office:value="0" calcext:value-type="float">
            <text:p>0</text:p>
          </table:table-cell>
          <table:table-cell office:value-type="float" office:value="11.0413381452411" calcext:value-type="float">
            <text:p>11.0413381452411</text:p>
          </table:table-cell>
          <table:table-cell office:value-type="float" office:value="280.449988889125" calcext:value-type="float">
            <text:p>280.449988889125</text:p>
          </table:table-cell>
          <table:table-cell table:formula="of:=AVERAGE([.E263:.E312])" office:value-type="float" office:value="280.636703519942" calcext:value-type="float">
            <text:p>280.6367035199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4:.A313])" office:value-type="float" office:value="0.87326510310173" calcext:value-type="float">
            <text:p>0.87326510310173</text:p>
          </table:table-cell>
          <table:table-cell office:value-type="float" office:value="1" calcext:value-type="float">
            <text:p>1</text:p>
          </table:table-cell>
          <table:table-cell office:value-type="float" office:value="11.0275563236743" calcext:value-type="float">
            <text:p>11.0275563236743</text:p>
          </table:table-cell>
          <table:table-cell office:value-type="float" office:value="280.099930621328" calcext:value-type="float">
            <text:p>280.099930621328</text:p>
          </table:table-cell>
          <table:table-cell table:formula="of:=AVERAGE([.E264:.E313])" office:value-type="float" office:value="280.592613344346" calcext:value-type="float">
            <text:p>280.592613344346</text:p>
          </table:table-cell>
          <table:table-cell table:number-columns-repeated="4"/>
        </table:table-row>
        <table:table-row table:style-name="ro1">
          <table:table-cell office:value-type="float" office:value="0.922186493873596" calcext:value-type="float">
            <text:p>0.922186493873596</text:p>
          </table:table-cell>
          <table:table-cell table:formula="of:=AVERAGE([.A265:.A314])" office:value-type="float" office:value="0.871708832979202" calcext:value-type="float">
            <text:p>0.871708832979202</text:p>
          </table:table-cell>
          <table:table-cell office:value-type="float" office:value="1" calcext:value-type="float">
            <text:p>1</text:p>
          </table:table-cell>
          <table:table-cell office:value-type="float" office:value="11.0243672387928" calcext:value-type="float">
            <text:p>11.0243672387928</text:p>
          </table:table-cell>
          <table:table-cell office:value-type="float" office:value="280.018927865337" calcext:value-type="float">
            <text:p>280.018927865337</text:p>
          </table:table-cell>
          <table:table-cell table:formula="of:=AVERAGE([.E265:.E314])" office:value-type="float" office:value="280.59304070988" calcext:value-type="float">
            <text:p>280.59304070988</text:p>
          </table:table-cell>
          <table:table-cell table:number-columns-repeated="4"/>
        </table:table-row>
        <table:table-row table:style-name="ro1">
          <table:table-cell office:value-type="float" office:value="0.931626796722412" calcext:value-type="float">
            <text:p>0.931626796722412</text:p>
          </table:table-cell>
          <table:table-cell table:formula="of:=AVERAGE([.A266:.A315])" office:value-type="float" office:value="0.870584324598312" calcext:value-type="float">
            <text:p>0.870584324598312</text:p>
          </table:table-cell>
          <table:table-cell office:value-type="float" office:value="0" calcext:value-type="float">
            <text:p>0</text:p>
          </table:table-cell>
          <table:table-cell office:value-type="float" office:value="11.1039805487514" calcext:value-type="float">
            <text:p>11.1039805487514</text:p>
          </table:table-cell>
          <table:table-cell office:value-type="float" office:value="282.041105938284" calcext:value-type="float">
            <text:p>282.041105938284</text:p>
          </table:table-cell>
          <table:table-cell table:formula="of:=AVERAGE([.E266:.E315])" office:value-type="float" office:value="280.630711461767" calcext:value-type="float">
            <text:p>280.630711461767</text:p>
          </table:table-cell>
          <table:table-cell table:number-columns-repeated="4"/>
        </table:table-row>
        <table:table-row table:style-name="ro1">
          <table:table-cell office:value-type="float" office:value="0.958736062049866" calcext:value-type="float">
            <text:p>0.958736062049866</text:p>
          </table:table-cell>
          <table:table-cell table:formula="of:=AVERAGE([.A267:.A316])" office:value-type="float" office:value="0.873163108825684" calcext:value-type="float">
            <text:p>0.873163108825684</text:p>
          </table:table-cell>
          <table:table-cell office:value-type="float" office:value="1" calcext:value-type="float">
            <text:p>1</text:p>
          </table:table-cell>
          <table:table-cell office:value-type="float" office:value="11.016662043643" calcext:value-type="float">
            <text:p>11.016662043643</text:p>
          </table:table-cell>
          <table:table-cell office:value-type="float" office:value="279.823215908532" calcext:value-type="float">
            <text:p>279.823215908532</text:p>
          </table:table-cell>
          <table:table-cell table:formula="of:=AVERAGE([.E267:.E316])" office:value-type="float" office:value="280.62650217948" calcext:value-type="float">
            <text:p>280.62650217948</text:p>
          </table:table-cell>
          <table:table-cell table:number-columns-repeated="4"/>
        </table:table-row>
        <table:table-row table:style-name="ro1">
          <table:table-cell office:value-type="float" office:value="0.981893122196198" calcext:value-type="float">
            <text:p>0.981893122196198</text:p>
          </table:table-cell>
          <table:table-cell table:formula="of:=AVERAGE([.A268:.A317])" office:value-type="float" office:value="0.872800971269608" calcext:value-type="float">
            <text:p>0.872800971269608</text:p>
          </table:table-cell>
          <table:table-cell office:value-type="float" office:value="1" calcext:value-type="float">
            <text:p>1</text:p>
          </table:table-cell>
          <table:table-cell office:value-type="float" office:value="11.0304767181814" calcext:value-type="float">
            <text:p>11.0304767181814</text:p>
          </table:table-cell>
          <table:table-cell office:value-type="float" office:value="280.174108641807" calcext:value-type="float">
            <text:p>280.174108641807</text:p>
          </table:table-cell>
          <table:table-cell table:formula="of:=AVERAGE([.E268:.E317])" office:value-type="float" office:value="280.632372644114" calcext:value-type="float">
            <text:p>280.632372644114</text:p>
          </table:table-cell>
          <table:table-cell table:number-columns-repeated="4"/>
        </table:table-row>
        <table:table-row table:style-name="ro1">
          <table:table-cell office:value-type="float" office:value="0.712946116924286" calcext:value-type="float">
            <text:p>0.712946116924286</text:p>
          </table:table-cell>
          <table:table-cell table:formula="of:=AVERAGE([.A269:.A318])" office:value-type="float" office:value="0.872334234714508" calcext:value-type="float">
            <text:p>0.872334234714508</text:p>
          </table:table-cell>
          <table:table-cell office:value-type="float" office:value="0" calcext:value-type="float">
            <text:p>0</text:p>
          </table:table-cell>
          <table:table-cell office:value-type="float" office:value="11.1168201940268" calcext:value-type="float">
            <text:p>11.1168201940268</text:p>
          </table:table-cell>
          <table:table-cell office:value-type="float" office:value="282.367232928281" calcext:value-type="float">
            <text:p>282.367232928281</text:p>
          </table:table-cell>
          <table:table-cell table:formula="of:=AVERAGE([.E269:.E318])" office:value-type="float" office:value="280.619849701484" calcext:value-type="float">
            <text:p>280.619849701484</text:p>
          </table:table-cell>
          <table:table-cell table:number-columns-repeated="4"/>
        </table:table-row>
        <table:table-row table:style-name="ro1">
          <table:table-cell office:value-type="float" office:value="0.962226033210754" calcext:value-type="float">
            <text:p>0.962226033210754</text:p>
          </table:table-cell>
          <table:table-cell table:formula="of:=AVERAGE([.A270:.A319])" office:value-type="float" office:value="0.873770911693573" calcext:value-type="float">
            <text:p>0.873770911693573</text:p>
          </table:table-cell>
          <table:table-cell office:value-type="float" office:value="1" calcext:value-type="float">
            <text:p>1</text:p>
          </table:table-cell>
          <table:table-cell office:value-type="float" office:value="11.0273920588166" calcext:value-type="float">
            <text:p>11.0273920588166</text:p>
          </table:table-cell>
          <table:table-cell office:value-type="float" office:value="280.09575829394" calcext:value-type="float">
            <text:p>280.09575829394</text:p>
          </table:table-cell>
          <table:table-cell table:formula="of:=AVERAGE([.E270:.E319])" office:value-type="float" office:value="280.619641085115" calcext:value-type="float">
            <text:p>280.6196410851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1:.A320])" office:value-type="float" office:value="0.878122750520706" calcext:value-type="float">
            <text:p>0.878122750520706</text:p>
          </table:table-cell>
          <table:table-cell office:value-type="float" office:value="1" calcext:value-type="float">
            <text:p>1</text:p>
          </table:table-cell>
          <table:table-cell office:value-type="float" office:value="11.0291778524846" calcext:value-type="float">
            <text:p>11.0291778524846</text:p>
          </table:table-cell>
          <table:table-cell office:value-type="float" office:value="280.141117453108" calcext:value-type="float">
            <text:p>280.141117453108</text:p>
          </table:table-cell>
          <table:table-cell table:formula="of:=AVERAGE([.E271:.E320])" office:value-type="float" office:value="280.614935891915" calcext:value-type="float">
            <text:p>280.6149358919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2:.A321])" office:value-type="float" office:value="0.879533401727676" calcext:value-type="float">
            <text:p>0.879533401727676</text:p>
          </table:table-cell>
          <table:table-cell office:value-type="float" office:value="1" calcext:value-type="float">
            <text:p>1</text:p>
          </table:table-cell>
          <table:table-cell office:value-type="float" office:value="11.0250066984177" calcext:value-type="float">
            <text:p>11.0250066984177</text:p>
          </table:table-cell>
          <table:table-cell office:value-type="float" office:value="280.035170139809" calcext:value-type="float">
            <text:p>280.035170139809</text:p>
          </table:table-cell>
          <table:table-cell table:formula="of:=AVERAGE([.E272:.E321])" office:value-type="float" office:value="280.585368395862" calcext:value-type="float">
            <text:p>280.5853683958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3:.A322])" office:value-type="float" office:value="0.882473963499069" calcext:value-type="float">
            <text:p>0.882473963499069</text:p>
          </table:table-cell>
          <table:table-cell office:value-type="float" office:value="1" calcext:value-type="float">
            <text:p>1</text:p>
          </table:table-cell>
          <table:table-cell office:value-type="float" office:value="11.0253985874355" calcext:value-type="float">
            <text:p>11.0253985874355</text:p>
          </table:table-cell>
          <table:table-cell office:value-type="float" office:value="280.045124120861" calcext:value-type="float">
            <text:p>280.045124120861</text:p>
          </table:table-cell>
          <table:table-cell table:formula="of:=AVERAGE([.E273:.E322])" office:value-type="float" office:value="280.58397007014" calcext:value-type="float">
            <text:p>280.583970070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4:.A323])" office:value-type="float" office:value="0.882473963499069" calcext:value-type="float">
            <text:p>0.882473963499069</text:p>
          </table:table-cell>
          <table:table-cell office:value-type="float" office:value="1" calcext:value-type="float">
            <text:p>1</text:p>
          </table:table-cell>
          <table:table-cell office:value-type="float" office:value="11.0261694589466" calcext:value-type="float">
            <text:p>11.0261694589466</text:p>
          </table:table-cell>
          <table:table-cell office:value-type="float" office:value="280.064704257243" calcext:value-type="float">
            <text:p>280.064704257243</text:p>
          </table:table-cell>
          <table:table-cell table:formula="of:=AVERAGE([.E274:.E323])" office:value-type="float" office:value="280.582240938461" calcext:value-type="float">
            <text:p>280.582240938461</text:p>
          </table:table-cell>
          <table:table-cell table:number-columns-repeated="4"/>
        </table:table-row>
        <table:table-row table:style-name="ro1">
          <table:table-cell office:value-type="float" office:value="0.993845880031586" calcext:value-type="float">
            <text:p>0.993845880031586</text:p>
          </table:table-cell>
          <table:table-cell table:formula="of:=AVERAGE([.A275:.A324])" office:value-type="float" office:value="0.889226672649384" calcext:value-type="float">
            <text:p>0.889226672649384</text:p>
          </table:table-cell>
          <table:table-cell office:value-type="float" office:value="1" calcext:value-type="float">
            <text:p>1</text:p>
          </table:table-cell>
          <table:table-cell office:value-type="float" office:value="11.0209822094023" calcext:value-type="float">
            <text:p>11.0209822094023</text:p>
          </table:table-cell>
          <table:table-cell office:value-type="float" office:value="279.932948118819" calcext:value-type="float">
            <text:p>279.932948118819</text:p>
          </table:table-cell>
          <table:table-cell table:formula="of:=AVERAGE([.E275:.E324])" office:value-type="float" office:value="280.573514813754" calcext:value-type="float">
            <text:p>280.573514813754</text:p>
          </table:table-cell>
          <table:table-cell table:number-columns-repeated="4"/>
        </table:table-row>
        <table:table-row table:style-name="ro1">
          <table:table-cell office:value-type="float" office:value="0.584052324295044" calcext:value-type="float">
            <text:p>0.584052324295044</text:p>
          </table:table-cell>
          <table:table-cell table:formula="of:=AVERAGE([.A276:.A325])" office:value-type="float" office:value="0.883238987922668" calcext:value-type="float">
            <text:p>0.883238987922668</text:p>
          </table:table-cell>
          <table:table-cell office:value-type="float" office:value="0" calcext:value-type="float">
            <text:p>0</text:p>
          </table:table-cell>
          <table:table-cell office:value-type="float" office:value="11.0476623422652" calcext:value-type="float">
            <text:p>11.0476623422652</text:p>
          </table:table-cell>
          <table:table-cell office:value-type="float" office:value="280.610623493537" calcext:value-type="float">
            <text:p>280.610623493537</text:p>
          </table:table-cell>
          <table:table-cell table:formula="of:=AVERAGE([.E276:.E325])" office:value-type="float" office:value="280.5837745668" calcext:value-type="float">
            <text:p>280.58377456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7:.A326])" office:value-type="float" office:value="0.883843147754669" calcext:value-type="float">
            <text:p>0.883843147754669</text:p>
          </table:table-cell>
          <table:table-cell office:value-type="float" office:value="1" calcext:value-type="float">
            <text:p>1</text:p>
          </table:table-cell>
          <table:table-cell office:value-type="float" office:value="11.0261542057812" calcext:value-type="float">
            <text:p>11.0261542057812</text:p>
          </table:table-cell>
          <table:table-cell office:value-type="float" office:value="280.064316826843" calcext:value-type="float">
            <text:p>280.064316826843</text:p>
          </table:table-cell>
          <table:table-cell table:formula="of:=AVERAGE([.E277:.E326])" office:value-type="float" office:value="280.583193421199" calcext:value-type="float">
            <text:p>280.583193421199</text:p>
          </table:table-cell>
          <table:table-cell table:number-columns-repeated="4"/>
        </table:table-row>
        <table:table-row table:style-name="ro1">
          <table:table-cell office:value-type="float" office:value="0.474974662065506" calcext:value-type="float">
            <text:p>0.474974662065506</text:p>
          </table:table-cell>
          <table:table-cell table:formula="of:=AVERAGE([.A278:.A327])" office:value-type="float" office:value="0.87411552965641" calcext:value-type="float">
            <text:p>0.87411552965641</text:p>
          </table:table-cell>
          <table:table-cell office:value-type="float" office:value="1" calcext:value-type="float">
            <text:p>1</text:p>
          </table:table-cell>
          <table:table-cell office:value-type="float" office:value="11.0328984515131" calcext:value-type="float">
            <text:p>11.0328984515131</text:p>
          </table:table-cell>
          <table:table-cell office:value-type="float" office:value="280.235620668431" calcext:value-type="float">
            <text:p>280.235620668431</text:p>
          </table:table-cell>
          <table:table-cell table:formula="of:=AVERAGE([.E278:.E327])" office:value-type="float" office:value="280.587614896136" calcext:value-type="float">
            <text:p>280.5876148961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9:.A328])" office:value-type="float" office:value="0.879501475691795" calcext:value-type="float">
            <text:p>0.879501475691795</text:p>
          </table:table-cell>
          <table:table-cell office:value-type="float" office:value="1" calcext:value-type="float">
            <text:p>1</text:p>
          </table:table-cell>
          <table:table-cell office:value-type="float" office:value="11.0215090302676" calcext:value-type="float">
            <text:p>11.0215090302676</text:p>
          </table:table-cell>
          <table:table-cell office:value-type="float" office:value="279.946329368797" calcext:value-type="float">
            <text:p>279.946329368797</text:p>
          </table:table-cell>
          <table:table-cell table:formula="of:=AVERAGE([.E279:.E328])" office:value-type="float" office:value="280.527002304087" calcext:value-type="float">
            <text:p>280.5270023040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0:.A329])" office:value-type="float" office:value="0.879501475691795" calcext:value-type="float">
            <text:p>0.879501475691795</text:p>
          </table:table-cell>
          <table:table-cell office:value-type="float" office:value="1" calcext:value-type="float">
            <text:p>1</text:p>
          </table:table-cell>
          <table:table-cell office:value-type="float" office:value="11.0284457005471" calcext:value-type="float">
            <text:p>11.0284457005471</text:p>
          </table:table-cell>
          <table:table-cell office:value-type="float" office:value="280.122520793896" calcext:value-type="float">
            <text:p>280.122520793896</text:p>
          </table:table-cell>
          <table:table-cell table:formula="of:=AVERAGE([.E280:.E329])" office:value-type="float" office:value="280.528276652081" calcext:value-type="float">
            <text:p>280.528276652081</text:p>
          </table:table-cell>
          <table:table-cell table:number-columns-repeated="4"/>
        </table:table-row>
        <table:table-row table:style-name="ro1">
          <table:table-cell office:value-type="float" office:value="0.804523944854736" calcext:value-type="float">
            <text:p>0.804523944854736</text:p>
          </table:table-cell>
          <table:table-cell table:formula="of:=AVERAGE([.A281:.A330])" office:value-type="float" office:value="0.885290786623955" calcext:value-type="float">
            <text:p>0.885290786623955</text:p>
          </table:table-cell>
          <table:table-cell office:value-type="float" office:value="0" calcext:value-type="float">
            <text:p>0</text:p>
          </table:table-cell>
          <table:table-cell office:value-type="float" office:value="11.1058672479749" calcext:value-type="float">
            <text:p>11.1058672479749</text:p>
          </table:table-cell>
          <table:table-cell office:value-type="float" office:value="282.089028098562" calcext:value-type="float">
            <text:p>282.089028098562</text:p>
          </table:table-cell>
          <table:table-cell table:formula="of:=AVERAGE([.E281:.E330])" office:value-type="float" office:value="280.515738212235" calcext:value-type="float">
            <text:p>280.515738212235</text:p>
          </table:table-cell>
          <table:table-cell table:number-columns-repeated="4"/>
        </table:table-row>
        <table:table-row table:style-name="ro1">
          <table:table-cell office:value-type="float" office:value="0.929415285587311" calcext:value-type="float">
            <text:p>0.929415285587311</text:p>
          </table:table-cell>
          <table:table-cell table:formula="of:=AVERAGE([.A282:.A331])" office:value-type="float" office:value="0.883879092335701" calcext:value-type="float">
            <text:p>0.883879092335701</text:p>
          </table:table-cell>
          <table:table-cell office:value-type="float" office:value="1" calcext:value-type="float">
            <text:p>1</text:p>
          </table:table-cell>
          <table:table-cell office:value-type="float" office:value="11.0260321804583" calcext:value-type="float">
            <text:p>11.0260321804583</text:p>
          </table:table-cell>
          <table:table-cell office:value-type="float" office:value="280.061217383641" calcext:value-type="float">
            <text:p>280.061217383641</text:p>
          </table:table-cell>
          <table:table-cell table:formula="of:=AVERAGE([.E282:.E331])" office:value-type="float" office:value="280.514951430499" calcext:value-type="float">
            <text:p>280.514951430499</text:p>
          </table:table-cell>
          <table:table-cell table:number-columns-repeated="4"/>
        </table:table-row>
        <table:table-row table:style-name="ro1">
          <table:table-cell office:value-type="float" office:value="0.937422752380371" calcext:value-type="float">
            <text:p>0.937422752380371</text:p>
          </table:table-cell>
          <table:table-cell table:formula="of:=AVERAGE([.A283:.A332])" office:value-type="float" office:value="0.88671885073185" calcext:value-type="float">
            <text:p>0.88671885073185</text:p>
          </table:table-cell>
          <table:table-cell office:value-type="float" office:value="1" calcext:value-type="float">
            <text:p>1</text:p>
          </table:table-cell>
          <table:table-cell office:value-type="float" office:value="11.0315749460876" calcext:value-type="float">
            <text:p>11.0315749460876</text:p>
          </table:table-cell>
          <table:table-cell office:value-type="float" office:value="280.202003630625" calcext:value-type="float">
            <text:p>280.202003630625</text:p>
          </table:table-cell>
          <table:table-cell table:formula="of:=AVERAGE([.E283:.E332])" office:value-type="float" office:value="280.512216171873" calcext:value-type="float">
            <text:p>280.512216171873</text:p>
          </table:table-cell>
          <table:table-cell table:number-columns-repeated="4"/>
        </table:table-row>
        <table:table-row table:style-name="ro1">
          <table:table-cell office:value-type="float" office:value="0.570246577262878" calcext:value-type="float">
            <text:p>0.570246577262878</text:p>
          </table:table-cell>
          <table:table-cell table:formula="of:=AVERAGE([.A284:.A333])" office:value-type="float" office:value="0.888700750470161" calcext:value-type="float">
            <text:p>0.888700750470161</text:p>
          </table:table-cell>
          <table:table-cell office:value-type="float" office:value="0" calcext:value-type="float">
            <text:p>0</text:p>
          </table:table-cell>
          <table:table-cell office:value-type="float" office:value="11.1305116699219" calcext:value-type="float">
            <text:p>11.1305116699219</text:p>
          </table:table-cell>
          <table:table-cell office:value-type="float" office:value="282.714996416016" calcext:value-type="float">
            <text:p>282.714996416016</text:p>
          </table:table-cell>
          <table:table-cell table:formula="of:=AVERAGE([.E284:.E333])" office:value-type="float" office:value="280.548998218026" calcext:value-type="float">
            <text:p>280.548998218026</text:p>
          </table:table-cell>
          <table:table-cell table:number-columns-repeated="4"/>
        </table:table-row>
        <table:table-row table:style-name="ro1">
          <table:table-cell office:value-type="float" office:value="0.913252234458923" calcext:value-type="float">
            <text:p>0.913252234458923</text:p>
          </table:table-cell>
          <table:table-cell table:formula="of:=AVERAGE([.A285:.A334])" office:value-type="float" office:value="0.892464185357094" calcext:value-type="float">
            <text:p>0.892464185357094</text:p>
          </table:table-cell>
          <table:table-cell office:value-type="float" office:value="1" calcext:value-type="float">
            <text:p>1</text:p>
          </table:table-cell>
          <table:table-cell office:value-type="float" office:value="11.023625700292" calcext:value-type="float">
            <text:p>11.023625700292</text:p>
          </table:table-cell>
          <table:table-cell office:value-type="float" office:value="280.000092787417" calcext:value-type="float">
            <text:p>280.000092787417</text:p>
          </table:table-cell>
          <table:table-cell table:formula="of:=AVERAGE([.E285:.E334])" office:value-type="float" office:value="280.541763402337" calcext:value-type="float">
            <text:p>280.541763402337</text:p>
          </table:table-cell>
          <table:table-cell table:number-columns-repeated="4"/>
        </table:table-row>
        <table:table-row table:style-name="ro1">
          <table:table-cell office:value-type="float" office:value="0.824327170848846" calcext:value-type="float">
            <text:p>0.824327170848846</text:p>
          </table:table-cell>
          <table:table-cell table:formula="of:=AVERAGE([.A286:.A335])" office:value-type="float" office:value="0.888950728774071" calcext:value-type="float">
            <text:p>0.888950728774071</text:p>
          </table:table-cell>
          <table:table-cell office:value-type="float" office:value="1" calcext:value-type="float">
            <text:p>1</text:p>
          </table:table-cell>
          <table:table-cell office:value-type="float" office:value="11.0269626235455" calcext:value-type="float">
            <text:p>11.0269626235455</text:p>
          </table:table-cell>
          <table:table-cell office:value-type="float" office:value="280.084850638056" calcext:value-type="float">
            <text:p>280.084850638056</text:p>
          </table:table-cell>
          <table:table-cell table:formula="of:=AVERAGE([.E286:.E335])" office:value-type="float" office:value="280.540685153731" calcext:value-type="float">
            <text:p>280.540685153731</text:p>
          </table:table-cell>
          <table:table-cell table:number-columns-repeated="4"/>
        </table:table-row>
        <table:table-row table:style-name="ro1">
          <table:table-cell office:value-type="float" office:value="0.814664423465729" calcext:value-type="float">
            <text:p>0.814664423465729</text:p>
          </table:table-cell>
          <table:table-cell table:formula="of:=AVERAGE([.A287:.A336])" office:value-type="float" office:value="0.888295273184776" calcext:value-type="float">
            <text:p>0.888295273184776</text:p>
          </table:table-cell>
          <table:table-cell office:value-type="float" office:value="0" calcext:value-type="float">
            <text:p>0</text:p>
          </table:table-cell>
          <table:table-cell office:value-type="float" office:value="11.0380575413674" calcext:value-type="float">
            <text:p>11.0380575413674</text:p>
          </table:table-cell>
          <table:table-cell office:value-type="float" office:value="280.366661550732" calcext:value-type="float">
            <text:p>280.366661550732</text:p>
          </table:table-cell>
          <table:table-cell table:formula="of:=AVERAGE([.E287:.E336])" office:value-type="float" office:value="280.484225219525" calcext:value-type="float">
            <text:p>280.484225219525</text:p>
          </table:table-cell>
          <table:table-cell table:number-columns-repeated="4"/>
        </table:table-row>
        <table:table-row table:style-name="ro1">
          <table:table-cell office:value-type="float" office:value="0.735613286495209" calcext:value-type="float">
            <text:p>0.735613286495209</text:p>
          </table:table-cell>
          <table:table-cell table:formula="of:=AVERAGE([.A288:.A337])" office:value-type="float" office:value="0.883183034062385" calcext:value-type="float">
            <text:p>0.883183034062385</text:p>
          </table:table-cell>
          <table:table-cell office:value-type="float" office:value="0" calcext:value-type="float">
            <text:p>0</text:p>
          </table:table-cell>
          <table:table-cell office:value-type="float" office:value="11.0820547102004" calcext:value-type="float">
            <text:p>11.0820547102004</text:p>
          </table:table-cell>
          <table:table-cell office:value-type="float" office:value="281.484189639091" calcext:value-type="float">
            <text:p>281.484189639091</text:p>
          </table:table-cell>
          <table:table-cell table:formula="of:=AVERAGE([.E288:.E337])" office:value-type="float" office:value="280.491823623744" calcext:value-type="float">
            <text:p>280.491823623744</text:p>
          </table:table-cell>
          <table:table-cell table:number-columns-repeated="4"/>
        </table:table-row>
        <table:table-row table:style-name="ro1">
          <table:table-cell office:value-type="float" office:value="0.147752046585083" calcext:value-type="float">
            <text:p>0.147752046585083</text:p>
          </table:table-cell>
          <table:table-cell table:formula="of:=AVERAGE([.A289:.A338])" office:value-type="float" office:value="0.866138074994087" calcext:value-type="float">
            <text:p>0.866138074994087</text:p>
          </table:table-cell>
          <table:table-cell office:value-type="float" office:value="0" calcext:value-type="float">
            <text:p>0</text:p>
          </table:table-cell>
          <table:table-cell office:value-type="float" office:value="11.1659471197039" calcext:value-type="float">
            <text:p>11.1659471197039</text:p>
          </table:table-cell>
          <table:table-cell office:value-type="float" office:value="283.615056840479" calcext:value-type="float">
            <text:p>283.615056840479</text:p>
          </table:table-cell>
          <table:table-cell table:formula="of:=AVERAGE([.E289:.E338])" office:value-type="float" office:value="280.566063633087" calcext:value-type="float">
            <text:p>280.566063633087</text:p>
          </table:table-cell>
          <table:table-cell table:number-columns-repeated="4"/>
        </table:table-row>
        <table:table-row table:style-name="ro1">
          <table:table-cell office:value-type="float" office:value="0.747912406921387" calcext:value-type="float">
            <text:p>0.747912406921387</text:p>
          </table:table-cell>
          <table:table-cell table:formula="of:=AVERAGE([.A290:.A339])" office:value-type="float" office:value="0.861096323132515" calcext:value-type="float">
            <text:p>0.861096323132515</text:p>
          </table:table-cell>
          <table:table-cell office:value-type="float" office:value="0" calcext:value-type="float">
            <text:p>0</text:p>
          </table:table-cell>
          <table:table-cell office:value-type="float" office:value="11.1497740711361" calcext:value-type="float">
            <text:p>11.1497740711361</text:p>
          </table:table-cell>
          <table:table-cell office:value-type="float" office:value="283.204261406857" calcext:value-type="float">
            <text:p>283.204261406857</text:p>
          </table:table-cell>
          <table:table-cell table:formula="of:=AVERAGE([.E290:.E339])" office:value-type="float" office:value="280.629006171959" calcext:value-type="float">
            <text:p>280.6290061719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1:.A340])" office:value-type="float" office:value="0.86324839413166" calcext:value-type="float">
            <text:p>0.86324839413166</text:p>
          </table:table-cell>
          <table:table-cell office:value-type="float" office:value="1" calcext:value-type="float">
            <text:p>1</text:p>
          </table:table-cell>
          <table:table-cell office:value-type="float" office:value="11.021416337955" calcext:value-type="float">
            <text:p>11.021416337955</text:p>
          </table:table-cell>
          <table:table-cell office:value-type="float" office:value="279.943974984057" calcext:value-type="float">
            <text:p>279.943974984057</text:p>
          </table:table-cell>
          <table:table-cell table:formula="of:=AVERAGE([.E291:.E340])" office:value-type="float" office:value="280.625800036385" calcext:value-type="float">
            <text:p>280.625800036385</text:p>
          </table:table-cell>
          <table:table-cell table:number-columns-repeated="4"/>
        </table:table-row>
        <table:table-row table:style-name="ro1">
          <table:table-cell office:value-type="float" office:value="0.838505029678345" calcext:value-type="float">
            <text:p>0.838505029678345</text:p>
          </table:table-cell>
          <table:table-cell table:formula="of:=AVERAGE([.A292:.A341])" office:value-type="float" office:value="0.860018494725227" calcext:value-type="float">
            <text:p>0.860018494725227</text:p>
          </table:table-cell>
          <table:table-cell office:value-type="float" office:value="1" calcext:value-type="float">
            <text:p>1</text:p>
          </table:table-cell>
          <table:table-cell office:value-type="float" office:value="11.0288176431179" calcext:value-type="float">
            <text:p>11.0288176431179</text:p>
          </table:table-cell>
          <table:table-cell office:value-type="float" office:value="280.131968135195" calcext:value-type="float">
            <text:p>280.131968135195</text:p>
          </table:table-cell>
          <table:table-cell table:formula="of:=AVERAGE([.E292:.E341])" office:value-type="float" office:value="280.625534795573" calcext:value-type="float">
            <text:p>280.625534795573</text:p>
          </table:table-cell>
          <table:table-cell table:number-columns-repeated="4"/>
        </table:table-row>
        <table:table-row table:style-name="ro1">
          <table:table-cell office:value-type="float" office:value="0.97788667678833" calcext:value-type="float">
            <text:p>0.97788667678833</text:p>
          </table:table-cell>
          <table:table-cell table:formula="of:=AVERAGE([.A293:.A342])" office:value-type="float" office:value="0.864817495942116" calcext:value-type="float">
            <text:p>0.864817495942116</text:p>
          </table:table-cell>
          <table:table-cell office:value-type="float" office:value="1" calcext:value-type="float">
            <text:p>1</text:p>
          </table:table-cell>
          <table:table-cell office:value-type="float" office:value="11.0243942251623" calcext:value-type="float">
            <text:p>11.0243942251623</text:p>
          </table:table-cell>
          <table:table-cell office:value-type="float" office:value="280.019613319122" calcext:value-type="float">
            <text:p>280.019613319122</text:p>
          </table:table-cell>
          <table:table-cell table:formula="of:=AVERAGE([.E293:.E342])" office:value-type="float" office:value="280.617519158615" calcext:value-type="float">
            <text:p>280.617519158615</text:p>
          </table:table-cell>
          <table:table-cell table:number-columns-repeated="4"/>
        </table:table-row>
        <table:table-row table:style-name="ro1">
          <table:table-cell office:value-type="float" office:value="0.736222445964813" calcext:value-type="float">
            <text:p>0.736222445964813</text:p>
          </table:table-cell>
          <table:table-cell table:formula="of:=AVERAGE([.A294:.A343])" office:value-type="float" office:value="0.859830419421196" calcext:value-type="float">
            <text:p>0.859830419421196</text:p>
          </table:table-cell>
          <table:table-cell office:value-type="float" office:value="1" calcext:value-type="float">
            <text:p>1</text:p>
          </table:table-cell>
          <table:table-cell office:value-type="float" office:value="11.0289185486734" calcext:value-type="float">
            <text:p>11.0289185486734</text:p>
          </table:table-cell>
          <table:table-cell office:value-type="float" office:value="280.134531136304" calcext:value-type="float">
            <text:p>280.134531136304</text:p>
          </table:table-cell>
          <table:table-cell table:formula="of:=AVERAGE([.E294:.E343])" office:value-type="float" office:value="280.618563432555" calcext:value-type="float">
            <text:p>280.618563432555</text:p>
          </table:table-cell>
          <table:table-cell table:number-columns-repeated="4"/>
        </table:table-row>
        <table:table-row table:style-name="ro1">
          <table:table-cell office:value-type="float" office:value="0.887710452079773" calcext:value-type="float">
            <text:p>0.887710452079773</text:p>
          </table:table-cell>
          <table:table-cell table:formula="of:=AVERAGE([.A295:.A344])" office:value-type="float" office:value="0.858271501660347" calcext:value-type="float">
            <text:p>0.858271501660347</text:p>
          </table:table-cell>
          <table:table-cell office:value-type="float" office:value="1" calcext:value-type="float">
            <text:p>1</text:p>
          </table:table-cell>
          <table:table-cell office:value-type="float" office:value="11.0245491034567" calcext:value-type="float">
            <text:p>11.0245491034567</text:p>
          </table:table-cell>
          <table:table-cell office:value-type="float" office:value="280.023547227801" calcext:value-type="float">
            <text:p>280.023547227801</text:p>
          </table:table-cell>
          <table:table-cell table:formula="of:=AVERAGE([.E295:.E344])" office:value-type="float" office:value="280.58367681513" calcext:value-type="float">
            <text:p>280.583676815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6:.A345])" office:value-type="float" office:value="0.858271501660347" calcext:value-type="float">
            <text:p>0.858271501660347</text:p>
          </table:table-cell>
          <table:table-cell office:value-type="float" office:value="1" calcext:value-type="float">
            <text:p>1</text:p>
          </table:table-cell>
          <table:table-cell office:value-type="float" office:value="11.0267948387265" calcext:value-type="float">
            <text:p>11.0267948387265</text:p>
          </table:table-cell>
          <table:table-cell office:value-type="float" office:value="280.080588903654" calcext:value-type="float">
            <text:p>280.080588903654</text:p>
          </table:table-cell>
          <table:table-cell table:formula="of:=AVERAGE([.E296:.E345])" office:value-type="float" office:value="280.583240508894" calcext:value-type="float">
            <text:p>280.58324050889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7:.A346])" office:value-type="float" office:value="0.858271501660347" calcext:value-type="float">
            <text:p>0.858271501660347</text:p>
          </table:table-cell>
          <table:table-cell office:value-type="float" office:value="1" calcext:value-type="float">
            <text:p>1</text:p>
          </table:table-cell>
          <table:table-cell office:value-type="float" office:value="11.0196281976461" calcext:value-type="float">
            <text:p>11.0196281976461</text:p>
          </table:table-cell>
          <table:table-cell office:value-type="float" office:value="279.898556220212" calcext:value-type="float">
            <text:p>279.898556220212</text:p>
          </table:table-cell>
          <table:table-cell table:formula="of:=AVERAGE([.E297:.E346])" office:value-type="float" office:value="280.585835696529" calcext:value-type="float">
            <text:p>280.5858356965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8:.A347])" office:value-type="float" office:value="0.859382867217064" calcext:value-type="float">
            <text:p>0.859382867217064</text:p>
          </table:table-cell>
          <table:table-cell office:value-type="float" office:value="1" calcext:value-type="float">
            <text:p>1</text:p>
          </table:table-cell>
          <table:table-cell office:value-type="float" office:value="11.0293280374974" calcext:value-type="float">
            <text:p>11.0293280374974</text:p>
          </table:table-cell>
          <table:table-cell office:value-type="float" office:value="280.144932152434" calcext:value-type="float">
            <text:p>280.144932152434</text:p>
          </table:table-cell>
          <table:table-cell table:formula="of:=AVERAGE([.E298:.E347])" office:value-type="float" office:value="280.585975171473" calcext:value-type="float">
            <text:p>280.585975171473</text:p>
          </table:table-cell>
          <table:table-cell table:number-columns-repeated="4"/>
        </table:table-row>
        <table:table-row table:style-name="ro1">
          <table:table-cell office:value-type="float" office:value="0.950456261634827" calcext:value-type="float">
            <text:p>0.950456261634827</text:p>
          </table:table-cell>
          <table:table-cell table:formula="of:=AVERAGE([.A299:.A348])" office:value-type="float" office:value="0.864375445246697" calcext:value-type="float">
            <text:p>0.864375445246697</text:p>
          </table:table-cell>
          <table:table-cell office:value-type="float" office:value="1" calcext:value-type="float">
            <text:p>1</text:p>
          </table:table-cell>
          <table:table-cell office:value-type="float" office:value="11.0288680958956" calcext:value-type="float">
            <text:p>11.0288680958956</text:p>
          </table:table-cell>
          <table:table-cell office:value-type="float" office:value="280.133249635749" calcext:value-type="float">
            <text:p>280.133249635749</text:p>
          </table:table-cell>
          <table:table-cell table:formula="of:=AVERAGE([.E299:.E348])" office:value-type="float" office:value="280.565205325739" calcext:value-type="float">
            <text:p>280.565205325739</text:p>
          </table:table-cell>
          <table:table-cell table:number-columns-repeated="4"/>
        </table:table-row>
        <table:table-row table:style-name="ro1">
          <table:table-cell office:value-type="float" office:value="0.81301474571228" calcext:value-type="float">
            <text:p>0.81301474571228</text:p>
          </table:table-cell>
          <table:table-cell table:formula="of:=AVERAGE([.A300:.A349])" office:value-type="float" office:value="0.860635740160942" calcext:value-type="float">
            <text:p>0.860635740160942</text:p>
          </table:table-cell>
          <table:table-cell office:value-type="float" office:value="0" calcext:value-type="float">
            <text:p>0</text:p>
          </table:table-cell>
          <table:table-cell office:value-type="float" office:value="11.1119802473247" calcext:value-type="float">
            <text:p>11.1119802473247</text:p>
          </table:table-cell>
          <table:table-cell office:value-type="float" office:value="282.244298282047" calcext:value-type="float">
            <text:p>282.244298282047</text:p>
          </table:table-cell>
          <table:table-cell table:formula="of:=AVERAGE([.E300:.E349])" office:value-type="float" office:value="280.608294142762" calcext:value-type="float">
            <text:p>280.608294142762</text:p>
          </table:table-cell>
          <table:table-cell table:number-columns-repeated="4"/>
        </table:table-row>
        <table:table-row table:style-name="ro1">
          <table:table-cell office:value-type="float" office:value="0.927753925323486" calcext:value-type="float">
            <text:p>0.927753925323486</text:p>
          </table:table-cell>
          <table:table-cell table:formula="of:=AVERAGE([.A301:.A350])" office:value-type="float" office:value="0.865513934493065" calcext:value-type="float">
            <text:p>0.865513934493065</text:p>
          </table:table-cell>
          <table:table-cell office:value-type="float" office:value="1" calcext:value-type="float">
            <text:p>1</text:p>
          </table:table-cell>
          <table:table-cell office:value-type="float" office:value="11.0262023119181" calcext:value-type="float">
            <text:p>11.0262023119181</text:p>
          </table:table-cell>
          <table:table-cell office:value-type="float" office:value="280.065538722721" calcext:value-type="float">
            <text:p>280.065538722721</text:p>
          </table:table-cell>
          <table:table-cell table:formula="of:=AVERAGE([.E301:.E350])" office:value-type="float" office:value="280.607710016928" calcext:value-type="float">
            <text:p>280.607710016928</text:p>
          </table:table-cell>
          <table:table-cell table:number-columns-repeated="4"/>
        </table:table-row>
        <table:table-row table:style-name="ro1">
          <table:table-cell office:value-type="float" office:value="0.834664225578308" calcext:value-type="float">
            <text:p>0.834664225578308</text:p>
          </table:table-cell>
          <table:table-cell table:formula="of:=AVERAGE([.A302:.A351])" office:value-type="float" office:value="0.862207219004631" calcext:value-type="float">
            <text:p>0.862207219004631</text:p>
          </table:table-cell>
          <table:table-cell office:value-type="float" office:value="0" calcext:value-type="float">
            <text:p>0</text:p>
          </table:table-cell>
          <table:table-cell office:value-type="float" office:value="11.0944003875822" calcext:value-type="float">
            <text:p>11.0944003875822</text:p>
          </table:table-cell>
          <table:table-cell office:value-type="float" office:value="281.797769844587" calcext:value-type="float">
            <text:p>281.797769844587</text:p>
          </table:table-cell>
          <table:table-cell table:formula="of:=AVERAGE([.E302:.E351])" office:value-type="float" office:value="280.643336328394" calcext:value-type="float">
            <text:p>280.643336328394</text:p>
          </table:table-cell>
          <table:table-cell table:number-columns-repeated="4"/>
        </table:table-row>
        <table:table-row table:style-name="ro1">
          <table:table-cell office:value-type="float" office:value="0.486473441123962" calcext:value-type="float">
            <text:p>0.486473441123962</text:p>
          </table:table-cell>
          <table:table-cell table:formula="of:=AVERAGE([.A303:.A352])" office:value-type="float" office:value="0.854638907313347" calcext:value-type="float">
            <text:p>0.854638907313347</text:p>
          </table:table-cell>
          <table:table-cell office:value-type="float" office:value="1" calcext:value-type="float">
            <text:p>1</text:p>
          </table:table-cell>
          <table:table-cell office:value-type="float" office:value="11.0378475170136" calcext:value-type="float">
            <text:p>11.0378475170136</text:p>
          </table:table-cell>
          <table:table-cell office:value-type="float" office:value="280.361326932144" calcext:value-type="float">
            <text:p>280.361326932144</text:p>
          </table:table-cell>
          <table:table-cell table:formula="of:=AVERAGE([.E303:.E352])" office:value-type="float" office:value="280.584640026709" calcext:value-type="float">
            <text:p>280.5846400267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4:.A353])" office:value-type="float" office:value="0.854912443757057" calcext:value-type="float">
            <text:p>0.854912443757057</text:p>
          </table:table-cell>
          <table:table-cell office:value-type="float" office:value="1" calcext:value-type="float">
            <text:p>1</text:p>
          </table:table-cell>
          <table:table-cell office:value-type="float" office:value="11.0297246197969" calcext:value-type="float">
            <text:p>11.0297246197969</text:p>
          </table:table-cell>
          <table:table-cell office:value-type="float" office:value="280.155005342841" calcext:value-type="float">
            <text:p>280.155005342841</text:p>
          </table:table-cell>
          <table:table-cell table:formula="of:=AVERAGE([.E304:.E353])" office:value-type="float" office:value="280.586654664791" calcext:value-type="float">
            <text:p>280.586654664791</text:p>
          </table:table-cell>
          <table:table-cell table:number-columns-repeated="4"/>
        </table:table-row>
        <table:table-row table:style-name="ro1">
          <table:table-cell office:value-type="float" office:value="0.566486299037933" calcext:value-type="float">
            <text:p>0.566486299037933</text:p>
          </table:table-cell>
          <table:table-cell table:formula="of:=AVERAGE([.A305:.A354])" office:value-type="float" office:value="0.848611091971397" calcext:value-type="float">
            <text:p>0.848611091971397</text:p>
          </table:table-cell>
          <table:table-cell office:value-type="float" office:value="0" calcext:value-type="float">
            <text:p>0</text:p>
          </table:table-cell>
          <table:table-cell office:value-type="float" office:value="11.062606924361" calcext:value-type="float">
            <text:p>11.062606924361</text:p>
          </table:table-cell>
          <table:table-cell office:value-type="float" office:value="280.990215878769" calcext:value-type="float">
            <text:p>280.990215878769</text:p>
          </table:table-cell>
          <table:table-cell table:formula="of:=AVERAGE([.E305:.E354])" office:value-type="float" office:value="280.602220426179" calcext:value-type="float">
            <text:p>280.602220426179</text:p>
          </table:table-cell>
          <table:table-cell table:number-columns-repeated="4"/>
        </table:table-row>
        <table:table-row table:style-name="ro1">
          <table:table-cell office:value-type="float" office:value="0.929431319236755" calcext:value-type="float">
            <text:p>0.929431319236755</text:p>
          </table:table-cell>
          <table:table-cell table:formula="of:=AVERAGE([.A306:.A355])" office:value-type="float" office:value="0.852147253155708" calcext:value-type="float">
            <text:p>0.852147253155708</text:p>
          </table:table-cell>
          <table:table-cell office:value-type="float" office:value="1" calcext:value-type="float">
            <text:p>1</text:p>
          </table:table-cell>
          <table:table-cell office:value-type="float" office:value="11.0244118249685" calcext:value-type="float">
            <text:p>11.0244118249685</text:p>
          </table:table-cell>
          <table:table-cell office:value-type="float" office:value="280.020060354199" calcext:value-type="float">
            <text:p>280.020060354199</text:p>
          </table:table-cell>
          <table:table-cell table:formula="of:=AVERAGE([.E306:.E355])" office:value-type="float" office:value="280.597143895842" calcext:value-type="float">
            <text:p>280.597143895842</text:p>
          </table:table-cell>
          <table:table-cell table:number-columns-repeated="4"/>
        </table:table-row>
        <table:table-row table:style-name="ro1">
          <table:table-cell office:value-type="float" office:value="0.979719042778015" calcext:value-type="float">
            <text:p>0.979719042778015</text:p>
          </table:table-cell>
          <table:table-cell table:formula="of:=AVERAGE([.A307:.A356])" office:value-type="float" office:value="0.851741634011269" calcext:value-type="float">
            <text:p>0.851741634011269</text:p>
          </table:table-cell>
          <table:table-cell office:value-type="float" office:value="1" calcext:value-type="float">
            <text:p>1</text:p>
          </table:table-cell>
          <table:table-cell office:value-type="float" office:value="11.0284644736737" calcext:value-type="float">
            <text:p>11.0284644736737</text:p>
          </table:table-cell>
          <table:table-cell office:value-type="float" office:value="280.122997631312" calcext:value-type="float">
            <text:p>280.122997631312</text:p>
          </table:table-cell>
          <table:table-cell table:formula="of:=AVERAGE([.E307:.E356])" office:value-type="float" office:value="280.600084194557" calcext:value-type="float">
            <text:p>280.600084194557</text:p>
          </table:table-cell>
          <table:table-cell table:number-columns-repeated="4"/>
        </table:table-row>
        <table:table-row table:style-name="ro1">
          <table:table-cell office:value-type="float" office:value="0.74512380361557" calcext:value-type="float">
            <text:p>0.74512380361557</text:p>
          </table:table-cell>
          <table:table-cell table:formula="of:=AVERAGE([.A308:.A357])" office:value-type="float" office:value="0.84664411008358" calcext:value-type="float">
            <text:p>0.84664411008358</text:p>
          </table:table-cell>
          <table:table-cell office:value-type="float" office:value="0" calcext:value-type="float">
            <text:p>0</text:p>
          </table:table-cell>
          <table:table-cell office:value-type="float" office:value="11.2234116602331" calcext:value-type="float">
            <text:p>11.2234116602331</text:p>
          </table:table-cell>
          <table:table-cell office:value-type="float" office:value="285.074656169922" calcext:value-type="float">
            <text:p>285.074656169922</text:p>
          </table:table-cell>
          <table:table-cell table:formula="of:=AVERAGE([.E308:.E357])" office:value-type="float" office:value="280.634948758252" calcext:value-type="float">
            <text:p>280.634948758252</text:p>
          </table:table-cell>
          <table:table-cell table:number-columns-repeated="4"/>
        </table:table-row>
        <table:table-row table:style-name="ro1">
          <table:table-cell office:value-type="float" office:value="0.979778170585632" calcext:value-type="float">
            <text:p>0.979778170585632</text:p>
          </table:table-cell>
          <table:table-cell table:formula="of:=AVERAGE([.A309:.A358])" office:value-type="float" office:value="0.848903958201408" calcext:value-type="float">
            <text:p>0.848903958201408</text:p>
          </table:table-cell>
          <table:table-cell office:value-type="float" office:value="1" calcext:value-type="float">
            <text:p>1</text:p>
          </table:table-cell>
          <table:table-cell office:value-type="float" office:value="11.0274213918269" calcext:value-type="float">
            <text:p>11.0274213918269</text:p>
          </table:table-cell>
          <table:table-cell office:value-type="float" office:value="280.096503352402" calcext:value-type="float">
            <text:p>280.096503352402</text:p>
          </table:table-cell>
          <table:table-cell table:formula="of:=AVERAGE([.E309:.E358])" office:value-type="float" office:value="280.631868388547" calcext:value-type="float">
            <text:p>280.631868388547</text:p>
          </table:table-cell>
          <table:table-cell table:number-columns-repeated="4"/>
        </table:table-row>
        <table:table-row table:style-name="ro1">
          <table:table-cell office:value-type="float" office:value="0.868277668952942" calcext:value-type="float">
            <text:p>0.868277668952942</text:p>
          </table:table-cell>
          <table:table-cell table:formula="of:=AVERAGE([.A310:.A359])" office:value-type="float" office:value="0.847472835183144" calcext:value-type="float">
            <text:p>0.847472835183144</text:p>
          </table:table-cell>
          <table:table-cell office:value-type="float" office:value="0" calcext:value-type="float">
            <text:p>0</text:p>
          </table:table-cell>
          <table:table-cell office:value-type="float" office:value="11.1922787764043" calcext:value-type="float">
            <text:p>11.1922787764043</text:p>
          </table:table-cell>
          <table:table-cell office:value-type="float" office:value="284.283880920668" calcext:value-type="float">
            <text:p>284.283880920668</text:p>
          </table:table-cell>
          <table:table-cell table:formula="of:=AVERAGE([.E310:.E359])" office:value-type="float" office:value="280.721028640627" calcext:value-type="float">
            <text:p>280.7210286406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1:.A360])" office:value-type="float" office:value="0.847472835183144" calcext:value-type="float">
            <text:p>0.847472835183144</text:p>
          </table:table-cell>
          <table:table-cell office:value-type="float" office:value="1" calcext:value-type="float">
            <text:p>1</text:p>
          </table:table-cell>
          <table:table-cell office:value-type="float" office:value="11.0333490065515" calcext:value-type="float">
            <text:p>11.0333490065515</text:p>
          </table:table-cell>
          <table:table-cell office:value-type="float" office:value="280.247064766408" calcext:value-type="float">
            <text:p>280.247064766408</text:p>
          </table:table-cell>
          <table:table-cell table:formula="of:=AVERAGE([.E311:.E360])" office:value-type="float" office:value="280.723211363897" calcext:value-type="float">
            <text:p>280.723211363897</text:p>
          </table:table-cell>
          <table:table-cell table:number-columns-repeated="4"/>
        </table:table-row>
        <table:table-row table:style-name="ro1">
          <table:table-cell office:value-type="float" office:value="0.996093451976776" calcext:value-type="float">
            <text:p>0.996093451976776</text:p>
          </table:table-cell>
          <table:table-cell table:formula="of:=AVERAGE([.A312:.A361])" office:value-type="float" office:value="0.862001929879188" calcext:value-type="float">
            <text:p>0.862001929879188</text:p>
          </table:table-cell>
          <table:table-cell office:value-type="float" office:value="1" calcext:value-type="float">
            <text:p>1</text:p>
          </table:table-cell>
          <table:table-cell office:value-type="float" office:value="11.0287730569422" calcext:value-type="float">
            <text:p>11.0287730569422</text:p>
          </table:table-cell>
          <table:table-cell office:value-type="float" office:value="280.130835646332" calcext:value-type="float">
            <text:p>280.130835646332</text:p>
          </table:table-cell>
          <table:table-cell table:formula="of:=AVERAGE([.E312:.E361])" office:value-type="float" office:value="280.723844365567" calcext:value-type="float">
            <text:p>280.723844365567</text:p>
          </table:table-cell>
          <table:table-cell table:number-columns-repeated="4"/>
        </table:table-row>
        <table:table-row table:style-name="ro1">
          <table:table-cell office:value-type="float" office:value="0.554489970207214" calcext:value-type="float">
            <text:p>0.554489970207214</text:p>
          </table:table-cell>
          <table:table-cell table:formula="of:=AVERAGE([.A313:.A362])" office:value-type="float" office:value="0.860394091010094" calcext:value-type="float">
            <text:p>0.860394091010094</text:p>
          </table:table-cell>
          <table:table-cell office:value-type="float" office:value="0" calcext:value-type="float">
            <text:p>0</text:p>
          </table:table-cell>
          <table:table-cell office:value-type="float" office:value="11.1448379121602" calcext:value-type="float">
            <text:p>11.1448379121602</text:p>
          </table:table-cell>
          <table:table-cell office:value-type="float" office:value="283.078882968868" calcext:value-type="float">
            <text:p>283.078882968868</text:p>
          </table:table-cell>
          <table:table-cell table:formula="of:=AVERAGE([.E313:.E362])" office:value-type="float" office:value="280.776422247162" calcext:value-type="float">
            <text:p>280.7764222471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4:.A363])" office:value-type="float" office:value="0.860394091010094" calcext:value-type="float">
            <text:p>0.860394091010094</text:p>
          </table:table-cell>
          <table:table-cell office:value-type="float" office:value="1" calcext:value-type="float">
            <text:p>1</text:p>
          </table:table-cell>
          <table:table-cell office:value-type="float" office:value="11.0234907684445" calcext:value-type="float">
            <text:p>11.0234907684445</text:p>
          </table:table-cell>
          <table:table-cell office:value-type="float" office:value="279.996665518491" calcext:value-type="float">
            <text:p>279.996665518491</text:p>
          </table:table-cell>
          <table:table-cell table:formula="of:=AVERAGE([.E314:.E363])" office:value-type="float" office:value="280.774356945105" calcext:value-type="float">
            <text:p>280.774356945105</text:p>
          </table:table-cell>
          <table:table-cell table:number-columns-repeated="4"/>
        </table:table-row>
        <table:table-row table:style-name="ro1">
          <table:table-cell office:value-type="float" office:value="0.796162486076355" calcext:value-type="float">
            <text:p>0.796162486076355</text:p>
          </table:table-cell>
          <table:table-cell table:formula="of:=AVERAGE([.A315:.A364])" office:value-type="float" office:value="0.857873610854149" calcext:value-type="float">
            <text:p>0.857873610854149</text:p>
          </table:table-cell>
          <table:table-cell office:value-type="float" office:value="1" calcext:value-type="float">
            <text:p>1</text:p>
          </table:table-cell>
          <table:table-cell office:value-type="float" office:value="11.0399853068054" calcext:value-type="float">
            <text:p>11.0399853068054</text:p>
          </table:table-cell>
          <table:table-cell office:value-type="float" office:value="280.415626792856" calcext:value-type="float">
            <text:p>280.415626792856</text:p>
          </table:table-cell>
          <table:table-cell table:formula="of:=AVERAGE([.E315:.E364])" office:value-type="float" office:value="280.782290923655" calcext:value-type="float">
            <text:p>280.782290923655</text:p>
          </table:table-cell>
          <table:table-cell table:number-columns-repeated="4"/>
        </table:table-row>
        <table:table-row table:style-name="ro1">
          <table:table-cell office:value-type="float" office:value="0.777433156967163" calcext:value-type="float">
            <text:p>0.777433156967163</text:p>
          </table:table-cell>
          <table:table-cell table:formula="of:=AVERAGE([.A316:.A365])" office:value-type="float" office:value="0.854789738059044" calcext:value-type="float">
            <text:p>0.854789738059044</text:p>
          </table:table-cell>
          <table:table-cell office:value-type="float" office:value="0" calcext:value-type="float">
            <text:p>0</text:p>
          </table:table-cell>
          <table:table-cell office:value-type="float" office:value="11.1069631292403" calcext:value-type="float">
            <text:p>11.1069631292403</text:p>
          </table:table-cell>
          <table:table-cell office:value-type="float" office:value="282.116863482703" calcext:value-type="float">
            <text:p>282.116863482703</text:p>
          </table:table-cell>
          <table:table-cell table:formula="of:=AVERAGE([.E316:.E365])" office:value-type="float" office:value="280.783806074544" calcext:value-type="float">
            <text:p>280.783806074544</text:p>
          </table:table-cell>
          <table:table-cell table:number-columns-repeated="4"/>
        </table:table-row>
        <table:table-row table:style-name="ro1">
          <table:table-cell office:value-type="float" office:value="0.95766294002533" calcext:value-type="float">
            <text:p>0.95766294002533</text:p>
          </table:table-cell>
          <table:table-cell table:formula="of:=AVERAGE([.A317:.A366])" office:value-type="float" office:value="0.854768275618553" calcext:value-type="float">
            <text:p>0.854768275618553</text:p>
          </table:table-cell>
          <table:table-cell office:value-type="float" office:value="1" calcext:value-type="float">
            <text:p>1</text:p>
          </table:table-cell>
          <table:table-cell office:value-type="float" office:value="11.0277604814261" calcext:value-type="float">
            <text:p>11.0277604814261</text:p>
          </table:table-cell>
          <table:table-cell office:value-type="float" office:value="280.105116228223" calcext:value-type="float">
            <text:p>280.105116228223</text:p>
          </table:table-cell>
          <table:table-cell table:formula="of:=AVERAGE([.E317:.E366])" office:value-type="float" office:value="280.789444080937" calcext:value-type="float">
            <text:p>280.78944408093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8:.A367])" office:value-type="float" office:value="0.855130413174629" calcext:value-type="float">
            <text:p>0.855130413174629</text:p>
          </table:table-cell>
          <table:table-cell office:value-type="float" office:value="1" calcext:value-type="float">
            <text:p>1</text:p>
          </table:table-cell>
          <table:table-cell office:value-type="float" office:value="11.0261952719957" calcext:value-type="float">
            <text:p>11.0261952719957</text:p>
          </table:table-cell>
          <table:table-cell office:value-type="float" office:value="280.06535990869" calcext:value-type="float">
            <text:p>280.06535990869</text:p>
          </table:table-cell>
          <table:table-cell table:formula="of:=AVERAGE([.E318:.E367])" office:value-type="float" office:value="280.787269106275" calcext:value-type="float">
            <text:p>280.787269106275</text:p>
          </table:table-cell>
          <table:table-cell table:number-columns-repeated="4"/>
        </table:table-row>
        <table:table-row table:style-name="ro1">
          <table:table-cell office:value-type="float" office:value="0.930225968360901" calcext:value-type="float">
            <text:p>0.930225968360901</text:p>
          </table:table-cell>
          <table:table-cell table:formula="of:=AVERAGE([.A319:.A368])" office:value-type="float" office:value="0.859476010203361" calcext:value-type="float">
            <text:p>0.859476010203361</text:p>
          </table:table-cell>
          <table:table-cell office:value-type="float" office:value="1" calcext:value-type="float">
            <text:p>1</text:p>
          </table:table-cell>
          <table:table-cell office:value-type="float" office:value="11.0224418199956" calcext:value-type="float">
            <text:p>11.0224418199956</text:p>
          </table:table-cell>
          <table:table-cell office:value-type="float" office:value="279.970022227889" calcext:value-type="float">
            <text:p>279.970022227889</text:p>
          </table:table-cell>
          <table:table-cell table:formula="of:=AVERAGE([.E319:.E368])" office:value-type="float" office:value="280.739324892267" calcext:value-type="float">
            <text:p>280.739324892267</text:p>
          </table:table-cell>
          <table:table-cell table:number-columns-repeated="4"/>
        </table:table-row>
        <table:table-row table:style-name="ro1">
          <table:table-cell office:value-type="float" office:value="0.682031154632568" calcext:value-type="float">
            <text:p>0.682031154632568</text:p>
          </table:table-cell>
          <table:table-cell table:formula="of:=AVERAGE([.A320:.A369])" office:value-type="float" office:value="0.853872112631798" calcext:value-type="float">
            <text:p>0.853872112631798</text:p>
          </table:table-cell>
          <table:table-cell office:value-type="float" office:value="1" calcext:value-type="float">
            <text:p>1</text:p>
          </table:table-cell>
          <table:table-cell office:value-type="float" office:value="11.0301317619801" calcext:value-type="float">
            <text:p>11.0301317619801</text:p>
          </table:table-cell>
          <table:table-cell office:value-type="float" office:value="280.165346754293" calcext:value-type="float">
            <text:p>280.165346754293</text:p>
          </table:table-cell>
          <table:table-cell table:formula="of:=AVERAGE([.E320:.E369])" office:value-type="float" office:value="280.740716661474" calcext:value-type="float">
            <text:p>280.740716661474</text:p>
          </table:table-cell>
          <table:table-cell table:number-columns-repeated="4"/>
        </table:table-row>
        <table:table-row table:style-name="ro1">
          <table:table-cell office:value-type="float" office:value="0.828458905220032" calcext:value-type="float">
            <text:p>0.828458905220032</text:p>
          </table:table-cell>
          <table:table-cell table:formula="of:=AVERAGE([.A321:.A370])" office:value-type="float" office:value="0.850441290736198" calcext:value-type="float">
            <text:p>0.850441290736198</text:p>
          </table:table-cell>
          <table:table-cell office:value-type="float" office:value="1" calcext:value-type="float">
            <text:p>1</text:p>
          </table:table-cell>
          <table:table-cell office:value-type="float" office:value="11.0252472291023" calcext:value-type="float">
            <text:p>11.0252472291023</text:p>
          </table:table-cell>
          <table:table-cell office:value-type="float" office:value="280.041279619197" calcext:value-type="float">
            <text:p>280.041279619197</text:p>
          </table:table-cell>
          <table:table-cell table:formula="of:=AVERAGE([.E321:.E370])" office:value-type="float" office:value="280.738719904796" calcext:value-type="float">
            <text:p>280.738719904796</text:p>
          </table:table-cell>
          <table:table-cell table:number-columns-repeated="4"/>
        </table:table-row>
        <table:table-row table:style-name="ro1">
          <table:table-cell office:value-type="float" office:value="0.921103954315186" calcext:value-type="float">
            <text:p>0.921103954315186</text:p>
          </table:table-cell>
          <table:table-cell table:formula="of:=AVERAGE([.A322:.A371])" office:value-type="float" office:value="0.848863369822502" calcext:value-type="float">
            <text:p>0.848863369822502</text:p>
          </table:table-cell>
          <table:table-cell office:value-type="float" office:value="1" calcext:value-type="float">
            <text:p>1</text:p>
          </table:table-cell>
          <table:table-cell office:value-type="float" office:value="11.0251568834305" calcext:value-type="float">
            <text:p>11.0251568834305</text:p>
          </table:table-cell>
          <table:table-cell office:value-type="float" office:value="280.038984839134" calcext:value-type="float">
            <text:p>280.038984839134</text:p>
          </table:table-cell>
          <table:table-cell table:formula="of:=AVERAGE([.E322:.E371])" office:value-type="float" office:value="280.738796198783" calcext:value-type="float">
            <text:p>280.738796198783</text:p>
          </table:table-cell>
          <table:table-cell table:number-columns-repeated="4"/>
        </table:table-row>
        <table:table-row table:style-name="ro1">
          <table:table-cell office:value-type="float" office:value="0.754056930541992" calcext:value-type="float">
            <text:p>0.754056930541992</text:p>
          </table:table-cell>
          <table:table-cell table:formula="of:=AVERAGE([.A323:.A372])" office:value-type="float" office:value="0.843944508433342" calcext:value-type="float">
            <text:p>0.843944508433342</text:p>
          </table:table-cell>
          <table:table-cell office:value-type="float" office:value="0" calcext:value-type="float">
            <text:p>0</text:p>
          </table:table-cell>
          <table:table-cell office:value-type="float" office:value="11.0921053728551" calcext:value-type="float">
            <text:p>11.0921053728551</text:p>
          </table:table-cell>
          <table:table-cell office:value-type="float" office:value="281.739476470519" calcext:value-type="float">
            <text:p>281.739476470519</text:p>
          </table:table-cell>
          <table:table-cell table:formula="of:=AVERAGE([.E323:.E372])" office:value-type="float" office:value="280.772683245776" calcext:value-type="float">
            <text:p>280.772683245776</text:p>
          </table:table-cell>
          <table:table-cell table:number-columns-repeated="4"/>
        </table:table-row>
        <table:table-row table:style-name="ro1">
          <table:table-cell office:value-type="float" office:value="0.933584630489349" calcext:value-type="float">
            <text:p>0.933584630489349</text:p>
          </table:table-cell>
          <table:table-cell table:formula="of:=AVERAGE([.A324:.A373])" office:value-type="float" office:value="0.842616201043129" calcext:value-type="float">
            <text:p>0.842616201043129</text:p>
          </table:table-cell>
          <table:table-cell office:value-type="float" office:value="1" calcext:value-type="float">
            <text:p>1</text:p>
          </table:table-cell>
          <table:table-cell office:value-type="float" office:value="11.025673144412" calcext:value-type="float">
            <text:p>11.025673144412</text:p>
          </table:table-cell>
          <table:table-cell office:value-type="float" office:value="280.052097868066" calcext:value-type="float">
            <text:p>280.052097868066</text:p>
          </table:table-cell>
          <table:table-cell table:formula="of:=AVERAGE([.E324:.E373])" office:value-type="float" office:value="280.772431117992" calcext:value-type="float">
            <text:p>280.772431117992</text:p>
          </table:table-cell>
          <table:table-cell table:number-columns-repeated="4"/>
        </table:table-row>
        <table:table-row table:style-name="ro1">
          <table:table-cell office:value-type="float" office:value="0.995292544364929" calcext:value-type="float">
            <text:p>0.995292544364929</text:p>
          </table:table-cell>
          <table:table-cell table:formula="of:=AVERAGE([.A325:.A374])" office:value-type="float" office:value="0.842645134329796" calcext:value-type="float">
            <text:p>0.842645134329796</text:p>
          </table:table-cell>
          <table:table-cell office:value-type="float" office:value="1" calcext:value-type="float">
            <text:p>1</text:p>
          </table:table-cell>
          <table:table-cell office:value-type="float" office:value="11.0291942789704" calcext:value-type="float">
            <text:p>11.0291942789704</text:p>
          </table:table-cell>
          <table:table-cell office:value-type="float" office:value="280.141534685847" calcext:value-type="float">
            <text:p>280.141534685847</text:p>
          </table:table-cell>
          <table:table-cell table:formula="of:=AVERAGE([.E325:.E374])" office:value-type="float" office:value="280.776602849333" calcext:value-type="float">
            <text:p>280.776602849333</text:p>
          </table:table-cell>
          <table:table-cell table:number-columns-repeated="4"/>
        </table:table-row>
        <table:table-row table:style-name="ro1">
          <table:table-cell office:value-type="float" office:value="0.987805426120758" calcext:value-type="float">
            <text:p>0.987805426120758</text:p>
          </table:table-cell>
          <table:table-cell table:formula="of:=AVERAGE([.A326:.A375])" office:value-type="float" office:value="0.85072019636631" calcext:value-type="float">
            <text:p>0.85072019636631</text:p>
          </table:table-cell>
          <table:table-cell office:value-type="float" office:value="1" calcext:value-type="float">
            <text:p>1</text:p>
          </table:table-cell>
          <table:table-cell office:value-type="float" office:value="11.0306374630779" calcext:value-type="float">
            <text:p>11.0306374630779</text:p>
          </table:table-cell>
          <table:table-cell office:value-type="float" office:value="280.178191562179" calcext:value-type="float">
            <text:p>280.178191562179</text:p>
          </table:table-cell>
          <table:table-cell table:formula="of:=AVERAGE([.E326:.E375])" office:value-type="float" office:value="280.767954210706" calcext:value-type="float">
            <text:p>280.7679542107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7:.A376])" office:value-type="float" office:value="0.85072019636631" calcext:value-type="float">
            <text:p>0.85072019636631</text:p>
          </table:table-cell>
          <table:table-cell office:value-type="float" office:value="1" calcext:value-type="float">
            <text:p>1</text:p>
          </table:table-cell>
          <table:table-cell office:value-type="float" office:value="11.0260181006134" calcext:value-type="float">
            <text:p>11.0260181006134</text:p>
          </table:table-cell>
          <table:table-cell office:value-type="float" office:value="280.060859755579" calcext:value-type="float">
            <text:p>280.060859755579</text:p>
          </table:table-cell>
          <table:table-cell table:formula="of:=AVERAGE([.E327:.E376])" office:value-type="float" office:value="280.76788506928" calcext:value-type="float">
            <text:p>280.767885069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8:.A377])" office:value-type="float" office:value="0.861220703125" calcext:value-type="float">
            <text:p>0.861220703125</text:p>
          </table:table-cell>
          <table:table-cell office:value-type="float" office:value="1" calcext:value-type="float">
            <text:p>1</text:p>
          </table:table-cell>
          <table:table-cell office:value-type="float" office:value="11.0358587389141" calcext:value-type="float">
            <text:p>11.0358587389141</text:p>
          </table:table-cell>
          <table:table-cell office:value-type="float" office:value="280.310811968419" calcext:value-type="float">
            <text:p>280.310811968419</text:p>
          </table:table-cell>
          <table:table-cell table:formula="of:=AVERAGE([.E328:.E377])" office:value-type="float" office:value="280.76938889528" calcext:value-type="float">
            <text:p>280.76938889528</text:p>
          </table:table-cell>
          <table:table-cell table:number-columns-repeated="4"/>
        </table:table-row>
        <table:table-row table:style-name="ro1">
          <table:table-cell office:value-type="float" office:value="0.783326983451843" calcext:value-type="float">
            <text:p>0.783326983451843</text:p>
          </table:table-cell>
          <table:table-cell table:formula="of:=AVERAGE([.A329:.A378])" office:value-type="float" office:value="0.856887242794037" calcext:value-type="float">
            <text:p>0.856887242794037</text:p>
          </table:table-cell>
          <table:table-cell office:value-type="float" office:value="1" calcext:value-type="float">
            <text:p>1</text:p>
          </table:table-cell>
          <table:table-cell office:value-type="float" office:value="11.0342301701814" calcext:value-type="float">
            <text:p>11.0342301701814</text:p>
          </table:table-cell>
          <table:table-cell office:value-type="float" office:value="280.269446322607" calcext:value-type="float">
            <text:p>280.269446322607</text:p>
          </table:table-cell>
          <table:table-cell table:formula="of:=AVERAGE([.E329:.E378])" office:value-type="float" office:value="280.775851234356" calcext:value-type="float">
            <text:p>280.775851234356</text:p>
          </table:table-cell>
          <table:table-cell table:number-columns-repeated="4"/>
        </table:table-row>
        <table:table-row table:style-name="ro1">
          <table:table-cell office:value-type="float" office:value="0.60109555721283" calcext:value-type="float">
            <text:p>0.60109555721283</text:p>
          </table:table-cell>
          <table:table-cell table:formula="of:=AVERAGE([.A330:.A379])" office:value-type="float" office:value="0.848909153938294" calcext:value-type="float">
            <text:p>0.848909153938294</text:p>
          </table:table-cell>
          <table:table-cell office:value-type="float" office:value="0" calcext:value-type="float">
            <text:p>0</text:p>
          </table:table-cell>
          <table:table-cell office:value-type="float" office:value="11.0986149545044" calcext:value-type="float">
            <text:p>11.0986149545044</text:p>
          </table:table-cell>
          <table:table-cell office:value-type="float" office:value="281.904819844411" calcext:value-type="float">
            <text:p>281.904819844411</text:p>
          </table:table-cell>
          <table:table-cell table:formula="of:=AVERAGE([.E330:.E379])" office:value-type="float" office:value="280.811497215367" calcext:value-type="float">
            <text:p>280.811497215367</text:p>
          </table:table-cell>
          <table:table-cell table:number-columns-repeated="4"/>
        </table:table-row>
        <table:table-row table:style-name="ro1">
          <table:table-cell office:value-type="float" office:value="0.826497912406921" calcext:value-type="float">
            <text:p>0.826497912406921</text:p>
          </table:table-cell>
          <table:table-cell table:formula="of:=AVERAGE([.A331:.A380])" office:value-type="float" office:value="0.849348633289337" calcext:value-type="float">
            <text:p>0.849348633289337</text:p>
          </table:table-cell>
          <table:table-cell office:value-type="float" office:value="0" calcext:value-type="float">
            <text:p>0</text:p>
          </table:table-cell>
          <table:table-cell office:value-type="float" office:value="11.2265256526083" calcext:value-type="float">
            <text:p>11.2265256526083</text:p>
          </table:table-cell>
          <table:table-cell office:value-type="float" office:value="285.15375157625" calcext:value-type="float">
            <text:p>285.15375157625</text:p>
          </table:table-cell>
          <table:table-cell table:formula="of:=AVERAGE([.E331:.E380])" office:value-type="float" office:value="280.87279168492" calcext:value-type="float">
            <text:p>280.87279168492</text:p>
          </table:table-cell>
          <table:table-cell table:number-columns-repeated="4"/>
        </table:table-row>
        <table:table-row table:style-name="ro1">
          <table:table-cell office:value-type="float" office:value="0.590686321258545" calcext:value-type="float">
            <text:p>0.590686321258545</text:p>
          </table:table-cell>
          <table:table-cell table:formula="of:=AVERAGE([.A332:.A381])" office:value-type="float" office:value="0.842574054002762" calcext:value-type="float">
            <text:p>0.842574054002762</text:p>
          </table:table-cell>
          <table:table-cell office:value-type="float" office:value="1" calcext:value-type="float">
            <text:p>1</text:p>
          </table:table-cell>
          <table:table-cell office:value-type="float" office:value="11.0287120442808" calcext:value-type="float">
            <text:p>11.0287120442808</text:p>
          </table:table-cell>
          <table:table-cell office:value-type="float" office:value="280.129285924732" calcext:value-type="float">
            <text:p>280.129285924732</text:p>
          </table:table-cell>
          <table:table-cell table:formula="of:=AVERAGE([.E332:.E381])" office:value-type="float" office:value="280.874153055742" calcext:value-type="float">
            <text:p>280.8741530557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3:.A382])" office:value-type="float" office:value="0.843825598955154" calcext:value-type="float">
            <text:p>0.843825598955154</text:p>
          </table:table-cell>
          <table:table-cell office:value-type="float" office:value="1" calcext:value-type="float">
            <text:p>1</text:p>
          </table:table-cell>
          <table:table-cell office:value-type="float" office:value="11.0277745612711" calcext:value-type="float">
            <text:p>11.0277745612711</text:p>
          </table:table-cell>
          <table:table-cell office:value-type="float" office:value="280.105473856285" calcext:value-type="float">
            <text:p>280.105473856285</text:p>
          </table:table-cell>
          <table:table-cell table:formula="of:=AVERAGE([.E333:.E382])" office:value-type="float" office:value="280.872222460255" calcext:value-type="float">
            <text:p>280.872222460255</text:p>
          </table:table-cell>
          <table:table-cell table:number-columns-repeated="4"/>
        </table:table-row>
        <table:table-row table:style-name="ro1">
          <table:table-cell office:value-type="float" office:value="0.954692542552948" calcext:value-type="float">
            <text:p>0.954692542552948</text:p>
          </table:table-cell>
          <table:table-cell table:formula="of:=AVERAGE([.A334:.A383])" office:value-type="float" office:value="0.851514518260956" calcext:value-type="float">
            <text:p>0.851514518260956</text:p>
          </table:table-cell>
          <table:table-cell office:value-type="float" office:value="1" calcext:value-type="float">
            <text:p>1</text:p>
          </table:table-cell>
          <table:table-cell office:value-type="float" office:value="11.0267103596568" calcext:value-type="float">
            <text:p>11.0267103596568</text:p>
          </table:table-cell>
          <table:table-cell office:value-type="float" office:value="280.078443135283" calcext:value-type="float">
            <text:p>280.078443135283</text:p>
          </table:table-cell>
          <table:table-cell table:formula="of:=AVERAGE([.E334:.E383])" office:value-type="float" office:value="280.819491394641" calcext:value-type="float">
            <text:p>280.819491394641</text:p>
          </table:table-cell>
          <table:table-cell table:number-columns-repeated="4"/>
        </table:table-row>
        <table:table-row table:style-name="ro1">
          <table:table-cell office:value-type="float" office:value="0.777101278305054" calcext:value-type="float">
            <text:p>0.777101278305054</text:p>
          </table:table-cell>
          <table:table-cell table:formula="of:=AVERAGE([.A335:.A384])" office:value-type="float" office:value="0.848791499137878" calcext:value-type="float">
            <text:p>0.848791499137878</text:p>
          </table:table-cell>
          <table:table-cell office:value-type="float" office:value="0" calcext:value-type="float">
            <text:p>0</text:p>
          </table:table-cell>
          <table:table-cell office:value-type="float" office:value="11.1385407015055" calcext:value-type="float">
            <text:p>11.1385407015055</text:p>
          </table:table-cell>
          <table:table-cell office:value-type="float" office:value="282.918933818241" calcext:value-type="float">
            <text:p>282.918933818241</text:p>
          </table:table-cell>
          <table:table-cell table:formula="of:=AVERAGE([.E335:.E384])" office:value-type="float" office:value="280.877868215257" calcext:value-type="float">
            <text:p>280.877868215257</text:p>
          </table:table-cell>
          <table:table-cell table:number-columns-repeated="4"/>
        </table:table-row>
        <table:table-row table:style-name="ro1">
          <table:table-cell office:value-type="float" office:value="0.957180678844452" calcext:value-type="float">
            <text:p>0.957180678844452</text:p>
          </table:table-cell>
          <table:table-cell table:formula="of:=AVERAGE([.A336:.A385])" office:value-type="float" office:value="0.851448569297791" calcext:value-type="float">
            <text:p>0.851448569297791</text:p>
          </table:table-cell>
          <table:table-cell office:value-type="float" office:value="1" calcext:value-type="float">
            <text:p>1</text:p>
          </table:table-cell>
          <table:table-cell office:value-type="float" office:value="11.0319938214749" calcext:value-type="float">
            <text:p>11.0319938214749</text:p>
          </table:table-cell>
          <table:table-cell office:value-type="float" office:value="280.212643065463" calcext:value-type="float">
            <text:p>280.212643065463</text:p>
          </table:table-cell>
          <table:table-cell table:formula="of:=AVERAGE([.E336:.E385])" office:value-type="float" office:value="280.880424063805" calcext:value-type="float">
            <text:p>280.880424063805</text:p>
          </table:table-cell>
          <table:table-cell table:number-columns-repeated="4"/>
        </table:table-row>
        <table:table-row table:style-name="ro1">
          <table:table-cell office:value-type="float" office:value="0.987707018852234" calcext:value-type="float">
            <text:p>0.987707018852234</text:p>
          </table:table-cell>
          <table:table-cell table:formula="of:=AVERAGE([.A337:.A386])" office:value-type="float" office:value="0.854909421205521" calcext:value-type="float">
            <text:p>0.854909421205521</text:p>
          </table:table-cell>
          <table:table-cell office:value-type="float" office:value="1" calcext:value-type="float">
            <text:p>1</text:p>
          </table:table-cell>
          <table:table-cell office:value-type="float" office:value="11.0274366449922" calcext:value-type="float">
            <text:p>11.0274366449922</text:p>
          </table:table-cell>
          <table:table-cell office:value-type="float" office:value="280.096890782803" calcext:value-type="float">
            <text:p>280.096890782803</text:p>
          </table:table-cell>
          <table:table-cell table:formula="of:=AVERAGE([.E337:.E386])" office:value-type="float" office:value="280.875028648447" calcext:value-type="float">
            <text:p>280.875028648447</text:p>
          </table:table-cell>
          <table:table-cell table:number-columns-repeated="4"/>
        </table:table-row>
        <table:table-row table:style-name="ro1">
          <table:table-cell office:value-type="float" office:value="0.378785967826843" calcext:value-type="float">
            <text:p>0.378785967826843</text:p>
          </table:table-cell>
          <table:table-cell table:formula="of:=AVERAGE([.A338:.A387])" office:value-type="float" office:value="0.847772874832153" calcext:value-type="float">
            <text:p>0.847772874832153</text:p>
          </table:table-cell>
          <table:table-cell office:value-type="float" office:value="1" calcext:value-type="float">
            <text:p>1</text:p>
          </table:table-cell>
          <table:table-cell office:value-type="float" office:value="11.0245972095937" calcext:value-type="float">
            <text:p>11.0245972095937</text:p>
          </table:table-cell>
          <table:table-cell office:value-type="float" office:value="280.024769123679" calcext:value-type="float">
            <text:p>280.024769123679</text:p>
          </table:table-cell>
          <table:table-cell table:formula="of:=AVERAGE([.E338:.E387])" office:value-type="float" office:value="280.845840238138" calcext:value-type="float">
            <text:p>280.845840238138</text:p>
          </table:table-cell>
          <table:table-cell table:number-columns-repeated="4"/>
        </table:table-row>
        <table:table-row table:style-name="ro1">
          <table:table-cell office:value-type="float" office:value="0.941477119922638" calcext:value-type="float">
            <text:p>0.941477119922638</text:p>
          </table:table-cell>
          <table:table-cell table:formula="of:=AVERAGE([.A339:.A388])" office:value-type="float" office:value="0.863647376298904" calcext:value-type="float">
            <text:p>0.863647376298904</text:p>
          </table:table-cell>
          <table:table-cell office:value-type="float" office:value="1" calcext:value-type="float">
            <text:p>1</text:p>
          </table:table-cell>
          <table:table-cell office:value-type="float" office:value="11.0281899166971" calcext:value-type="float">
            <text:p>11.0281899166971</text:p>
          </table:table-cell>
          <table:table-cell office:value-type="float" office:value="280.116023884107" calcext:value-type="float">
            <text:p>280.116023884107</text:p>
          </table:table-cell>
          <table:table-cell table:formula="of:=AVERAGE([.E339:.E388])" office:value-type="float" office:value="280.775859579011" calcext:value-type="float">
            <text:p>280.7758595790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0:.A389])" office:value-type="float" office:value="0.868689128160477" calcext:value-type="float">
            <text:p>0.868689128160477</text:p>
          </table:table-cell>
          <table:table-cell office:value-type="float" office:value="1" calcext:value-type="float">
            <text:p>1</text:p>
          </table:table-cell>
          <table:table-cell office:value-type="float" office:value="11.0182178665102" calcext:value-type="float">
            <text:p>11.0182178665102</text:p>
          </table:table-cell>
          <table:table-cell office:value-type="float" office:value="279.862733809358" calcext:value-type="float">
            <text:p>279.862733809358</text:p>
          </table:table-cell>
          <table:table-cell table:formula="of:=AVERAGE([.E340:.E389])" office:value-type="float" office:value="280.709029027061" calcext:value-type="float">
            <text:p>280.709029027061</text:p>
          </table:table-cell>
          <table:table-cell table:number-columns-repeated="4"/>
        </table:table-row>
        <table:table-row table:style-name="ro1">
          <table:table-cell office:value-type="float" office:value="0.622445046901703" calcext:value-type="float">
            <text:p>0.622445046901703</text:p>
          </table:table-cell>
          <table:table-cell table:formula="of:=AVERAGE([.A341:.A390])" office:value-type="float" office:value="0.861138029098511" calcext:value-type="float">
            <text:p>0.861138029098511</text:p>
          </table:table-cell>
          <table:table-cell office:value-type="float" office:value="0" calcext:value-type="float">
            <text:p>0</text:p>
          </table:table-cell>
          <table:table-cell office:value-type="float" office:value="11.2277834520906" calcext:value-type="float">
            <text:p>11.2277834520906</text:p>
          </table:table-cell>
          <table:table-cell office:value-type="float" office:value="285.185699683102" calcext:value-type="float">
            <text:p>285.185699683102</text:p>
          </table:table-cell>
          <table:table-cell table:formula="of:=AVERAGE([.E341:.E390])" office:value-type="float" office:value="280.813863521042" calcext:value-type="float">
            <text:p>280.813863521042</text:p>
          </table:table-cell>
          <table:table-cell table:number-columns-repeated="4"/>
        </table:table-row>
        <table:table-row table:style-name="ro1">
          <table:table-cell office:value-type="float" office:value="0.9200838804245" calcext:value-type="float">
            <text:p>0.9200838804245</text:p>
          </table:table-cell>
          <table:table-cell table:formula="of:=AVERAGE([.A342:.A391])" office:value-type="float" office:value="0.862769606113434" calcext:value-type="float">
            <text:p>0.862769606113434</text:p>
          </table:table-cell>
          <table:table-cell office:value-type="float" office:value="1" calcext:value-type="float">
            <text:p>1</text:p>
          </table:table-cell>
          <table:table-cell office:value-type="float" office:value="11.0288786557794" calcext:value-type="float">
            <text:p>11.0288786557794</text:p>
          </table:table-cell>
          <table:table-cell office:value-type="float" office:value="280.133517856796" calcext:value-type="float">
            <text:p>280.133517856796</text:p>
          </table:table-cell>
          <table:table-cell table:formula="of:=AVERAGE([.E342:.E391])" office:value-type="float" office:value="280.813894515474" calcext:value-type="float">
            <text:p>280.813894515474</text:p>
          </table:table-cell>
          <table:table-cell table:number-columns-repeated="4"/>
        </table:table-row>
        <table:table-row table:style-name="ro1">
          <table:table-cell office:value-type="float" office:value="0.886799395084381" calcext:value-type="float">
            <text:p>0.886799395084381</text:p>
          </table:table-cell>
          <table:table-cell table:formula="of:=AVERAGE([.A343:.A392])" office:value-type="float" office:value="0.860947860479355" calcext:value-type="float">
            <text:p>0.860947860479355</text:p>
          </table:table-cell>
          <table:table-cell office:value-type="float" office:value="0" calcext:value-type="float">
            <text:p>0</text:p>
          </table:table-cell>
          <table:table-cell office:value-type="float" office:value="11.1091302520424" calcext:value-type="float">
            <text:p>11.1091302520424</text:p>
          </table:table-cell>
          <table:table-cell office:value-type="float" office:value="282.171908401877" calcext:value-type="float">
            <text:p>282.171908401877</text:p>
          </table:table-cell>
          <table:table-cell table:formula="of:=AVERAGE([.E343:.E392])" office:value-type="float" office:value="280.856940417129" calcext:value-type="float">
            <text:p>280.856940417129</text:p>
          </table:table-cell>
          <table:table-cell table:number-columns-repeated="4"/>
        </table:table-row>
        <table:table-row table:style-name="ro1">
          <table:table-cell office:value-type="float" office:value="0.706805646419525" calcext:value-type="float">
            <text:p>0.706805646419525</text:p>
          </table:table-cell>
          <table:table-cell table:formula="of:=AVERAGE([.A344:.A393])" office:value-type="float" office:value="0.860359524488449" calcext:value-type="float">
            <text:p>0.860359524488449</text:p>
          </table:table-cell>
          <table:table-cell office:value-type="float" office:value="0" calcext:value-type="float">
            <text:p>0</text:p>
          </table:table-cell>
          <table:table-cell office:value-type="float" office:value="11.1445328488529" calcext:value-type="float">
            <text:p>11.1445328488529</text:p>
          </table:table-cell>
          <table:table-cell office:value-type="float" office:value="283.071134360863" calcext:value-type="float">
            <text:p>283.071134360863</text:p>
          </table:table-cell>
          <table:table-cell table:formula="of:=AVERAGE([.E344:.E393])" office:value-type="float" office:value="280.91567248162" calcext:value-type="float">
            <text:p>280.915672481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5:.A394])" office:value-type="float" office:value="0.862605315446853" calcext:value-type="float">
            <text:p>0.862605315446853</text:p>
          </table:table-cell>
          <table:table-cell office:value-type="float" office:value="1" calcext:value-type="float">
            <text:p>1</text:p>
          </table:table-cell>
          <table:table-cell office:value-type="float" office:value="11.0252671755493" calcext:value-type="float">
            <text:p>11.0252671755493</text:p>
          </table:table-cell>
          <table:table-cell office:value-type="float" office:value="280.041786258951" calcext:value-type="float">
            <text:p>280.041786258951</text:p>
          </table:table-cell>
          <table:table-cell table:formula="of:=AVERAGE([.E345:.E394])" office:value-type="float" office:value="280.916037262243" calcext:value-type="float">
            <text:p>280.916037262243</text:p>
          </table:table-cell>
          <table:table-cell table:number-columns-repeated="4"/>
        </table:table-row>
        <table:table-row table:style-name="ro1">
          <table:table-cell office:value-type="float" office:value="0.698237776756287" calcext:value-type="float">
            <text:p>0.698237776756287</text:p>
          </table:table-cell>
          <table:table-cell table:formula="of:=AVERAGE([.A346:.A395])" office:value-type="float" office:value="0.856570070981979" calcext:value-type="float">
            <text:p>0.856570070981979</text:p>
          </table:table-cell>
          <table:table-cell office:value-type="float" office:value="1" calcext:value-type="float">
            <text:p>1</text:p>
          </table:table-cell>
          <table:table-cell office:value-type="float" office:value="11.0361931352317" calcext:value-type="float">
            <text:p>11.0361931352317</text:p>
          </table:table-cell>
          <table:table-cell office:value-type="float" office:value="280.319305634886" calcext:value-type="float">
            <text:p>280.319305634886</text:p>
          </table:table-cell>
          <table:table-cell table:formula="of:=AVERAGE([.E346:.E395])" office:value-type="float" office:value="280.920811596868" calcext:value-type="float">
            <text:p>280.920811596868</text:p>
          </table:table-cell>
          <table:table-cell table:number-columns-repeated="4"/>
        </table:table-row>
        <table:table-row table:style-name="ro1">
          <table:table-cell office:value-type="float" office:value="0.574985802173615" calcext:value-type="float">
            <text:p>0.574985802173615</text:p>
          </table:table-cell>
          <table:table-cell table:formula="of:=AVERAGE([.A347:.A396])" office:value-type="float" office:value="0.848069787025452" calcext:value-type="float">
            <text:p>0.848069787025452</text:p>
          </table:table-cell>
          <table:table-cell office:value-type="float" office:value="1" calcext:value-type="float">
            <text:p>1</text:p>
          </table:table-cell>
          <table:table-cell office:value-type="float" office:value="11.0288587093323" calcext:value-type="float">
            <text:p>11.0288587093323</text:p>
          </table:table-cell>
          <table:table-cell office:value-type="float" office:value="280.133011217042" calcext:value-type="float">
            <text:p>280.133011217042</text:p>
          </table:table-cell>
          <table:table-cell table:formula="of:=AVERAGE([.E347:.E396])" office:value-type="float" office:value="280.925500696804" calcext:value-type="float">
            <text:p>280.925500696804</text:p>
          </table:table-cell>
          <table:table-cell table:number-columns-repeated="4"/>
        </table:table-row>
        <table:table-row table:style-name="ro1">
          <table:table-cell office:value-type="float" office:value="0.79637485742569" calcext:value-type="float">
            <text:p>0.79637485742569</text:p>
          </table:table-cell>
          <table:table-cell table:formula="of:=AVERAGE([.A348:.A397])" office:value-type="float" office:value="0.843997284173966" calcext:value-type="float">
            <text:p>0.843997284173966</text:p>
          </table:table-cell>
          <table:table-cell office:value-type="float" office:value="1" calcext:value-type="float">
            <text:p>1</text:p>
          </table:table-cell>
          <table:table-cell office:value-type="float" office:value="11.0271726478994" calcext:value-type="float">
            <text:p>11.0271726478994</text:p>
          </table:table-cell>
          <table:table-cell office:value-type="float" office:value="280.090185256644" calcext:value-type="float">
            <text:p>280.090185256644</text:p>
          </table:table-cell>
          <table:table-cell table:formula="of:=AVERAGE([.E348:.E397])" office:value-type="float" office:value="280.924405758889" calcext:value-type="float">
            <text:p>280.924405758889</text:p>
          </table:table-cell>
          <table:table-cell table:number-columns-repeated="4"/>
        </table:table-row>
        <table:table-row table:style-name="ro1">
          <table:table-cell office:value-type="float" office:value="0.490916550159454" calcext:value-type="float">
            <text:p>0.490916550159454</text:p>
          </table:table-cell>
          <table:table-cell table:formula="of:=AVERAGE([.A349:.A398])" office:value-type="float" office:value="0.834806489944458" calcext:value-type="float">
            <text:p>0.834806489944458</text:p>
          </table:table-cell>
          <table:table-cell office:value-type="float" office:value="1" calcext:value-type="float">
            <text:p>1</text:p>
          </table:table-cell>
          <table:table-cell office:value-type="float" office:value="11.0324995225728" calcext:value-type="float">
            <text:p>11.0324995225728</text:p>
          </table:table-cell>
          <table:table-cell office:value-type="float" office:value="280.225487873348" calcext:value-type="float">
            <text:p>280.225487873348</text:p>
          </table:table-cell>
          <table:table-cell table:formula="of:=AVERAGE([.E349:.E398])" office:value-type="float" office:value="280.926250523641" calcext:value-type="float">
            <text:p>280.926250523641</text:p>
          </table:table-cell>
          <table:table-cell table:number-columns-repeated="4"/>
        </table:table-row>
        <table:table-row table:style-name="ro1">
          <table:table-cell office:value-type="float" office:value="0.927322030067444" calcext:value-type="float">
            <text:p>0.927322030067444</text:p>
          </table:table-cell>
          <table:table-cell table:formula="of:=AVERAGE([.A350:.A399])" office:value-type="float" office:value="0.837092635631561" calcext:value-type="float">
            <text:p>0.837092635631561</text:p>
          </table:table-cell>
          <table:table-cell office:value-type="float" office:value="1" calcext:value-type="float">
            <text:p>1</text:p>
          </table:table-cell>
          <table:table-cell office:value-type="float" office:value="11.0333583931148" calcext:value-type="float">
            <text:p>11.0333583931148</text:p>
          </table:table-cell>
          <table:table-cell office:value-type="float" office:value="280.247303185116" calcext:value-type="float">
            <text:p>280.247303185116</text:p>
          </table:table-cell>
          <table:table-cell table:formula="of:=AVERAGE([.E350:.E399])" office:value-type="float" office:value="280.886310621702" calcext:value-type="float">
            <text:p>280.886310621702</text:p>
          </table:table-cell>
          <table:table-cell table:number-columns-repeated="4"/>
        </table:table-row>
        <table:table-row table:style-name="ro1">
          <table:table-cell office:value-type="float" office:value="0.337670117616653" calcext:value-type="float">
            <text:p>0.337670117616653</text:p>
          </table:table-cell>
          <table:table-cell table:formula="of:=AVERAGE([.A351:.A400])" office:value-type="float" office:value="0.825290959477425" calcext:value-type="float">
            <text:p>0.825290959477425</text:p>
          </table:table-cell>
          <table:table-cell office:value-type="float" office:value="1" calcext:value-type="float">
            <text:p>1</text:p>
          </table:table-cell>
          <table:table-cell office:value-type="float" office:value="11.0248940596581" calcext:value-type="float">
            <text:p>11.0248940596581</text:p>
          </table:table-cell>
          <table:table-cell office:value-type="float" office:value="280.032309115314" calcext:value-type="float">
            <text:p>280.032309115314</text:p>
          </table:table-cell>
          <table:table-cell table:formula="of:=AVERAGE([.E351:.E400])" office:value-type="float" office:value="280.885646029554" calcext:value-type="float">
            <text:p>280.885646029554</text:p>
          </table:table-cell>
          <table:table-cell table:number-columns-repeated="4"/>
        </table:table-row>
        <table:table-row table:style-name="ro1">
          <table:table-cell office:value-type="float" office:value="0.946457028388977" calcext:value-type="float">
            <text:p>0.946457028388977</text:p>
          </table:table-cell>
          <table:table-cell table:formula="of:=AVERAGE([.A352:.A401])" office:value-type="float" office:value="0.827526815533638" calcext:value-type="float">
            <text:p>0.827526815533638</text:p>
          </table:table-cell>
          <table:table-cell office:value-type="float" office:value="1" calcext:value-type="float">
            <text:p>1</text:p>
          </table:table-cell>
          <table:table-cell office:value-type="float" office:value="11.0211089280069" calcext:value-type="float">
            <text:p>11.0211089280069</text:p>
          </table:table-cell>
          <table:table-cell office:value-type="float" office:value="279.936166771375" calcext:value-type="float">
            <text:p>279.936166771375</text:p>
          </table:table-cell>
          <table:table-cell table:formula="of:=AVERAGE([.E352:.E401])" office:value-type="float" office:value="280.84841396809" calcext:value-type="float">
            <text:p>280.84841396809</text:p>
          </table:table-cell>
          <table:table-cell table:number-columns-repeated="4"/>
        </table:table-row>
        <table:table-row table:style-name="ro1">
          <table:table-cell office:value-type="float" office:value="0.943563222885132" calcext:value-type="float">
            <text:p>0.943563222885132</text:p>
          </table:table-cell>
          <table:table-cell table:formula="of:=AVERAGE([.A353:.A402])" office:value-type="float" office:value="0.836668611168861" calcext:value-type="float">
            <text:p>0.836668611168861</text:p>
          </table:table-cell>
          <table:table-cell office:value-type="float" office:value="1" calcext:value-type="float">
            <text:p>1</text:p>
          </table:table-cell>
          <table:table-cell office:value-type="float" office:value="11.0243977451235" calcext:value-type="float">
            <text:p>11.0243977451235</text:p>
          </table:table-cell>
          <table:table-cell office:value-type="float" office:value="280.019702726137" calcext:value-type="float">
            <text:p>280.019702726137</text:p>
          </table:table-cell>
          <table:table-cell table:formula="of:=AVERAGE([.E353:.E402])" office:value-type="float" office:value="280.841581483969" calcext:value-type="float">
            <text:p>280.841581483969</text:p>
          </table:table-cell>
          <table:table-cell table:number-columns-repeated="4"/>
        </table:table-row>
        <table:table-row table:style-name="ro1">
          <table:table-cell office:value-type="float" office:value="0.802156746387482" calcext:value-type="float">
            <text:p>0.802156746387482</text:p>
          </table:table-cell>
          <table:table-cell table:formula="of:=AVERAGE([.A354:.A403])" office:value-type="float" office:value="0.832711746096611" calcext:value-type="float">
            <text:p>0.832711746096611</text:p>
          </table:table-cell>
          <table:table-cell office:value-type="float" office:value="1" calcext:value-type="float">
            <text:p>1</text:p>
          </table:table-cell>
          <table:table-cell office:value-type="float" office:value="11.0247908074617" calcext:value-type="float">
            <text:p>11.0247908074617</text:p>
          </table:table-cell>
          <table:table-cell office:value-type="float" office:value="280.029686509528" calcext:value-type="float">
            <text:p>280.029686509528</text:p>
          </table:table-cell>
          <table:table-cell table:formula="of:=AVERAGE([.E354:.E403])" office:value-type="float" office:value="280.839075107303" calcext:value-type="float">
            <text:p>280.839075107303</text:p>
          </table:table-cell>
          <table:table-cell table:number-columns-repeated="4"/>
        </table:table-row>
        <table:table-row table:style-name="ro1">
          <table:table-cell office:value-type="float" office:value="0.908528923988342" calcext:value-type="float">
            <text:p>0.908528923988342</text:p>
          </table:table-cell>
          <table:table-cell table:formula="of:=AVERAGE([.A355:.A404])" office:value-type="float" office:value="0.839552598595619" calcext:value-type="float">
            <text:p>0.839552598595619</text:p>
          </table:table-cell>
          <table:table-cell office:value-type="float" office:value="1" calcext:value-type="float">
            <text:p>1</text:p>
          </table:table-cell>
          <table:table-cell office:value-type="float" office:value="11.0257365037143" calcext:value-type="float">
            <text:p>11.0257365037143</text:p>
          </table:table-cell>
          <table:table-cell office:value-type="float" office:value="280.053707194344" calcext:value-type="float">
            <text:p>280.053707194344</text:p>
          </table:table-cell>
          <table:table-cell table:formula="of:=AVERAGE([.E355:.E404])" office:value-type="float" office:value="280.820344933615" calcext:value-type="float">
            <text:p>280.820344933615</text:p>
          </table:table-cell>
          <table:table-cell table:number-columns-repeated="4"/>
        </table:table-row>
        <table:table-row table:style-name="ro1">
          <table:table-cell office:value-type="float" office:value="0.499343991279602" calcext:value-type="float">
            <text:p>0.499343991279602</text:p>
          </table:table-cell>
          <table:table-cell table:formula="of:=AVERAGE([.A356:.A405])" office:value-type="float" office:value="0.830950852036476" calcext:value-type="float">
            <text:p>0.830950852036476</text:p>
          </table:table-cell>
          <table:table-cell office:value-type="float" office:value="1" calcext:value-type="float">
            <text:p>1</text:p>
          </table:table-cell>
          <table:table-cell office:value-type="float" office:value="11.0307266354293" calcext:value-type="float">
            <text:p>11.0307266354293</text:p>
          </table:table-cell>
          <table:table-cell office:value-type="float" office:value="280.180456539903" calcext:value-type="float">
            <text:p>280.180456539903</text:p>
          </table:table-cell>
          <table:table-cell table:formula="of:=AVERAGE([.E356:.E405])" office:value-type="float" office:value="280.823552857329" calcext:value-type="float">
            <text:p>280.8235528573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7:.A406])" office:value-type="float" office:value="0.831356471180916" calcext:value-type="float">
            <text:p>0.831356471180916</text:p>
          </table:table-cell>
          <table:table-cell office:value-type="float" office:value="1" calcext:value-type="float">
            <text:p>1</text:p>
          </table:table-cell>
          <table:table-cell office:value-type="float" office:value="11.0199309143126" calcext:value-type="float">
            <text:p>11.0199309143126</text:p>
          </table:table-cell>
          <table:table-cell office:value-type="float" office:value="279.90624522354" calcext:value-type="float">
            <text:p>279.90624522354</text:p>
          </table:table-cell>
          <table:table-cell table:formula="of:=AVERAGE([.E357:.E406])" office:value-type="float" office:value="280.819217809173" calcext:value-type="float">
            <text:p>280.819217809173</text:p>
          </table:table-cell>
          <table:table-cell table:number-columns-repeated="4"/>
        </table:table-row>
        <table:table-row table:style-name="ro1">
          <table:table-cell office:value-type="float" office:value="0.772120714187622" calcext:value-type="float">
            <text:p>0.772120714187622</text:p>
          </table:table-cell>
          <table:table-cell table:formula="of:=AVERAGE([.A358:.A407])" office:value-type="float" office:value="0.831896409392357" calcext:value-type="float">
            <text:p>0.831896409392357</text:p>
          </table:table-cell>
          <table:table-cell office:value-type="float" office:value="0" calcext:value-type="float">
            <text:p>0</text:p>
          </table:table-cell>
          <table:table-cell office:value-type="float" office:value="11.082161482358" calcext:value-type="float">
            <text:p>11.082161482358</text:p>
          </table:table-cell>
          <table:table-cell office:value-type="float" office:value="281.486901651893" calcext:value-type="float">
            <text:p>281.486901651893</text:p>
          </table:table-cell>
          <table:table-cell table:formula="of:=AVERAGE([.E358:.E407])" office:value-type="float" office:value="280.747462718813" calcext:value-type="float">
            <text:p>280.7474627188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9:.A408])" office:value-type="float" office:value="0.832300845980644" calcext:value-type="float">
            <text:p>0.832300845980644</text:p>
          </table:table-cell>
          <table:table-cell office:value-type="float" office:value="1" calcext:value-type="float">
            <text:p>1</text:p>
          </table:table-cell>
          <table:table-cell office:value-type="float" office:value="11.0247638210923" calcext:value-type="float">
            <text:p>11.0247638210923</text:p>
          </table:table-cell>
          <table:table-cell office:value-type="float" office:value="280.029001055743" calcext:value-type="float">
            <text:p>280.029001055743</text:p>
          </table:table-cell>
          <table:table-cell table:formula="of:=AVERAGE([.E359:.E408])" office:value-type="float" office:value="280.74611267288" calcext:value-type="float">
            <text:p>280.74611267288</text:p>
          </table:table-cell>
          <table:table-cell table:number-columns-repeated="4"/>
        </table:table-row>
        <table:table-row table:style-name="ro1">
          <table:table-cell office:value-type="float" office:value="0.630388677120209" calcext:value-type="float">
            <text:p>0.630388677120209</text:p>
          </table:table-cell>
          <table:table-cell table:formula="of:=AVERAGE([.A360:.A409])" office:value-type="float" office:value="0.82754306614399" calcext:value-type="float">
            <text:p>0.82754306614399</text:p>
          </table:table-cell>
          <table:table-cell office:value-type="float" office:value="0" calcext:value-type="float">
            <text:p>0</text:p>
          </table:table-cell>
          <table:table-cell office:value-type="float" office:value="11.0700152694464" calcext:value-type="float">
            <text:p>11.0700152694464</text:p>
          </table:table-cell>
          <table:table-cell office:value-type="float" office:value="281.178387843938" calcext:value-type="float">
            <text:p>281.178387843938</text:p>
          </table:table-cell>
          <table:table-cell table:formula="of:=AVERAGE([.E360:.E409])" office:value-type="float" office:value="280.684002811345" calcext:value-type="float">
            <text:p>280.684002811345</text:p>
          </table:table-cell>
          <table:table-cell table:number-columns-repeated="4"/>
        </table:table-row>
        <table:table-row table:style-name="ro1">
          <table:table-cell office:value-type="float" office:value="0.917685568332672" calcext:value-type="float">
            <text:p>0.917685568332672</text:p>
          </table:table-cell>
          <table:table-cell table:formula="of:=AVERAGE([.A361:.A410])" office:value-type="float" office:value="0.825896777510643" calcext:value-type="float">
            <text:p>0.825896777510643</text:p>
          </table:table-cell>
          <table:table-cell office:value-type="float" office:value="1" calcext:value-type="float">
            <text:p>1</text:p>
          </table:table-cell>
          <table:table-cell office:value-type="float" office:value="11.0337127358794" calcext:value-type="float">
            <text:p>11.0337127358794</text:p>
          </table:table-cell>
          <table:table-cell office:value-type="float" office:value="280.256303491337" calcext:value-type="float">
            <text:p>280.256303491337</text:p>
          </table:table-cell>
          <table:table-cell table:formula="of:=AVERAGE([.E361:.E410])" office:value-type="float" office:value="280.684187585844" calcext:value-type="float">
            <text:p>280.684187585844</text:p>
          </table:table-cell>
          <table:table-cell table:number-columns-repeated="4"/>
        </table:table-row>
        <table:table-row table:style-name="ro1">
          <table:table-cell office:value-type="float" office:value="0.866045296192169" calcext:value-type="float">
            <text:p>0.866045296192169</text:p>
          </table:table-cell>
          <table:table-cell table:formula="of:=AVERAGE([.A362:.A411])" office:value-type="float" office:value="0.823295814394951" calcext:value-type="float">
            <text:p>0.823295814394951</text:p>
          </table:table-cell>
          <table:table-cell office:value-type="float" office:value="0" calcext:value-type="float">
            <text:p>0</text:p>
          </table:table-cell>
          <table:table-cell office:value-type="float" office:value="11.0860451729238" calcext:value-type="float">
            <text:p>11.0860451729238</text:p>
          </table:table-cell>
          <table:table-cell office:value-type="float" office:value="281.585547392265" calcext:value-type="float">
            <text:p>281.585547392265</text:p>
          </table:table-cell>
          <table:table-cell table:formula="of:=AVERAGE([.E362:.E411])" office:value-type="float" office:value="280.713281820762" calcext:value-type="float">
            <text:p>280.713281820762</text:p>
          </table:table-cell>
          <table:table-cell table:number-columns-repeated="4"/>
        </table:table-row>
        <table:table-row table:style-name="ro1">
          <table:table-cell office:value-type="float" office:value="0.947112083435059" calcext:value-type="float">
            <text:p>0.947112083435059</text:p>
          </table:table-cell>
          <table:table-cell table:formula="of:=AVERAGE([.A363:.A412])" office:value-type="float" office:value="0.831148256659508" calcext:value-type="float">
            <text:p>0.831148256659508</text:p>
          </table:table-cell>
          <table:table-cell office:value-type="float" office:value="1" calcext:value-type="float">
            <text:p>1</text:p>
          </table:table-cell>
          <table:table-cell office:value-type="float" office:value="11.0292552916318" calcext:value-type="float">
            <text:p>11.0292552916318</text:p>
          </table:table-cell>
          <table:table-cell office:value-type="float" office:value="280.143084407448" calcext:value-type="float">
            <text:p>280.143084407448</text:p>
          </table:table-cell>
          <table:table-cell table:formula="of:=AVERAGE([.E363:.E412])" office:value-type="float" office:value="280.654565849534" calcext:value-type="float">
            <text:p>280.654565849534</text:p>
          </table:table-cell>
          <table:table-cell table:number-columns-repeated="4"/>
        </table:table-row>
        <table:table-row table:style-name="ro1">
          <table:table-cell office:value-type="float" office:value="0.678443431854248" calcext:value-type="float">
            <text:p>0.678443431854248</text:p>
          </table:table-cell>
          <table:table-cell table:formula="of:=AVERAGE([.A364:.A413])" office:value-type="float" office:value="0.824717125296593" calcext:value-type="float">
            <text:p>0.824717125296593</text:p>
          </table:table-cell>
          <table:table-cell office:value-type="float" office:value="0" calcext:value-type="float">
            <text:p>0</text:p>
          </table:table-cell>
          <table:table-cell office:value-type="float" office:value="11.1430908380657" calcext:value-type="float">
            <text:p>11.1430908380657</text:p>
          </table:table-cell>
          <table:table-cell office:value-type="float" office:value="283.03450728687" calcext:value-type="float">
            <text:p>283.03450728687</text:p>
          </table:table-cell>
          <table:table-cell table:formula="of:=AVERAGE([.E364:.E413])" office:value-type="float" office:value="280.715322684901" calcext:value-type="float">
            <text:p>280.715322684901</text:p>
          </table:table-cell>
          <table:table-cell table:number-columns-repeated="4"/>
        </table:table-row>
        <table:table-row table:style-name="ro1">
          <table:table-cell office:value-type="float" office:value="0.510060787200928" calcext:value-type="float">
            <text:p>0.510060787200928</text:p>
          </table:table-cell>
          <table:table-cell table:formula="of:=AVERAGE([.A365:.A414])" office:value-type="float" office:value="0.818995091319084" calcext:value-type="float">
            <text:p>0.818995091319084</text:p>
          </table:table-cell>
          <table:table-cell office:value-type="float" office:value="0" calcext:value-type="float">
            <text:p>0</text:p>
          </table:table-cell>
          <table:table-cell office:value-type="float" office:value="11.1374565534443" calcext:value-type="float">
            <text:p>11.1374565534443</text:p>
          </table:table-cell>
          <table:table-cell office:value-type="float" office:value="282.891396457484" calcext:value-type="float">
            <text:p>282.891396457484</text:p>
          </table:table-cell>
          <table:table-cell table:formula="of:=AVERAGE([.E365:.E414])" office:value-type="float" office:value="280.764838078194" calcext:value-type="float">
            <text:p>280.764838078194</text:p>
          </table:table-cell>
          <table:table-cell table:number-columns-repeated="4"/>
        </table:table-row>
        <table:table-row table:style-name="ro1">
          <table:table-cell office:value-type="float" office:value="0.883323192596435" calcext:value-type="float">
            <text:p>0.883323192596435</text:p>
          </table:table-cell>
          <table:table-cell table:formula="of:=AVERAGE([.A366:.A415])" office:value-type="float" office:value="0.82111289203167" calcext:value-type="float">
            <text:p>0.82111289203167</text:p>
          </table:table-cell>
          <table:table-cell office:value-type="float" office:value="1" calcext:value-type="float">
            <text:p>1</text:p>
          </table:table-cell>
          <table:table-cell office:value-type="float" office:value="11.026466309011" calcext:value-type="float">
            <text:p>11.026466309011</text:p>
          </table:table-cell>
          <table:table-cell office:value-type="float" office:value="280.072244248879" calcext:value-type="float">
            <text:p>280.072244248879</text:p>
          </table:table-cell>
          <table:table-cell table:formula="of:=AVERAGE([.E366:.E415])" office:value-type="float" office:value="280.723945693518" calcext:value-type="float">
            <text:p>280.723945693518</text:p>
          </table:table-cell>
          <table:table-cell table:number-columns-repeated="4"/>
        </table:table-row>
        <table:table-row table:style-name="ro1">
          <table:table-cell office:value-type="float" office:value="0.967216193675995" calcext:value-type="float">
            <text:p>0.967216193675995</text:p>
          </table:table-cell>
          <table:table-cell table:formula="of:=AVERAGE([.A367:.A416])" office:value-type="float" office:value="0.821303957104683" calcext:value-type="float">
            <text:p>0.821303957104683</text:p>
          </table:table-cell>
          <table:table-cell office:value-type="float" office:value="1" calcext:value-type="float">
            <text:p>1</text:p>
          </table:table-cell>
          <table:table-cell office:value-type="float" office:value="11.0201409386665" calcext:value-type="float">
            <text:p>11.0201409386665</text:p>
          </table:table-cell>
          <table:table-cell office:value-type="float" office:value="279.911579842128" calcext:value-type="float">
            <text:p>279.911579842128</text:p>
          </table:table-cell>
          <table:table-cell table:formula="of:=AVERAGE([.E367:.E416])" office:value-type="float" office:value="280.720074965796" calcext:value-type="float">
            <text:p>280.720074965796</text:p>
          </table:table-cell>
          <table:table-cell table:number-columns-repeated="4"/>
        </table:table-row>
        <table:table-row table:style-name="ro1">
          <table:table-cell office:value-type="float" office:value="0.293827742338181" calcext:value-type="float">
            <text:p>0.293827742338181</text:p>
          </table:table-cell>
          <table:table-cell table:formula="of:=AVERAGE([.A368:.A417])" office:value-type="float" office:value="0.807180511951447" calcext:value-type="float">
            <text:p>0.807180511951447</text:p>
          </table:table-cell>
          <table:table-cell office:value-type="float" office:value="0" calcext:value-type="float">
            <text:p>0</text:p>
          </table:table-cell>
          <table:table-cell office:value-type="float" office:value="11.2395624157131" calcext:value-type="float">
            <text:p>11.2395624157131</text:p>
          </table:table-cell>
          <table:table-cell office:value-type="float" office:value="285.484885359112" calcext:value-type="float">
            <text:p>285.484885359112</text:p>
          </table:table-cell>
          <table:table-cell table:formula="of:=AVERAGE([.E368:.E417])" office:value-type="float" office:value="280.828465474804" calcext:value-type="float">
            <text:p>280.828465474804</text:p>
          </table:table-cell>
          <table:table-cell table:number-columns-repeated="4"/>
        </table:table-row>
        <table:table-row table:style-name="ro1">
          <table:table-cell office:value-type="float" office:value="0.884706974029541" calcext:value-type="float">
            <text:p>0.884706974029541</text:p>
          </table:table-cell>
          <table:table-cell table:formula="of:=AVERAGE([.A369:.A418])" office:value-type="float" office:value="0.806270132064819" calcext:value-type="float">
            <text:p>0.806270132064819</text:p>
          </table:table-cell>
          <table:table-cell office:value-type="float" office:value="0" calcext:value-type="float">
            <text:p>0</text:p>
          </table:table-cell>
          <table:table-cell office:value-type="float" office:value="11.1131735141844" calcext:value-type="float">
            <text:p>11.1131735141844</text:p>
          </table:table-cell>
          <table:table-cell office:value-type="float" office:value="282.274607260283" calcext:value-type="float">
            <text:p>282.274607260283</text:p>
          </table:table-cell>
          <table:table-cell table:formula="of:=AVERAGE([.E369:.E418])" office:value-type="float" office:value="280.874557175452" calcext:value-type="float">
            <text:p>280.874557175452</text:p>
          </table:table-cell>
          <table:table-cell table:number-columns-repeated="4"/>
        </table:table-row>
        <table:table-row table:style-name="ro1">
          <table:table-cell office:value-type="float" office:value="0.926760196685791" calcext:value-type="float">
            <text:p>0.926760196685791</text:p>
          </table:table-cell>
          <table:table-cell table:formula="of:=AVERAGE([.A370:.A419])" office:value-type="float" office:value="0.811164712905884" calcext:value-type="float">
            <text:p>0.811164712905884</text:p>
          </table:table-cell>
          <table:table-cell office:value-type="float" office:value="0" calcext:value-type="float">
            <text:p>0</text:p>
          </table:table-cell>
          <table:table-cell office:value-type="float" office:value="11.1165726234198" calcext:value-type="float">
            <text:p>11.1165726234198</text:p>
          </table:table-cell>
          <table:table-cell office:value-type="float" office:value="282.360944634862" calcext:value-type="float">
            <text:p>282.360944634862</text:p>
          </table:table-cell>
          <table:table-cell table:formula="of:=AVERAGE([.E370:.E419])" office:value-type="float" office:value="280.918469133063" calcext:value-type="float">
            <text:p>280.918469133063</text:p>
          </table:table-cell>
          <table:table-cell table:number-columns-repeated="4"/>
        </table:table-row>
        <table:table-row table:style-name="ro1">
          <table:table-cell office:value-type="float" office:value="0.106913030147553" calcext:value-type="float">
            <text:p>0.106913030147553</text:p>
          </table:table-cell>
          <table:table-cell table:formula="of:=AVERAGE([.A371:.A420])" office:value-type="float" office:value="0.796733795404434" calcext:value-type="float">
            <text:p>0.796733795404434</text:p>
          </table:table-cell>
          <table:table-cell office:value-type="float" office:value="1" calcext:value-type="float">
            <text:p>1</text:p>
          </table:table-cell>
          <table:table-cell office:value-type="float" office:value="11.0260709000319" calcext:value-type="float">
            <text:p>11.0260709000319</text:p>
          </table:table-cell>
          <table:table-cell office:value-type="float" office:value="280.062200860811" calcext:value-type="float">
            <text:p>280.062200860811</text:p>
          </table:table-cell>
          <table:table-cell table:formula="of:=AVERAGE([.E371:.E420])" office:value-type="float" office:value="280.918887557896" calcext:value-type="float">
            <text:p>280.9188875578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2:.A421])" office:value-type="float" office:value="0.79831171631813" calcext:value-type="float">
            <text:p>0.79831171631813</text:p>
          </table:table-cell>
          <table:table-cell office:value-type="float" office:value="0" calcext:value-type="float">
            <text:p>0</text:p>
          </table:table-cell>
          <table:table-cell office:value-type="float" office:value="11.0775233467668" calcext:value-type="float">
            <text:p>11.0775233467668</text:p>
          </table:table-cell>
          <table:table-cell office:value-type="float" office:value="281.369093007877" calcext:value-type="float">
            <text:p>281.369093007877</text:p>
          </table:table-cell>
          <table:table-cell table:formula="of:=AVERAGE([.E372:.E421])" office:value-type="float" office:value="280.94548972127" calcext:value-type="float">
            <text:p>280.94548972127</text:p>
          </table:table-cell>
          <table:table-cell table:number-columns-repeated="4"/>
        </table:table-row>
        <table:table-row table:style-name="ro1">
          <table:table-cell office:value-type="float" office:value="0.755967020988464" calcext:value-type="float">
            <text:p>0.755967020988464</text:p>
          </table:table-cell>
          <table:table-cell table:formula="of:=AVERAGE([.A373:.A422])" office:value-type="float" office:value="0.79834991812706" calcext:value-type="float">
            <text:p>0.79834991812706</text:p>
          </table:table-cell>
          <table:table-cell office:value-type="float" office:value="0" calcext:value-type="float">
            <text:p>0</text:p>
          </table:table-cell>
          <table:table-cell office:value-type="float" office:value="11.075667153874" calcext:value-type="float">
            <text:p>11.075667153874</text:p>
          </table:table-cell>
          <table:table-cell office:value-type="float" office:value="281.321945708401" calcext:value-type="float">
            <text:p>281.321945708401</text:p>
          </table:table-cell>
          <table:table-cell table:formula="of:=AVERAGE([.E373:.E422])" office:value-type="float" office:value="280.937139106028" calcext:value-type="float">
            <text:p>280.9371391060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4:.A423])" office:value-type="float" office:value="0.799678225517273" calcext:value-type="float">
            <text:p>0.799678225517273</text:p>
          </table:table-cell>
          <table:table-cell office:value-type="float" office:value="1" calcext:value-type="float">
            <text:p>1</text:p>
          </table:table-cell>
          <table:table-cell office:value-type="float" office:value="11.0413721715331" calcext:value-type="float">
            <text:p>11.0413721715331</text:p>
          </table:table-cell>
          <table:table-cell office:value-type="float" office:value="280.450853156941" calcext:value-type="float">
            <text:p>280.450853156941</text:p>
          </table:table-cell>
          <table:table-cell table:formula="of:=AVERAGE([.E374:.E423])" office:value-type="float" office:value="280.945114211806" calcext:value-type="float">
            <text:p>280.945114211806</text:p>
          </table:table-cell>
          <table:table-cell table:number-columns-repeated="4"/>
        </table:table-row>
        <table:table-row table:style-name="ro1">
          <table:table-cell office:value-type="float" office:value="0.836256802082062" calcext:value-type="float">
            <text:p>0.836256802082062</text:p>
          </table:table-cell>
          <table:table-cell table:formula="of:=AVERAGE([.A375:.A424])" office:value-type="float" office:value="0.796497510671616" calcext:value-type="float">
            <text:p>0.796497510671616</text:p>
          </table:table-cell>
          <table:table-cell office:value-type="float" office:value="1" calcext:value-type="float">
            <text:p>1</text:p>
          </table:table-cell>
          <table:table-cell office:value-type="float" office:value="11.0292060121745" calcext:value-type="float">
            <text:p>11.0292060121745</text:p>
          </table:table-cell>
          <table:table-cell office:value-type="float" office:value="280.141832709232" calcext:value-type="float">
            <text:p>280.141832709232</text:p>
          </table:table-cell>
          <table:table-cell table:formula="of:=AVERAGE([.E375:.E424])" office:value-type="float" office:value="280.945120172273" calcext:value-type="float">
            <text:p>280.9451201722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6:.A425])" office:value-type="float" office:value="0.7967414021492" calcext:value-type="float">
            <text:p>0.7967414021492</text:p>
          </table:table-cell>
          <table:table-cell office:value-type="float" office:value="1" calcext:value-type="float">
            <text:p>1</text:p>
          </table:table-cell>
          <table:table-cell office:value-type="float" office:value="11.0315808126897" calcext:value-type="float">
            <text:p>11.0315808126897</text:p>
          </table:table-cell>
          <table:table-cell office:value-type="float" office:value="280.202152642317" calcext:value-type="float">
            <text:p>280.202152642317</text:p>
          </table:table-cell>
          <table:table-cell table:formula="of:=AVERAGE([.E376:.E425])" office:value-type="float" office:value="280.945599393876" calcext:value-type="float">
            <text:p>280.9455993938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7:.A426])" office:value-type="float" office:value="0.7967414021492" calcext:value-type="float">
            <text:p>0.7967414021492</text:p>
          </table:table-cell>
          <table:table-cell office:value-type="float" office:value="1" calcext:value-type="float">
            <text:p>1</text:p>
          </table:table-cell>
          <table:table-cell office:value-type="float" office:value="11.0205469075292" calcext:value-type="float">
            <text:p>11.0205469075292</text:p>
          </table:table-cell>
          <table:table-cell office:value-type="float" office:value="279.921891451243" calcext:value-type="float">
            <text:p>279.921891451243</text:p>
          </table:table-cell>
          <table:table-cell table:formula="of:=AVERAGE([.E377:.E426])" office:value-type="float" office:value="280.942820027789" calcext:value-type="float">
            <text:p>280.942820027789</text:p>
          </table:table-cell>
          <table:table-cell table:number-columns-repeated="4"/>
        </table:table-row>
        <table:table-row table:style-name="ro1">
          <table:table-cell office:value-type="float" office:value="0.575523674488068" calcext:value-type="float">
            <text:p>0.575523674488068</text:p>
          </table:table-cell>
          <table:table-cell table:formula="of:=AVERAGE([.A378:.A427])" office:value-type="float" office:value="0.788251875638962" calcext:value-type="float">
            <text:p>0.788251875638962</text:p>
          </table:table-cell>
          <table:table-cell office:value-type="float" office:value="0" calcext:value-type="float">
            <text:p>0</text:p>
          </table:table-cell>
          <table:table-cell office:value-type="float" office:value="11.2159974485457" calcext:value-type="float">
            <text:p>11.2159974485457</text:p>
          </table:table-cell>
          <table:table-cell office:value-type="float" office:value="284.886335193061" calcext:value-type="float">
            <text:p>284.886335193061</text:p>
          </table:table-cell>
          <table:table-cell table:formula="of:=AVERAGE([.E378:.E427])" office:value-type="float" office:value="281.034330492282" calcext:value-type="float">
            <text:p>281.034330492282</text:p>
          </table:table-cell>
          <table:table-cell table:number-columns-repeated="4"/>
        </table:table-row>
        <table:table-row table:style-name="ro1">
          <table:table-cell office:value-type="float" office:value="0.455586105585098" calcext:value-type="float">
            <text:p>0.455586105585098</text:p>
          </table:table-cell>
          <table:table-cell table:formula="of:=AVERAGE([.A379:.A428])" office:value-type="float" office:value="0.781697058081627" calcext:value-type="float">
            <text:p>0.781697058081627</text:p>
          </table:table-cell>
          <table:table-cell office:value-type="float" office:value="0" calcext:value-type="float">
            <text:p>0</text:p>
          </table:table-cell>
          <table:table-cell office:value-type="float" office:value="11.1226598097205" calcext:value-type="float">
            <text:p>11.1226598097205</text:p>
          </table:table-cell>
          <table:table-cell office:value-type="float" office:value="282.515559166901" calcext:value-type="float">
            <text:p>282.515559166901</text:p>
          </table:table-cell>
          <table:table-cell table:formula="of:=AVERAGE([.E379:.E428])" office:value-type="float" office:value="281.079252749168" calcext:value-type="float">
            <text:p>281.079252749168</text:p>
          </table:table-cell>
          <table:table-cell table:number-columns-repeated="4"/>
        </table:table-row>
        <table:table-row table:style-name="ro1">
          <table:table-cell office:value-type="float" office:value="0.744105935096741" calcext:value-type="float">
            <text:p>0.744105935096741</text:p>
          </table:table-cell>
          <table:table-cell table:formula="of:=AVERAGE([.A380:.A429])" office:value-type="float" office:value="0.784557265639305" calcext:value-type="float">
            <text:p>0.784557265639305</text:p>
          </table:table-cell>
          <table:table-cell office:value-type="float" office:value="1" calcext:value-type="float">
            <text:p>1</text:p>
          </table:table-cell>
          <table:table-cell office:value-type="float" office:value="11.0308251943439" calcext:value-type="float">
            <text:p>11.0308251943439</text:p>
          </table:table-cell>
          <table:table-cell office:value-type="float" office:value="280.182959936336" calcext:value-type="float">
            <text:p>280.182959936336</text:p>
          </table:table-cell>
          <table:table-cell table:formula="of:=AVERAGE([.E380:.E429])" office:value-type="float" office:value="281.044815551007" calcext:value-type="float">
            <text:p>281.044815551007</text:p>
          </table:table-cell>
          <table:table-cell table:number-columns-repeated="4"/>
        </table:table-row>
        <table:table-row table:style-name="ro1">
          <table:table-cell office:value-type="float" office:value="0.831567168235779" calcext:value-type="float">
            <text:p>0.831567168235779</text:p>
          </table:table-cell>
          <table:table-cell table:formula="of:=AVERAGE([.A381:.A430])" office:value-type="float" office:value="0.784658650755882" calcext:value-type="float">
            <text:p>0.784658650755882</text:p>
          </table:table-cell>
          <table:table-cell office:value-type="float" office:value="1" calcext:value-type="float">
            <text:p>1</text:p>
          </table:table-cell>
          <table:table-cell office:value-type="float" office:value="11.0206384265214" calcext:value-type="float">
            <text:p>11.0206384265214</text:p>
          </table:table-cell>
          <table:table-cell office:value-type="float" office:value="279.924216033644" calcext:value-type="float">
            <text:p>279.924216033644</text:p>
          </table:table-cell>
          <table:table-cell table:formula="of:=AVERAGE([.E381:.E430])" office:value-type="float" office:value="280.940224840154" calcext:value-type="float">
            <text:p>280.940224840154</text:p>
          </table:table-cell>
          <table:table-cell table:number-columns-repeated="4"/>
        </table:table-row>
        <table:table-row table:style-name="ro1">
          <table:table-cell office:value-type="float" office:value="0.971529126167297" calcext:value-type="float">
            <text:p>0.971529126167297</text:p>
          </table:table-cell>
          <table:table-cell table:formula="of:=AVERAGE([.A382:.A431])" office:value-type="float" office:value="0.792275506854057" calcext:value-type="float">
            <text:p>0.792275506854057</text:p>
          </table:table-cell>
          <table:table-cell office:value-type="float" office:value="1" calcext:value-type="float">
            <text:p>1</text:p>
          </table:table-cell>
          <table:table-cell office:value-type="float" office:value="11.0245232904077" calcext:value-type="float">
            <text:p>11.0245232904077</text:p>
          </table:table-cell>
          <table:table-cell office:value-type="float" office:value="280.022891576354" calcext:value-type="float">
            <text:p>280.022891576354</text:p>
          </table:table-cell>
          <table:table-cell table:formula="of:=AVERAGE([.E382:.E431])" office:value-type="float" office:value="280.938096953187" calcext:value-type="float">
            <text:p>280.938096953187</text:p>
          </table:table-cell>
          <table:table-cell table:number-columns-repeated="4"/>
        </table:table-row>
        <table:table-row table:style-name="ro1">
          <table:table-cell office:value-type="float" office:value="0.646450102329254" calcext:value-type="float">
            <text:p>0.646450102329254</text:p>
          </table:table-cell>
          <table:table-cell table:formula="of:=AVERAGE([.A383:.A432])" office:value-type="float" office:value="0.785204508900642" calcext:value-type="float">
            <text:p>0.785204508900642</text:p>
          </table:table-cell>
          <table:table-cell office:value-type="float" office:value="0" calcext:value-type="float">
            <text:p>0</text:p>
          </table:table-cell>
          <table:table-cell office:value-type="float" office:value="11.0538387009174" calcext:value-type="float">
            <text:p>11.0538387009174</text:p>
          </table:table-cell>
          <table:table-cell office:value-type="float" office:value="280.767503003301" calcext:value-type="float">
            <text:p>280.767503003301</text:p>
          </table:table-cell>
          <table:table-cell table:formula="of:=AVERAGE([.E383:.E432])" office:value-type="float" office:value="280.951337536127" calcext:value-type="float">
            <text:p>280.951337536127</text:p>
          </table:table-cell>
          <table:table-cell table:number-columns-repeated="4"/>
        </table:table-row>
        <table:table-row table:style-name="ro1">
          <table:table-cell office:value-type="float" office:value="0.674518346786499" calcext:value-type="float">
            <text:p>0.674518346786499</text:p>
          </table:table-cell>
          <table:table-cell table:formula="of:=AVERAGE([.A384:.A433])" office:value-type="float" office:value="0.779601024985313" calcext:value-type="float">
            <text:p>0.779601024985313</text:p>
          </table:table-cell>
          <table:table-cell office:value-type="float" office:value="0" calcext:value-type="float">
            <text:p>0</text:p>
          </table:table-cell>
          <table:table-cell office:value-type="float" office:value="11.0539677661628" calcext:value-type="float">
            <text:p>11.0539677661628</text:p>
          </table:table-cell>
          <table:table-cell office:value-type="float" office:value="280.770781260534" calcext:value-type="float">
            <text:p>280.770781260534</text:p>
          </table:table-cell>
          <table:table-cell table:formula="of:=AVERAGE([.E384:.E433])" office:value-type="float" office:value="280.965184298632" calcext:value-type="float">
            <text:p>280.965184298632</text:p>
          </table:table-cell>
          <table:table-cell table:number-columns-repeated="4"/>
        </table:table-row>
        <table:table-row table:style-name="ro1">
          <table:table-cell office:value-type="float" office:value="0.3263820707798" calcext:value-type="float">
            <text:p>0.3263820707798</text:p>
          </table:table-cell>
          <table:table-cell table:formula="of:=AVERAGE([.A385:.A434])" office:value-type="float" office:value="0.770586640834808" calcext:value-type="float">
            <text:p>0.770586640834808</text:p>
          </table:table-cell>
          <table:table-cell office:value-type="float" office:value="1" calcext:value-type="float">
            <text:p>1</text:p>
          </table:table-cell>
          <table:table-cell office:value-type="float" office:value="11.0358399657875" calcext:value-type="float">
            <text:p>11.0358399657875</text:p>
          </table:table-cell>
          <table:table-cell office:value-type="float" office:value="280.310335131003" calcext:value-type="float">
            <text:p>280.310335131003</text:p>
          </table:table-cell>
          <table:table-cell table:formula="of:=AVERAGE([.E385:.E434])" office:value-type="float" office:value="280.913012324887" calcext:value-type="float">
            <text:p>280.913012324887</text:p>
          </table:table-cell>
          <table:table-cell table:number-columns-repeated="4"/>
        </table:table-row>
        <table:table-row table:style-name="ro1">
          <table:table-cell office:value-type="float" office:value="0.467485308647156" calcext:value-type="float">
            <text:p>0.467485308647156</text:p>
          </table:table-cell>
          <table:table-cell table:formula="of:=AVERAGE([.A386:.A435])" office:value-type="float" office:value="0.760792733430862" calcext:value-type="float">
            <text:p>0.760792733430862</text:p>
          </table:table-cell>
          <table:table-cell office:value-type="float" office:value="1" calcext:value-type="float">
            <text:p>1</text:p>
          </table:table-cell>
          <table:table-cell office:value-type="float" office:value="11.0387591869742" calcext:value-type="float">
            <text:p>11.0387591869742</text:p>
          </table:table-cell>
          <table:table-cell office:value-type="float" office:value="280.384483349144" calcext:value-type="float">
            <text:p>280.384483349144</text:p>
          </table:table-cell>
          <table:table-cell table:formula="of:=AVERAGE([.E386:.E435])" office:value-type="float" office:value="280.916449130561" calcext:value-type="float">
            <text:p>280.916449130561</text:p>
          </table:table-cell>
          <table:table-cell table:number-columns-repeated="4"/>
        </table:table-row>
        <table:table-row table:style-name="ro1">
          <table:table-cell office:value-type="float" office:value="0.933423936367035" calcext:value-type="float">
            <text:p>0.933423936367035</text:p>
          </table:table-cell>
          <table:table-cell table:formula="of:=AVERAGE([.A387:.A436])" office:value-type="float" office:value="0.759707071781159" calcext:value-type="float">
            <text:p>0.759707071781159</text:p>
          </table:table-cell>
          <table:table-cell office:value-type="float" office:value="1" calcext:value-type="float">
            <text:p>1</text:p>
          </table:table-cell>
          <table:table-cell office:value-type="float" office:value="11.0258632223189" calcext:value-type="float">
            <text:p>11.0258632223189</text:p>
          </table:table-cell>
          <table:table-cell office:value-type="float" office:value="280.0569258469" calcext:value-type="float">
            <text:p>280.0569258469</text:p>
          </table:table-cell>
          <table:table-cell table:formula="of:=AVERAGE([.E387:.E436])" office:value-type="float" office:value="280.915649831843" calcext:value-type="float">
            <text:p>280.9156498318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8:.A437])" office:value-type="float" office:value="0.772131352424622" calcext:value-type="float">
            <text:p>0.772131352424622</text:p>
          </table:table-cell>
          <table:table-cell office:value-type="float" office:value="1" calcext:value-type="float">
            <text:p>1</text:p>
          </table:table-cell>
          <table:table-cell office:value-type="float" office:value="11.0258385825902" calcext:value-type="float">
            <text:p>11.0258385825902</text:p>
          </table:table-cell>
          <table:table-cell office:value-type="float" office:value="280.056299997792" calcext:value-type="float">
            <text:p>280.056299997792</text:p>
          </table:table-cell>
          <table:table-cell table:formula="of:=AVERAGE([.E388:.E437])" office:value-type="float" office:value="280.916280449325" calcext:value-type="float">
            <text:p>280.9162804493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9:.A438])" office:value-type="float" office:value="0.773301810026169" calcext:value-type="float">
            <text:p>0.773301810026169</text:p>
          </table:table-cell>
          <table:table-cell office:value-type="float" office:value="1" calcext:value-type="float">
            <text:p>1</text:p>
          </table:table-cell>
          <table:table-cell office:value-type="float" office:value="11.029085160172" calcext:value-type="float">
            <text:p>11.029085160172</text:p>
          </table:table-cell>
          <table:table-cell office:value-type="float" office:value="280.138763068368" calcext:value-type="float">
            <text:p>280.138763068368</text:p>
          </table:table-cell>
          <table:table-cell table:formula="of:=AVERAGE([.E389:.E438])" office:value-type="float" office:value="280.916735233011" calcext:value-type="float">
            <text:p>280.916735233011</text:p>
          </table:table-cell>
          <table:table-cell table:number-columns-repeated="4"/>
        </table:table-row>
        <table:table-row table:style-name="ro1">
          <table:table-cell office:value-type="float" office:value="0.896764755249023" calcext:value-type="float">
            <text:p>0.896764755249023</text:p>
          </table:table-cell>
          <table:table-cell table:formula="of:=AVERAGE([.A390:.A439])" office:value-type="float" office:value="0.771237105131149" calcext:value-type="float">
            <text:p>0.771237105131149</text:p>
          </table:table-cell>
          <table:table-cell office:value-type="float" office:value="1" calcext:value-type="float">
            <text:p>1</text:p>
          </table:table-cell>
          <table:table-cell office:value-type="float" office:value="11.0250055250973" calcext:value-type="float">
            <text:p>11.0250055250973</text:p>
          </table:table-cell>
          <table:table-cell office:value-type="float" office:value="280.03514033747" calcext:value-type="float">
            <text:p>280.03514033747</text:p>
          </table:table-cell>
          <table:table-cell table:formula="of:=AVERAGE([.E390:.E439])" office:value-type="float" office:value="280.920183363573" calcext:value-type="float">
            <text:p>280.920183363573</text:p>
          </table:table-cell>
          <table:table-cell table:number-columns-repeated="4"/>
        </table:table-row>
        <table:table-row table:style-name="ro1">
          <table:table-cell office:value-type="float" office:value="0.341770470142364" calcext:value-type="float">
            <text:p>0.341770470142364</text:p>
          </table:table-cell>
          <table:table-cell table:formula="of:=AVERAGE([.A391:.A440])" office:value-type="float" office:value="0.765623613595963" calcext:value-type="float">
            <text:p>0.765623613595963</text:p>
          </table:table-cell>
          <table:table-cell office:value-type="float" office:value="0" calcext:value-type="float">
            <text:p>0</text:p>
          </table:table-cell>
          <table:table-cell office:value-type="float" office:value="11.2792265122622" calcext:value-type="float">
            <text:p>11.2792265122622</text:p>
          </table:table-cell>
          <table:table-cell office:value-type="float" office:value="286.49235341146" calcext:value-type="float">
            <text:p>286.49235341146</text:p>
          </table:table-cell>
          <table:table-cell table:formula="of:=AVERAGE([.E391:.E440])" office:value-type="float" office:value="280.94631643814" calcext:value-type="float">
            <text:p>280.94631643814</text:p>
          </table:table-cell>
          <table:table-cell table:number-columns-repeated="4"/>
        </table:table-row>
        <table:table-row table:style-name="ro1">
          <table:table-cell office:value-type="float" office:value="0.661405682563782" calcext:value-type="float">
            <text:p>0.661405682563782</text:p>
          </table:table-cell>
          <table:table-cell table:formula="of:=AVERAGE([.A392:.A441])" office:value-type="float" office:value="0.760450049638748" calcext:value-type="float">
            <text:p>0.760450049638748</text:p>
          </table:table-cell>
          <table:table-cell office:value-type="float" office:value="0" calcext:value-type="float">
            <text:p>0</text:p>
          </table:table-cell>
          <table:table-cell office:value-type="float" office:value="11.0831541114271" calcext:value-type="float">
            <text:p>11.0831541114271</text:p>
          </table:table-cell>
          <table:table-cell office:value-type="float" office:value="281.512114430248" calcext:value-type="float">
            <text:p>281.512114430248</text:p>
          </table:table-cell>
          <table:table-cell table:formula="of:=AVERAGE([.E392:.E441])" office:value-type="float" office:value="280.973888369609" calcext:value-type="float">
            <text:p>280.9738883696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3:.A442])" office:value-type="float" office:value="0.762714061737061" calcext:value-type="float">
            <text:p>0.762714061737061</text:p>
          </table:table-cell>
          <table:table-cell office:value-type="float" office:value="1" calcext:value-type="float">
            <text:p>1</text:p>
          </table:table-cell>
          <table:table-cell office:value-type="float" office:value="11.02529768188" calcext:value-type="float">
            <text:p>11.02529768188</text:p>
          </table:table-cell>
          <table:table-cell office:value-type="float" office:value="280.042561119752" calcext:value-type="float">
            <text:p>280.042561119752</text:p>
          </table:table-cell>
          <table:table-cell table:formula="of:=AVERAGE([.E393:.E442])" office:value-type="float" office:value="280.931301423966" calcext:value-type="float">
            <text:p>280.931301423966</text:p>
          </table:table-cell>
          <table:table-cell table:number-columns-repeated="4"/>
        </table:table-row>
        <table:table-row table:style-name="ro1">
          <table:table-cell office:value-type="float" office:value="0.831380724906921" calcext:value-type="float">
            <text:p>0.831380724906921</text:p>
          </table:table-cell>
          <table:table-cell table:formula="of:=AVERAGE([.A394:.A443])" office:value-type="float" office:value="0.765205563306808" calcext:value-type="float">
            <text:p>0.765205563306808</text:p>
          </table:table-cell>
          <table:table-cell office:value-type="float" office:value="0" calcext:value-type="float">
            <text:p>0</text:p>
          </table:table-cell>
          <table:table-cell office:value-type="float" office:value="11.183693590945" calcext:value-type="float">
            <text:p>11.183693590945</text:p>
          </table:table-cell>
          <table:table-cell office:value-type="float" office:value="284.065817210003" calcext:value-type="float">
            <text:p>284.065817210003</text:p>
          </table:table-cell>
          <table:table-cell table:formula="of:=AVERAGE([.E394:.E443])" office:value-type="float" office:value="280.951195080949" calcext:value-type="float">
            <text:p>280.951195080949</text:p>
          </table:table-cell>
          <table:table-cell table:number-columns-repeated="4"/>
        </table:table-row>
        <table:table-row table:style-name="ro1">
          <table:table-cell office:value-type="float" office:value="0.736364006996155" calcext:value-type="float">
            <text:p>0.736364006996155</text:p>
          </table:table-cell>
          <table:table-cell table:formula="of:=AVERAGE([.A395:.A444])" office:value-type="float" office:value="0.759932843446732" calcext:value-type="float">
            <text:p>0.759932843446732</text:p>
          </table:table-cell>
          <table:table-cell office:value-type="float" office:value="0" calcext:value-type="float">
            <text:p>0</text:p>
          </table:table-cell>
          <table:table-cell office:value-type="float" office:value="11.1407418505996" calcext:value-type="float">
            <text:p>11.1407418505996</text:p>
          </table:table-cell>
          <table:table-cell office:value-type="float" office:value="282.974843005231" calcext:value-type="float">
            <text:p>282.974843005231</text:p>
          </table:table-cell>
          <table:table-cell table:formula="of:=AVERAGE([.E395:.E444])" office:value-type="float" office:value="281.009856215875" calcext:value-type="float">
            <text:p>281.009856215875</text:p>
          </table:table-cell>
          <table:table-cell table:number-columns-repeated="4"/>
        </table:table-row>
        <table:table-row table:style-name="ro1">
          <table:table-cell office:value-type="float" office:value="0.797878205776215" calcext:value-type="float">
            <text:p>0.797878205776215</text:p>
          </table:table-cell>
          <table:table-cell table:formula="of:=AVERAGE([.A396:.A445])" office:value-type="float" office:value="0.76192565202713" calcext:value-type="float">
            <text:p>0.76192565202713</text:p>
          </table:table-cell>
          <table:table-cell office:value-type="float" office:value="1" calcext:value-type="float">
            <text:p>1</text:p>
          </table:table-cell>
          <table:table-cell office:value-type="float" office:value="11.032389230454" calcext:value-type="float">
            <text:p>11.032389230454</text:p>
          </table:table-cell>
          <table:table-cell office:value-type="float" office:value="280.222686453531" calcext:value-type="float">
            <text:p>280.222686453531</text:p>
          </table:table-cell>
          <table:table-cell table:formula="of:=AVERAGE([.E396:.E445])" office:value-type="float" office:value="281.007923832248" calcext:value-type="float">
            <text:p>281.0079238322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7:.A446])" office:value-type="float" office:value="0.770425935983658" calcext:value-type="float">
            <text:p>0.770425935983658</text:p>
          </table:table-cell>
          <table:table-cell office:value-type="float" office:value="1" calcext:value-type="float">
            <text:p>1</text:p>
          </table:table-cell>
          <table:table-cell office:value-type="float" office:value="11.0250864842057" calcext:value-type="float">
            <text:p>11.0250864842057</text:p>
          </table:table-cell>
          <table:table-cell office:value-type="float" office:value="280.037196698825" calcext:value-type="float">
            <text:p>280.037196698825</text:p>
          </table:table-cell>
          <table:table-cell table:formula="of:=AVERAGE([.E397:.E446])" office:value-type="float" office:value="281.006007541883" calcext:value-type="float">
            <text:p>281.0060075418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8:.A447])" office:value-type="float" office:value="0.774498438835144" calcext:value-type="float">
            <text:p>0.774498438835144</text:p>
          </table:table-cell>
          <table:table-cell office:value-type="float" office:value="0" calcext:value-type="float">
            <text:p>0</text:p>
          </table:table-cell>
          <table:table-cell office:value-type="float" office:value="11.0414449173987" calcext:value-type="float">
            <text:p>11.0414449173987</text:p>
          </table:table-cell>
          <table:table-cell office:value-type="float" office:value="280.452700901927" calcext:value-type="float">
            <text:p>280.452700901927</text:p>
          </table:table-cell>
          <table:table-cell table:formula="of:=AVERAGE([.E398:.E447])" office:value-type="float" office:value="281.013257854789" calcext:value-type="float">
            <text:p>281.013257854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9:.A448])" office:value-type="float" office:value="0.784680107831955" calcext:value-type="float">
            <text:p>0.784680107831955</text:p>
          </table:table-cell>
          <table:table-cell office:value-type="float" office:value="1" calcext:value-type="float">
            <text:p>1</text:p>
          </table:table-cell>
          <table:table-cell office:value-type="float" office:value="11.0283506615937" calcext:value-type="float">
            <text:p>11.0283506615937</text:p>
          </table:table-cell>
          <table:table-cell office:value-type="float" office:value="280.120106804479" calcext:value-type="float">
            <text:p>280.120106804479</text:p>
          </table:table-cell>
          <table:table-cell table:formula="of:=AVERAGE([.E399:.E448])" office:value-type="float" office:value="281.011150233412" calcext:value-type="float">
            <text:p>281.011150233412</text:p>
          </table:table-cell>
          <table:table-cell table:number-columns-repeated="4"/>
        </table:table-row>
        <table:table-row table:style-name="ro1">
          <table:table-cell office:value-type="float" office:value="0.556648135185242" calcext:value-type="float">
            <text:p>0.556648135185242</text:p>
          </table:table-cell>
          <table:table-cell table:formula="of:=AVERAGE([.A400:.A449])" office:value-type="float" office:value="0.777266629934311" calcext:value-type="float">
            <text:p>0.777266629934311</text:p>
          </table:table-cell>
          <table:table-cell office:value-type="float" office:value="0" calcext:value-type="float">
            <text:p>0</text:p>
          </table:table-cell>
          <table:table-cell office:value-type="float" office:value="11.0781264334589" calcext:value-type="float">
            <text:p>11.0781264334589</text:p>
          </table:table-cell>
          <table:table-cell office:value-type="float" office:value="281.384411409857" calcext:value-type="float">
            <text:p>281.384411409857</text:p>
          </table:table-cell>
          <table:table-cell table:formula="of:=AVERAGE([.E400:.E449])" office:value-type="float" office:value="281.033892397907" calcext:value-type="float">
            <text:p>281.033892397907</text:p>
          </table:table-cell>
          <table:table-cell table:number-columns-repeated="4"/>
        </table:table-row>
        <table:table-row table:style-name="ro1">
          <table:table-cell office:value-type="float" office:value="0.819822728633881" calcext:value-type="float">
            <text:p>0.819822728633881</text:p>
          </table:table-cell>
          <table:table-cell table:formula="of:=AVERAGE([.A401:.A450])" office:value-type="float" office:value="0.786909682154656" calcext:value-type="float">
            <text:p>0.786909682154656</text:p>
          </table:table-cell>
          <table:table-cell office:value-type="float" office:value="1" calcext:value-type="float">
            <text:p>1</text:p>
          </table:table-cell>
          <table:table-cell office:value-type="float" office:value="11.027620856297" calcext:value-type="float">
            <text:p>11.027620856297</text:p>
          </table:table-cell>
          <table:table-cell office:value-type="float" office:value="280.101569749944" calcext:value-type="float">
            <text:p>280.101569749944</text:p>
          </table:table-cell>
          <table:table-cell table:formula="of:=AVERAGE([.E401:.E450])" office:value-type="float" office:value="281.035277610599" calcext:value-type="float">
            <text:p>281.0352776105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2:.A451])" office:value-type="float" office:value="0.787980541586876" calcext:value-type="float">
            <text:p>0.787980541586876</text:p>
          </table:table-cell>
          <table:table-cell office:value-type="float" office:value="1" calcext:value-type="float">
            <text:p>1</text:p>
          </table:table-cell>
          <table:table-cell office:value-type="float" office:value="11.0265906809747" calcext:value-type="float">
            <text:p>11.0265906809747</text:p>
          </table:table-cell>
          <table:table-cell office:value-type="float" office:value="280.075403296758" calcext:value-type="float">
            <text:p>280.075403296758</text:p>
          </table:table-cell>
          <table:table-cell table:formula="of:=AVERAGE([.E402:.E451])" office:value-type="float" office:value="281.038062341107" calcext:value-type="float">
            <text:p>281.0380623411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3:.A452])" office:value-type="float" office:value="0.789109277129173" calcext:value-type="float">
            <text:p>0.789109277129173</text:p>
          </table:table-cell>
          <table:table-cell office:value-type="float" office:value="1" calcext:value-type="float">
            <text:p>1</text:p>
          </table:table-cell>
          <table:table-cell office:value-type="float" office:value="11.0332739140451" calcext:value-type="float">
            <text:p>11.0332739140451</text:p>
          </table:table-cell>
          <table:table-cell office:value-type="float" office:value="280.245157416745" calcext:value-type="float">
            <text:p>280.245157416745</text:p>
          </table:table-cell>
          <table:table-cell table:formula="of:=AVERAGE([.E403:.E452])" office:value-type="float" office:value="281.042571434919" calcext:value-type="float">
            <text:p>281.042571434919</text:p>
          </table:table-cell>
          <table:table-cell table:number-columns-repeated="4"/>
        </table:table-row>
        <table:table-row table:style-name="ro1">
          <table:table-cell office:value-type="float" office:value="0.904320001602173" calcext:value-type="float">
            <text:p>0.904320001602173</text:p>
          </table:table-cell>
          <table:table-cell table:formula="of:=AVERAGE([.A404:.A453])" office:value-type="float" office:value="0.791152542233467" calcext:value-type="float">
            <text:p>0.791152542233467</text:p>
          </table:table-cell>
          <table:table-cell office:value-type="float" office:value="1" calcext:value-type="float">
            <text:p>1</text:p>
          </table:table-cell>
          <table:table-cell office:value-type="float" office:value="11.0281054376274" calcext:value-type="float">
            <text:p>11.0281054376274</text:p>
          </table:table-cell>
          <table:table-cell office:value-type="float" office:value="280.113878115737" calcext:value-type="float">
            <text:p>280.113878115737</text:p>
          </table:table-cell>
          <table:table-cell table:formula="of:=AVERAGE([.E404:.E453])" office:value-type="float" office:value="281.044255267043" calcext:value-type="float">
            <text:p>281.044255267043</text:p>
          </table:table-cell>
          <table:table-cell table:number-columns-repeated="4"/>
        </table:table-row>
        <table:table-row table:style-name="ro1">
          <table:table-cell office:value-type="float" office:value="0.981848537921906" calcext:value-type="float">
            <text:p>0.981848537921906</text:p>
          </table:table-cell>
          <table:table-cell table:formula="of:=AVERAGE([.A405:.A454])" office:value-type="float" office:value="0.792618934512138" calcext:value-type="float">
            <text:p>0.792618934512138</text:p>
          </table:table-cell>
          <table:table-cell office:value-type="float" office:value="0" calcext:value-type="float">
            <text:p>0</text:p>
          </table:table-cell>
          <table:table-cell office:value-type="float" office:value="11.0971788103193" calcext:value-type="float">
            <text:p>11.0971788103193</text:p>
          </table:table-cell>
          <table:table-cell office:value-type="float" office:value="281.86834178211" calcext:value-type="float">
            <text:p>281.86834178211</text:p>
          </table:table-cell>
          <table:table-cell table:formula="of:=AVERAGE([.E405:.E454])" office:value-type="float" office:value="281.080547958798" calcext:value-type="float">
            <text:p>281.080547958798</text:p>
          </table:table-cell>
          <table:table-cell table:number-columns-repeated="4"/>
        </table:table-row>
        <table:table-row table:style-name="ro1">
          <table:table-cell office:value-type="float" office:value="0.779471457004547" calcext:value-type="float">
            <text:p>0.779471457004547</text:p>
          </table:table-cell>
          <table:table-cell table:formula="of:=AVERAGE([.A406:.A455])" office:value-type="float" office:value="0.798221483826637" calcext:value-type="float">
            <text:p>0.798221483826637</text:p>
          </table:table-cell>
          <table:table-cell office:value-type="float" office:value="0" calcext:value-type="float">
            <text:p>0</text:p>
          </table:table-cell>
          <table:table-cell office:value-type="float" office:value="11.1167028619856" calcext:value-type="float">
            <text:p>11.1167028619856</text:p>
          </table:table-cell>
          <table:table-cell office:value-type="float" office:value="282.364252694433" calcext:value-type="float">
            <text:p>282.364252694433</text:p>
          </table:table-cell>
          <table:table-cell table:formula="of:=AVERAGE([.E406:.E455])" office:value-type="float" office:value="281.124223881889" calcext:value-type="float">
            <text:p>281.124223881889</text:p>
          </table:table-cell>
          <table:table-cell table:number-columns-repeated="4"/>
        </table:table-row>
        <table:table-row table:style-name="ro1">
          <table:table-cell office:value-type="float" office:value="0.71375972032547" calcext:value-type="float">
            <text:p>0.71375972032547</text:p>
          </table:table-cell>
          <table:table-cell table:formula="of:=AVERAGE([.A407:.A456])" office:value-type="float" office:value="0.792496678233147" calcext:value-type="float">
            <text:p>0.792496678233147</text:p>
          </table:table-cell>
          <table:table-cell office:value-type="float" office:value="0" calcext:value-type="float">
            <text:p>0</text:p>
          </table:table-cell>
          <table:table-cell office:value-type="float" office:value="11.1333417187572" calcext:value-type="float">
            <text:p>11.1333417187572</text:p>
          </table:table-cell>
          <table:table-cell office:value-type="float" office:value="282.786879656432" calcext:value-type="float">
            <text:p>282.786879656432</text:p>
          </table:table-cell>
          <table:table-cell table:formula="of:=AVERAGE([.E407:.E456])" office:value-type="float" office:value="281.181836570547" calcext:value-type="float">
            <text:p>281.181836570547</text:p>
          </table:table-cell>
          <table:table-cell table:number-columns-repeated="4"/>
        </table:table-row>
        <table:table-row table:style-name="ro1">
          <table:table-cell office:value-type="float" office:value="0.586929678916931" calcext:value-type="float">
            <text:p>0.586929678916931</text:p>
          </table:table-cell>
          <table:table-cell table:formula="of:=AVERAGE([.A408:.A457])" office:value-type="float" office:value="0.788792857527733" calcext:value-type="float">
            <text:p>0.788792857527733</text:p>
          </table:table-cell>
          <table:table-cell office:value-type="float" office:value="0" calcext:value-type="float">
            <text:p>0</text:p>
          </table:table-cell>
          <table:table-cell office:value-type="float" office:value="11.1358796108097" calcext:value-type="float">
            <text:p>11.1358796108097</text:p>
          </table:table-cell>
          <table:table-cell office:value-type="float" office:value="282.851342114566" calcext:value-type="float">
            <text:p>282.851342114566</text:p>
          </table:table-cell>
          <table:table-cell table:formula="of:=AVERAGE([.E408:.E457])" office:value-type="float" office:value="281.2091253798" calcext:value-type="float">
            <text:p>281.20912537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9:.A458])" office:value-type="float" office:value="0.788792857527733" calcext:value-type="float">
            <text:p>0.788792857527733</text:p>
          </table:table-cell>
          <table:table-cell office:value-type="float" office:value="1" calcext:value-type="float">
            <text:p>1</text:p>
          </table:table-cell>
          <table:table-cell office:value-type="float" office:value="11.0241607344002" calcext:value-type="float">
            <text:p>11.0241607344002</text:p>
          </table:table-cell>
          <table:table-cell office:value-type="float" office:value="280.013682653764" calcext:value-type="float">
            <text:p>280.013682653764</text:p>
          </table:table-cell>
          <table:table-cell table:formula="of:=AVERAGE([.E409:.E458])" office:value-type="float" office:value="281.208819011761" calcext:value-type="float">
            <text:p>281.2088190117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0:.A459])" office:value-type="float" office:value="0.796185083985329" calcext:value-type="float">
            <text:p>0.796185083985329</text:p>
          </table:table-cell>
          <table:table-cell office:value-type="float" office:value="1" calcext:value-type="float">
            <text:p>1</text:p>
          </table:table-cell>
          <table:table-cell office:value-type="float" office:value="11.0264897754192" calcext:value-type="float">
            <text:p>11.0264897754192</text:p>
          </table:table-cell>
          <table:table-cell office:value-type="float" office:value="280.072840295649" calcext:value-type="float">
            <text:p>280.072840295649</text:p>
          </table:table-cell>
          <table:table-cell table:formula="of:=AVERAGE([.E410:.E459])" office:value-type="float" office:value="281.186708060795" calcext:value-type="float">
            <text:p>281.186708060795</text:p>
          </table:table-cell>
          <table:table-cell table:number-columns-repeated="4"/>
        </table:table-row>
        <table:table-row table:style-name="ro1">
          <table:table-cell office:value-type="float" office:value="0.743397235870361" calcext:value-type="float">
            <text:p>0.743397235870361</text:p>
          </table:table-cell>
          <table:table-cell table:formula="of:=AVERAGE([.A411:.A460])" office:value-type="float" office:value="0.792699317336082" calcext:value-type="float">
            <text:p>0.792699317336082</text:p>
          </table:table-cell>
          <table:table-cell office:value-type="float" office:value="0" calcext:value-type="float">
            <text:p>0</text:p>
          </table:table-cell>
          <table:table-cell office:value-type="float" office:value="11.0815454891413" calcext:value-type="float">
            <text:p>11.0815454891413</text:p>
          </table:table-cell>
          <table:table-cell office:value-type="float" office:value="281.47125542419" calcext:value-type="float">
            <text:p>281.47125542419</text:p>
          </table:table-cell>
          <table:table-cell table:formula="of:=AVERAGE([.E411:.E460])" office:value-type="float" office:value="281.211007099452" calcext:value-type="float">
            <text:p>281.211007099452</text:p>
          </table:table-cell>
          <table:table-cell table:number-columns-repeated="4"/>
        </table:table-row>
        <table:table-row table:style-name="ro1">
          <table:table-cell office:value-type="float" office:value="0.782005548477173" calcext:value-type="float">
            <text:p>0.782005548477173</text:p>
          </table:table-cell>
          <table:table-cell table:formula="of:=AVERAGE([.A412:.A461])" office:value-type="float" office:value="0.791018522381783" calcext:value-type="float">
            <text:p>0.791018522381783</text:p>
          </table:table-cell>
          <table:table-cell office:value-type="float" office:value="0" calcext:value-type="float">
            <text:p>0</text:p>
          </table:table-cell>
          <table:table-cell office:value-type="float" office:value="11.1428033745647" calcext:value-type="float">
            <text:p>11.1428033745647</text:p>
          </table:table-cell>
          <table:table-cell office:value-type="float" office:value="283.027205713942" calcext:value-type="float">
            <text:p>283.027205713942</text:p>
          </table:table-cell>
          <table:table-cell table:formula="of:=AVERAGE([.E412:.E461])" office:value-type="float" office:value="281.239840265886" calcext:value-type="float">
            <text:p>281.239840265886</text:p>
          </table:table-cell>
          <table:table-cell table:number-columns-repeated="4"/>
        </table:table-row>
        <table:table-row table:style-name="ro1">
          <table:table-cell office:value-type="float" office:value="0.937456250190735" calcext:value-type="float">
            <text:p>0.937456250190735</text:p>
          </table:table-cell>
          <table:table-cell table:formula="of:=AVERAGE([.A413:.A462])" office:value-type="float" office:value="0.790825405716896" calcext:value-type="float">
            <text:p>0.790825405716896</text:p>
          </table:table-cell>
          <table:table-cell office:value-type="float" office:value="1" calcext:value-type="float">
            <text:p>1</text:p>
          </table:table-cell>
          <table:table-cell office:value-type="float" office:value="11.0280150919557" calcext:value-type="float">
            <text:p>11.0280150919557</text:p>
          </table:table-cell>
          <table:table-cell office:value-type="float" office:value="280.111583335674" calcext:value-type="float">
            <text:p>280.111583335674</text:p>
          </table:table-cell>
          <table:table-cell table:formula="of:=AVERAGE([.E413:.E462])" office:value-type="float" office:value="281.23921024445" calcext:value-type="float">
            <text:p>281.239210244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4:.A463])" office:value-type="float" office:value="0.797256537079811" calcext:value-type="float">
            <text:p>0.797256537079811</text:p>
          </table:table-cell>
          <table:table-cell office:value-type="float" office:value="0" calcext:value-type="float">
            <text:p>0</text:p>
          </table:table-cell>
          <table:table-cell office:value-type="float" office:value="11.2305360617787" calcext:value-type="float">
            <text:p>11.2305360617787</text:p>
          </table:table-cell>
          <table:table-cell office:value-type="float" office:value="285.255615969178" calcext:value-type="float">
            <text:p>285.255615969178</text:p>
          </table:table-cell>
          <table:table-cell table:formula="of:=AVERAGE([.E414:.E463])" office:value-type="float" office:value="281.283632418096" calcext:value-type="float">
            <text:p>281.283632418096</text:p>
          </table:table-cell>
          <table:table-cell table:number-columns-repeated="4"/>
        </table:table-row>
        <table:table-row table:style-name="ro1">
          <table:table-cell office:value-type="float" office:value="0.840421676635742" calcext:value-type="float">
            <text:p>0.840421676635742</text:p>
          </table:table-cell>
          <table:table-cell table:formula="of:=AVERAGE([.A415:.A464])" office:value-type="float" office:value="0.803863754868507" calcext:value-type="float">
            <text:p>0.803863754868507</text:p>
          </table:table-cell>
          <table:table-cell office:value-type="float" office:value="0" calcext:value-type="float">
            <text:p>0</text:p>
          </table:table-cell>
          <table:table-cell office:value-type="float" office:value="11.0498634913594" calcext:value-type="float">
            <text:p>11.0498634913594</text:p>
          </table:table-cell>
          <table:table-cell office:value-type="float" office:value="280.666532680528" calcext:value-type="float">
            <text:p>280.666532680528</text:p>
          </table:table-cell>
          <table:table-cell table:formula="of:=AVERAGE([.E415:.E464])" office:value-type="float" office:value="281.239135142557" calcext:value-type="float">
            <text:p>281.2391351425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6:.A465])" office:value-type="float" office:value="0.806197291016579" calcext:value-type="float">
            <text:p>0.806197291016579</text:p>
          </table:table-cell>
          <table:table-cell office:value-type="float" office:value="1" calcext:value-type="float">
            <text:p>1</text:p>
          </table:table-cell>
          <table:table-cell office:value-type="float" office:value="11.0350245081007" calcext:value-type="float">
            <text:p>11.0350245081007</text:p>
          </table:table-cell>
          <table:table-cell office:value-type="float" office:value="280.289622505759" calcext:value-type="float">
            <text:p>280.289622505759</text:p>
          </table:table-cell>
          <table:table-cell table:formula="of:=AVERAGE([.E416:.E465])" office:value-type="float" office:value="281.243482707695" calcext:value-type="float">
            <text:p>281.2434827076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7:.A466])" office:value-type="float" office:value="0.806852967143059" calcext:value-type="float">
            <text:p>0.806852967143059</text:p>
          </table:table-cell>
          <table:table-cell office:value-type="float" office:value="1" calcext:value-type="float">
            <text:p>1</text:p>
          </table:table-cell>
          <table:table-cell office:value-type="float" office:value="11.0246335825264" calcext:value-type="float">
            <text:p>11.0246335825264</text:p>
          </table:table-cell>
          <table:table-cell office:value-type="float" office:value="280.025692996172" calcext:value-type="float">
            <text:p>280.025692996172</text:p>
          </table:table-cell>
          <table:table-cell table:formula="of:=AVERAGE([.E417:.E466])" office:value-type="float" office:value="281.245764970776" calcext:value-type="float">
            <text:p>281.245764970776</text:p>
          </table:table-cell>
          <table:table-cell table:number-columns-repeated="4"/>
        </table:table-row>
        <table:table-row table:style-name="ro1">
          <table:table-cell office:value-type="float" office:value="0.323136687278748" calcext:value-type="float">
            <text:p>0.323136687278748</text:p>
          </table:table-cell>
          <table:table-cell table:formula="of:=AVERAGE([.A418:.A467])" office:value-type="float" office:value="0.80743914604187" calcext:value-type="float">
            <text:p>0.80743914604187</text:p>
          </table:table-cell>
          <table:table-cell office:value-type="float" office:value="0" calcext:value-type="float">
            <text:p>0</text:p>
          </table:table-cell>
          <table:table-cell office:value-type="float" office:value="11.273991156581" calcext:value-type="float">
            <text:p>11.273991156581</text:p>
          </table:table-cell>
          <table:table-cell office:value-type="float" office:value="286.359375377158" calcext:value-type="float">
            <text:p>286.359375377158</text:p>
          </table:table-cell>
          <table:table-cell table:formula="of:=AVERAGE([.E418:.E467])" office:value-type="float" office:value="281.263254771137" calcext:value-type="float">
            <text:p>281.263254771137</text:p>
          </table:table-cell>
          <table:table-cell table:number-columns-repeated="4"/>
        </table:table-row>
        <table:table-row table:style-name="ro1">
          <table:table-cell office:value-type="float" office:value="0.252981632947922" calcext:value-type="float">
            <text:p>0.252981632947922</text:p>
          </table:table-cell>
          <table:table-cell table:formula="of:=AVERAGE([.A419:.A468])" office:value-type="float" office:value="0.794804639220238" calcext:value-type="float">
            <text:p>0.794804639220238</text:p>
          </table:table-cell>
          <table:table-cell office:value-type="float" office:value="0" calcext:value-type="float">
            <text:p>0</text:p>
          </table:table-cell>
          <table:table-cell office:value-type="float" office:value="11.222842599833" calcext:value-type="float">
            <text:p>11.222842599833</text:p>
          </table:table-cell>
          <table:table-cell office:value-type="float" office:value="285.060202035758" calcext:value-type="float">
            <text:p>285.060202035758</text:p>
          </table:table-cell>
          <table:table-cell table:formula="of:=AVERAGE([.E419:.E468])" office:value-type="float" office:value="281.318966666646" calcext:value-type="float">
            <text:p>281.3189666666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0:.A469])" office:value-type="float" office:value="0.796269435286522" calcext:value-type="float">
            <text:p>0.796269435286522</text:p>
          </table:table-cell>
          <table:table-cell office:value-type="float" office:value="1" calcext:value-type="float">
            <text:p>1</text:p>
          </table:table-cell>
          <table:table-cell office:value-type="float" office:value="11.0240656954467" calcext:value-type="float">
            <text:p>11.0240656954467</text:p>
          </table:table-cell>
          <table:table-cell office:value-type="float" office:value="280.011268664347" calcext:value-type="float">
            <text:p>280.011268664347</text:p>
          </table:table-cell>
          <table:table-cell table:formula="of:=AVERAGE([.E420:.E469])" office:value-type="float" office:value="281.271973147236" calcext:value-type="float">
            <text:p>281.271973147236</text:p>
          </table:table-cell>
          <table:table-cell table:number-columns-repeated="4"/>
        </table:table-row>
        <table:table-row table:style-name="ro1">
          <table:table-cell office:value-type="float" office:value="0.739452719688416" calcext:value-type="float">
            <text:p>0.739452719688416</text:p>
          </table:table-cell>
          <table:table-cell table:formula="of:=AVERAGE([.A421:.A470])" office:value-type="float" office:value="0.808920229077339" calcext:value-type="float">
            <text:p>0.808920229077339</text:p>
          </table:table-cell>
          <table:table-cell office:value-type="float" office:value="0" calcext:value-type="float">
            <text:p>0</text:p>
          </table:table-cell>
          <table:table-cell office:value-type="float" office:value="11.0346349657238" calcext:value-type="float">
            <text:p>11.0346349657238</text:p>
          </table:table-cell>
          <table:table-cell office:value-type="float" office:value="280.279728129383" calcext:value-type="float">
            <text:p>280.279728129383</text:p>
          </table:table-cell>
          <table:table-cell table:formula="of:=AVERAGE([.E421:.E470])" office:value-type="float" office:value="281.276323692607" calcext:value-type="float">
            <text:p>281.276323692607</text:p>
          </table:table-cell>
          <table:table-cell table:number-columns-repeated="4"/>
        </table:table-row>
        <table:table-row table:style-name="ro1">
          <table:table-cell office:value-type="float" office:value="0.947164475917816" calcext:value-type="float">
            <text:p>0.947164475917816</text:p>
          </table:table-cell>
          <table:table-cell table:formula="of:=AVERAGE([.A422:.A471])" office:value-type="float" office:value="0.807863518595696" calcext:value-type="float">
            <text:p>0.807863518595696</text:p>
          </table:table-cell>
          <table:table-cell office:value-type="float" office:value="0" calcext:value-type="float">
            <text:p>0</text:p>
          </table:table-cell>
          <table:table-cell office:value-type="float" office:value="11.0618689058214" calcext:value-type="float">
            <text:p>11.0618689058214</text:p>
          </table:table-cell>
          <table:table-cell office:value-type="float" office:value="280.971470207865" calcext:value-type="float">
            <text:p>280.971470207865</text:p>
          </table:table-cell>
          <table:table-cell table:formula="of:=AVERAGE([.E422:.E471])" office:value-type="float" office:value="281.268371236607" calcext:value-type="float">
            <text:p>281.268371236607</text:p>
          </table:table-cell>
          <table:table-cell table:number-columns-repeated="4"/>
        </table:table-row>
        <table:table-row table:style-name="ro1">
          <table:table-cell office:value-type="float" office:value="0.836704075336456" calcext:value-type="float">
            <text:p>0.836704075336456</text:p>
          </table:table-cell>
          <table:table-cell table:formula="of:=AVERAGE([.A423:.A472])" office:value-type="float" office:value="0.809478259682655" calcext:value-type="float">
            <text:p>0.809478259682655</text:p>
          </table:table-cell>
          <table:table-cell office:value-type="float" office:value="1" calcext:value-type="float">
            <text:p>1</text:p>
          </table:table-cell>
          <table:table-cell office:value-type="float" office:value="11.0294160365284" calcext:value-type="float">
            <text:p>11.0294160365284</text:p>
          </table:table-cell>
          <table:table-cell office:value-type="float" office:value="280.14716732782" calcext:value-type="float">
            <text:p>280.14716732782</text:p>
          </table:table-cell>
          <table:table-cell table:formula="of:=AVERAGE([.E423:.E472])" office:value-type="float" office:value="281.244875668995" calcext:value-type="float">
            <text:p>281.2448756689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4:.A473])" office:value-type="float" office:value="0.809478259682655" calcext:value-type="float">
            <text:p>0.809478259682655</text:p>
          </table:table-cell>
          <table:table-cell office:value-type="float" office:value="1" calcext:value-type="float">
            <text:p>1</text:p>
          </table:table-cell>
          <table:table-cell office:value-type="float" office:value="11.0271397949278" calcext:value-type="float">
            <text:p>11.0271397949278</text:p>
          </table:table-cell>
          <table:table-cell office:value-type="float" office:value="280.089350791167" calcext:value-type="float">
            <text:p>280.089350791167</text:p>
          </table:table-cell>
          <table:table-cell table:formula="of:=AVERAGE([.E424:.E473])" office:value-type="float" office:value="281.23764562168" calcext:value-type="float">
            <text:p>281.23764562168</text:p>
          </table:table-cell>
          <table:table-cell table:number-columns-repeated="4"/>
        </table:table-row>
        <table:table-row table:style-name="ro1">
          <table:table-cell office:value-type="float" office:value="0.863517940044403" calcext:value-type="float">
            <text:p>0.863517940044403</text:p>
          </table:table-cell>
          <table:table-cell table:formula="of:=AVERAGE([.A425:.A474])" office:value-type="float" office:value="0.810023482441902" calcext:value-type="float">
            <text:p>0.810023482441902</text:p>
          </table:table-cell>
          <table:table-cell office:value-type="float" office:value="0" calcext:value-type="float">
            <text:p>0</text:p>
          </table:table-cell>
          <table:table-cell office:value-type="float" office:value="11.0745196465105" calcext:value-type="float">
            <text:p>11.0745196465105</text:p>
          </table:table-cell>
          <table:table-cell office:value-type="float" office:value="281.292799021366" calcext:value-type="float">
            <text:p>281.292799021366</text:p>
          </table:table-cell>
          <table:table-cell table:formula="of:=AVERAGE([.E425:.E474])" office:value-type="float" office:value="281.260664947922" calcext:value-type="float">
            <text:p>281.260664947922</text:p>
          </table:table-cell>
          <table:table-cell table:number-columns-repeated="4"/>
        </table:table-row>
        <table:table-row table:style-name="ro1">
          <table:table-cell office:value-type="float" office:value="0.587420701980591" calcext:value-type="float">
            <text:p>0.587420701980591</text:p>
          </table:table-cell>
          <table:table-cell table:formula="of:=AVERAGE([.A426:.A475])" office:value-type="float" office:value="0.801771896481514" calcext:value-type="float">
            <text:p>0.801771896481514</text:p>
          </table:table-cell>
          <table:table-cell office:value-type="float" office:value="1" calcext:value-type="float">
            <text:p>1</text:p>
          </table:table-cell>
          <table:table-cell office:value-type="float" office:value="11.0266059341401" calcext:value-type="float">
            <text:p>11.0266059341401</text:p>
          </table:table-cell>
          <table:table-cell office:value-type="float" office:value="280.075790727158" calcext:value-type="float">
            <text:p>280.075790727158</text:p>
          </table:table-cell>
          <table:table-cell table:formula="of:=AVERAGE([.E426:.E475])" office:value-type="float" office:value="281.258137709619" calcext:value-type="float">
            <text:p>281.258137709619</text:p>
          </table:table-cell>
          <table:table-cell table:number-columns-repeated="4"/>
        </table:table-row>
        <table:table-row table:style-name="ro1">
          <table:table-cell office:value-type="float" office:value="0.697722792625427" calcext:value-type="float">
            <text:p>0.697722792625427</text:p>
          </table:table-cell>
          <table:table-cell table:formula="of:=AVERAGE([.A427:.A476])" office:value-type="float" office:value="0.795726352334023" calcext:value-type="float">
            <text:p>0.795726352334023</text:p>
          </table:table-cell>
          <table:table-cell office:value-type="float" office:value="1" calcext:value-type="float">
            <text:p>1</text:p>
          </table:table-cell>
          <table:table-cell office:value-type="float" office:value="11.0331108225077" calcext:value-type="float">
            <text:p>11.0331108225077</text:p>
          </table:table-cell>
          <table:table-cell office:value-type="float" office:value="280.241014891697" calcext:value-type="float">
            <text:p>280.241014891697</text:p>
          </table:table-cell>
          <table:table-cell table:formula="of:=AVERAGE([.E427:.E476])" office:value-type="float" office:value="281.264520178428" calcext:value-type="float">
            <text:p>281.264520178428</text:p>
          </table:table-cell>
          <table:table-cell table:number-columns-repeated="4"/>
        </table:table-row>
        <table:table-row table:style-name="ro1">
          <table:table-cell office:value-type="float" office:value="0.793154001235962" calcext:value-type="float">
            <text:p>0.793154001235962</text:p>
          </table:table-cell>
          <table:table-cell table:formula="of:=AVERAGE([.A428:.A477])" office:value-type="float" office:value="0.80007895886898" calcext:value-type="float">
            <text:p>0.80007895886898</text:p>
          </table:table-cell>
          <table:table-cell office:value-type="float" office:value="1" calcext:value-type="float">
            <text:p>1</text:p>
          </table:table-cell>
          <table:table-cell office:value-type="float" office:value="11.0339086803883" calcext:value-type="float">
            <text:p>11.0339086803883</text:p>
          </table:table-cell>
          <table:table-cell office:value-type="float" office:value="280.261280481864" calcext:value-type="float">
            <text:p>280.261280481864</text:p>
          </table:table-cell>
          <table:table-cell table:formula="of:=AVERAGE([.E428:.E477])" office:value-type="float" office:value="281.172019084204" calcext:value-type="float">
            <text:p>281.172019084204</text:p>
          </table:table-cell>
          <table:table-cell table:number-columns-repeated="4"/>
        </table:table-row>
        <table:table-row table:style-name="ro1">
          <table:table-cell office:value-type="float" office:value="0.182387501001358" calcext:value-type="float">
            <text:p>0.182387501001358</text:p>
          </table:table-cell>
          <table:table-cell table:formula="of:=AVERAGE([.A429:.A478])" office:value-type="float" office:value="0.794614986777306" calcext:value-type="float">
            <text:p>0.794614986777306</text:p>
          </table:table-cell>
          <table:table-cell office:value-type="float" office:value="0" calcext:value-type="float">
            <text:p>0</text:p>
          </table:table-cell>
          <table:table-cell office:value-type="float" office:value="11.2431645093799" calcext:value-type="float">
            <text:p>11.2431645093799</text:p>
          </table:table-cell>
          <table:table-cell office:value-type="float" office:value="285.576378538249" calcext:value-type="float">
            <text:p>285.576378538249</text:p>
          </table:table-cell>
          <table:table-cell table:formula="of:=AVERAGE([.E429:.E478])" office:value-type="float" office:value="281.233235471631" calcext:value-type="float">
            <text:p>281.233235471631</text:p>
          </table:table-cell>
          <table:table-cell table:number-columns-repeated="4"/>
        </table:table-row>
        <table:table-row table:style-name="ro1">
          <table:table-cell office:value-type="float" office:value="0.407163500785828" calcext:value-type="float">
            <text:p>0.407163500785828</text:p>
          </table:table-cell>
          <table:table-cell table:formula="of:=AVERAGE([.A430:.A479])" office:value-type="float" office:value="0.787876138091087" calcext:value-type="float">
            <text:p>0.787876138091087</text:p>
          </table:table-cell>
          <table:table-cell office:value-type="float" office:value="1" calcext:value-type="float">
            <text:p>1</text:p>
          </table:table-cell>
          <table:table-cell office:value-type="float" office:value="11.030569410494" calcext:value-type="float">
            <text:p>11.030569410494</text:p>
          </table:table-cell>
          <table:table-cell office:value-type="float" office:value="280.176463026547" calcext:value-type="float">
            <text:p>280.176463026547</text:p>
          </table:table-cell>
          <table:table-cell table:formula="of:=AVERAGE([.E430:.E479])" office:value-type="float" office:value="281.233105533436" calcext:value-type="float">
            <text:p>281.233105533436</text:p>
          </table:table-cell>
          <table:table-cell table:number-columns-repeated="4"/>
        </table:table-row>
        <table:table-row table:style-name="ro1">
          <table:table-cell office:value-type="float" office:value="0.525166094303131" calcext:value-type="float">
            <text:p>0.525166094303131</text:p>
          </table:table-cell>
          <table:table-cell table:formula="of:=AVERAGE([.A431:.A480])" office:value-type="float" office:value="0.781748116612434" calcext:value-type="float">
            <text:p>0.781748116612434</text:p>
          </table:table-cell>
          <table:table-cell office:value-type="float" office:value="0" calcext:value-type="float">
            <text:p>0</text:p>
          </table:table-cell>
          <table:table-cell office:value-type="float" office:value="11.0488732089311" calcext:value-type="float">
            <text:p>11.0488732089311</text:p>
          </table:table-cell>
          <table:table-cell office:value-type="float" office:value="280.64137950685" calcext:value-type="float">
            <text:p>280.64137950685</text:p>
          </table:table-cell>
          <table:table-cell table:formula="of:=AVERAGE([.E431:.E480])" office:value-type="float" office:value="281.2474488029" calcext:value-type="float">
            <text:p>281.2474488029</text:p>
          </table:table-cell>
          <table:table-cell table:number-columns-repeated="4"/>
        </table:table-row>
        <table:table-row table:style-name="ro1">
          <table:table-cell office:value-type="float" office:value="0.941570520401001" calcext:value-type="float">
            <text:p>0.941570520401001</text:p>
          </table:table-cell>
          <table:table-cell table:formula="of:=AVERAGE([.A432:.A481])" office:value-type="float" office:value="0.781148944497109" calcext:value-type="float">
            <text:p>0.781148944497109</text:p>
          </table:table-cell>
          <table:table-cell office:value-type="float" office:value="1" calcext:value-type="float">
            <text:p>1</text:p>
          </table:table-cell>
          <table:table-cell office:value-type="float" office:value="11.0195976913154" calcext:value-type="float">
            <text:p>11.0195976913154</text:p>
          </table:table-cell>
          <table:table-cell office:value-type="float" office:value="279.897781359411" calcext:value-type="float">
            <text:p>279.897781359411</text:p>
          </table:table-cell>
          <table:table-cell table:formula="of:=AVERAGE([.E432:.E481])" office:value-type="float" office:value="281.244946598561" calcext:value-type="float">
            <text:p>281.2449465985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3:.A482])" office:value-type="float" office:value="0.788219942450523" calcext:value-type="float">
            <text:p>0.788219942450523</text:p>
          </table:table-cell>
          <table:table-cell office:value-type="float" office:value="1" calcext:value-type="float">
            <text:p>1</text:p>
          </table:table-cell>
          <table:table-cell office:value-type="float" office:value="11.0326461876243" calcext:value-type="float">
            <text:p>11.0326461876243</text:p>
          </table:table-cell>
          <table:table-cell office:value-type="float" office:value="280.229213165658" calcext:value-type="float">
            <text:p>280.229213165658</text:p>
          </table:table-cell>
          <table:table-cell table:formula="of:=AVERAGE([.E433:.E482])" office:value-type="float" office:value="281.234180801808" calcext:value-type="float">
            <text:p>281.2341808018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4:.A483])" office:value-type="float" office:value="0.794729575514793" calcext:value-type="float">
            <text:p>0.794729575514793</text:p>
          </table:table-cell>
          <table:table-cell office:value-type="float" office:value="1" calcext:value-type="float">
            <text:p>1</text:p>
          </table:table-cell>
          <table:table-cell office:value-type="float" office:value="11.0227844295561" calcext:value-type="float">
            <text:p>11.0227844295561</text:p>
          </table:table-cell>
          <table:table-cell office:value-type="float" office:value="279.978724510726" calcext:value-type="float">
            <text:p>279.978724510726</text:p>
          </table:table-cell>
          <table:table-cell table:formula="of:=AVERAGE([.E434:.E483])" office:value-type="float" office:value="281.218339666812" calcext:value-type="float">
            <text:p>281.218339666812</text:p>
          </table:table-cell>
          <table:table-cell table:number-columns-repeated="4"/>
        </table:table-row>
        <table:table-row table:style-name="ro1">
          <table:table-cell office:value-type="float" office:value="0.319590151309967" calcext:value-type="float">
            <text:p>0.319590151309967</text:p>
          </table:table-cell>
          <table:table-cell table:formula="of:=AVERAGE([.A435:.A484])" office:value-type="float" office:value="0.794593737125397" calcext:value-type="float">
            <text:p>0.794593737125397</text:p>
          </table:table-cell>
          <table:table-cell office:value-type="float" office:value="0" calcext:value-type="float">
            <text:p>0</text:p>
          </table:table-cell>
          <table:table-cell office:value-type="float" office:value="11.1230317522913" calcext:value-type="float">
            <text:p>11.1230317522913</text:p>
          </table:table-cell>
          <table:table-cell office:value-type="float" office:value="282.5250065082" calcext:value-type="float">
            <text:p>282.5250065082</text:p>
          </table:table-cell>
          <table:table-cell table:formula="of:=AVERAGE([.E435:.E484])" office:value-type="float" office:value="281.262633094356" calcext:value-type="float">
            <text:p>281.2626330943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6:.A485])" office:value-type="float" office:value="0.805244030952454" calcext:value-type="float">
            <text:p>0.805244030952454</text:p>
          </table:table-cell>
          <table:table-cell office:value-type="float" office:value="1" calcext:value-type="float">
            <text:p>1</text:p>
          </table:table-cell>
          <table:table-cell office:value-type="float" office:value="11.0248365669578" calcext:value-type="float">
            <text:p>11.0248365669578</text:p>
          </table:table-cell>
          <table:table-cell office:value-type="float" office:value="280.030848800729" calcext:value-type="float">
            <text:p>280.030848800729</text:p>
          </table:table-cell>
          <table:table-cell table:formula="of:=AVERAGE([.E436:.E485])" office:value-type="float" office:value="281.255560403388" calcext:value-type="float">
            <text:p>281.255560403388</text:p>
          </table:table-cell>
          <table:table-cell table:number-columns-repeated="4"/>
        </table:table-row>
        <table:table-row table:style-name="ro1">
          <table:table-cell office:value-type="float" office:value="0.919893622398376" calcext:value-type="float">
            <text:p>0.919893622398376</text:p>
          </table:table-cell>
          <table:table-cell table:formula="of:=AVERAGE([.A437:.A486])" office:value-type="float" office:value="0.80497342467308" calcext:value-type="float">
            <text:p>0.80497342467308</text:p>
          </table:table-cell>
          <table:table-cell office:value-type="float" office:value="1" calcext:value-type="float">
            <text:p>1</text:p>
          </table:table-cell>
          <table:table-cell office:value-type="float" office:value="11.0300202965409" calcext:value-type="float">
            <text:p>11.0300202965409</text:p>
          </table:table-cell>
          <table:table-cell office:value-type="float" office:value="280.162515532138" calcext:value-type="float">
            <text:p>280.162515532138</text:p>
          </table:table-cell>
          <table:table-cell table:formula="of:=AVERAGE([.E437:.E486])" office:value-type="float" office:value="281.257672197092" calcext:value-type="float">
            <text:p>281.257672197092</text:p>
          </table:table-cell>
          <table:table-cell table:number-columns-repeated="4"/>
        </table:table-row>
        <table:table-row table:style-name="ro1">
          <table:table-cell office:value-type="float" office:value="0.718376398086548" calcext:value-type="float">
            <text:p>0.718376398086548</text:p>
          </table:table-cell>
          <table:table-cell table:formula="of:=AVERAGE([.A438:.A487])" office:value-type="float" office:value="0.799340952634811" calcext:value-type="float">
            <text:p>0.799340952634811</text:p>
          </table:table-cell>
          <table:table-cell office:value-type="float" office:value="0" calcext:value-type="float">
            <text:p>0</text:p>
          </table:table-cell>
          <table:table-cell office:value-type="float" office:value="11.1140769709021" calcext:value-type="float">
            <text:p>11.1140769709021</text:p>
          </table:table-cell>
          <table:table-cell office:value-type="float" office:value="282.297555060913" calcext:value-type="float">
            <text:p>282.297555060913</text:p>
          </table:table-cell>
          <table:table-cell table:formula="of:=AVERAGE([.E438:.E487])" office:value-type="float" office:value="281.302497298355" calcext:value-type="float">
            <text:p>281.302497298355</text:p>
          </table:table-cell>
          <table:table-cell table:number-columns-repeated="4"/>
        </table:table-row>
        <table:table-row table:style-name="ro1">
          <table:table-cell office:value-type="float" office:value="0.915380716323852" calcext:value-type="float">
            <text:p>0.915380716323852</text:p>
          </table:table-cell>
          <table:table-cell table:formula="of:=AVERAGE([.A439:.A488])" office:value-type="float" office:value="0.797648566961288" calcext:value-type="float">
            <text:p>0.797648566961288</text:p>
          </table:table-cell>
          <table:table-cell office:value-type="float" office:value="1" calcext:value-type="float">
            <text:p>1</text:p>
          </table:table-cell>
          <table:table-cell office:value-type="float" office:value="11.0344542743802" calcext:value-type="float">
            <text:p>11.0344542743802</text:p>
          </table:table-cell>
          <table:table-cell office:value-type="float" office:value="280.275138569257" calcext:value-type="float">
            <text:p>280.275138569257</text:p>
          </table:table-cell>
          <table:table-cell table:formula="of:=AVERAGE([.E439:.E488])" office:value-type="float" office:value="281.305224808372" calcext:value-type="float">
            <text:p>281.3052248083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0:.A489])" office:value-type="float" office:value="0.799713271856308" calcext:value-type="float">
            <text:p>0.799713271856308</text:p>
          </table:table-cell>
          <table:table-cell office:value-type="float" office:value="1" calcext:value-type="float">
            <text:p>1</text:p>
          </table:table-cell>
          <table:table-cell office:value-type="float" office:value="11.0302995467991" calcext:value-type="float">
            <text:p>11.0302995467991</text:p>
          </table:table-cell>
          <table:table-cell office:value-type="float" office:value="280.169608488696" calcext:value-type="float">
            <text:p>280.169608488696</text:p>
          </table:table-cell>
          <table:table-cell table:formula="of:=AVERAGE([.E440:.E489])" office:value-type="float" office:value="281.307914171397" calcext:value-type="float">
            <text:p>281.307914171397</text:p>
          </table:table-cell>
          <table:table-cell table:number-columns-repeated="4"/>
        </table:table-row>
        <table:table-row table:style-name="ro1">
          <table:table-cell office:value-type="float" office:value="0.878105819225311" calcext:value-type="float">
            <text:p>0.878105819225311</text:p>
          </table:table-cell>
          <table:table-cell table:formula="of:=AVERAGE([.A441:.A490])" office:value-type="float" office:value="0.810439978837967" calcext:value-type="float">
            <text:p>0.810439978837967</text:p>
          </table:table-cell>
          <table:table-cell office:value-type="float" office:value="0" calcext:value-type="float">
            <text:p>0</text:p>
          </table:table-cell>
          <table:table-cell office:value-type="float" office:value="11.082235401544" calcext:value-type="float">
            <text:p>11.082235401544</text:p>
          </table:table-cell>
          <table:table-cell office:value-type="float" office:value="281.488779199217" calcext:value-type="float">
            <text:p>281.488779199217</text:p>
          </table:table-cell>
          <table:table-cell table:formula="of:=AVERAGE([.E441:.E490])" office:value-type="float" office:value="281.207842687152" calcext:value-type="float">
            <text:p>281.207842687152</text:p>
          </table:table-cell>
          <table:table-cell table:number-columns-repeated="4"/>
        </table:table-row>
        <table:table-row table:style-name="ro1">
          <table:table-cell office:value-type="float" office:value="0.900061368942261" calcext:value-type="float">
            <text:p>0.900061368942261</text:p>
          </table:table-cell>
          <table:table-cell table:formula="of:=AVERAGE([.A442:.A491])" office:value-type="float" office:value="0.815213092565537" calcext:value-type="float">
            <text:p>0.815213092565537</text:p>
          </table:table-cell>
          <table:table-cell office:value-type="float" office:value="1" calcext:value-type="float">
            <text:p>1</text:p>
          </table:table-cell>
          <table:table-cell office:value-type="float" office:value="11.0168603347927" calcext:value-type="float">
            <text:p>11.0168603347927</text:p>
          </table:table-cell>
          <table:table-cell office:value-type="float" office:value="279.828252503735" calcext:value-type="float">
            <text:p>279.828252503735</text:p>
          </table:table-cell>
          <table:table-cell table:formula="of:=AVERAGE([.E442:.E491])" office:value-type="float" office:value="281.174165448622" calcext:value-type="float">
            <text:p>281.174165448622</text:p>
          </table:table-cell>
          <table:table-cell table:number-columns-repeated="4"/>
        </table:table-row>
        <table:table-row table:style-name="ro1">
          <table:table-cell office:value-type="float" office:value="0.778353273868561" calcext:value-type="float">
            <text:p>0.778353273868561</text:p>
          </table:table-cell>
          <table:table-cell table:formula="of:=AVERAGE([.A443:.A492])" office:value-type="float" office:value="0.810780158042908" calcext:value-type="float">
            <text:p>0.810780158042908</text:p>
          </table:table-cell>
          <table:table-cell office:value-type="float" office:value="0" calcext:value-type="float">
            <text:p>0</text:p>
          </table:table-cell>
          <table:table-cell office:value-type="float" office:value="11.0561747818589" calcext:value-type="float">
            <text:p>11.0561747818589</text:p>
          </table:table-cell>
          <table:table-cell office:value-type="float" office:value="280.826839459217" calcext:value-type="float">
            <text:p>280.826839459217</text:p>
          </table:table-cell>
          <table:table-cell table:formula="of:=AVERAGE([.E443:.E492])" office:value-type="float" office:value="281.189851015411" calcext:value-type="float">
            <text:p>281.189851015411</text:p>
          </table:table-cell>
          <table:table-cell table:number-columns-repeated="4"/>
        </table:table-row>
        <table:table-row table:style-name="ro1">
          <table:table-cell office:value-type="float" office:value="0.88521409034729" calcext:value-type="float">
            <text:p>0.88521409034729</text:p>
          </table:table-cell>
          <table:table-cell table:formula="of:=AVERAGE([.A444:.A493])" office:value-type="float" office:value="0.811856825351715" calcext:value-type="float">
            <text:p>0.811856825351715</text:p>
          </table:table-cell>
          <table:table-cell office:value-type="float" office:value="0" calcext:value-type="float">
            <text:p>0</text:p>
          </table:table-cell>
          <table:table-cell office:value-type="float" office:value="11.1993081389964" calcext:value-type="float">
            <text:p>11.1993081389964</text:p>
          </table:table-cell>
          <table:table-cell office:value-type="float" office:value="284.462426730508" calcext:value-type="float">
            <text:p>284.462426730508</text:p>
          </table:table-cell>
          <table:table-cell table:formula="of:=AVERAGE([.E444:.E493])" office:value-type="float" office:value="281.197783205821" calcext:value-type="float">
            <text:p>281.197783205821</text:p>
          </table:table-cell>
          <table:table-cell table:number-columns-repeated="4"/>
        </table:table-row>
        <table:table-row table:style-name="ro1">
          <table:table-cell office:value-type="float" office:value="0.8354811668396" calcext:value-type="float">
            <text:p>0.8354811668396</text:p>
          </table:table-cell>
          <table:table-cell table:formula="of:=AVERAGE([.A445:.A494])" office:value-type="float" office:value="0.813839168548584" calcext:value-type="float">
            <text:p>0.813839168548584</text:p>
          </table:table-cell>
          <table:table-cell office:value-type="float" office:value="1" calcext:value-type="float">
            <text:p>1</text:p>
          </table:table-cell>
          <table:table-cell office:value-type="float" office:value="11.0336047904015" calcext:value-type="float">
            <text:p>11.0336047904015</text:p>
          </table:table-cell>
          <table:table-cell office:value-type="float" office:value="280.253561676197" calcext:value-type="float">
            <text:p>280.253561676197</text:p>
          </table:table-cell>
          <table:table-cell table:formula="of:=AVERAGE([.E445:.E494])" office:value-type="float" office:value="281.143357579241" calcext:value-type="float">
            <text:p>281.143357579241</text:p>
          </table:table-cell>
          <table:table-cell table:number-columns-repeated="4"/>
        </table:table-row>
        <table:table-row table:style-name="ro1">
          <table:table-cell office:value-type="float" office:value="0.803338885307312" calcext:value-type="float">
            <text:p>0.803338885307312</text:p>
          </table:table-cell>
          <table:table-cell table:formula="of:=AVERAGE([.A446:.A495])" office:value-type="float" office:value="0.813948382139206" calcext:value-type="float">
            <text:p>0.813948382139206</text:p>
          </table:table-cell>
          <table:table-cell office:value-type="float" office:value="1" calcext:value-type="float">
            <text:p>1</text:p>
          </table:table-cell>
          <table:table-cell office:value-type="float" office:value="11.0356182082295" calcext:value-type="float">
            <text:p>11.0356182082295</text:p>
          </table:table-cell>
          <table:table-cell office:value-type="float" office:value="280.30470248903" calcext:value-type="float">
            <text:p>280.30470248903</text:p>
          </table:table-cell>
          <table:table-cell table:formula="of:=AVERAGE([.E446:.E495])" office:value-type="float" office:value="281.144997899951" calcext:value-type="float">
            <text:p>281.144997899951</text:p>
          </table:table-cell>
          <table:table-cell table:number-columns-repeated="4"/>
        </table:table-row>
        <table:table-row table:style-name="ro1">
          <table:table-cell office:value-type="float" office:value="0.0164972245693207" calcext:value-type="float">
            <text:p>0.016497224569321</text:p>
          </table:table-cell>
          <table:table-cell table:formula="of:=AVERAGE([.A447:.A496])" office:value-type="float" office:value="0.794278326630592" calcext:value-type="float">
            <text:p>0.794278326630592</text:p>
          </table:table-cell>
          <table:table-cell office:value-type="float" office:value="0" calcext:value-type="float">
            <text:p>0</text:p>
          </table:table-cell>
          <table:table-cell office:value-type="float" office:value="11.1561604541421" calcext:value-type="float">
            <text:p>11.1561604541421</text:p>
          </table:table-cell>
          <table:table-cell office:value-type="float" office:value="283.366475535209" calcext:value-type="float">
            <text:p>283.366475535209</text:p>
          </table:table-cell>
          <table:table-cell table:formula="of:=AVERAGE([.E447:.E496])" office:value-type="float" office:value="281.211583476678" calcext:value-type="float">
            <text:p>281.211583476678</text:p>
          </table:table-cell>
          <table:table-cell table:number-columns-repeated="4"/>
        </table:table-row>
        <table:table-row table:style-name="ro1">
          <table:table-cell office:value-type="float" office:value="0.563009858131409" calcext:value-type="float">
            <text:p>0.563009858131409</text:p>
          </table:table-cell>
          <table:table-cell table:formula="of:=AVERAGE([.A448:.A497])" office:value-type="float" office:value="0.78553852379322" calcext:value-type="float">
            <text:p>0.78553852379322</text:p>
          </table:table-cell>
          <table:table-cell office:value-type="float" office:value="1" calcext:value-type="float">
            <text:p>1</text:p>
          </table:table-cell>
          <table:table-cell office:value-type="float" office:value="11.0348144837469" calcext:value-type="float">
            <text:p>11.0348144837469</text:p>
          </table:table-cell>
          <table:table-cell office:value-type="float" office:value="280.284287887171" calcext:value-type="float">
            <text:p>280.284287887171</text:p>
          </table:table-cell>
          <table:table-cell table:formula="of:=AVERAGE([.E448:.E497])" office:value-type="float" office:value="281.208215216383" calcext:value-type="float">
            <text:p>281.2082152163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9:.A498])" office:value-type="float" office:value="0.78553852379322" calcext:value-type="float">
            <text:p>0.78553852379322</text:p>
          </table:table-cell>
          <table:table-cell office:value-type="float" office:value="1" calcext:value-type="float">
            <text:p>1</text:p>
          </table:table-cell>
          <table:table-cell office:value-type="float" office:value="11.0259418347865" calcext:value-type="float">
            <text:p>11.0259418347865</text:p>
          </table:table-cell>
          <table:table-cell office:value-type="float" office:value="280.058922603578" calcext:value-type="float">
            <text:p>280.058922603578</text:p>
          </table:table-cell>
          <table:table-cell table:formula="of:=AVERAGE([.E449:.E498])" office:value-type="float" office:value="281.206991532365" calcext:value-type="float">
            <text:p>281.206991532365</text:p>
          </table:table-cell>
          <table:table-cell table:number-columns-repeated="4"/>
        </table:table-row>
        <table:table-row table:style-name="ro1">
          <table:table-cell office:value-type="float" office:value="0.705355167388916" calcext:value-type="float">
            <text:p>0.705355167388916</text:p>
          </table:table-cell>
          <table:table-cell table:formula="of:=AVERAGE([.A450:.A499])" office:value-type="float" office:value="0.788512664437294" calcext:value-type="float">
            <text:p>0.788512664437294</text:p>
          </table:table-cell>
          <table:table-cell office:value-type="float" office:value="0" calcext:value-type="float">
            <text:p>0</text:p>
          </table:table-cell>
          <table:table-cell office:value-type="float" office:value="11.1671908393413" calcext:value-type="float">
            <text:p>11.1671908393413</text:p>
          </table:table-cell>
          <table:table-cell office:value-type="float" office:value="283.646647319269" calcext:value-type="float">
            <text:p>283.646647319269</text:p>
          </table:table-cell>
          <table:table-cell table:formula="of:=AVERAGE([.E450:.E499])" office:value-type="float" office:value="281.252236250553" calcext:value-type="float">
            <text:p>281.252236250553</text:p>
          </table:table-cell>
          <table:table-cell table:number-columns-repeated="4"/>
        </table:table-row>
        <table:table-row table:style-name="ro1">
          <table:table-cell office:value-type="float" office:value="0.880296528339386" calcext:value-type="float">
            <text:p>0.880296528339386</text:p>
          </table:table-cell>
          <table:table-cell table:formula="of:=AVERAGE([.A451:.A500])" office:value-type="float" office:value="0.789722140431404" calcext:value-type="float">
            <text:p>0.789722140431404</text:p>
          </table:table-cell>
          <table:table-cell office:value-type="float" office:value="1" calcext:value-type="float">
            <text:p>1</text:p>
          </table:table-cell>
          <table:table-cell office:value-type="float" office:value="11.0279939721882" calcext:value-type="float">
            <text:p>11.0279939721882</text:p>
          </table:table-cell>
          <table:table-cell office:value-type="float" office:value="280.111046893581" calcext:value-type="float">
            <text:p>280.111046893581</text:p>
          </table:table-cell>
          <table:table-cell table:formula="of:=AVERAGE([.E451:.E500])" office:value-type="float" office:value="281.252425793426" calcext:value-type="float">
            <text:p>281.2524257934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2:.A501])" office:value-type="float" office:value="0.789722140431404" calcext:value-type="float">
            <text:p>0.789722140431404</text:p>
          </table:table-cell>
          <table:table-cell office:value-type="float" office:value="1" calcext:value-type="float">
            <text:p>1</text:p>
          </table:table-cell>
          <table:table-cell office:value-type="float" office:value="11.0270858221889" calcext:value-type="float">
            <text:p>11.0270858221889</text:p>
          </table:table-cell>
          <table:table-cell office:value-type="float" office:value="280.087979883597" calcext:value-type="float">
            <text:p>280.087979883597</text:p>
          </table:table-cell>
          <table:table-cell table:formula="of:=AVERAGE([.E452:.E501])" office:value-type="float" office:value="281.252677325163" calcext:value-type="float">
            <text:p>281.252677325163</text:p>
          </table:table-cell>
          <table:table-cell table:number-columns-repeated="4"/>
        </table:table-row>
        <table:table-row table:style-name="ro1">
          <table:table-cell office:value-type="float" office:value="0.96868109703064" calcext:value-type="float">
            <text:p>0.96868109703064</text:p>
          </table:table-cell>
          <table:table-cell table:formula="of:=AVERAGE([.A453:.A502])" office:value-type="float" office:value="0.789095762372017" calcext:value-type="float">
            <text:p>0.789095762372017</text:p>
          </table:table-cell>
          <table:table-cell office:value-type="float" office:value="1" calcext:value-type="float">
            <text:p>1</text:p>
          </table:table-cell>
          <table:table-cell office:value-type="float" office:value="11.0261131395668" calcext:value-type="float">
            <text:p>11.0261131395668</text:p>
          </table:table-cell>
          <table:table-cell office:value-type="float" office:value="280.063273744996" calcext:value-type="float">
            <text:p>280.063273744996</text:p>
          </table:table-cell>
          <table:table-cell table:formula="of:=AVERAGE([.E453:.E502])" office:value-type="float" office:value="281.249039651728" calcext:value-type="float">
            <text:p>281.249039651728</text:p>
          </table:table-cell>
          <table:table-cell table:number-columns-repeated="4"/>
        </table:table-row>
        <table:table-row table:style-name="ro1">
          <table:table-cell office:value-type="float" office:value="0.728184461593628" calcext:value-type="float">
            <text:p>0.728184461593628</text:p>
          </table:table-cell>
          <table:table-cell table:formula="of:=AVERAGE([.A454:.A503])" office:value-type="float" office:value="0.785573051571846" calcext:value-type="float">
            <text:p>0.785573051571846</text:p>
          </table:table-cell>
          <table:table-cell office:value-type="float" office:value="0" calcext:value-type="float">
            <text:p>0</text:p>
          </table:table-cell>
          <table:table-cell office:value-type="float" office:value="11.0838839167237" calcext:value-type="float">
            <text:p>11.0838839167237</text:p>
          </table:table-cell>
          <table:table-cell office:value-type="float" office:value="281.530651484783" calcext:value-type="float">
            <text:p>281.530651484783</text:p>
          </table:table-cell>
          <table:table-cell table:formula="of:=AVERAGE([.E454:.E503])" office:value-type="float" office:value="281.277375119109" calcext:value-type="float">
            <text:p>281.277375119109</text:p>
          </table:table-cell>
          <table:table-cell table:number-columns-repeated="4"/>
        </table:table-row>
        <table:table-row table:style-name="ro1">
          <table:table-cell office:value-type="float" office:value="0.87149852514267" calcext:value-type="float">
            <text:p>0.87149852514267</text:p>
          </table:table-cell>
          <table:table-cell table:formula="of:=AVERAGE([.A455:.A504])" office:value-type="float" office:value="0.783366051316261" calcext:value-type="float">
            <text:p>0.783366051316261</text:p>
          </table:table-cell>
          <table:table-cell office:value-type="float" office:value="0" calcext:value-type="float">
            <text:p>0</text:p>
          </table:table-cell>
          <table:table-cell office:value-type="float" office:value="11.1530933945835" calcext:value-type="float">
            <text:p>11.1530933945835</text:p>
          </table:table-cell>
          <table:table-cell office:value-type="float" office:value="283.28857222242" calcext:value-type="float">
            <text:p>283.28857222242</text:p>
          </table:table-cell>
          <table:table-cell table:formula="of:=AVERAGE([.E455:.E504])" office:value-type="float" office:value="281.305779727915" calcext:value-type="float">
            <text:p>281.305779727915</text:p>
          </table:table-cell>
          <table:table-cell table:number-columns-repeated="4"/>
        </table:table-row>
        <table:table-row table:style-name="ro1">
          <table:table-cell office:value-type="float" office:value="0.880141615867615" calcext:value-type="float">
            <text:p>0.880141615867615</text:p>
          </table:table-cell>
          <table:table-cell table:formula="of:=AVERAGE([.A456:.A505])" office:value-type="float" office:value="0.785379454493523" calcext:value-type="float">
            <text:p>0.785379454493523</text:p>
          </table:table-cell>
          <table:table-cell office:value-type="float" office:value="1" calcext:value-type="float">
            <text:p>1</text:p>
          </table:table-cell>
          <table:table-cell office:value-type="float" office:value="11.0337467621714" calcext:value-type="float">
            <text:p>11.0337467621714</text:p>
          </table:table-cell>
          <table:table-cell office:value-type="float" office:value="280.257167759153" calcext:value-type="float">
            <text:p>280.257167759153</text:p>
          </table:table-cell>
          <table:table-cell table:formula="of:=AVERAGE([.E456:.E505])" office:value-type="float" office:value="281.263638029209" calcext:value-type="float">
            <text:p>281.2636380292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7:.A506])" office:value-type="float" office:value="0.791104260087013" calcext:value-type="float">
            <text:p>0.791104260087013</text:p>
          </table:table-cell>
          <table:table-cell office:value-type="float" office:value="1" calcext:value-type="float">
            <text:p>1</text:p>
          </table:table-cell>
          <table:table-cell office:value-type="float" office:value="11.0253762943476" calcext:value-type="float">
            <text:p>11.0253762943476</text:p>
          </table:table-cell>
          <table:table-cell office:value-type="float" office:value="280.04455787643" calcext:value-type="float">
            <text:p>280.04455787643</text:p>
          </table:table-cell>
          <table:table-cell table:formula="of:=AVERAGE([.E457:.E506])" office:value-type="float" office:value="281.208791593609" calcext:value-type="float">
            <text:p>281.208791593609</text:p>
          </table:table-cell>
          <table:table-cell table:number-columns-repeated="4"/>
        </table:table-row>
        <table:table-row table:style-name="ro1">
          <table:table-cell office:value-type="float" office:value="0.659247219562531" calcext:value-type="float">
            <text:p>0.659247219562531</text:p>
          </table:table-cell>
          <table:table-cell table:formula="of:=AVERAGE([.A458:.A507])" office:value-type="float" office:value="0.792550610899925" calcext:value-type="float">
            <text:p>0.792550610899925</text:p>
          </table:table-cell>
          <table:table-cell office:value-type="float" office:value="0" calcext:value-type="float">
            <text:p>0</text:p>
          </table:table-cell>
          <table:table-cell office:value-type="float" office:value="11.0701255615652" calcext:value-type="float">
            <text:p>11.0701255615652</text:p>
          </table:table-cell>
          <table:table-cell office:value-type="float" office:value="281.181189263755" calcext:value-type="float">
            <text:p>281.181189263755</text:p>
          </table:table-cell>
          <table:table-cell table:formula="of:=AVERAGE([.E458:.E507])" office:value-type="float" office:value="281.175388536593" calcext:value-type="float">
            <text:p>281.175388536593</text:p>
          </table:table-cell>
          <table:table-cell table:number-columns-repeated="4"/>
        </table:table-row>
        <table:table-row table:style-name="ro1">
          <table:table-cell office:value-type="float" office:value="0.891713500022888" calcext:value-type="float">
            <text:p>0.891713500022888</text:p>
          </table:table-cell>
          <table:table-cell table:formula="of:=AVERAGE([.A459:.A508])" office:value-type="float" office:value="0.790384880900383" calcext:value-type="float">
            <text:p>0.790384880900383</text:p>
          </table:table-cell>
          <table:table-cell office:value-type="float" office:value="0" calcext:value-type="float">
            <text:p>0</text:p>
          </table:table-cell>
          <table:table-cell office:value-type="float" office:value="11.0929513368726" calcext:value-type="float">
            <text:p>11.0929513368726</text:p>
          </table:table-cell>
          <table:table-cell office:value-type="float" office:value="281.760963956563" calcext:value-type="float">
            <text:p>281.760963956563</text:p>
          </table:table-cell>
          <table:table-cell table:formula="of:=AVERAGE([.E459:.E508])" office:value-type="float" office:value="281.210334162649" calcext:value-type="float">
            <text:p>281.210334162649</text:p>
          </table:table-cell>
          <table:table-cell table:number-columns-repeated="4"/>
        </table:table-row>
        <table:table-row table:style-name="ro1">
          <table:table-cell office:value-type="float" office:value="0.903020441532135" calcext:value-type="float">
            <text:p>0.903020441532135</text:p>
          </table:table-cell>
          <table:table-cell table:formula="of:=AVERAGE([.A460:.A509])" office:value-type="float" office:value="0.788445289731026" calcext:value-type="float">
            <text:p>0.788445289731026</text:p>
          </table:table-cell>
          <table:table-cell office:value-type="float" office:value="0" calcext:value-type="float">
            <text:p>0</text:p>
          </table:table-cell>
          <table:table-cell office:value-type="float" office:value="11.1490818120927" calcext:value-type="float">
            <text:p>11.1490818120927</text:p>
          </table:table-cell>
          <table:table-cell office:value-type="float" office:value="283.186678027154" calcext:value-type="float">
            <text:p>283.186678027154</text:p>
          </table:table-cell>
          <table:table-cell table:formula="of:=AVERAGE([.E460:.E509])" office:value-type="float" office:value="281.272610917279" calcext:value-type="float">
            <text:p>281.272610917279</text:p>
          </table:table-cell>
          <table:table-cell table:number-columns-repeated="4"/>
        </table:table-row>
        <table:table-row table:style-name="ro1">
          <table:table-cell office:value-type="float" office:value="0.592104554176331" calcext:value-type="float">
            <text:p>0.592104554176331</text:p>
          </table:table-cell>
          <table:table-cell table:formula="of:=AVERAGE([.A461:.A510])" office:value-type="float" office:value="0.785419436097145" calcext:value-type="float">
            <text:p>0.785419436097145</text:p>
          </table:table-cell>
          <table:table-cell office:value-type="float" office:value="1" calcext:value-type="float">
            <text:p>1</text:p>
          </table:table-cell>
          <table:table-cell office:value-type="float" office:value="11.0265977208972" calcext:value-type="float">
            <text:p>11.0265977208972</text:p>
          </table:table-cell>
          <table:table-cell office:value-type="float" office:value="280.075582110789" calcext:value-type="float">
            <text:p>280.075582110789</text:p>
          </table:table-cell>
          <table:table-cell table:formula="of:=AVERAGE([.E461:.E510])" office:value-type="float" office:value="281.244697451011" calcext:value-type="float">
            <text:p>281.244697451011</text:p>
          </table:table-cell>
          <table:table-cell table:number-columns-repeated="4"/>
        </table:table-row>
        <table:table-row table:style-name="ro1">
          <table:table-cell office:value-type="float" office:value="0.724737167358398" calcext:value-type="float">
            <text:p>0.724737167358398</text:p>
          </table:table-cell>
          <table:table-cell table:formula="of:=AVERAGE([.A462:.A511])" office:value-type="float" office:value="0.78427406847477" calcext:value-type="float">
            <text:p>0.78427406847477</text:p>
          </table:table-cell>
          <table:table-cell office:value-type="float" office:value="0" calcext:value-type="float">
            <text:p>0</text:p>
          </table:table-cell>
          <table:table-cell office:value-type="float" office:value="11.1211016402125" calcext:value-type="float">
            <text:p>11.1211016402125</text:p>
          </table:table-cell>
          <table:table-cell office:value-type="float" office:value="282.475981661398" calcext:value-type="float">
            <text:p>282.475981661398</text:p>
          </table:table-cell>
          <table:table-cell table:formula="of:=AVERAGE([.E462:.E511])" office:value-type="float" office:value="281.23367296996" calcext:value-type="float">
            <text:p>281.23367296996</text:p>
          </table:table-cell>
          <table:table-cell table:number-columns-repeated="4"/>
        </table:table-row>
        <table:table-row table:style-name="ro1">
          <table:table-cell office:value-type="float" office:value="0.976133048534393" calcext:value-type="float">
            <text:p>0.976133048534393</text:p>
          </table:table-cell>
          <table:table-cell table:formula="of:=AVERAGE([.A463:.A512])" office:value-type="float" office:value="0.785047604441643" calcext:value-type="float">
            <text:p>0.785047604441643</text:p>
          </table:table-cell>
          <table:table-cell office:value-type="float" office:value="1" calcext:value-type="float">
            <text:p>1</text:p>
          </table:table-cell>
          <table:table-cell office:value-type="float" office:value="11.0296401407272" calcext:value-type="float">
            <text:p>11.0296401407272</text:p>
          </table:table-cell>
          <table:table-cell office:value-type="float" office:value="280.15285957447" calcext:value-type="float">
            <text:p>280.15285957447</text:p>
          </table:table-cell>
          <table:table-cell table:formula="of:=AVERAGE([.E463:.E512])" office:value-type="float" office:value="281.234498494736" calcext:value-type="float">
            <text:p>281.234498494736</text:p>
          </table:table-cell>
          <table:table-cell table:number-columns-repeated="4"/>
        </table:table-row>
        <table:table-row table:style-name="ro1">
          <table:table-cell office:value-type="float" office:value="0.754487693309784" calcext:value-type="float">
            <text:p>0.754487693309784</text:p>
          </table:table-cell>
          <table:table-cell table:formula="of:=AVERAGE([.A464:.A513])" office:value-type="float" office:value="0.780137358307838" calcext:value-type="float">
            <text:p>0.780137358307838</text:p>
          </table:table-cell>
          <table:table-cell office:value-type="float" office:value="1" calcext:value-type="float">
            <text:p>1</text:p>
          </table:table-cell>
          <table:table-cell office:value-type="float" office:value="11.0336047904015" calcext:value-type="float">
            <text:p>11.0336047904015</text:p>
          </table:table-cell>
          <table:table-cell office:value-type="float" office:value="280.253561676197" calcext:value-type="float">
            <text:p>280.253561676197</text:p>
          </table:table-cell>
          <table:table-cell table:formula="of:=AVERAGE([.E464:.E513])" office:value-type="float" office:value="281.134457408877" calcext:value-type="float">
            <text:p>281.1344574088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5:.A514])" office:value-type="float" office:value="0.783328924775124" calcext:value-type="float">
            <text:p>0.783328924775124</text:p>
          </table:table-cell>
          <table:table-cell office:value-type="float" office:value="1" calcext:value-type="float">
            <text:p>1</text:p>
          </table:table-cell>
          <table:table-cell office:value-type="float" office:value="11.0328245323271" calcext:value-type="float">
            <text:p>11.0328245323271</text:p>
          </table:table-cell>
          <table:table-cell office:value-type="float" office:value="280.233743121107" calcext:value-type="float">
            <text:p>280.233743121107</text:p>
          </table:table-cell>
          <table:table-cell table:formula="of:=AVERAGE([.E465:.E514])" office:value-type="float" office:value="281.125801617688" calcext:value-type="float">
            <text:p>281.1258016176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6:.A515])" office:value-type="float" office:value="0.783328924775124" calcext:value-type="float">
            <text:p>0.783328924775124</text:p>
          </table:table-cell>
          <table:table-cell office:value-type="float" office:value="1" calcext:value-type="float">
            <text:p>1</text:p>
          </table:table-cell>
          <table:table-cell office:value-type="float" office:value="11.0325265089422" calcext:value-type="float">
            <text:p>11.0325265089422</text:p>
          </table:table-cell>
          <table:table-cell office:value-type="float" office:value="280.226173327133" calcext:value-type="float">
            <text:p>280.226173327133</text:p>
          </table:table-cell>
          <table:table-cell table:formula="of:=AVERAGE([.E466:.E515])" office:value-type="float" office:value="281.124532634116" calcext:value-type="float">
            <text:p>281.1245326341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7:.A516])" office:value-type="float" office:value="0.783328924775124" calcext:value-type="float">
            <text:p>0.783328924775124</text:p>
          </table:table-cell>
          <table:table-cell office:value-type="float" office:value="0" calcext:value-type="float">
            <text:p>0</text:p>
          </table:table-cell>
          <table:table-cell office:value-type="float" office:value="11.1212893714786" calcext:value-type="float">
            <text:p>11.1212893714786</text:p>
          </table:table-cell>
          <table:table-cell office:value-type="float" office:value="282.480750035555" calcext:value-type="float">
            <text:p>282.480750035555</text:p>
          </table:table-cell>
          <table:table-cell table:formula="of:=AVERAGE([.E467:.E516])" office:value-type="float" office:value="281.173633774903" calcext:value-type="float">
            <text:p>281.173633774903</text:p>
          </table:table-cell>
          <table:table-cell table:number-columns-repeated="4"/>
        </table:table-row>
        <table:table-row table:style-name="ro1">
          <table:table-cell office:value-type="float" office:value="0.506398141384125" calcext:value-type="float">
            <text:p>0.506398141384125</text:p>
          </table:table-cell>
          <table:table-cell table:formula="of:=AVERAGE([.A468:.A517])" office:value-type="float" office:value="0.786994153857231" calcext:value-type="float">
            <text:p>0.786994153857231</text:p>
          </table:table-cell>
          <table:table-cell office:value-type="float" office:value="1" calcext:value-type="float">
            <text:p>1</text:p>
          </table:table-cell>
          <table:table-cell office:value-type="float" office:value="11.02504189803" calcext:value-type="float">
            <text:p>11.02504189803</text:p>
          </table:table-cell>
          <table:table-cell office:value-type="float" office:value="280.036064209963" calcext:value-type="float">
            <text:p>280.036064209963</text:p>
          </table:table-cell>
          <table:table-cell table:formula="of:=AVERAGE([.E468:.E517])" office:value-type="float" office:value="281.047167551559" calcext:value-type="float">
            <text:p>281.047167551559</text:p>
          </table:table-cell>
          <table:table-cell table:number-columns-repeated="4"/>
        </table:table-row>
        <table:table-row table:style-name="ro1">
          <table:table-cell office:value-type="float" office:value="0.750475645065308" calcext:value-type="float">
            <text:p>0.750475645065308</text:p>
          </table:table-cell>
          <table:table-cell table:formula="of:=AVERAGE([.A469:.A518])" office:value-type="float" office:value="0.796944034099579" calcext:value-type="float">
            <text:p>0.796944034099579</text:p>
          </table:table-cell>
          <table:table-cell office:value-type="float" office:value="0" calcext:value-type="float">
            <text:p>0</text:p>
          </table:table-cell>
          <table:table-cell office:value-type="float" office:value="11.1565159702271" calcext:value-type="float">
            <text:p>11.1565159702271</text:p>
          </table:table-cell>
          <table:table-cell office:value-type="float" office:value="283.375505643769" calcext:value-type="float">
            <text:p>283.375505643769</text:p>
          </table:table-cell>
          <table:table-cell table:formula="of:=AVERAGE([.E469:.E518])" office:value-type="float" office:value="281.01347362372" calcext:value-type="float">
            <text:p>281.013473623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70:.A519])" office:value-type="float" office:value="0.796944034099579" calcext:value-type="float">
            <text:p>0.796944034099579</text:p>
          </table:table-cell>
          <table:table-cell office:value-type="float" office:value="1" calcext:value-type="float">
            <text:p>1</text:p>
          </table:table-cell>
          <table:table-cell office:value-type="float" office:value="11.025479546544" calcext:value-type="float">
            <text:p>11.025479546544</text:p>
          </table:table-cell>
          <table:table-cell office:value-type="float" office:value="280.047180482216" calcext:value-type="float">
            <text:p>280.047180482216</text:p>
          </table:table-cell>
          <table:table-cell table:formula="of:=AVERAGE([.E470:.E519])" office:value-type="float" office:value="281.014191860077" calcext:value-type="float">
            <text:p>281.014191860077</text:p>
          </table:table-cell>
          <table:table-cell table:number-columns-repeated="4"/>
        </table:table-row>
        <table:table-row table:style-name="ro1">
          <table:table-cell office:value-type="float" office:value="0.748024106025696" calcext:value-type="float">
            <text:p>0.748024106025696</text:p>
          </table:table-cell>
          <table:table-cell table:formula="of:=AVERAGE([.A471:.A520])" office:value-type="float" office:value="0.797115461826324" calcext:value-type="float">
            <text:p>0.797115461826324</text:p>
          </table:table-cell>
          <table:table-cell office:value-type="float" office:value="0" calcext:value-type="float">
            <text:p>0</text:p>
          </table:table-cell>
          <table:table-cell office:value-type="float" office:value="11.0913086882949" calcext:value-type="float">
            <text:p>11.0913086882949</text:p>
          </table:table-cell>
          <table:table-cell office:value-type="float" office:value="281.71924068269" calcext:value-type="float">
            <text:p>281.71924068269</text:p>
          </table:table-cell>
          <table:table-cell table:formula="of:=AVERAGE([.E471:.E520])" office:value-type="float" office:value="281.042982111143" calcext:value-type="float">
            <text:p>281.042982111143</text:p>
          </table:table-cell>
          <table:table-cell table:number-columns-repeated="4"/>
        </table:table-row>
        <table:table-row table:style-name="ro1">
          <table:table-cell office:value-type="float" office:value="0.919375956058502" calcext:value-type="float">
            <text:p>0.919375956058502</text:p>
          </table:table-cell>
          <table:table-cell table:formula="of:=AVERAGE([.A472:.A521])" office:value-type="float" office:value="0.796559691429138" calcext:value-type="float">
            <text:p>0.796559691429138</text:p>
          </table:table-cell>
          <table:table-cell office:value-type="float" office:value="1" calcext:value-type="float">
            <text:p>1</text:p>
          </table:table-cell>
          <table:table-cell office:value-type="float" office:value="11.0206806660563" calcext:value-type="float">
            <text:p>11.0206806660563</text:p>
          </table:table-cell>
          <table:table-cell office:value-type="float" office:value="279.925288917829" calcext:value-type="float">
            <text:p>279.925288917829</text:p>
          </table:table-cell>
          <table:table-cell table:formula="of:=AVERAGE([.E472:.E521])" office:value-type="float" office:value="281.022058485343" calcext:value-type="float">
            <text:p>281.022058485343</text:p>
          </table:table-cell>
          <table:table-cell table:number-columns-repeated="4"/>
        </table:table-row>
        <table:table-row table:style-name="ro1">
          <table:table-cell office:value-type="float" office:value="0.901463031768799" calcext:value-type="float">
            <text:p>0.901463031768799</text:p>
          </table:table-cell>
          <table:table-cell table:formula="of:=AVERAGE([.A473:.A522])" office:value-type="float" office:value="0.797854870557785" calcext:value-type="float">
            <text:p>0.797854870557785</text:p>
          </table:table-cell>
          <table:table-cell office:value-type="float" office:value="0" calcext:value-type="float">
            <text:p>0</text:p>
          </table:table-cell>
          <table:table-cell office:value-type="float" office:value="11.0386266017675" calcext:value-type="float">
            <text:p>11.0386266017675</text:p>
          </table:table-cell>
          <table:table-cell office:value-type="float" office:value="280.381115684895" calcext:value-type="float">
            <text:p>280.381115684895</text:p>
          </table:table-cell>
          <table:table-cell table:formula="of:=AVERAGE([.E473:.E522])" office:value-type="float" office:value="281.026737452484" calcext:value-type="float">
            <text:p>281.026737452484</text:p>
          </table:table-cell>
          <table:table-cell table:number-columns-repeated="4"/>
        </table:table-row>
        <table:table-row table:style-name="ro1">
          <table:table-cell office:value-type="float" office:value="0.977904856204987" calcext:value-type="float">
            <text:p>0.977904856204987</text:p>
          </table:table-cell>
          <table:table-cell table:formula="of:=AVERAGE([.A474:.A523])" office:value-type="float" office:value="0.797412967681885" calcext:value-type="float">
            <text:p>0.797412967681885</text:p>
          </table:table-cell>
          <table:table-cell office:value-type="float" office:value="1" calcext:value-type="float">
            <text:p>1</text:p>
          </table:table-cell>
          <table:table-cell office:value-type="float" office:value="11.0258667422801" calcext:value-type="float">
            <text:p>11.0258667422801</text:p>
          </table:table-cell>
          <table:table-cell office:value-type="float" office:value="280.057015253915" calcext:value-type="float">
            <text:p>280.057015253915</text:p>
          </table:table-cell>
          <table:table-cell table:formula="of:=AVERAGE([.E474:.E523])" office:value-type="float" office:value="281.026090741739" calcext:value-type="float">
            <text:p>281.026090741739</text:p>
          </table:table-cell>
          <table:table-cell table:number-columns-repeated="4"/>
        </table:table-row>
        <table:table-row table:style-name="ro1">
          <table:table-cell office:value-type="float" office:value="0.747365832328796" calcext:value-type="float">
            <text:p>0.747365832328796</text:p>
          </table:table-cell>
          <table:table-cell table:formula="of:=AVERAGE([.A475:.A524])" office:value-type="float" office:value="0.795089925527573" calcext:value-type="float">
            <text:p>0.795089925527573</text:p>
          </table:table-cell>
          <table:table-cell office:value-type="float" office:value="0" calcext:value-type="float">
            <text:p>0</text:p>
          </table:table-cell>
          <table:table-cell office:value-type="float" office:value="11.0966766291827" calcext:value-type="float">
            <text:p>11.0966766291827</text:p>
          </table:table-cell>
          <table:table-cell office:value-type="float" office:value="281.85558638124" calcext:value-type="float">
            <text:p>281.85558638124</text:p>
          </table:table-cell>
          <table:table-cell table:formula="of:=AVERAGE([.E475:.E524])" office:value-type="float" office:value="281.037346488936" calcext:value-type="float">
            <text:p>281.037346488936</text:p>
          </table:table-cell>
          <table:table-cell table:number-columns-repeated="4"/>
        </table:table-row>
        <table:table-row table:style-name="ro1">
          <table:table-cell office:value-type="float" office:value="0.791801452636719" calcext:value-type="float">
            <text:p>0.791801452636719</text:p>
          </table:table-cell>
          <table:table-cell table:formula="of:=AVERAGE([.A476:.A525])" office:value-type="float" office:value="0.799177540540695" calcext:value-type="float">
            <text:p>0.799177540540695</text:p>
          </table:table-cell>
          <table:table-cell office:value-type="float" office:value="1" calcext:value-type="float">
            <text:p>1</text:p>
          </table:table-cell>
          <table:table-cell office:value-type="float" office:value="11.0325886949241" calcext:value-type="float">
            <text:p>11.0325886949241</text:p>
          </table:table-cell>
          <table:table-cell office:value-type="float" office:value="280.227752851073" calcext:value-type="float">
            <text:p>280.227752851073</text:p>
          </table:table-cell>
          <table:table-cell table:formula="of:=AVERAGE([.E476:.E525])" office:value-type="float" office:value="281.040385731415" calcext:value-type="float">
            <text:p>281.040385731415</text:p>
          </table:table-cell>
          <table:table-cell table:number-columns-repeated="4"/>
        </table:table-row>
        <table:table-row table:style-name="ro1">
          <table:table-cell office:value-type="float" office:value="0.572007358074188" calcext:value-type="float">
            <text:p>0.572007358074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71576046109" calcext:value-type="float">
            <text:p>11.0371576046109</text:p>
          </table:table-cell>
          <table:table-cell office:value-type="float" office:value="280.343803157117" calcext:value-type="float">
            <text:p>280.3438031571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3654034555" calcext:value-type="float">
            <text:p>11.0263654034555</text:p>
          </table:table-cell>
          <table:table-cell office:value-type="float" office:value="280.06968124777" calcext:value-type="float">
            <text:p>280.06968124777</text:p>
          </table:table-cell>
          <table:table-cell table:number-columns-repeated="5"/>
        </table:table-row>
        <table:table-row table:style-name="ro1">
          <table:table-cell office:value-type="float" office:value="0.955476701259613" calcext:value-type="float">
            <text:p>0.955476701259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2524336874" calcext:value-type="float">
            <text:p>11.0272524336874</text:p>
          </table:table-cell>
          <table:table-cell office:value-type="float" office:value="280.092211815661" calcext:value-type="float">
            <text:p>280.092211815661</text:p>
          </table:table-cell>
          <table:table-cell table:number-columns-repeated="5"/>
        </table:table-row>
        <table:table-row table:style-name="ro1">
          <table:table-cell office:value-type="float" office:value="0.43414580821991" calcext:value-type="float">
            <text:p>0.43414580821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790216769338" calcext:value-type="float">
            <text:p>11.0790216769338</text:p>
          </table:table-cell>
          <table:table-cell office:value-type="float" office:value="281.407150594118" calcext:value-type="float">
            <text:p>281.4071505941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33051739424" calcext:value-type="float">
            <text:p>11.0133051739424</text:p>
          </table:table-cell>
          <table:table-cell office:value-type="float" office:value="279.737951418138" calcext:value-type="float">
            <text:p>279.737951418138</text:p>
          </table:table-cell>
          <table:table-cell table:number-columns-repeated="5"/>
        </table:table-row>
        <table:table-row table:style-name="ro1">
          <table:table-cell office:value-type="float" office:value="0.701638162136078" calcext:value-type="float">
            <text:p>0.701638162136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39518453717" calcext:value-type="float">
            <text:p>11.1339518453717</text:p>
          </table:table-cell>
          <table:table-cell office:value-type="float" office:value="282.802376872442" calcext:value-type="float">
            <text:p>282.8023768724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3903741926" calcext:value-type="float">
            <text:p>11.0253903741926</text:p>
          </table:table-cell>
          <table:table-cell office:value-type="float" office:value="280.044915504492" calcext:value-type="float">
            <text:p>280.044915504492</text:p>
          </table:table-cell>
          <table:table-cell table:number-columns-repeated="5"/>
        </table:table-row>
        <table:table-row table:style-name="ro1">
          <table:table-cell office:value-type="float" office:value="0.766975164413452" calcext:value-type="float">
            <text:p>0.766975164413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804883274496" calcext:value-type="float">
            <text:p>11.0804883274496</text:p>
          </table:table-cell>
          <table:table-cell office:value-type="float" office:value="281.444403517219" calcext:value-type="float">
            <text:p>281.444403517219</text:p>
          </table:table-cell>
          <table:table-cell table:number-columns-repeated="5"/>
        </table:table-row>
        <table:table-row table:style-name="ro1">
          <table:table-cell office:value-type="float" office:value="0.985744416713715" calcext:value-type="float">
            <text:p>0.985744416713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3937434405" calcext:value-type="float">
            <text:p>11.0293937434405</text:p>
          </table:table-cell>
          <table:table-cell office:value-type="float" office:value="280.146601083389" calcext:value-type="float">
            <text:p>280.146601083389</text:p>
          </table:table-cell>
          <table:table-cell table:number-columns-repeated="5"/>
        </table:table-row>
        <table:table-row table:style-name="ro1">
          <table:table-cell office:value-type="float" office:value="0.535401284694672" calcext:value-type="float">
            <text:p>0.5354012846946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3089333624" calcext:value-type="float">
            <text:p>11.0303089333624</text:p>
          </table:table-cell>
          <table:table-cell office:value-type="float" office:value="280.169846907404" calcext:value-type="float">
            <text:p>280.1698469074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0993907303" calcext:value-type="float">
            <text:p>11.0250993907303</text:p>
          </table:table-cell>
          <table:table-cell office:value-type="float" office:value="280.037524524549" calcext:value-type="float">
            <text:p>280.037524524549</text:p>
          </table:table-cell>
          <table:table-cell table:number-columns-repeated="5"/>
        </table:table-row>
        <table:table-row table:style-name="ro1">
          <table:table-cell office:value-type="float" office:value="0.885151565074921" calcext:value-type="float">
            <text:p>0.885151565074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05504274905" calcext:value-type="float">
            <text:p>11.0205504274905</text:p>
          </table:table-cell>
          <table:table-cell office:value-type="float" office:value="279.921980858258" calcext:value-type="float">
            <text:p>279.9219808582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5073752254" calcext:value-type="float">
            <text:p>11.0265073752254</text:p>
          </table:table-cell>
          <table:table-cell office:value-type="float" office:value="280.073287330726" calcext:value-type="float">
            <text:p>280.073287330726</text:p>
          </table:table-cell>
          <table:table-cell table:number-columns-repeated="5"/>
        </table:table-row>
        <table:table-row table:style-name="ro1">
          <table:table-cell office:value-type="float" office:value="0.434374213218689" calcext:value-type="float">
            <text:p>0.434374213218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38368599713" calcext:value-type="float">
            <text:p>11.1338368599713</text:p>
          </table:table-cell>
          <table:table-cell office:value-type="float" office:value="282.799456243271" calcext:value-type="float">
            <text:p>282.799456243271</text:p>
          </table:table-cell>
          <table:table-cell table:number-columns-repeated="5"/>
        </table:table-row>
        <table:table-row table:style-name="ro1">
          <table:table-cell office:value-type="float" office:value="0.822262346744537" calcext:value-type="float">
            <text:p>0.8222623467445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4923023552" calcext:value-type="float">
            <text:p>11.0294923023552</text:p>
          </table:table-cell>
          <table:table-cell office:value-type="float" office:value="280.149104479821" calcext:value-type="float">
            <text:p>280.149104479821</text:p>
          </table:table-cell>
          <table:table-cell table:number-columns-repeated="5"/>
        </table:table-row>
        <table:table-row table:style-name="ro1">
          <table:table-cell office:value-type="float" office:value="0.839697241783142" calcext:value-type="float">
            <text:p>0.839697241783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72291771561" calcext:value-type="float">
            <text:p>11.0372291771561</text:p>
          </table:table-cell>
          <table:table-cell office:value-type="float" office:value="280.345621099765" calcext:value-type="float">
            <text:p>280.345621099765</text:p>
          </table:table-cell>
          <table:table-cell table:number-columns-repeated="5"/>
        </table:table-row>
        <table:table-row table:style-name="ro1">
          <table:table-cell office:value-type="float" office:value="0.995679438114166" calcext:value-type="float">
            <text:p>0.9956794381141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9958075255" calcext:value-type="float">
            <text:p>11.0259958075255</text:p>
          </table:table-cell>
          <table:table-cell office:value-type="float" office:value="280.060293511148" calcext:value-type="float">
            <text:p>280.060293511148</text:p>
          </table:table-cell>
          <table:table-cell table:number-columns-repeated="5"/>
        </table:table-row>
        <table:table-row table:style-name="ro1">
          <table:table-cell office:value-type="float" office:value="0.943132400512695" calcext:value-type="float">
            <text:p>0.943132400512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531429219127" calcext:value-type="float">
            <text:p>11.0531429219127</text:p>
          </table:table-cell>
          <table:table-cell office:value-type="float" office:value="280.749830216582" calcext:value-type="float">
            <text:p>280.749830216582</text:p>
          </table:table-cell>
          <table:table-cell table:number-columns-repeated="5"/>
        </table:table-row>
        <table:table-row table:style-name="ro1">
          <table:table-cell office:value-type="float" office:value="0.967869102954864" calcext:value-type="float">
            <text:p>0.967869102954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7775995106" calcext:value-type="float">
            <text:p>11.0327775995106</text:p>
          </table:table-cell>
          <table:table-cell office:value-type="float" office:value="280.232551027568" calcext:value-type="float">
            <text:p>280.232551027568</text:p>
          </table:table-cell>
          <table:table-cell table:number-columns-repeated="5"/>
        </table:table-row>
        <table:table-row table:style-name="ro1">
          <table:table-cell office:value-type="float" office:value="0.945821464061737" calcext:value-type="float">
            <text:p>0.9458214640617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60969229579" calcext:value-type="float">
            <text:p>11.0360969229579</text:p>
          </table:table-cell>
          <table:table-cell office:value-type="float" office:value="280.316861843131" calcext:value-type="float">
            <text:p>280.316861843131</text:p>
          </table:table-cell>
          <table:table-cell table:number-columns-repeated="5"/>
        </table:table-row>
        <table:table-row table:style-name="ro1">
          <table:table-cell office:value-type="float" office:value="0.891798615455627" calcext:value-type="float">
            <text:p>0.891798615455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4420298725" calcext:value-type="float">
            <text:p>11.0324420298725</text:p>
          </table:table-cell>
          <table:table-cell office:value-type="float" office:value="280.224027558762" calcext:value-type="float">
            <text:p>280.224027558762</text:p>
          </table:table-cell>
          <table:table-cell table:number-columns-repeated="5"/>
        </table:table-row>
        <table:table-row table:style-name="ro1">
          <table:table-cell office:value-type="float" office:value="0.83212548494339" calcext:value-type="float">
            <text:p>0.832125484943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35634763151" calcext:value-type="float">
            <text:p>11.1335634763151</text:p>
          </table:table-cell>
          <table:table-cell office:value-type="float" office:value="282.792512298405" calcext:value-type="float">
            <text:p>282.792512298405</text:p>
          </table:table-cell>
          <table:table-cell table:number-columns-repeated="5"/>
        </table:table-row>
        <table:table-row table:style-name="ro1">
          <table:table-cell office:value-type="float" office:value="0.970457911491394" calcext:value-type="float">
            <text:p>0.970457911491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0259828478" calcext:value-type="float">
            <text:p>11.0270259828478</text:p>
          </table:table-cell>
          <table:table-cell office:value-type="float" office:value="280.086459964334" calcext:value-type="float">
            <text:p>280.0864599643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8245323271" calcext:value-type="float">
            <text:p>11.0328245323271</text:p>
          </table:table-cell>
          <table:table-cell office:value-type="float" office:value="280.233743121107" calcext:value-type="float">
            <text:p>280.233743121107</text:p>
          </table:table-cell>
          <table:table-cell table:number-columns-repeated="5"/>
        </table:table-row>
        <table:table-row table:style-name="ro1">
          <table:table-cell office:value-type="float" office:value="0.628371357917785" calcext:value-type="float">
            <text:p>0.628371357917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68501946628" calcext:value-type="float">
            <text:p>11.0368501946628</text:p>
          </table:table-cell>
          <table:table-cell office:value-type="float" office:value="280.335994944435" calcext:value-type="float">
            <text:p>280.335994944435</text:p>
          </table:table-cell>
          <table:table-cell table:number-columns-repeated="5"/>
        </table:table-row>
        <table:table-row table:style-name="ro1">
          <table:table-cell office:value-type="float" office:value="0.967137098312378" calcext:value-type="float">
            <text:p>0.967137098312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45479301363" calcext:value-type="float">
            <text:p>11.0245479301363</text:p>
          </table:table-cell>
          <table:table-cell office:value-type="float" office:value="280.023517425463" calcext:value-type="float">
            <text:p>280.023517425463</text:p>
          </table:table-cell>
          <table:table-cell table:number-columns-repeated="5"/>
        </table:table-row>
        <table:table-row table:style-name="ro1">
          <table:table-cell office:value-type="float" office:value="0.942615270614624" calcext:value-type="float">
            <text:p>0.942615270614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5611972511" calcext:value-type="float">
            <text:p>11.0305611972511</text:p>
          </table:table-cell>
          <table:table-cell office:value-type="float" office:value="280.176254410177" calcext:value-type="float">
            <text:p>280.1762544101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5963968635" calcext:value-type="float">
            <text:p>11.0305963968635</text:p>
          </table:table-cell>
          <table:table-cell office:value-type="float" office:value="280.177148480332" calcext:value-type="float">
            <text:p>280.177148480332</text:p>
          </table:table-cell>
          <table:table-cell table:number-columns-repeated="5"/>
        </table:table-row>
        <table:table-row table:style-name="ro1">
          <table:table-cell office:value-type="float" office:value="0.886506021022797" calcext:value-type="float">
            <text:p>0.886506021022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6696244508" calcext:value-type="float">
            <text:p>11.0256696244508</text:p>
          </table:table-cell>
          <table:table-cell office:value-type="float" office:value="280.05200846105" calcext:value-type="float">
            <text:p>280.05200846105</text:p>
          </table:table-cell>
          <table:table-cell table:number-columns-repeated="5"/>
        </table:table-row>
        <table:table-row table:style-name="ro1">
          <table:table-cell office:value-type="float" office:value="0.93280166387558" calcext:value-type="float">
            <text:p>0.932801663875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1957832992" calcext:value-type="float">
            <text:p>11.0281957832992</text:p>
          </table:table-cell>
          <table:table-cell office:value-type="float" office:value="280.1161728958" calcext:value-type="float">
            <text:p>280.11617289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745959123373" calcext:value-type="float">
            <text:p>11.0745959123373</text:p>
          </table:table-cell>
          <table:table-cell office:value-type="float" office:value="281.294736173367" calcext:value-type="float">
            <text:p>281.294736173367</text:p>
          </table:table-cell>
          <table:table-cell table:number-columns-repeated="5"/>
        </table:table-row>
        <table:table-row table:style-name="ro1">
          <table:table-cell office:value-type="float" office:value="0.96850323677063" calcext:value-type="float">
            <text:p>0.968503236770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4855934411" calcext:value-type="float">
            <text:p>11.0284855934411</text:p>
          </table:table-cell>
          <table:table-cell office:value-type="float" office:value="280.123534073405" calcext:value-type="float">
            <text:p>280.1235340734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19350798285" calcext:value-type="float">
            <text:p>11.219350798285</text:p>
          </table:table-cell>
          <table:table-cell office:value-type="float" office:value="284.971510276439" calcext:value-type="float">
            <text:p>284.971510276439</text:p>
          </table:table-cell>
          <table:table-cell table:number-columns-repeated="5"/>
        </table:table-row>
        <table:table-row table:style-name="ro1">
          <table:table-cell office:value-type="float" office:value="0.424010366201401" calcext:value-type="float">
            <text:p>0.424010366201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828884452701" calcext:value-type="float">
            <text:p>11.2828884452701</text:p>
          </table:table-cell>
          <table:table-cell office:value-type="float" office:value="286.58536650986" calcext:value-type="float">
            <text:p>286.58536650986</text:p>
          </table:table-cell>
          <table:table-cell table:number-columns-repeated="5"/>
        </table:table-row>
        <table:table-row table:style-name="ro1">
          <table:table-cell office:value-type="float" office:value="0.788534581661224" calcext:value-type="float">
            <text:p>0.788534581661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47936597973" calcext:value-type="float">
            <text:p>11.1047936597973</text:p>
          </table:table-cell>
          <table:table-cell office:value-type="float" office:value="282.061758958852" calcext:value-type="float">
            <text:p>282.061758958852</text:p>
          </table:table-cell>
          <table:table-cell table:number-columns-repeated="5"/>
        </table:table-row>
        <table:table-row table:style-name="ro1">
          <table:table-cell office:value-type="float" office:value="0.841573417186737" calcext:value-type="float">
            <text:p>0.841573417186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84386226296" calcext:value-type="float">
            <text:p>11.1384386226296</text:p>
          </table:table-cell>
          <table:table-cell office:value-type="float" office:value="282.916341014793" calcext:value-type="float">
            <text:p>282.9163410147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5077062339" calcext:value-type="float">
            <text:p>11.0255077062339</text:p>
          </table:table-cell>
          <table:table-cell office:value-type="float" office:value="280.04789573834" calcext:value-type="float">
            <text:p>280.04789573834</text:p>
          </table:table-cell>
          <table:table-cell table:number-columns-repeated="5"/>
        </table:table-row>
        <table:table-row table:style-name="ro1">
          <table:table-cell office:value-type="float" office:value="0.764062941074371" calcext:value-type="float">
            <text:p>0.764062941074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220599951178" calcext:value-type="float">
            <text:p>11.2220599951178</text:p>
          </table:table-cell>
          <table:table-cell office:value-type="float" office:value="285.040323875992" calcext:value-type="float">
            <text:p>285.040323875992</text:p>
          </table:table-cell>
          <table:table-cell table:number-columns-repeated="5"/>
        </table:table-row>
        <table:table-row table:style-name="ro1">
          <table:table-cell office:value-type="float" office:value="0.903506517410278" calcext:value-type="float">
            <text:p>0.9035065174102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18422532648" calcext:value-type="float">
            <text:p>11.0218422532648</text:p>
          </table:table-cell>
          <table:table-cell office:value-type="float" office:value="279.954793232926" calcext:value-type="float">
            <text:p>279.954793232926</text:p>
          </table:table-cell>
          <table:table-cell table:number-columns-repeated="5"/>
        </table:table-row>
        <table:table-row table:style-name="ro1">
          <table:table-cell office:value-type="float" office:value="0.806573748588562" calcext:value-type="float">
            <text:p>0.806573748588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98677268922" calcext:value-type="float">
            <text:p>11.1398677268922</text:p>
          </table:table-cell>
          <table:table-cell office:value-type="float" office:value="282.952640263063" calcext:value-type="float">
            <text:p>282.952640263063</text:p>
          </table:table-cell>
          <table:table-cell table:number-columns-repeated="5"/>
        </table:table-row>
        <table:table-row table:style-name="ro1">
          <table:table-cell office:value-type="float" office:value="0.867501854896545" calcext:value-type="float">
            <text:p>0.867501854896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3486459613" calcext:value-type="float">
            <text:p>11.0273486459613</text:p>
          </table:table-cell>
          <table:table-cell office:value-type="float" office:value="280.094655607417" calcext:value-type="float">
            <text:p>280.094655607417</text:p>
          </table:table-cell>
          <table:table-cell table:number-columns-repeated="5"/>
        </table:table-row>
        <table:table-row table:style-name="ro1">
          <table:table-cell office:value-type="float" office:value="0.361497759819031" calcext:value-type="float">
            <text:p>0.3614977598190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58613813728" calcext:value-type="float">
            <text:p>11.1058613813728</text:p>
          </table:table-cell>
          <table:table-cell office:value-type="float" office:value="282.088879086869" calcext:value-type="float">
            <text:p>282.088879086869</text:p>
          </table:table-cell>
          <table:table-cell table:number-columns-repeated="5"/>
        </table:table-row>
        <table:table-row table:style-name="ro1">
          <table:table-cell office:value-type="float" office:value="0.809329628944397" calcext:value-type="float">
            <text:p>0.8093296289443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5688991904" calcext:value-type="float">
            <text:p>11.0285688991904</text:p>
          </table:table-cell>
          <table:table-cell office:value-type="float" office:value="280.125650039437" calcext:value-type="float">
            <text:p>280.125650039437</text:p>
          </table:table-cell>
          <table:table-cell table:number-columns-repeated="5"/>
        </table:table-row>
        <table:table-row table:style-name="ro1">
          <table:table-cell office:value-type="float" office:value="0.976691722869873" calcext:value-type="float">
            <text:p>0.976691722869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36374334961" calcext:value-type="float">
            <text:p>11.0236374334961</text:p>
          </table:table-cell>
          <table:table-cell office:value-type="float" office:value="280.000390810801" calcext:value-type="float">
            <text:p>280.000390810801</text:p>
          </table:table-cell>
          <table:table-cell table:number-columns-repeated="5"/>
        </table:table-row>
        <table:table-row table:style-name="ro1">
          <table:table-cell office:value-type="float" office:value="0.801031410694122" calcext:value-type="float">
            <text:p>0.801031410694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3573705077" calcext:value-type="float">
            <text:p>11.0293573705077</text:p>
          </table:table-cell>
          <table:table-cell office:value-type="float" office:value="280.145677210896" calcext:value-type="float">
            <text:p>280.1456772108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3148158884" calcext:value-type="float">
            <text:p>11.023148158884</text:p>
          </table:table-cell>
          <table:table-cell office:value-type="float" office:value="279.987963235655" calcext:value-type="float">
            <text:p>279.9879632356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2437387228" calcext:value-type="float">
            <text:p>11.0322437387228</text:p>
          </table:table-cell>
          <table:table-cell office:value-type="float" office:value="280.218990963559" calcext:value-type="float">
            <text:p>280.2189909635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7096976399" calcext:value-type="float">
            <text:p>11.0287096976399</text:p>
          </table:table-cell>
          <table:table-cell office:value-type="float" office:value="280.129226320055" calcext:value-type="float">
            <text:p>280.1292263200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11652473867" calcext:value-type="float">
            <text:p>11.0211652473867</text:p>
          </table:table-cell>
          <table:table-cell office:value-type="float" office:value="279.937597283622" calcext:value-type="float">
            <text:p>279.937597283622</text:p>
          </table:table-cell>
          <table:table-cell table:number-columns-repeated="5"/>
        </table:table-row>
        <table:table-row table:style-name="ro1">
          <table:table-cell office:value-type="float" office:value="0.680391907691956" calcext:value-type="float">
            <text:p>0.6803919076919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815748221517" calcext:value-type="float">
            <text:p>11.0815748221517</text:p>
          </table:table-cell>
          <table:table-cell office:value-type="float" office:value="281.472000482652" calcext:value-type="float">
            <text:p>281.4720004826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173995664388" calcext:value-type="float">
            <text:p>11.2173995664388</text:p>
          </table:table-cell>
          <table:table-cell office:value-type="float" office:value="284.921948987545" calcext:value-type="float">
            <text:p>284.921948987545</text:p>
          </table:table-cell>
          <table:table-cell table:number-columns-repeated="5"/>
        </table:table-row>
        <table:table-row table:style-name="ro1">
          <table:table-cell office:value-type="float" office:value="0.753634393215179" calcext:value-type="float">
            <text:p>0.7536343932151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87803067416" calcext:value-type="float">
            <text:p>11.0387803067416</text:p>
          </table:table-cell>
          <table:table-cell office:value-type="float" office:value="280.385019791237" calcext:value-type="float">
            <text:p>280.385019791237</text:p>
          </table:table-cell>
          <table:table-cell table:number-columns-repeated="5"/>
        </table:table-row>
        <table:table-row table:style-name="ro1">
          <table:table-cell office:value-type="float" office:value="0.379395395517349" calcext:value-type="float">
            <text:p>0.379395395517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58188460201" calcext:value-type="float">
            <text:p>11.0358188460201</text:p>
          </table:table-cell>
          <table:table-cell office:value-type="float" office:value="280.309798688911" calcext:value-type="float">
            <text:p>280.309798688911</text:p>
          </table:table-cell>
          <table:table-cell table:number-columns-repeated="5"/>
        </table:table-row>
        <table:table-row table:style-name="ro1">
          <table:table-cell office:value-type="float" office:value="0.971958339214325" calcext:value-type="float">
            <text:p>0.971958339214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8050676018" calcext:value-type="float">
            <text:p>11.0278050676018</text:p>
          </table:table-cell>
          <table:table-cell office:value-type="float" office:value="280.106248717086" calcext:value-type="float">
            <text:p>280.1062487170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05081879556" calcext:value-type="float">
            <text:p>11.0205081879556</text:p>
          </table:table-cell>
          <table:table-cell office:value-type="float" office:value="279.920907974073" calcext:value-type="float">
            <text:p>279.9209079740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7457395643" calcext:value-type="float">
            <text:p>11.0297457395643</text:p>
          </table:table-cell>
          <table:table-cell office:value-type="float" office:value="280.155541784933" calcext:value-type="float">
            <text:p>280.1555417849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5412508041" calcext:value-type="float">
            <text:p>11.0305412508041</text:p>
          </table:table-cell>
          <table:table-cell office:value-type="float" office:value="280.175747770423" calcext:value-type="float">
            <text:p>280.175747770423</text:p>
          </table:table-cell>
          <table:table-cell table:number-columns-repeated="5"/>
        </table:table-row>
        <table:table-row table:style-name="ro1">
          <table:table-cell office:value-type="float" office:value="0.891600787639618" calcext:value-type="float">
            <text:p>0.891600787639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663310433507" calcext:value-type="float">
            <text:p>11.0663310433507</text:p>
          </table:table-cell>
          <table:table-cell office:value-type="float" office:value="281.084808501108" calcext:value-type="float">
            <text:p>281.0848085011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4257541001" calcext:value-type="float">
            <text:p>11.0284257541001</text:p>
          </table:table-cell>
          <table:table-cell office:value-type="float" office:value="280.122014154142" calcext:value-type="float">
            <text:p>280.1220141541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2442204446" calcext:value-type="float">
            <text:p>11.0272442204446</text:p>
          </table:table-cell>
          <table:table-cell office:value-type="float" office:value="280.092003199292" calcext:value-type="float">
            <text:p>280.092003199292</text:p>
          </table:table-cell>
          <table:table-cell table:number-columns-repeated="5"/>
        </table:table-row>
        <table:table-row table:style-name="ro1">
          <table:table-cell office:value-type="float" office:value="0.356086432933807" calcext:value-type="float">
            <text:p>0.356086432933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4530626148" calcext:value-type="float">
            <text:p>11.094530626148</text:p>
          </table:table-cell>
          <table:table-cell office:value-type="float" office:value="281.801077904159" calcext:value-type="float">
            <text:p>281.801077904159</text:p>
          </table:table-cell>
          <table:table-cell table:number-columns-repeated="5"/>
        </table:table-row>
        <table:table-row table:style-name="ro1">
          <table:table-cell office:value-type="float" office:value="0.614063143730164" calcext:value-type="float">
            <text:p>0.614063143730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131087336898" calcext:value-type="float">
            <text:p>11.2131087336898</text:p>
          </table:table-cell>
          <table:table-cell office:value-type="float" office:value="284.812961835721" calcext:value-type="float">
            <text:p>284.812961835721</text:p>
          </table:table-cell>
          <table:table-cell table:number-columns-repeated="5"/>
        </table:table-row>
        <table:table-row table:style-name="ro1">
          <table:table-cell office:value-type="float" office:value="0.626850724220276" calcext:value-type="float">
            <text:p>0.626850724220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758936047137" calcext:value-type="float">
            <text:p>11.0758936047137</text:p>
          </table:table-cell>
          <table:table-cell office:value-type="float" office:value="281.327697559727" calcext:value-type="float">
            <text:p>281.327697559727</text:p>
          </table:table-cell>
          <table:table-cell table:number-columns-repeated="5"/>
        </table:table-row>
        <table:table-row table:style-name="ro1">
          <table:table-cell office:value-type="float" office:value="0.777230083942413" calcext:value-type="float">
            <text:p>0.7772300839424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81525803208" calcext:value-type="float">
            <text:p>11.0381525803208</text:p>
          </table:table-cell>
          <table:table-cell office:value-type="float" office:value="280.369075540149" calcext:value-type="float">
            <text:p>280.3690755401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94064400882" calcext:value-type="float">
            <text:p>11.0194064400882</text:p>
          </table:table-cell>
          <table:table-cell office:value-type="float" office:value="279.892923578239" calcext:value-type="float">
            <text:p>279.892923578239</text:p>
          </table:table-cell>
          <table:table-cell table:number-columns-repeated="5"/>
        </table:table-row>
        <table:table-row table:style-name="ro1">
          <table:table-cell office:value-type="float" office:value="0.7329261302948" calcext:value-type="float">
            <text:p>0.73292613029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1984609485" calcext:value-type="float">
            <text:p>11.0271984609485</text:p>
          </table:table-cell>
          <table:table-cell office:value-type="float" office:value="280.090840908091" calcext:value-type="float">
            <text:p>280.090840908091</text:p>
          </table:table-cell>
          <table:table-cell table:number-columns-repeated="5"/>
        </table:table-row>
        <table:table-row table:style-name="ro1">
          <table:table-cell office:value-type="float" office:value="0.844366490840912" calcext:value-type="float">
            <text:p>0.84436649084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54504234105" calcext:value-type="float">
            <text:p>11.0354504234105</text:p>
          </table:table-cell>
          <table:table-cell office:value-type="float" office:value="280.300440754628" calcext:value-type="float">
            <text:p>280.300440754628</text:p>
          </table:table-cell>
          <table:table-cell table:number-columns-repeated="5"/>
        </table:table-row>
        <table:table-row table:style-name="ro1">
          <table:table-cell office:value-type="float" office:value="0.937395930290222" calcext:value-type="float">
            <text:p>0.937395930290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817951585174" calcext:value-type="float">
            <text:p>11.1817951585174</text:p>
          </table:table-cell>
          <table:table-cell office:value-type="float" office:value="284.017597026341" calcext:value-type="float">
            <text:p>284.017597026341</text:p>
          </table:table-cell>
          <table:table-cell table:number-columns-repeated="5"/>
        </table:table-row>
        <table:table-row table:style-name="ro1">
          <table:table-cell office:value-type="float" office:value="0.0971647650003433" calcext:value-type="float">
            <text:p>0.097164765000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59749835759" calcext:value-type="float">
            <text:p>11.0959749835759</text:p>
          </table:table-cell>
          <table:table-cell office:value-type="float" office:value="281.837764582829" calcext:value-type="float">
            <text:p>281.837764582829</text:p>
          </table:table-cell>
          <table:table-cell table:number-columns-repeated="5"/>
        </table:table-row>
        <table:table-row table:style-name="ro1">
          <table:table-cell office:value-type="float" office:value="0.630683898925781" calcext:value-type="float">
            <text:p>0.630683898925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027799940974" calcext:value-type="float">
            <text:p>11.2027799940974</text:p>
          </table:table-cell>
          <table:table-cell office:value-type="float" office:value="284.550611850073" calcext:value-type="float">
            <text:p>284.5506118500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41959340125" calcext:value-type="float">
            <text:p>11.0241959340125</text:p>
          </table:table-cell>
          <table:table-cell office:value-type="float" office:value="280.014576723918" calcext:value-type="float">
            <text:p>280.0145767239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83171409965" calcext:value-type="float">
            <text:p>11.1083171409965</text:p>
          </table:table-cell>
          <table:table-cell office:value-type="float" office:value="282.15125538131" calcext:value-type="float">
            <text:p>282.151255381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92574283957" calcext:value-type="float">
            <text:p>11.0192574283957</text:p>
          </table:table-cell>
          <table:table-cell office:value-type="float" office:value="279.889138681252" calcext:value-type="float">
            <text:p>279.8891386812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9993570685" calcext:value-type="float">
            <text:p>11.0329993570685</text:p>
          </table:table-cell>
          <table:table-cell office:value-type="float" office:value="280.238183669541" calcext:value-type="float">
            <text:p>280.238183669541</text:p>
          </table:table-cell>
          <table:table-cell table:number-columns-repeated="5"/>
        </table:table-row>
        <table:table-row table:style-name="ro1">
          <table:table-cell office:value-type="float" office:value="0.947724044322968" calcext:value-type="float">
            <text:p>0.947724044322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648244999409" calcext:value-type="float">
            <text:p>11.0648244999409</text:p>
          </table:table-cell>
          <table:table-cell office:value-type="float" office:value="281.046542298498" calcext:value-type="float">
            <text:p>281.046542298498</text:p>
          </table:table-cell>
          <table:table-cell table:number-columns-repeated="5"/>
        </table:table-row>
        <table:table-row table:style-name="ro1">
          <table:table-cell office:value-type="float" office:value="0.956919729709625" calcext:value-type="float">
            <text:p>0.956919729709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67481157869" calcext:value-type="float">
            <text:p>11.0367481157869</text:p>
          </table:table-cell>
          <table:table-cell office:value-type="float" office:value="280.333402140987" calcext:value-type="float">
            <text:p>280.333402140987</text:p>
          </table:table-cell>
          <table:table-cell table:number-columns-repeated="5"/>
        </table:table-row>
        <table:table-row table:style-name="ro1">
          <table:table-cell office:value-type="float" office:value="0.614212214946747" calcext:value-type="float">
            <text:p>0.614212214946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551654784322" calcext:value-type="float">
            <text:p>11.1551654784322</text:p>
          </table:table-cell>
          <table:table-cell office:value-type="float" office:value="283.341203152177" calcext:value-type="float">
            <text:p>283.341203152177</text:p>
          </table:table-cell>
          <table:table-cell table:number-columns-repeated="5"/>
        </table:table-row>
        <table:table-row table:style-name="ro1">
          <table:table-cell office:value-type="float" office:value="0.846076250076294" calcext:value-type="float">
            <text:p>0.846076250076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126417521656" calcext:value-type="float">
            <text:p>11.2126417521656</text:p>
          </table:table-cell>
          <table:table-cell office:value-type="float" office:value="284.801100505005" calcext:value-type="float">
            <text:p>284.801100505005</text:p>
          </table:table-cell>
          <table:table-cell table:number-columns-repeated="5"/>
        </table:table-row>
        <table:table-row table:style-name="ro1">
          <table:table-cell office:value-type="float" office:value="0.913703203201294" calcext:value-type="float">
            <text:p>0.9137032032012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3196439594" calcext:value-type="float">
            <text:p>11.0263196439594</text:p>
          </table:table-cell>
          <table:table-cell office:value-type="float" office:value="280.068518956569" calcext:value-type="float">
            <text:p>280.068518956569</text:p>
          </table:table-cell>
          <table:table-cell table:number-columns-repeated="5"/>
        </table:table-row>
        <table:table-row table:style-name="ro1">
          <table:table-cell office:value-type="float" office:value="0.756769776344299" calcext:value-type="float">
            <text:p>0.756769776344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120529931903" calcext:value-type="float">
            <text:p>11.1120529931903</text:p>
          </table:table-cell>
          <table:table-cell office:value-type="float" office:value="282.246146027033" calcext:value-type="float">
            <text:p>282.246146027033</text:p>
          </table:table-cell>
          <table:table-cell table:number-columns-repeated="5"/>
        </table:table-row>
        <table:table-row table:style-name="ro1">
          <table:table-cell office:value-type="float" office:value="0.141415059566498" calcext:value-type="float">
            <text:p>0.1414150595664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8258563608" calcext:value-type="float">
            <text:p>11.0288258563608</text:p>
          </table:table-cell>
          <table:table-cell office:value-type="float" office:value="280.132176751564" calcext:value-type="float">
            <text:p>280.132176751564</text:p>
          </table:table-cell>
          <table:table-cell table:number-columns-repeated="5"/>
        </table:table-row>
        <table:table-row table:style-name="ro1">
          <table:table-cell office:value-type="float" office:value="0.946309447288513" calcext:value-type="float">
            <text:p>0.946309447288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9426770985" calcext:value-type="float">
            <text:p>11.0269426770985</text:p>
          </table:table-cell>
          <table:table-cell office:value-type="float" office:value="280.084343998302" calcext:value-type="float">
            <text:p>280.084343998302</text:p>
          </table:table-cell>
          <table:table-cell table:number-columns-repeated="5"/>
        </table:table-row>
        <table:table-row table:style-name="ro1">
          <table:table-cell office:value-type="float" office:value="0.809532523155212" calcext:value-type="float">
            <text:p>0.809532523155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466413056344" calcext:value-type="float">
            <text:p>11.1466413056344</text:p>
          </table:table-cell>
          <table:table-cell office:value-type="float" office:value="283.124689163113" calcext:value-type="float">
            <text:p>283.1246891631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5707345277" calcext:value-type="float">
            <text:p>11.0265707345277</text:p>
          </table:table-cell>
          <table:table-cell office:value-type="float" office:value="280.074896657004" calcext:value-type="float">
            <text:p>280.0748966570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6213676006" calcext:value-type="float">
            <text:p>11.0296213676006</text:p>
          </table:table-cell>
          <table:table-cell office:value-type="float" office:value="280.152382737054" calcext:value-type="float">
            <text:p>280.1523827370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94345997781" calcext:value-type="float">
            <text:p>11.0194345997781</text:p>
          </table:table-cell>
          <table:table-cell office:value-type="float" office:value="279.893638834363" calcext:value-type="float">
            <text:p>279.893638834363</text:p>
          </table:table-cell>
          <table:table-cell table:number-columns-repeated="5"/>
        </table:table-row>
        <table:table-row table:style-name="ro1">
          <table:table-cell office:value-type="float" office:value="0.962688326835632" calcext:value-type="float">
            <text:p>0.962688326835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0063674092" calcext:value-type="float">
            <text:p>11.0260063674092</text:p>
          </table:table-cell>
          <table:table-cell office:value-type="float" office:value="280.060561732194" calcext:value-type="float">
            <text:p>280.0605617321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48119272292" calcext:value-type="float">
            <text:p>11.0248119272292</text:p>
          </table:table-cell>
          <table:table-cell office:value-type="float" office:value="280.030222951621" calcext:value-type="float">
            <text:p>280.030222951621</text:p>
          </table:table-cell>
          <table:table-cell table:number-columns-repeated="5"/>
        </table:table-row>
        <table:table-row table:style-name="ro1">
          <table:table-cell office:value-type="float" office:value="0.821315109729767" calcext:value-type="float">
            <text:p>0.821315109729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717855620772" calcext:value-type="float">
            <text:p>11.1717855620772</text:p>
          </table:table-cell>
          <table:table-cell office:value-type="float" office:value="283.76335327676" calcext:value-type="float">
            <text:p>283.76335327676</text:p>
          </table:table-cell>
          <table:table-cell table:number-columns-repeated="5"/>
        </table:table-row>
        <table:table-row table:style-name="ro1">
          <table:table-cell office:value-type="float" office:value="0.690871477127075" calcext:value-type="float">
            <text:p>0.690871477127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1057686359" calcext:value-type="float">
            <text:p>11.0271057686359</text:p>
          </table:table-cell>
          <table:table-cell office:value-type="float" office:value="280.088486523351" calcext:value-type="float">
            <text:p>280.0884865233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421705378" calcext:value-type="float">
            <text:p>11.02421705378</text:p>
          </table:table-cell>
          <table:table-cell office:value-type="float" office:value="280.015113166011" calcext:value-type="float">
            <text:p>280.015113166011</text:p>
          </table:table-cell>
          <table:table-cell table:number-columns-repeated="5"/>
        </table:table-row>
        <table:table-row table:style-name="ro1">
          <table:table-cell office:value-type="float" office:value="0.954489648342133" calcext:value-type="float">
            <text:p>0.9544896483421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97227788508" calcext:value-type="float">
            <text:p>11.1097227788508</text:p>
          </table:table-cell>
          <table:table-cell office:value-type="float" office:value="282.18695858281" calcext:value-type="float">
            <text:p>282.18695858281</text:p>
          </table:table-cell>
          <table:table-cell table:number-columns-repeated="5"/>
        </table:table-row>
        <table:table-row table:style-name="ro1">
          <table:table-cell office:value-type="float" office:value="0.914421677589416" calcext:value-type="float">
            <text:p>0.914421677589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7442352355" calcext:value-type="float">
            <text:p>11.0307442352355</text:p>
          </table:table-cell>
          <table:table-cell office:value-type="float" office:value="280.18090357498" calcext:value-type="float">
            <text:p>280.18090357498</text:p>
          </table:table-cell>
          <table:table-cell table:number-columns-repeated="5"/>
        </table:table-row>
        <table:table-row table:style-name="ro1">
          <table:table-cell office:value-type="float" office:value="0.883206307888031" calcext:value-type="float">
            <text:p>0.883206307888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63311672866" calcext:value-type="float">
            <text:p>11.0163311672866</text:p>
          </table:table-cell>
          <table:table-cell office:value-type="float" office:value="279.814811649081" calcext:value-type="float">
            <text:p>279.8148116490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67828956455" calcext:value-type="float">
            <text:p>11.0167828956455</text:p>
          </table:table-cell>
          <table:table-cell office:value-type="float" office:value="279.826285549396" calcext:value-type="float">
            <text:p>279.8262855493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07897848547" calcext:value-type="float">
            <text:p>11.0207897848547</text:p>
          </table:table-cell>
          <table:table-cell office:value-type="float" office:value="279.928060535308" calcext:value-type="float">
            <text:p>279.928060535308</text:p>
          </table:table-cell>
          <table:table-cell table:number-columns-repeated="5"/>
        </table:table-row>
        <table:table-row table:style-name="ro1">
          <table:table-cell office:value-type="float" office:value="0.781127512454987" calcext:value-type="float">
            <text:p>0.7811275124549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257749754161" calcext:value-type="float">
            <text:p>11.1257749754161</text:p>
          </table:table-cell>
          <table:table-cell office:value-type="float" office:value="282.594684375568" calcext:value-type="float">
            <text:p>282.594684375568</text:p>
          </table:table-cell>
          <table:table-cell table:number-columns-repeated="5"/>
        </table:table-row>
        <table:table-row table:style-name="ro1">
          <table:table-cell office:value-type="float" office:value="0.965173006057739" calcext:value-type="float">
            <text:p>0.965173006057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419887498" calcext:value-type="float">
            <text:p>11.028419887498</text:p>
          </table:table-cell>
          <table:table-cell office:value-type="float" office:value="280.12186514245" calcext:value-type="float">
            <text:p>280.121865142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2824287146" calcext:value-type="float">
            <text:p>11.0252824287146</text:p>
          </table:table-cell>
          <table:table-cell office:value-type="float" office:value="280.042173689352" calcext:value-type="float">
            <text:p>280.042173689352</text:p>
          </table:table-cell>
          <table:table-cell table:number-columns-repeated="5"/>
        </table:table-row>
        <table:table-row table:style-name="ro1">
          <table:table-cell office:value-type="float" office:value="0.736442685127258" calcext:value-type="float">
            <text:p>0.736442685127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414599226922" calcext:value-type="float">
            <text:p>11.1414599226922</text:p>
          </table:table-cell>
          <table:table-cell office:value-type="float" office:value="282.993082036381" calcext:value-type="float">
            <text:p>282.9930820363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6299118519" calcext:value-type="float">
            <text:p>11.0286299118519</text:p>
          </table:table-cell>
          <table:table-cell office:value-type="float" office:value="280.127199761038" calcext:value-type="float">
            <text:p>280.1271997610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195249454498" calcext:value-type="float">
            <text:p>11.0195249454498</text:p>
          </table:table-cell>
          <table:table-cell office:value-type="float" office:value="279.895933614426" calcext:value-type="float">
            <text:p>279.895933614426</text:p>
          </table:table-cell>
          <table:table-cell table:number-columns-repeated="5"/>
        </table:table-row>
        <table:table-row table:style-name="ro1">
          <table:table-cell office:value-type="float" office:value="0.662383913993835" calcext:value-type="float">
            <text:p>0.662383913993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602379904479" calcext:value-type="float">
            <text:p>11.0602379904479</text:p>
          </table:table-cell>
          <table:table-cell office:value-type="float" office:value="280.930044957376" calcext:value-type="float">
            <text:p>280.930044957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3126040369" calcext:value-type="float">
            <text:p>11.0263126040369</text:p>
          </table:table-cell>
          <table:table-cell office:value-type="float" office:value="280.068340142538" calcext:value-type="float">
            <text:p>280.068340142538</text:p>
          </table:table-cell>
          <table:table-cell table:number-columns-repeated="5"/>
        </table:table-row>
        <table:table-row table:style-name="ro1">
          <table:table-cell office:value-type="float" office:value="0.785261273384094" calcext:value-type="float">
            <text:p>0.785261273384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65964967382" calcext:value-type="float">
            <text:p>11.065964967382</text:p>
          </table:table-cell>
          <table:table-cell office:value-type="float" office:value="281.075510171502" calcext:value-type="float">
            <text:p>281.0755101715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1018792212" calcext:value-type="float">
            <text:p>11.031018792212</text:p>
          </table:table-cell>
          <table:table-cell office:value-type="float" office:value="280.187877322185" calcext:value-type="float">
            <text:p>280.1878773221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34966350466" calcext:value-type="float">
            <text:p>11.0234966350466</text:p>
          </table:table-cell>
          <table:table-cell office:value-type="float" office:value="279.996814530184" calcext:value-type="float">
            <text:p>279.996814530184</text:p>
          </table:table-cell>
          <table:table-cell table:number-columns-repeated="5"/>
        </table:table-row>
        <table:table-row table:style-name="ro1">
          <table:table-cell office:value-type="float" office:value="0.838689923286438" calcext:value-type="float">
            <text:p>0.8386899232864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437960036337" calcext:value-type="float">
            <text:p>11.1437960036337</text:p>
          </table:table-cell>
          <table:table-cell office:value-type="float" office:value="283.052418492297" calcext:value-type="float">
            <text:p>283.052418492297</text:p>
          </table:table-cell>
          <table:table-cell table:number-columns-repeated="5"/>
        </table:table-row>
        <table:table-row table:style-name="ro1">
          <table:table-cell office:value-type="float" office:value="0.867925047874451" calcext:value-type="float">
            <text:p>0.867925047874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4434623751" calcext:value-type="float">
            <text:p>11.104434623751</text:p>
          </table:table-cell>
          <table:table-cell office:value-type="float" office:value="282.052639443277" calcext:value-type="float">
            <text:p>282.0526394432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5144151479" calcext:value-type="float">
            <text:p>11.0265144151479</text:p>
          </table:table-cell>
          <table:table-cell office:value-type="float" office:value="280.073466144757" calcext:value-type="float">
            <text:p>280.073466144757</text:p>
          </table:table-cell>
          <table:table-cell table:number-columns-repeated="5"/>
        </table:table-row>
        <table:table-row table:style-name="ro1">
          <table:table-cell office:value-type="float" office:value="0.511669218540192" calcext:value-type="float">
            <text:p>0.511669218540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9889478981" calcext:value-type="float">
            <text:p>11.0289889478981</text:p>
          </table:table-cell>
          <table:table-cell office:value-type="float" office:value="280.136319276613" calcext:value-type="float">
            <text:p>280.1363192766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3005398244" calcext:value-type="float">
            <text:p>11.0273005398244</text:p>
          </table:table-cell>
          <table:table-cell office:value-type="float" office:value="280.093433711539" calcext:value-type="float">
            <text:p>280.0934337115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6833732873" calcext:value-type="float">
            <text:p>11.0266833732873</text:p>
          </table:table-cell>
          <table:table-cell office:value-type="float" office:value="280.077757681498" calcext:value-type="float">
            <text:p>280.077757681498</text:p>
          </table:table-cell>
          <table:table-cell table:number-columns-repeated="5"/>
        </table:table-row>
        <table:table-row table:style-name="ro1">
          <table:table-cell office:value-type="float" office:value="0.739235579967499" calcext:value-type="float">
            <text:p>0.739235579967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34534320682" calcext:value-type="float">
            <text:p>11.0334534320682</text:p>
          </table:table-cell>
          <table:table-cell office:value-type="float" office:value="280.249717174533" calcext:value-type="float">
            <text:p>280.2497171745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0335340738" calcext:value-type="float">
            <text:p>11.0290335340738</text:p>
          </table:table-cell>
          <table:table-cell office:value-type="float" office:value="280.137451765475" calcext:value-type="float">
            <text:p>280.137451765475</text:p>
          </table:table-cell>
          <table:table-cell table:number-columns-repeated="5"/>
        </table:table-row>
        <table:table-row table:style-name="ro1">
          <table:table-cell office:value-type="float" office:value="0.739060521125793" calcext:value-type="float">
            <text:p>0.739060521125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94400086313" calcext:value-type="float">
            <text:p>11.1094400086313</text:p>
          </table:table-cell>
          <table:table-cell office:value-type="float" office:value="282.179776219236" calcext:value-type="float">
            <text:p>282.179776219236</text:p>
          </table:table-cell>
          <table:table-cell table:number-columns-repeated="5"/>
        </table:table-row>
        <table:table-row table:style-name="ro1">
          <table:table-cell office:value-type="float" office:value="0.972114086151123" calcext:value-type="float">
            <text:p>0.972114086151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92203878373" calcext:value-type="float">
            <text:p>11.0992203878373</text:p>
          </table:table-cell>
          <table:table-cell office:value-type="float" office:value="281.920197851067" calcext:value-type="float">
            <text:p>281.920197851067</text:p>
          </table:table-cell>
          <table:table-cell table:number-columns-repeated="5"/>
        </table:table-row>
        <table:table-row table:style-name="ro1">
          <table:table-cell office:value-type="float" office:value="0.780139327049255" calcext:value-type="float">
            <text:p>0.780139327049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2702137887" calcext:value-type="float">
            <text:p>11.0302702137887</text:p>
          </table:table-cell>
          <table:table-cell office:value-type="float" office:value="280.168863430234" calcext:value-type="float">
            <text:p>280.168863430234</text:p>
          </table:table-cell>
          <table:table-cell table:number-columns-repeated="5"/>
        </table:table-row>
        <table:table-row table:style-name="ro1">
          <table:table-cell office:value-type="float" office:value="0.837080121040344" calcext:value-type="float">
            <text:p>0.837080121040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2740647584" calcext:value-type="float">
            <text:p>11.0292740647584</text:p>
          </table:table-cell>
          <table:table-cell office:value-type="float" office:value="280.143561244864" calcext:value-type="float">
            <text:p>280.143561244864</text:p>
          </table:table-cell>
          <table:table-cell table:number-columns-repeated="5"/>
        </table:table-row>
        <table:table-row table:style-name="ro1">
          <table:table-cell office:value-type="float" office:value="0.630516290664673" calcext:value-type="float">
            <text:p>0.6305162906646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01233008653" calcext:value-type="float">
            <text:p>11.1301233008653</text:p>
          </table:table-cell>
          <table:table-cell office:value-type="float" office:value="282.705131841978" calcext:value-type="float">
            <text:p>282.7051318419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16124923408" calcext:value-type="float">
            <text:p>11.0316124923408</text:p>
          </table:table-cell>
          <table:table-cell office:value-type="float" office:value="280.202957305456" calcext:value-type="float">
            <text:p>280.202957305456</text:p>
          </table:table-cell>
          <table:table-cell table:number-columns-repeated="5"/>
        </table:table-row>
        <table:table-row table:style-name="ro1">
          <table:table-cell office:value-type="float" office:value="0.49566987156868" calcext:value-type="float">
            <text:p>0.49566987156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99888267666" calcext:value-type="float">
            <text:p>11.0399888267666</text:p>
          </table:table-cell>
          <table:table-cell office:value-type="float" office:value="280.415716199872" calcext:value-type="float">
            <text:p>280.4157161998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44481979012" calcext:value-type="float">
            <text:p>11.0244481979012</text:p>
          </table:table-cell>
          <table:table-cell office:value-type="float" office:value="280.020984226692" calcext:value-type="float">
            <text:p>280.0209842266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89047646463" calcext:value-type="float">
            <text:p>11.0989047646463</text:p>
          </table:table-cell>
          <table:table-cell office:value-type="float" office:value="281.912181022016" calcext:value-type="float">
            <text:p>281.912181022016</text:p>
          </table:table-cell>
          <table:table-cell table:number-columns-repeated="5"/>
        </table:table-row>
        <table:table-row table:style-name="ro1">
          <table:table-cell office:value-type="float" office:value="0.618518471717835" calcext:value-type="float">
            <text:p>0.618518471717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68549738854" calcext:value-type="float">
            <text:p>11.0968549738854</text:p>
          </table:table-cell>
          <table:table-cell office:value-type="float" office:value="281.86011633669" calcext:value-type="float">
            <text:p>281.86011633669</text:p>
          </table:table-cell>
          <table:table-cell table:number-columns-repeated="5"/>
        </table:table-row>
        <table:table-row table:style-name="ro1">
          <table:table-cell office:value-type="float" office:value="0.673409819602966" calcext:value-type="float">
            <text:p>0.6734098196029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068645703256" calcext:value-type="float">
            <text:p>11.1068645703256</text:p>
          </table:table-cell>
          <table:table-cell office:value-type="float" office:value="282.114360086271" calcext:value-type="float">
            <text:p>282.114360086271</text:p>
          </table:table-cell>
          <table:table-cell table:number-columns-repeated="5"/>
        </table:table-row>
        <table:table-row table:style-name="ro1">
          <table:table-cell office:value-type="float" office:value="0.969499468803406" calcext:value-type="float">
            <text:p>0.9694994688034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9822389841" calcext:value-type="float">
            <text:p>11.0279822389841</text:p>
          </table:table-cell>
          <table:table-cell office:value-type="float" office:value="280.110748870196" calcext:value-type="float">
            <text:p>280.110748870196</text:p>
          </table:table-cell>
          <table:table-cell table:number-columns-repeated="5"/>
        </table:table-row>
        <table:table-row table:style-name="ro1">
          <table:table-cell office:value-type="float" office:value="0.369636058807373" calcext:value-type="float">
            <text:p>0.369636058807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112762550771" calcext:value-type="float">
            <text:p>11.1112762550771</text:p>
          </table:table-cell>
          <table:table-cell office:value-type="float" office:value="282.226416878959" calcext:value-type="float">
            <text:p>282.2264168789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3164845884" calcext:value-type="float">
            <text:p>11.0323164845884</text:p>
          </table:table-cell>
          <table:table-cell office:value-type="float" office:value="280.220838708545" calcext:value-type="float">
            <text:p>280.2208387085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2812553942" calcext:value-type="float">
            <text:p>11.0252812553942</text:p>
          </table:table-cell>
          <table:table-cell office:value-type="float" office:value="280.042143887013" calcext:value-type="float">
            <text:p>280.042143887013</text:p>
          </table:table-cell>
          <table:table-cell table:number-columns-repeated="5"/>
        </table:table-row>
        <table:table-row table:style-name="ro1">
          <table:table-cell office:value-type="float" office:value="0.908740639686584" calcext:value-type="float">
            <text:p>0.9087406396865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88636984319" calcext:value-type="float">
            <text:p>11.0988636984319</text:p>
          </table:table-cell>
          <table:table-cell office:value-type="float" office:value="281.911137940169" calcext:value-type="float">
            <text:p>281.9111379401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297314118475" calcext:value-type="float">
            <text:p>11.1297314118475</text:p>
          </table:table-cell>
          <table:table-cell office:value-type="float" office:value="282.695177860926" calcext:value-type="float">
            <text:p>282.695177860926</text:p>
          </table:table-cell>
          <table:table-cell table:number-columns-repeated="5"/>
        </table:table-row>
        <table:table-row table:style-name="ro1">
          <table:table-cell office:value-type="float" office:value="0.862707257270813" calcext:value-type="float">
            <text:p>0.8627072572708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3293911129" calcext:value-type="float">
            <text:p>11.0323293911129</text:p>
          </table:table-cell>
          <table:table-cell office:value-type="float" office:value="280.221166534268" calcext:value-type="float">
            <text:p>280.221166534268</text:p>
          </table:table-cell>
          <table:table-cell table:number-columns-repeated="5"/>
        </table:table-row>
        <table:table-row table:style-name="ro1">
          <table:table-cell office:value-type="float" office:value="0.486687183380127" calcext:value-type="float">
            <text:p>0.486687183380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264214749634" calcext:value-type="float">
            <text:p>11.1264214749634</text:p>
          </table:table-cell>
          <table:table-cell office:value-type="float" office:value="282.611105464071" calcext:value-type="float">
            <text:p>282.611105464071</text:p>
          </table:table-cell>
          <table:table-cell table:number-columns-repeated="5"/>
        </table:table-row>
        <table:table-row table:style-name="ro1">
          <table:table-cell office:value-type="float" office:value="0.947882533073425" calcext:value-type="float">
            <text:p>0.947882533073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85947122395" calcext:value-type="float">
            <text:p>11.0285947122395</text:p>
          </table:table-cell>
          <table:table-cell office:value-type="float" office:value="280.126305690883" calcext:value-type="float">
            <text:p>280.1263056908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23784606934" calcext:value-type="float">
            <text:p>11.0223784606934</text:p>
          </table:table-cell>
          <table:table-cell office:value-type="float" office:value="279.968412901611" calcext:value-type="float">
            <text:p>279.968412901611</text:p>
          </table:table-cell>
          <table:table-cell table:number-columns-repeated="5"/>
        </table:table-row>
        <table:table-row table:style-name="ro1">
          <table:table-cell office:value-type="float" office:value="0.403452873229981" calcext:value-type="float">
            <text:p>0.403452873229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698493355244" calcext:value-type="float">
            <text:p>11.2698493355244</text:p>
          </table:table-cell>
          <table:table-cell office:value-type="float" office:value="286.254173122321" calcext:value-type="float">
            <text:p>286.254173122321</text:p>
          </table:table-cell>
          <table:table-cell table:number-columns-repeated="5"/>
        </table:table-row>
        <table:table-row table:style-name="ro1">
          <table:table-cell office:value-type="float" office:value="0.669556498527527" calcext:value-type="float">
            <text:p>0.669556498527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021029882193" calcext:value-type="float">
            <text:p>11.2021029882193</text:p>
          </table:table-cell>
          <table:table-cell office:value-type="float" office:value="284.533415900769" calcext:value-type="float">
            <text:p>284.533415900769</text:p>
          </table:table-cell>
          <table:table-cell table:number-columns-repeated="5"/>
        </table:table-row>
        <table:table-row table:style-name="ro1">
          <table:table-cell office:value-type="float" office:value="0.898338675498962" calcext:value-type="float">
            <text:p>0.8983386754989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41996638507" calcext:value-type="float">
            <text:p>11.0341996638507</text:p>
          </table:table-cell>
          <table:table-cell office:value-type="float" office:value="280.268671461807" calcext:value-type="float">
            <text:p>280.268671461807</text:p>
          </table:table-cell>
          <table:table-cell table:number-columns-repeated="5"/>
        </table:table-row>
        <table:table-row table:style-name="ro1">
          <table:table-cell office:value-type="float" office:value="0.19522400200367" calcext:value-type="float">
            <text:p>0.19522400200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237240113348" calcext:value-type="float">
            <text:p>11.1237240113348</text:p>
          </table:table-cell>
          <table:table-cell office:value-type="float" office:value="282.542589887903" calcext:value-type="float">
            <text:p>282.542589887903</text:p>
          </table:table-cell>
          <table:table-cell table:number-columns-repeated="5"/>
        </table:table-row>
        <table:table-row table:style-name="ro1">
          <table:table-cell office:value-type="float" office:value="0.229552686214447" calcext:value-type="float">
            <text:p>0.2295526862144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610071928948" calcext:value-type="float">
            <text:p>11.2610071928948</text:p>
          </table:table-cell>
          <table:table-cell office:value-type="float" office:value="286.029582699528" calcext:value-type="float">
            <text:p>286.029582699528</text:p>
          </table:table-cell>
          <table:table-cell table:number-columns-repeated="5"/>
        </table:table-row>
        <table:table-row table:style-name="ro1">
          <table:table-cell office:value-type="float" office:value="0.351726323366165" calcext:value-type="float">
            <text:p>0.351726323366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065768589526" calcext:value-type="float">
            <text:p>11.2065768589526</text:p>
          </table:table-cell>
          <table:table-cell office:value-type="float" office:value="284.647052217397" calcext:value-type="float">
            <text:p>284.647052217397</text:p>
          </table:table-cell>
          <table:table-cell table:number-columns-repeated="5"/>
        </table:table-row>
        <table:table-row table:style-name="ro1">
          <table:table-cell office:value-type="float" office:value="0.249106854200363" calcext:value-type="float">
            <text:p>0.249106854200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95228086859" calcext:value-type="float">
            <text:p>11.0295228086859</text:p>
          </table:table-cell>
          <table:table-cell office:value-type="float" office:value="280.149879340622" calcext:value-type="float">
            <text:p>280.149879340622</text:p>
          </table:table-cell>
          <table:table-cell table:number-columns-repeated="5"/>
        </table:table-row>
        <table:table-row table:style-name="ro1">
          <table:table-cell office:value-type="float" office:value="0.474744439125061" calcext:value-type="float">
            <text:p>0.474744439125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02268009335" calcext:value-type="float">
            <text:p>11.0302268009335</text:p>
          </table:table-cell>
          <table:table-cell office:value-type="float" office:value="280.16776074371" calcext:value-type="float">
            <text:p>280.16776074371</text:p>
          </table:table-cell>
          <table:table-cell table:number-columns-repeated="5"/>
        </table:table-row>
        <table:table-row table:style-name="ro1">
          <table:table-cell office:value-type="float" office:value="0.80996161699295" calcext:value-type="float">
            <text:p>0.80996161699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57378869116" calcext:value-type="float">
            <text:p>11.0357378869116</text:p>
          </table:table-cell>
          <table:table-cell office:value-type="float" office:value="280.307742327555" calcext:value-type="float">
            <text:p>280.307742327555</text:p>
          </table:table-cell>
          <table:table-cell table:number-columns-repeated="5"/>
        </table:table-row>
        <table:table-row table:style-name="ro1">
          <table:table-cell office:value-type="float" office:value="0.589284658432007" calcext:value-type="float">
            <text:p>0.589284658432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560630685478" calcext:value-type="float">
            <text:p>11.1560630685478</text:p>
          </table:table-cell>
          <table:table-cell office:value-type="float" office:value="283.364001941115" calcext:value-type="float">
            <text:p>283.364001941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14142011911" calcext:value-type="float">
            <text:p>11.0314142011911</text:p>
          </table:table-cell>
          <table:table-cell office:value-type="float" office:value="280.197920710253" calcext:value-type="float">
            <text:p>280.1979207102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77534415036" calcext:value-type="float">
            <text:p>11.0277534415036</text:p>
          </table:table-cell>
          <table:table-cell office:value-type="float" office:value="280.104937414193" calcext:value-type="float">
            <text:p>280.104937414193</text:p>
          </table:table-cell>
          <table:table-cell table:number-columns-repeated="5"/>
        </table:table-row>
        <table:table-row table:style-name="ro1">
          <table:table-cell office:value-type="float" office:value="0.496690332889557" calcext:value-type="float">
            <text:p>0.496690332889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81296497342" calcext:value-type="float">
            <text:p>11.181296497342</text:p>
          </table:table-cell>
          <table:table-cell office:value-type="float" office:value="284.004931032487" calcext:value-type="float">
            <text:p>284.004931032487</text:p>
          </table:table-cell>
          <table:table-cell table:number-columns-repeated="5"/>
        </table:table-row>
        <table:table-row table:style-name="ro1">
          <table:table-cell office:value-type="float" office:value="0.656614899635315" calcext:value-type="float">
            <text:p>0.6566148996353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112666206419" calcext:value-type="float">
            <text:p>11.2112666206419</text:p>
          </table:table-cell>
          <table:table-cell office:value-type="float" office:value="284.766172164305" calcext:value-type="float">
            <text:p>284.7661721643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4631200582" calcext:value-type="float">
            <text:p>11.0254631200582</text:p>
          </table:table-cell>
          <table:table-cell office:value-type="float" office:value="280.046763249478" calcext:value-type="float">
            <text:p>280.0467632494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486255458" calcext:value-type="float">
            <text:p>11.026486255458</text:p>
          </table:table-cell>
          <table:table-cell office:value-type="float" office:value="280.072750888633" calcext:value-type="float">
            <text:p>280.072750888633</text:p>
          </table:table-cell>
          <table:table-cell table:number-columns-repeated="5"/>
        </table:table-row>
        <table:table-row table:style-name="ro1">
          <table:table-cell office:value-type="float" office:value="0.622019648551941" calcext:value-type="float">
            <text:p>0.62201964855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99176974982" calcext:value-type="float">
            <text:p>11.099176974982</text:p>
          </table:table-cell>
          <table:table-cell office:value-type="float" office:value="281.919095164543" calcext:value-type="float">
            <text:p>281.919095164543</text:p>
          </table:table-cell>
          <table:table-cell table:number-columns-repeated="5"/>
        </table:table-row>
        <table:table-row table:style-name="ro1">
          <table:table-cell office:value-type="float" office:value="0.802447319030762" calcext:value-type="float">
            <text:p>0.8024473190307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16908569366" calcext:value-type="float">
            <text:p>11.1316908569366</text:p>
          </table:table-cell>
          <table:table-cell office:value-type="float" office:value="282.744947766189" calcext:value-type="float">
            <text:p>282.744947766189</text:p>
          </table:table-cell>
          <table:table-cell table:number-columns-repeated="5"/>
        </table:table-row>
        <table:table-row table:style-name="ro1">
          <table:table-cell office:value-type="float" office:value="0.373005211353302" calcext:value-type="float">
            <text:p>0.3730052113533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38697129428" calcext:value-type="float">
            <text:p>11.1338697129428</text:p>
          </table:table-cell>
          <table:table-cell office:value-type="float" office:value="282.800290708748" calcext:value-type="float">
            <text:p>282.800290708748</text:p>
          </table:table-cell>
          <table:table-cell table:number-columns-repeated="5"/>
        </table:table-row>
        <table:table-row table:style-name="ro1">
          <table:table-cell office:value-type="float" office:value="0.31999084353447" calcext:value-type="float">
            <text:p>0.319990843534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10149867481" calcext:value-type="float">
            <text:p>11.110149867481</text:p>
          </table:table-cell>
          <table:table-cell office:value-type="float" office:value="282.197806634017" calcext:value-type="float">
            <text:p>282.197806634017</text:p>
          </table:table-cell>
          <table:table-cell table:number-columns-repeated="5"/>
        </table:table-row>
        <table:table-row table:style-name="ro1">
          <table:table-cell office:value-type="float" office:value="0.64474880695343" calcext:value-type="float">
            <text:p>0.644748806953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5120685071" calcext:value-type="float">
            <text:p>11.0265120685071</text:p>
          </table:table-cell>
          <table:table-cell office:value-type="float" office:value="280.07340654008" calcext:value-type="float">
            <text:p>280.073406540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63994297475" calcext:value-type="float">
            <text:p>11.0263994297475</text:p>
          </table:table-cell>
          <table:table-cell office:value-type="float" office:value="280.070545515586" calcext:value-type="float">
            <text:p>280.0705455155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257634900838" calcext:value-type="float">
            <text:p>11.0257634900838</text:p>
          </table:table-cell>
          <table:table-cell office:value-type="float" office:value="280.054392648129" calcext:value-type="float">
            <text:p>280.054392648129</text:p>
          </table:table-cell>
          <table:table-cell table:number-columns-repeated="5"/>
        </table:table-row>
        <table:table-row table:style-name="ro1">
          <table:table-cell office:value-type="float" office:value="0.684217929840088" calcext:value-type="float">
            <text:p>0.684217929840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45563532561" calcext:value-type="float">
            <text:p>11.0345563532561</text:p>
          </table:table-cell>
          <table:table-cell office:value-type="float" office:value="280.277731372705" calcext:value-type="float">
            <text:p>280.2777313727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032415043503" calcext:value-type="float">
            <text:p>11.032415043503</text:p>
          </table:table-cell>
          <table:table-cell office:value-type="float" office:value="280.223342104977" calcext:value-type="float">
            <text:p>280.22334210497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7T13:28:23.546970153</dc:date>
    <meta:editing-duration>PT3M4S</meta:editing-duration>
    <meta:editing-cycles>1</meta:editing-cycles>
    <meta:document-statistic meta:table-count="1" meta:cell-count="379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rewardlist_cylinder_withbutton_retroactiveVals_GRUrewardsonly_correctedGRUdatascaling_10_26_2021.A1:rewardlist_cylinder_withbutton_retroactiveVals_GRUrewardsonly_correctedGRUdatascaling_10_26_2021.A686" chart:data-source-has-labels="row" svg:x="0.32cm" svg:y="0.18cm" svg:width="12.428cm" svg:height="8.64cm">
          <chartooo:coordinate-region svg:x="1.153cm" svg:y="0.379cm" svg:width="11.50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GRUrewardsonly_correctedGRUdatascaling_10_26_2021.A2:rewardlist_cylinder_withbutton_retroactiveVals_GRUrewardsonly_correctedGRUdatascaling_10_26_2021.A686" chart:label-cell-address="rewardlist_cylinder_withbutton_retroactiveVals_GRUrewardsonly_correctedGRUdatascaling_10_26_2021.A1:rewardlist_cylinder_withbutton_retroactiveVals_GRUrewardsonly_correctedGRUdatascaling_10_26_2021.A1" chart:class="chart:line">
            <chart:data-point chart:repeated="6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cylinder_withbutton_retroactiveVals_GRUrewardsonly_correctedGRUdatascaling_10_26_2021.A1:rewardlist_cylinder_withbutton_retroactiveVals_GRUrewardsonly_correctedGRUdatascaling_10_26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0362858772278">
                <text:p>0.640362858772278</text:p>
                <draw:g>
                  <svg:desc>rewardlist_cylinder_withbutton_retroactiveVals_GRUrewardsonly_correctedGRUdatascaling_10_26_2021.A2:rewardlist_cylinder_withbutton_retroactiveVals_GRUrewardsonly_correctedGRUdatascaling_10_26_2021.A6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4540266990662">
                <text:p>0.564540266990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3070131540298">
                <text:p>0.0393070131540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607295393944">
                <text:p>0.139607295393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48168923705816">
                <text:p>-0.00548168923705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9646059051156">
                <text:p>0.004964605905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684614181519">
                <text:p>0.505684614181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57659065723419">
                <text:p>-0.0457659065723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156023740768">
                <text:p>0.166156023740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836868643761">
                <text:p>0.164836868643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0637317895889">
                <text:p>0.130637317895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4556570053101">
                <text:p>0.0344556570053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721864938736">
                <text:p>0.026721864938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20897644758225">
                <text:p>-0.0220897644758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1002886295319">
                <text:p>0.711002886295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8521596193314">
                <text:p>0.498521596193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98360884189606">
                <text:p>-0.0298360884189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911939218640328">
                <text:p>-0.0911939218640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5503887906671">
                <text:p>0.0145503887906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16016834974289">
                <text:p>-0.116016834974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81355153024197">
                <text:p>0.0481355153024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934162378311">
                <text:p>0.0916934162378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30843544006348">
                <text:p>-0.0730843544006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341454446315765">
                <text:p>-0.0341454446315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74701917171478">
                <text:p>0.0374701917171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401645805686712">
                <text:p>-0.00401645805686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01271100342274">
                <text:p>-0.101271100342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98326110839844">
                <text:p>-0.0198326110839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61508131027222">
                <text:p>0.0361508131027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45804214477539">
                <text:p>-0.0845804214477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70028007030487">
                <text:p>-0.570028007030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88797843456268">
                <text:p>-0.488797843456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5256448984146">
                <text:p>-0.125256448984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51233961805701">
                <text:p>-0.0151233961805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60291343927383">
                <text:p>-0.0160291343927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6970393657684">
                <text:p>0.206970393657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681276172399521">
                <text:p>-0.0681276172399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970647037029267">
                <text:p>-0.0970647037029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4333715438843">
                <text:p>0.2743337154388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67320504039526">
                <text:p>-0.00867320504039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6284001469612">
                <text:p>0.206284001469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4232879281044">
                <text:p>-0.02423287928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0770841240883">
                <text:p>0.230770841240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62004768848419">
                <text:p>-0.162004768848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2602571249008">
                <text:p>0.102602571249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69513034820557">
                <text:p>0.0369513034820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29864118248224">
                <text:p>0.00329864118248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13026052713394">
                <text:p>-0.113026052713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2327476739883">
                <text:p>0.3723274767398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544765591621">
                <text:p>0.100544765591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9641768932343">
                <text:p>0.3196417689323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879290401935578">
                <text:p>-0.0879290401935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0330808162689">
                <text:p>0.560330808162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0631422996521">
                <text:p>0.7806314229965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9272699356079">
                <text:p>0.629272699356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2285876274109">
                <text:p>0.9622858762741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326616704464">
                <text:p>0.16326616704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5171327590942">
                <text:p>0.475171327590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4085376262665">
                <text:p>0.364085376262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9287047386169">
                <text:p>0.959287047386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5544638633728">
                <text:p>0.655544638633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2075939178467">
                <text:p>0.472075939178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7506034374237">
                <text:p>0.797506034374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7123357057571">
                <text:p>0.157123357057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54919767379761">
                <text:p>0.7549197673797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6909985542297">
                <text:p>0.986909985542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0598566532135">
                <text:p>0.70598566532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6516931056976">
                <text:p>0.946516931056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2014427185059">
                <text:p>0.722014427185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75878429412842">
                <text:p>0.7758784294128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1352491378784">
                <text:p>0.811352491378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2766220569611">
                <text:p>0.9727662205696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7687585353851">
                <text:p>0.177687585353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8511154651642">
                <text:p>0.478511154651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56095862388611">
                <text:p>0.6560958623886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5195324420929">
                <text:p>0.75195324420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1753106117249">
                <text:p>0.861753106117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946329832077">
                <text:p>0.95946329832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2027113437653">
                <text:p>0.2320271134376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6835236549377">
                <text:p>0.366835236549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937928199768">
                <text:p>0.186937928199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8846588134766">
                <text:p>0.6888465881347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7070169448853">
                <text:p>0.1470701694488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8970904350281">
                <text:p>0.958970904350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1238126754761">
                <text:p>0.7312381267547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996191740036">
                <text:p>0.86996191740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54260063171387">
                <text:p>0.754260063171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73288297653198">
                <text:p>0.973288297653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785758972168">
                <text:p>0.97785758972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21346616745">
                <text:p>0.77213466167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87401151657105">
                <text:p>0.587401151657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6553869247437">
                <text:p>0.7765538692474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4954011440277">
                <text:p>0.5349540114402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68437826633453">
                <text:p>0.8684378266334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58313989639282">
                <text:p>0.658313989639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2386457920074">
                <text:p>0.932386457920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6563954353333">
                <text:p>0.82656395435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7544858455658">
                <text:p>0.87544858455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4727869033814">
                <text:p>0.4747278690338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62892818450928">
                <text:p>0.662892818450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07183587551117">
                <text:p>0.907183587551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961381316185">
                <text:p>0.8961381316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143629074097">
                <text:p>0.969143629074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4890956878662">
                <text:p>0.964890956878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5597610473633">
                <text:p>0.9855976104736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43913209438324">
                <text:p>0.643913209438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40887129306793">
                <text:p>0.3408871293067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57803881168366">
                <text:p>0.8578038811683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7389364242554">
                <text:p>0.9473893642425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0039327144623">
                <text:p>0.950039327144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8751881122589">
                <text:p>0.308751881122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06842982769012">
                <text:p>0.8068429827690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4752414226532">
                <text:p>0.747524142265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7673151493072">
                <text:p>0.937673151493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8526391983032">
                <text:p>0.688526391983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7252864837647">
                <text:p>0.8272528648376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6734349727631">
                <text:p>0.9667343497276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1531937122345">
                <text:p>0.961531937122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03403985500336">
                <text:p>0.6034039855003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8052015304565">
                <text:p>0.858052015304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5870728492737">
                <text:p>0.975870728492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4049229621887">
                <text:p>0.9540492296218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97774076461792">
                <text:p>0.797774076461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8426280021668">
                <text:p>0.788426280021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2640110254288">
                <text:p>0.3026401102542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7241792678833">
                <text:p>0.872417926788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29643213748932">
                <text:p>0.929643213748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4554545879364">
                <text:p>0.9045545458793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81473505496979">
                <text:p>0.9814735054969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2976913452148">
                <text:p>0.982976913452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4871077537537">
                <text:p>0.934871077537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82775926589966">
                <text:p>0.9827759265899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7909972667694">
                <text:p>0.987909972667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68875169754028">
                <text:p>0.9688751697540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8148684501648">
                <text:p>0.618148684501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4107322692871">
                <text:p>0.914107322692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1682291030884">
                <text:p>0.991682291030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80432760715485">
                <text:p>0.7804327607154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3076593875885">
                <text:p>0.730765938758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8926658630371">
                <text:p>0.9789266586303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2815389633179">
                <text:p>0.8528153896331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706845998764">
                <text:p>0.877068459987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70210647583008">
                <text:p>0.870210647583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34479749202728">
                <text:p>0.834479749202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6620740890503">
                <text:p>0.9066207408905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1016201972961">
                <text:p>0.8110162019729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4745552539825">
                <text:p>0.9947455525398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182612419128">
                <text:p>0.867182612419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53178358078">
                <text:p>0.9753178358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3563294410706">
                <text:p>0.7435632944107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08616662025452">
                <text:p>0.9086166620254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7654490470886">
                <text:p>0.817654490470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34626650810242">
                <text:p>0.734626650810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092616558075">
                <text:p>0.970926165580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33984279632568">
                <text:p>0.9339842796325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84180426597595">
                <text:p>0.884180426597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63903665542602">
                <text:p>0.963903665542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25412774085998">
                <text:p>0.9254127740859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27696895599365">
                <text:p>0.7276968955993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7895662784576">
                <text:p>0.867895662784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43470168113709">
                <text:p>0.6434701681137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3509293794632">
                <text:p>0.735092937946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39202159643173">
                <text:p>0.4392021596431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2364494800568">
                <text:p>0.962364494800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633252620697">
                <text:p>0.996332526206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3592290878296">
                <text:p>0.9635922908782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02446600794792">
                <text:p>-0.102446600794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914882183075">
                <text:p>0.899148821830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21492245793343">
                <text:p>0.2214922457933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37629580497742">
                <text:p>0.9376295804977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90817022323608">
                <text:p>0.7908170223236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09843444824219">
                <text:p>0.4098434448242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80587875843048">
                <text:p>0.8805878758430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5555031299591">
                <text:p>0.95555031299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87172889709473">
                <text:p>0.6871728897094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07201540470123">
                <text:p>0.7072015404701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89342498779297">
                <text:p>0.6893424987792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1013193130493">
                <text:p>0.841013193130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2709057331085">
                <text:p>0.9127090573310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4135279655456">
                <text:p>0.9741352796554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104012966156">
                <text:p>0.97104012966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83130550384522">
                <text:p>0.8831305503845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54517698287964">
                <text:p>0.8545176982879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6024923324585">
                <text:p>0.666024923324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4100513458252">
                <text:p>0.5541005134582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2297296524048">
                <text:p>0.8622972965240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40705823898315">
                <text:p>0.6407058238983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30310535430908">
                <text:p>0.630310535430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73212432861328">
                <text:p>0.7732124328613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157763004303">
                <text:p>0.111577630043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44128525257111">
                <text:p>0.744128525257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6734738349915">
                <text:p>0.9967347383499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73849880695343">
                <text:p>0.6738498806953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43179130554199">
                <text:p>0.943179130554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60201621055603">
                <text:p>0.9602016210556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47578847408295">
                <text:p>0.9475788474082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5312775373459">
                <text:p>0.3753127753734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21761214733124">
                <text:p>0.921761214733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1745924949646">
                <text:p>0.917459249496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8903512954712">
                <text:p>0.9989035129547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42701995372772">
                <text:p>0.9427019953727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18997359275818">
                <text:p>0.7189973592758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47306740283966">
                <text:p>0.6473067402839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87852215766907">
                <text:p>0.9878522157669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9796850681305">
                <text:p>0.8297968506813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3628294467926">
                <text:p>0.73628294467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90392184257507">
                <text:p>0.8903921842575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2408058643341">
                <text:p>0.782408058643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29467439651489">
                <text:p>0.9294674396514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2971911430359">
                <text:p>0.8529719114303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56210422515869">
                <text:p>0.6562104225158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83436560630798">
                <text:p>0.8834365606307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69792008399963">
                <text:p>0.969792008399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1355566978455">
                <text:p>0.9613555669784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30702698230743">
                <text:p>0.7307026982307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15058398246765">
                <text:p>0.5150583982467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95434832572937">
                <text:p>0.7954348325729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7115159034729">
                <text:p>0.471151590347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25080490112305">
                <text:p>0.725080490112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743720293045">
                <text:p>0.847437202930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1225242614746">
                <text:p>0.9912252426147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92396450042725">
                <text:p>0.8923964500427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37936615943909">
                <text:p>0.737936615943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85576272010803">
                <text:p>0.9855762720108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65656340122223">
                <text:p>0.9656563401222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4431722164154">
                <text:p>0.9444317221641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00827360153198">
                <text:p>0.7008273601531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83844208717346">
                <text:p>0.6838442087173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64889025688171">
                <text:p>0.8648890256881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86323177814483">
                <text:p>0.9863231778144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81553888320923">
                <text:p>0.8815538883209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5262326002121">
                <text:p>0.752623260021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66785764694214">
                <text:p>0.8667857646942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3983381986618">
                <text:p>0.939833819866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6963871717453">
                <text:p>0.269638717174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34881913661957">
                <text:p>0.6348819136619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22186493873596">
                <text:p>0.922186493873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1626796722412">
                <text:p>0.9316267967224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58736062049866">
                <text:p>0.9587360620498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81893122196198">
                <text:p>0.9818931221961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12946116924286">
                <text:p>0.7129461169242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2226033210754">
                <text:p>0.9622260332107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3845880031586">
                <text:p>0.9938458800315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84052324295044">
                <text:p>0.5840523242950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74974662065506">
                <text:p>0.4749746620655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04523944854736">
                <text:p>0.8045239448547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29415285587311">
                <text:p>0.929415285587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37422752380371">
                <text:p>0.9374227523803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70246577262878">
                <text:p>0.5702465772628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13252234458923">
                <text:p>0.9132522344589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24327170848846">
                <text:p>0.8243271708488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14664423465729">
                <text:p>0.814664423465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35613286495209">
                <text:p>0.7356132864952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47752046585083">
                <text:p>0.1477520465850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47912406921387">
                <text:p>0.7479124069213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38505029678345">
                <text:p>0.8385050296783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788667678833">
                <text:p>0.977886676788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36222445964813">
                <text:p>0.7362224459648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87710452079773">
                <text:p>0.8877104520797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50456261634827">
                <text:p>0.9504562616348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1301474571228">
                <text:p>0.81301474571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27753925323486">
                <text:p>0.9277539253234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34664225578308">
                <text:p>0.8346642255783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86473441123962">
                <text:p>0.4864734411239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66486299037933">
                <text:p>0.5664862990379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29431319236755">
                <text:p>0.9294313192367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719042778015">
                <text:p>0.9797190427780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512380361557">
                <text:p>0.74512380361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778170585632">
                <text:p>0.9797781705856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68277668952942">
                <text:p>0.8682776689529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6093451976776">
                <text:p>0.9960934519767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54489970207214">
                <text:p>0.5544899702072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96162486076355">
                <text:p>0.7961624860763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77433156967163">
                <text:p>0.777433156967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766294002533">
                <text:p>0.957662940025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30225968360901">
                <text:p>0.9302259683609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82031154632568">
                <text:p>0.6820311546325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28458905220032">
                <text:p>0.8284589052200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1103954315186">
                <text:p>0.9211039543151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54056930541992">
                <text:p>0.7540569305419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33584630489349">
                <text:p>0.9335846304893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292544364929">
                <text:p>0.9952925443649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87805426120758">
                <text:p>0.9878054261207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83326983451843">
                <text:p>0.7833269834518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0109555721283">
                <text:p>0.601095557212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26497912406921">
                <text:p>0.8264979124069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0686321258545">
                <text:p>0.590686321258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4692542552948">
                <text:p>0.9546925425529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77101278305054">
                <text:p>0.7771012783050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57180678844452">
                <text:p>0.9571806788444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87707018852234">
                <text:p>0.9877070188522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8785967826843">
                <text:p>0.3787859678268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41477119922638">
                <text:p>0.9414771199226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22445046901703">
                <text:p>0.6224450469017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200838804245">
                <text:p>0.92008388042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86799395084381">
                <text:p>0.8867993950843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06805646419525">
                <text:p>0.706805646419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98237776756287">
                <text:p>0.6982377767562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74985802173615">
                <text:p>0.5749858021736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9637485742569">
                <text:p>0.796374857425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90916550159454">
                <text:p>0.4909165501594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27322030067444">
                <text:p>0.9273220300674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37670117616653">
                <text:p>0.3376701176166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46457028388977">
                <text:p>0.946457028388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43563222885132">
                <text:p>0.9435632228851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02156746387482">
                <text:p>0.8021567463874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08528923988342">
                <text:p>0.9085289239883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99343991279602">
                <text:p>0.4993439912796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72120714187622">
                <text:p>0.7721207141876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30388677120209">
                <text:p>0.6303886771202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17685568332672">
                <text:p>0.9176855683326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6045296192169">
                <text:p>0.8660452961921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47112083435059">
                <text:p>0.9471120834350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78443431854248">
                <text:p>0.6784434318542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10060787200928">
                <text:p>0.5100607872009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83323192596435">
                <text:p>0.8833231925964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67216193675995">
                <text:p>0.9672161936759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93827742338181">
                <text:p>0.2938277423381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84706974029541">
                <text:p>0.8847069740295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26760196685791">
                <text:p>0.9267601966857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6913030147553">
                <text:p>0.1069130301475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55967020988464">
                <text:p>0.7559670209884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36256802082062">
                <text:p>0.8362568020820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75523674488068">
                <text:p>0.5755236744880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5586105585098">
                <text:p>0.455586105585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44105935096741">
                <text:p>0.7441059350967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31567168235779">
                <text:p>0.8315671682357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71529126167297">
                <text:p>0.9715291261672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46450102329254">
                <text:p>0.6464501023292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74518346786499">
                <text:p>0.6745183467864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263820707798">
                <text:p>0.32638207077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67485308647156">
                <text:p>0.4674853086471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33423936367035">
                <text:p>0.9334239363670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96764755249023">
                <text:p>0.8967647552490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41770470142364">
                <text:p>0.3417704701423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61405682563782">
                <text:p>0.661405682563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31380724906921">
                <text:p>0.8313807249069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36364006996155">
                <text:p>0.7363640069961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97878205776215">
                <text:p>0.7978782057762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56648135185242">
                <text:p>0.5566481351852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19822728633881">
                <text:p>0.8198227286338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04320001602173">
                <text:p>0.9043200016021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81848537921906">
                <text:p>0.9818485379219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79471457004547">
                <text:p>0.7794714570045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1375972032547">
                <text:p>0.713759720325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86929678916931">
                <text:p>0.5869296789169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43397235870361">
                <text:p>0.7433972358703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82005548477173">
                <text:p>0.7820055484771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37456250190735">
                <text:p>0.9374562501907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40421676635742">
                <text:p>0.8404216766357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23136687278748">
                <text:p>0.3231366872787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52981632947922">
                <text:p>0.2529816329479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39452719688416">
                <text:p>0.7394527196884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47164475917816">
                <text:p>0.9471644759178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36704075336456">
                <text:p>0.8367040753364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63517940044403">
                <text:p>0.8635179400444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87420701980591">
                <text:p>0.5874207019805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97722792625427">
                <text:p>0.6977227926254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93154001235962">
                <text:p>0.7931540012359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2387501001358">
                <text:p>0.1823875010013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7163500785828">
                <text:p>0.4071635007858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25166094303131">
                <text:p>0.5251660943031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41570520401001">
                <text:p>0.9415705204010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19590151309967">
                <text:p>0.3195901513099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19893622398376">
                <text:p>0.9198936223983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18376398086548">
                <text:p>0.7183763980865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15380716323852">
                <text:p>0.9153807163238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78105819225311">
                <text:p>0.8781058192253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00061368942261">
                <text:p>0.9000613689422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78353273868561">
                <text:p>0.7783532738685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8521409034729">
                <text:p>0.885214090347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354811668396">
                <text:p>0.83548116683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03338885307312">
                <text:p>0.8033388853073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64972245693207">
                <text:p>0.01649722456932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63009858131409">
                <text:p>0.5630098581314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05355167388916">
                <text:p>0.7053551673889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80296528339386">
                <text:p>0.8802965283393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6868109703064">
                <text:p>0.968681097030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28184461593628">
                <text:p>0.7281844615936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7149852514267">
                <text:p>0.871498525142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80141615867615">
                <text:p>0.8801416158676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59247219562531">
                <text:p>0.6592472195625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91713500022888">
                <text:p>0.8917135000228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03020441532135">
                <text:p>0.903020441532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92104554176331">
                <text:p>0.5921045541763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24737167358398">
                <text:p>0.7247371673583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76133048534393">
                <text:p>0.9761330485343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54487693309784">
                <text:p>0.7544876933097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06398141384125">
                <text:p>0.506398141384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50475645065308">
                <text:p>0.7504756450653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48024106025696">
                <text:p>0.7480241060256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19375956058502">
                <text:p>0.9193759560585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01463031768799">
                <text:p>0.9014630317687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77904856204987">
                <text:p>0.9779048562049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47365832328796">
                <text:p>0.7473658323287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91801452636719">
                <text:p>0.7918014526367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72007358074188">
                <text:p>0.5720073580741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55476701259613">
                <text:p>0.9554767012596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3414580821991">
                <text:p>0.434145808219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01638162136078">
                <text:p>0.7016381621360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66975164413452">
                <text:p>0.7669751644134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85744416713715">
                <text:p>0.9857444167137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5401284694672">
                <text:p>0.5354012846946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85151565074921">
                <text:p>0.8851515650749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34374213218689">
                <text:p>0.4343742132186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22262346744537">
                <text:p>0.8222623467445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39697241783142">
                <text:p>0.8396972417831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679438114166">
                <text:p>0.9956794381141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43132400512695">
                <text:p>0.9431324005126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67869102954864">
                <text:p>0.9678691029548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45821464061737">
                <text:p>0.9458214640617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91798615455627">
                <text:p>0.8917986154556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3212548494339">
                <text:p>0.832125484943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70457911491394">
                <text:p>0.9704579114913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28371357917785">
                <text:p>0.6283713579177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67137098312378">
                <text:p>0.9671370983123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42615270614624">
                <text:p>0.9426152706146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86506021022797">
                <text:p>0.8865060210227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3280166387558">
                <text:p>0.932801663875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6850323677063">
                <text:p>0.968503236770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24010366201401">
                <text:p>0.4240103662014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88534581661224">
                <text:p>0.7885345816612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41573417186737">
                <text:p>0.8415734171867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64062941074371">
                <text:p>0.7640629410743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03506517410278">
                <text:p>0.9035065174102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06573748588562">
                <text:p>0.8065737485885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67501854896545">
                <text:p>0.8675018548965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61497759819031">
                <text:p>0.3614977598190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09329628944397">
                <text:p>0.8093296289443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76691722869873">
                <text:p>0.9766917228698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01031410694122">
                <text:p>0.8010314106941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80391907691956">
                <text:p>0.6803919076919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53634393215179">
                <text:p>0.7536343932151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79395395517349">
                <text:p>0.3793953955173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71958339214325">
                <text:p>0.9719583392143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91600787639618">
                <text:p>0.8916007876396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56086432933807">
                <text:p>0.3560864329338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14063143730164">
                <text:p>0.6140631437301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26850724220276">
                <text:p>0.6268507242202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77230083942413">
                <text:p>0.777230083942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329261302948">
                <text:p>0.73292613029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44366490840912">
                <text:p>0.8443664908409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37395930290222">
                <text:p>0.9373959302902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971647650003433">
                <text:p>0.09716476500034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30683898925781">
                <text:p>0.6306838989257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47724044322968">
                <text:p>0.9477240443229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56919729709625">
                <text:p>0.956919729709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14212214946747">
                <text:p>0.6142122149467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46076250076294">
                <text:p>0.8460762500762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13703203201294">
                <text:p>0.9137032032012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56769776344299">
                <text:p>0.7567697763442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1415059566498">
                <text:p>0.1414150595664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46309447288513">
                <text:p>0.9463094472885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09532523155212">
                <text:p>0.8095325231552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62688326835632">
                <text:p>0.9626883268356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21315109729767">
                <text:p>0.821315109729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90871477127075">
                <text:p>0.6908714771270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54489648342133">
                <text:p>0.9544896483421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14421677589416">
                <text:p>0.9144216775894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83206307888031">
                <text:p>0.8832063078880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81127512454987">
                <text:p>0.7811275124549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65173006057739">
                <text:p>0.9651730060577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36442685127258">
                <text:p>0.7364426851272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62383913993835">
                <text:p>0.6623839139938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85261273384094">
                <text:p>0.7852612733840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38689923286438">
                <text:p>0.8386899232864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67925047874451">
                <text:p>0.8679250478744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11669218540192">
                <text:p>0.5116692185401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39235579967499">
                <text:p>0.7392355799674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39060521125793">
                <text:p>0.7390605211257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72114086151123">
                <text:p>0.9721140861511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80139327049255">
                <text:p>0.7801393270492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37080121040344">
                <text:p>0.8370801210403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30516290664673">
                <text:p>0.6305162906646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9566987156868">
                <text:p>0.495669871568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18518471717835">
                <text:p>0.6185184717178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73409819602966">
                <text:p>0.6734098196029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69499468803406">
                <text:p>0.9694994688034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69636058807373">
                <text:p>0.3696360588073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08740639686584">
                <text:p>0.9087406396865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62707257270813">
                <text:p>0.8627072572708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86687183380127">
                <text:p>0.4866871833801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47882533073425">
                <text:p>0.9478825330734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03452873229981">
                <text:p>0.4034528732299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9556498527527">
                <text:p>0.6695564985275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98338675498962">
                <text:p>0.8983386754989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522400200367">
                <text:p>0.195224002003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29552686214447">
                <text:p>0.2295526862144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51726323366165">
                <text:p>0.3517263233661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49106854200363">
                <text:p>0.2491068542003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74744439125061">
                <text:p>0.4747444391250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0996161699295">
                <text:p>0.809961616992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589284658432007">
                <text:p>0.5892846584320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96690332889557">
                <text:p>0.4966903328895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56614899635315">
                <text:p>0.6566148996353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2019648551941">
                <text:p>0.622019648551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02447319030762">
                <text:p>0.8024473190307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73005211353302">
                <text:p>0.3730052113533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1999084353447">
                <text:p>0.319990843534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4474880695343">
                <text:p>0.644748806953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4217929840088">
                <text:p>0.6842179298400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rewardlist_cylinder_withbutton_retroactiveVals_GRUrewardsonly_correctedGRUdatascaling_10_26_2021.B2:rewardlist_cylinder_withbutton_retroactiveVals_GRUrewardsonly_correctedGRUdatascaling_10_26_2021.B525" svg:x="0.32cm" svg:y="0.18cm" svg:width="12.508cm" svg:height="8.64cm">
          <chartooo:coordinate-region svg:x="1.047cm" svg:y="0.301cm" svg:width="11.68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GRUrewardsonly_correctedGRUdatascaling_10_26_2021.B2:rewardlist_cylinder_withbutton_retroactiveVals_GRUrewardsonly_correctedGRUdatascaling_10_26_2021.B525" chart:class="chart:line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0362858772278">
                <text:p>0.640362858772278</text:p>
                <draw:g>
                  <svg:desc>rewardlist_cylinder_withbutton_retroactiveVals_GRUrewardsonly_correctedGRUdatascaling_10_26_2021.B2:rewardlist_cylinder_withbutton_retroactiveVals_GRUrewardsonly_correctedGRUdatascaling_10_26_2021.B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45156288147">
                <text:p>0.60245156288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4736712972323">
                <text:p>0.414736712972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5954358577728">
                <text:p>0.345954358577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5667149014771">
                <text:p>0.275667149014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550058496495">
                <text:p>0.230550058496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9854995022927">
                <text:p>0.269854995022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0402382323518">
                <text:p>0.230402382323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3263898036546">
                <text:p>0.223263898036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421195097268">
                <text:p>0.217421195097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531751715324">
                <text:p>0.209531751715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4942077156156">
                <text:p>0.194942077156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002060831739">
                <text:p>0.182002060831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7424073309771">
                <text:p>0.167424073309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366266084214">
                <text:p>0.20366266084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2091344301589">
                <text:p>0.222091344301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7272083553321">
                <text:p>0.207272083553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0690638807913">
                <text:p>0.190690638807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420099333321">
                <text:p>0.181420099333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654825261794">
                <text:p>0.16654825261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0909550841011">
                <text:p>0.160909550841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7763362904503">
                <text:p>0.157763362904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7726505630366">
                <text:p>0.147726505630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0148507702785">
                <text:p>0.140148507702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604137506336">
                <text:p>0.13604137506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0654535327966">
                <text:p>0.130654535327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2064696969809">
                <text:p>0.122064696969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996935967888">
                <text:p>0.116996935967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20913862771">
                <text:p>0.11420913862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7582819958528">
                <text:p>0.107582819958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57244061846887">
                <text:p>0.0857244061846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77705858834088">
                <text:p>0.0677705858834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9212817965132">
                <text:p>0.0619212817965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96552618560107">
                <text:p>0.0596552618560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74928505346179">
                <text:p>0.0574928505346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16450045102586">
                <text:p>0.0616450045102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1376363548475">
                <text:p>0.058137636354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4053364248064">
                <text:p>0.054053364248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7015783811609">
                <text:p>0.0597015783811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992208795622">
                <text:p>0.057992208795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6090817876705">
                <text:p>0.0616090817876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95652255717488">
                <text:p>0.0595652255717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35467515175426">
                <text:p>0.0635467515175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4205806001344">
                <text:p>0.0584205806001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94024026145538">
                <text:p>0.0594024026145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9143352421082">
                <text:p>0.0589143352421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77310226025416">
                <text:p>0.0577310226025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41735835334597">
                <text:p>0.0541735835334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06665201295091">
                <text:p>0.0606665201295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14640850387514">
                <text:p>0.0614640850387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496632419527">
                <text:p>0.05504966324195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0002770982683">
                <text:p>0.0420002770982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12141368351877">
                <text:p>0.0612141368351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96286070905626">
                <text:p>0.06962860709056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53508693352342">
                <text:p>0.08535086933523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5251577217132">
                <text:p>0.105251577217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5137884933501">
                <text:p>0.115137884933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6053203064948">
                <text:p>0.136053203064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315536577255">
                <text:p>0.14531553657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1264516729861">
                <text:p>0.161264516729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1917093712837">
                <text:p>0.161917093712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122798057273">
                <text:p>0.18122798057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0196969825774">
                <text:p>0.190196969825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7920472640544">
                <text:p>0.197920472640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2886155862361">
                <text:p>0.202886155862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6026616711169">
                <text:p>0.206026616711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6064857263118">
                <text:p>0.216064857263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3838856387883">
                <text:p>0.2338388563878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6690315753221">
                <text:p>0.236690315753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109047800303">
                <text:p>0.254109047800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3146337494254">
                <text:p>0.273146337494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1050668880343">
                <text:p>0.291050668880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6632069274783">
                <text:p>0.306632069274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6245316788554">
                <text:p>0.3262453167885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9936201497912">
                <text:p>0.339936201497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5534099247307">
                <text:p>0.35553409924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3786571081728">
                <text:p>0.373786571081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36385477148">
                <text:p>0.3936385477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2915531452745">
                <text:p>0.412915531452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8160891588777">
                <text:p>0.418160891588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913167482242">
                <text:p>0.43913167482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2029548939317">
                <text:p>0.4620295489393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4534677919">
                <text:p>0.4845346779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9876210726798">
                <text:p>0.499876210726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7431855536997">
                <text:p>0.517431855536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3292447663844">
                <text:p>0.533292447663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4655000008643">
                <text:p>0.5546550000086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75785560049117">
                <text:p>0.575785560049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029888574034">
                <text:p>0.59029888574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0472349841148">
                <text:p>0.610472349841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6346669811755">
                <text:p>0.626346669811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6831327397376">
                <text:p>0.646831327397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6856452841312">
                <text:p>0.646856452841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009654821828">
                <text:p>0.67009654821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5381201524287">
                <text:p>0.675381201524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8380934018642">
                <text:p>0.6783809340186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2091892957687">
                <text:p>0.6920918929576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7293817400932">
                <text:p>0.6972938174009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0902668595314">
                <text:p>0.70902668595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1640553176403">
                <text:p>0.721640553176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2646956145763">
                <text:p>0.732646956145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4405536949635">
                <text:p>0.7544055369496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54405536949635">
                <text:p>0.7544055369496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58284122049809">
                <text:p>0.7582841220498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62137259542942">
                <text:p>0.762137259542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61694411337376">
                <text:p>0.761694411337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57137104570866">
                <text:p>0.757137104570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7137104570866">
                <text:p>0.7571371045708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6299673616886">
                <text:p>0.756299673616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2585033476353">
                <text:p>0.7525850334763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0018790364265">
                <text:p>0.760018790364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57387546896935">
                <text:p>0.757387546896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61050400137901">
                <text:p>0.7610504001379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241642177105">
                <text:p>0.77241642177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9761959910393">
                <text:p>0.769761959910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7416003882885">
                <text:p>0.774160038828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471852004528">
                <text:p>0.78471852004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78262956738472">
                <text:p>0.778262956738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88378345966339">
                <text:p>0.7883783459663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1423622369766">
                <text:p>0.7914236223697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89346385002136">
                <text:p>0.789346385002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8991057872772">
                <text:p>0.7889910578727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4871344566345">
                <text:p>0.794871344566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95238825082779">
                <text:p>0.7952388250827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00510488748551">
                <text:p>0.8005104887485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787118434906">
                <text:p>0.797871184349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8846187710762">
                <text:p>0.788461877107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86162630319595">
                <text:p>0.786162630319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5110417604446">
                <text:p>0.785110417604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00557452440262">
                <text:p>0.8005574524402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97162266969681">
                <text:p>0.797162266969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04040349721909">
                <text:p>0.804040349721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04040349721909">
                <text:p>0.8040403497219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05138144493103">
                <text:p>0.8051381444931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2853565216064">
                <text:p>0.8028535652160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01607028245926">
                <text:p>0.801607028245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01607028245926">
                <text:p>0.8016070282459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96188290119171">
                <text:p>0.796188290119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92733347415924">
                <text:p>0.7927333474159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92068034410477">
                <text:p>0.7920680344104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91298673152924">
                <text:p>0.7912986731529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8336675286293">
                <text:p>0.78336675286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5887250900269">
                <text:p>0.795887250900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5404665470123">
                <text:p>0.795404665470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7148945331573">
                <text:p>0.807148945331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9365668296814">
                <text:p>0.819365668296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21357262134552">
                <text:p>0.821357262134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8415858745575">
                <text:p>0.8384158587455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25289242863655">
                <text:p>0.8252892428636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8112838864326">
                <text:p>0.8281128388643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9306464791298">
                <text:p>0.829306464791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29306464791298">
                <text:p>0.829306464791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27397555708885">
                <text:p>0.827397555708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1941824555397">
                <text:p>0.831941824555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32476058602333">
                <text:p>0.83247605860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32578445076942">
                <text:p>0.832578445076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7135751843452">
                <text:p>0.8371357518434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37135751843452">
                <text:p>0.837135751843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4085150361061">
                <text:p>0.8440851503610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8554072976112">
                <text:p>0.848554072976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57510511279106">
                <text:p>0.857510511279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0141754746437">
                <text:p>0.8601417547464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6733674407005">
                <text:p>0.866733674407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67463448643684">
                <text:p>0.867463448643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0932169556618">
                <text:p>0.870932169556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73423197865486">
                <text:p>0.8734231978654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73423197865486">
                <text:p>0.873423197865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6291614174843">
                <text:p>0.8762916141748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1315904259682">
                <text:p>0.881315904259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3005878329277">
                <text:p>0.8830058783292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85083115696907">
                <text:p>0.8850831156969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1308898329735">
                <text:p>0.8813088983297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75924217104912">
                <text:p>0.875924217104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76204931139946">
                <text:p>0.876204931139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6492978930473">
                <text:p>0.8764929789304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3614714741707">
                <text:p>0.8836147147417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93853279948235">
                <text:p>0.8938532799482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6697202324867">
                <text:p>0.8966972023248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5290784239769">
                <text:p>0.8952907842397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3694210648537">
                <text:p>0.8936942106485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7519173026085">
                <text:p>0.907519173026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7519173026085">
                <text:p>0.9075191730260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4208768010139">
                <text:p>0.904208768010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6204323172569">
                <text:p>0.906204323172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11253840327263">
                <text:p>0.9112538403272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08720701336861">
                <text:p>0.9087207013368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08615612387657">
                <text:p>0.908615612387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12188736796379">
                <text:p>0.9121887367963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15150036215782">
                <text:p>0.9151500362157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5815349221229">
                <text:p>0.9158153492212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1455976366997">
                <text:p>0.9114559763669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938789665699">
                <text:p>0.91938789665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399189591408">
                <text:p>0.920399189591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0881775021553">
                <text:p>0.9208817750215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21800790429115">
                <text:p>0.921800790429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22198398709297">
                <text:p>0.9221983987092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1122406125069">
                <text:p>0.9211224061250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1122406125069">
                <text:p>0.9211224061250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34488127231598">
                <text:p>0.934488127231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35719454288483">
                <text:p>0.935719454288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34810198545456">
                <text:p>0.9348101985454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34088271856308">
                <text:p>0.9340882718563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35997180938721">
                <text:p>0.935997180938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34875966310501">
                <text:p>0.9348759663105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34875966310501">
                <text:p>0.934875966310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9770365953445">
                <text:p>0.9297703659534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7128279209137">
                <text:p>0.9271282792091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19997682571411">
                <text:p>0.919997682571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16002119779587">
                <text:p>0.9160021197795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0478616297245">
                <text:p>0.90478616297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04377934336662">
                <text:p>0.9043779343366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04304584860802">
                <text:p>0.9043045848608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03818231225014">
                <text:p>0.903818231225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82391795814037">
                <text:p>0.8823917958140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80374772250652">
                <text:p>0.880374772250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374772250652">
                <text:p>0.8803747722506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4804617166519">
                <text:p>0.8648046171665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71194235086441">
                <text:p>0.8711942350864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68728429079056">
                <text:p>0.868728429079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57091652154922">
                <text:p>0.8570916521549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54703409671783">
                <text:p>0.854703409671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58205760717392">
                <text:p>0.8582057607173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57333899736404">
                <text:p>0.8573338997364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57755366563797">
                <text:p>0.8577553665637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51899397373199">
                <text:p>0.8518993973731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51899397373199">
                <text:p>0.8518993973731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48629939556122">
                <text:p>0.8486299395561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5450203418732">
                <text:p>0.845450203418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46163015365601">
                <text:p>0.8461630153656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4875880241394">
                <text:p>0.848758802413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4824150800705">
                <text:p>0.84824150800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47662310600281">
                <text:p>0.847662310600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8635326623917">
                <text:p>0.8486353266239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7593265771866">
                <text:p>0.8475932657718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0913764238358">
                <text:p>0.8409137642383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4693440198898">
                <text:p>0.8446934401988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5880539417267">
                <text:p>0.835880539417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38536887168884">
                <text:p>0.8385368871688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36276476383209">
                <text:p>0.8362764763832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29090592861176">
                <text:p>0.8290905928611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2682553768158">
                <text:p>0.826825537681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22289786338806">
                <text:p>0.8222897863388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6349005699158">
                <text:p>0.8063490056991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06349005699158">
                <text:p>0.806349005699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06349005699158">
                <text:p>0.8063490056991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04878486394882">
                <text:p>0.804878486394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10120648145676">
                <text:p>0.8101206481456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03597645759582">
                <text:p>0.8035976457595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04179122447967">
                <text:p>0.8041791224479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05499436855316">
                <text:p>0.8054994368553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7815828323364">
                <text:p>0.8078158283233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7401337623596">
                <text:p>0.8074013376235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6605370044708">
                <text:p>0.8066053700447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7048691511154">
                <text:p>0.8070486915111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94554947018623">
                <text:p>0.7945549470186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98436233401299">
                <text:p>0.7984362334012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99427505135536">
                <text:p>0.7994275051355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06536172032356">
                <text:p>0.806536172032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10688353180885">
                <text:p>0.8106883531808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6284257173538">
                <text:p>0.8162842571735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17036967277527">
                <text:p>0.8170369672775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10056451559067">
                <text:p>0.8100564515590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10784605741501">
                <text:p>0.8107846057415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32590582072735">
                <text:p>0.8325905820727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31203542649746">
                <text:p>0.8312035426497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1203542649746">
                <text:p>0.831203542649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1499356627464">
                <text:p>0.841499356627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055460870266">
                <text:p>0.840554608702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0386429429054">
                <text:p>0.8403864294290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507789093256">
                <text:p>0.85077890932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0226590037346">
                <text:p>0.850226590037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51115583777428">
                <text:p>0.8511155837774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50496334433556">
                <text:p>0.850496334433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8165065646172">
                <text:p>0.8481650656461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53416875004768">
                <text:p>0.853416875004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2643986344337">
                <text:p>0.8526439863443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3471190333366">
                <text:p>0.8534711903333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6650926470757">
                <text:p>0.8566509264707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869791328907">
                <text:p>0.848697913289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869791328907">
                <text:p>0.848697913289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512390434742">
                <text:p>0.845123904347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35126133561134">
                <text:p>0.835126133561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196513235569">
                <text:p>0.831965132355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34874778389931">
                <text:p>0.8348747783899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8503023982048">
                <text:p>0.838503023982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38327528834343">
                <text:p>0.8383275288343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47245518565178">
                <text:p>0.847245518565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47245518565178">
                <text:p>0.8472455185651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7847501635551">
                <text:p>0.8478475016355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55033385157585">
                <text:p>0.8550333851575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7185906767845">
                <text:p>0.8571859067678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61433183550835">
                <text:p>0.8614331835508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8514757752419">
                <text:p>0.8785147577524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8514757752419">
                <text:p>0.8785147577524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78514757752419">
                <text:p>0.8785147577524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82520821690559">
                <text:p>0.8825208216905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76602674126625">
                <text:p>0.876602674126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83125676512718">
                <text:p>0.8831256765127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76802560687065">
                <text:p>0.8768025606870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76802560687065">
                <text:p>0.8768025606870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74100341200828">
                <text:p>0.8741003412008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74963222146034">
                <text:p>0.8749632221460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73390267491341">
                <text:p>0.8733902674913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69491155743599">
                <text:p>0.8694911557435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198490023613">
                <text:p>0.881984900236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83549675941467">
                <text:p>0.8835496759414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82536206245422">
                <text:p>0.8825362062454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1354812383652">
                <text:p>0.8813548123836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82500772476196">
                <text:p>0.8825007724761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7351359963417">
                <text:p>0.873513599634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6621123790741">
                <text:p>0.866211237907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7326510310173">
                <text:p>0.873265103101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71708832979202">
                <text:p>0.8717088329792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70584324598312">
                <text:p>0.870584324598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73163108825684">
                <text:p>0.8731631088256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72800971269608">
                <text:p>0.8728009712696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72334234714508">
                <text:p>0.8723342347145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73770911693573">
                <text:p>0.8737709116935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78122750520706">
                <text:p>0.8781227505207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79533401727676">
                <text:p>0.8795334017276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82473963499069">
                <text:p>0.8824739634990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82473963499069">
                <text:p>0.8824739634990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89226672649384">
                <text:p>0.8892266726493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83238987922668">
                <text:p>0.8832389879226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83843147754669">
                <text:p>0.8838431477546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7411552965641">
                <text:p>0.874115529656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79501475691795">
                <text:p>0.8795014756917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79501475691795">
                <text:p>0.879501475691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85290786623955">
                <text:p>0.8852907866239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83879092335701">
                <text:p>0.8838790923357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8671885073185">
                <text:p>0.886718850731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88700750470161">
                <text:p>0.8887007504701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92464185357094">
                <text:p>0.8924641853570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88950728774071">
                <text:p>0.8889507287740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88295273184776">
                <text:p>0.8882952731847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83183034062385">
                <text:p>0.8831830340623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66138074994087">
                <text:p>0.8661380749940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61096323132515">
                <text:p>0.8610963231325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6324839413166">
                <text:p>0.863248394131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60018494725227">
                <text:p>0.8600184947252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64817495942116">
                <text:p>0.864817495942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9830419421196">
                <text:p>0.8598304194211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58271501660347">
                <text:p>0.8582715016603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8271501660347">
                <text:p>0.8582715016603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58271501660347">
                <text:p>0.858271501660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59382867217064">
                <text:p>0.859382867217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4375445246697">
                <text:p>0.8643754452466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0635740160942">
                <text:p>0.8606357401609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65513934493065">
                <text:p>0.865513934493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2207219004631">
                <text:p>0.8622072190046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54638907313347">
                <text:p>0.8546389073133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54912443757057">
                <text:p>0.8549124437570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8611091971397">
                <text:p>0.8486110919713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52147253155708">
                <text:p>0.8521472531557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51741634011269">
                <text:p>0.8517416340112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4664411008358">
                <text:p>0.846644110083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48903958201408">
                <text:p>0.8489039582014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47472835183144">
                <text:p>0.8474728351831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47472835183144">
                <text:p>0.847472835183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62001929879188">
                <text:p>0.8620019298791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60394091010094">
                <text:p>0.8603940910100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60394091010094">
                <text:p>0.8603940910100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57873610854149">
                <text:p>0.8578736108541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54789738059044">
                <text:p>0.8547897380590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54768275618553">
                <text:p>0.8547682756185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55130413174629">
                <text:p>0.8551304131746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59476010203361">
                <text:p>0.8594760102033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53872112631798">
                <text:p>0.8538721126317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50441290736198">
                <text:p>0.850441290736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8863369822502">
                <text:p>0.8488633698225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944508433342">
                <text:p>0.8439445084333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2616201043129">
                <text:p>0.842616201043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42645134329796">
                <text:p>0.8426451343297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5072019636631">
                <text:p>0.850720196366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5072019636631">
                <text:p>0.850720196366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61220703125">
                <text:p>0.86122070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56887242794037">
                <text:p>0.8568872427940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48909153938294">
                <text:p>0.8489091539382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9348633289337">
                <text:p>0.8493486332893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42574054002762">
                <text:p>0.8425740540027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43825598955154">
                <text:p>0.8438255989551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51514518260956">
                <text:p>0.8515145182609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48791499137878">
                <text:p>0.8487914991378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51448569297791">
                <text:p>0.8514485692977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54909421205521">
                <text:p>0.8549094212055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47772874832153">
                <text:p>0.8477728748321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63647376298904">
                <text:p>0.8636473762989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68689128160477">
                <text:p>0.8686891281604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61138029098511">
                <text:p>0.8611380290985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62769606113434">
                <text:p>0.8627696061134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60947860479355">
                <text:p>0.8609478604793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60359524488449">
                <text:p>0.8603595244884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62605315446853">
                <text:p>0.8626053154468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56570070981979">
                <text:p>0.8565700709819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48069787025452">
                <text:p>0.8480697870254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43997284173966">
                <text:p>0.8439972841739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34806489944458">
                <text:p>0.8348064899444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37092635631561">
                <text:p>0.8370926356315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25290959477425">
                <text:p>0.8252909594774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27526815533638">
                <text:p>0.8275268155336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36668611168861">
                <text:p>0.8366686111688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32711746096611">
                <text:p>0.8327117460966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9552598595619">
                <text:p>0.8395525985956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30950852036476">
                <text:p>0.830950852036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31356471180916">
                <text:p>0.831356471180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31896409392357">
                <text:p>0.8318964093923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32300845980644">
                <text:p>0.832300845980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2754306614399">
                <text:p>0.827543066143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25896777510643">
                <text:p>0.8258967775106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23295814394951">
                <text:p>0.8232958143949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1148256659508">
                <text:p>0.8311482566595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4717125296593">
                <text:p>0.8247171252965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18995091319084">
                <text:p>0.8189950913190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2111289203167">
                <text:p>0.821112892031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21303957104683">
                <text:p>0.8213039571046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07180511951447">
                <text:p>0.8071805119514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06270132064819">
                <text:p>0.806270132064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11164712905884">
                <text:p>0.8111647129058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96733795404434">
                <text:p>0.7967337954044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9831171631813">
                <text:p>0.798311716318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9834991812706">
                <text:p>0.798349918127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99678225517273">
                <text:p>0.7996782255172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96497510671616">
                <text:p>0.7964975106716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967414021492">
                <text:p>0.79674140214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967414021492">
                <text:p>0.79674140214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88251875638962">
                <text:p>0.7882518756389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81697058081627">
                <text:p>0.7816970580816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84557265639305">
                <text:p>0.7845572656393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84658650755882">
                <text:p>0.7846586507558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92275506854057">
                <text:p>0.7922755068540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85204508900642">
                <text:p>0.7852045089006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79601024985313">
                <text:p>0.7796010249853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70586640834808">
                <text:p>0.7705866408348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60792733430862">
                <text:p>0.7607927334308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59707071781159">
                <text:p>0.7597070717811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72131352424622">
                <text:p>0.7721313524246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73301810026169">
                <text:p>0.7733018100261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71237105131149">
                <text:p>0.7712371051311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65623613595963">
                <text:p>0.765623613595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60450049638748">
                <text:p>0.7604500496387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62714061737061">
                <text:p>0.7627140617370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65205563306808">
                <text:p>0.7652055633068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59932843446732">
                <text:p>0.7599328434467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192565202713">
                <text:p>0.761925652027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70425935983658">
                <text:p>0.7704259359836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74498438835144">
                <text:p>0.7744984388351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84680107831955">
                <text:p>0.7846801078319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77266629934311">
                <text:p>0.7772666299343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86909682154656">
                <text:p>0.7869096821546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87980541586876">
                <text:p>0.7879805415868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89109277129173">
                <text:p>0.7891092771291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91152542233467">
                <text:p>0.7911525422334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92618934512138">
                <text:p>0.7926189345121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98221483826637">
                <text:p>0.7982214838266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92496678233147">
                <text:p>0.7924966782331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88792857527733">
                <text:p>0.7887928575277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88792857527733">
                <text:p>0.7887928575277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96185083985329">
                <text:p>0.7961850839853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92699317336082">
                <text:p>0.7926993173360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1018522381783">
                <text:p>0.7910185223817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90825405716896">
                <text:p>0.7908254057168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97256537079811">
                <text:p>0.7972565370798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03863754868507">
                <text:p>0.8038637548685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06197291016579">
                <text:p>0.8061972910165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06852967143059">
                <text:p>0.8068529671430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743914604187">
                <text:p>0.807439146041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4804639220238">
                <text:p>0.7948046392202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96269435286522">
                <text:p>0.7962694352865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08920229077339">
                <text:p>0.8089202290773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07863518595696">
                <text:p>0.8078635185956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09478259682655">
                <text:p>0.8094782596826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09478259682655">
                <text:p>0.8094782596826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10023482441902">
                <text:p>0.8100234824419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01771896481514">
                <text:p>0.8017718964815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95726352334023">
                <text:p>0.7957263523340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0007895886898">
                <text:p>0.800078958868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94614986777306">
                <text:p>0.7946149867773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87876138091087">
                <text:p>0.7878761380910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81748116612434">
                <text:p>0.7817481166124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81148944497109">
                <text:p>0.7811489444971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88219942450523">
                <text:p>0.7882199424505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94729575514793">
                <text:p>0.7947295755147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94593737125397">
                <text:p>0.7945937371253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05244030952454">
                <text:p>0.8052440309524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0497342467308">
                <text:p>0.804973424673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99340952634811">
                <text:p>0.7993409526348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97648566961288">
                <text:p>0.7976485669612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99713271856308">
                <text:p>0.7997132718563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10439978837967">
                <text:p>0.8104399788379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15213092565537">
                <text:p>0.8152130925655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10780158042908">
                <text:p>0.8107801580429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11856825351715">
                <text:p>0.8118568253517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13839168548584">
                <text:p>0.8138391685485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13948382139206">
                <text:p>0.813948382139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94278326630592">
                <text:p>0.7942783266305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8553852379322">
                <text:p>0.785538523793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8553852379322">
                <text:p>0.785538523793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8512664437294">
                <text:p>0.7885126644372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89722140431404">
                <text:p>0.7897221404314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89722140431404">
                <text:p>0.7897221404314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89095762372017">
                <text:p>0.7890957623720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5573051571846">
                <text:p>0.7855730515718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83366051316261">
                <text:p>0.7833660513162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5379454493523">
                <text:p>0.7853794544935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91104260087013">
                <text:p>0.7911042600870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92550610899925">
                <text:p>0.7925506108999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90384880900383">
                <text:p>0.7903848809003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88445289731026">
                <text:p>0.7884452897310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85419436097145">
                <text:p>0.7854194360971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8427406847477">
                <text:p>0.784274068474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85047604441643">
                <text:p>0.7850476044416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80137358307838">
                <text:p>0.7801373583078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83328924775124">
                <text:p>0.7833289247751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83328924775124">
                <text:p>0.7833289247751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83328924775124">
                <text:p>0.7833289247751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86994153857231">
                <text:p>0.7869941538572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96944034099579">
                <text:p>0.7969440340995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96944034099579">
                <text:p>0.7969440340995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97115461826324">
                <text:p>0.7971154618263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96559691429138">
                <text:p>0.7965596914291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97854870557785">
                <text:p>0.7978548705577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97412967681885">
                <text:p>0.7974129676818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95089925527573">
                <text:p>0.7950899255275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99177540540695">
                <text:p>0.799177540540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2.452cm" svg:y="4.203cm" style:legend-expansion="high" chart:style-name="ch2"/>
        <chart:plot-area chart:style-name="ch3" table:cell-range-address="rewardlist_cylinder_withbutton_retroactiveVals_GRUrewardsonly_correctedGRUdatascaling_10_26_2021.E1:rewardlist_cylinder_withbutton_retroactiveVals_GRUrewardsonly_correctedGRUdatascaling_10_26_2021.E686" chart:data-source-has-labels="row" svg:x="0.319cm" svg:y="0.18cm" svg:width="11.814cm" svg:height="8.645cm">
          <chartooo:coordinate-region svg:x="1.126cm" svg:y="0.301cm" svg:width="11.007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GRUrewardsonly_correctedGRUdatascaling_10_26_2021.E2:rewardlist_cylinder_withbutton_retroactiveVals_GRUrewardsonly_correctedGRUdatascaling_10_26_2021.E686" chart:label-cell-address="rewardlist_cylinder_withbutton_retroactiveVals_GRUrewardsonly_correctedGRUdatascaling_10_26_2021.E1:rewardlist_cylinder_withbutton_retroactiveVals_GRUrewardsonly_correctedGRUdatascaling_10_26_2021.E1" chart:class="chart:line">
            <chart:data-point chart:repeated="6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position(mm)</text:p>
                <draw:g>
                  <svg:desc>rewardlist_cylinder_withbutton_retroactiveVals_GRUrewardsonly_correctedGRUdatascaling_10_26_2021.E1:rewardlist_cylinder_withbutton_retroactiveVals_GRUrewardsonly_correctedGRUdatascaling_10_26_20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7.137097202157">
                <text:p>287.137097202157</text:p>
                <draw:g>
                  <svg:desc>rewardlist_cylinder_withbutton_retroactiveVals_GRUrewardsonly_correctedGRUdatascaling_10_26_2021.E2:rewardlist_cylinder_withbutton_retroactiveVals_GRUrewardsonly_correctedGRUdatascaling_10_26_2021.E6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073916244578">
                <text:p>287.073916244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.590544915263">
                <text:p>289.59054491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.181532488832">
                <text:p>287.181532488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.891173438131">
                <text:p>288.891173438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.913614599007">
                <text:p>288.913614599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.955427279895">
                <text:p>288.95542727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.223934014999">
                <text:p>290.22393401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594252739845">
                <text:p>288.594252739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.460177152137">
                <text:p>290.460177152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.999619014745">
                <text:p>286.999619014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.302105548834">
                <text:p>290.30210554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.26021579554">
                <text:p>289.26021579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760013346476">
                <text:p>288.760013346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390225930604">
                <text:p>288.390225930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.472194696037">
                <text:p>287.472194696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46385517438">
                <text:p>289.46385517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1.501321846969">
                <text:p>291.501321846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.500440111425">
                <text:p>290.50044011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.351828184031">
                <text:p>289.351828184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.525605619713">
                <text:p>289.525605619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1.523047751722">
                <text:p>291.523047751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.865901055099">
                <text:p>288.865901055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.612526706452">
                <text:p>290.612526706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.101883172683">
                <text:p>286.101883172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.626717752687">
                <text:p>292.626717752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1.076996151677">
                <text:p>291.076996151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.023108390586">
                <text:p>289.023108390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.801836293601">
                <text:p>292.801836293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.984710644012">
                <text:p>289.984710644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.774591823111">
                <text:p>290.774591823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.144587855352">
                <text:p>291.144587855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0.765651121567">
                <text:p>290.765651121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.225781759984">
                <text:p>290.225781759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.756961173341">
                <text:p>289.756961173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7.072873162731">
                <text:p>287.072873162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4.970139368869">
                <text:p>284.970139368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.967527029319">
                <text:p>288.967527029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3.568207564387">
                <text:p>283.5682075643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.943094244882">
                <text:p>290.943094244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5.665070297568">
                <text:p>285.665070297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.480050178786">
                <text:p>288.48005017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.396680703444">
                <text:p>289.396680703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9.449728865941">
                <text:p>289.449728865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8.971162914613">
                <text:p>288.971162914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.803047923242">
                <text:p>288.803047923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1.165926329705">
                <text:p>291.165926329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2.697885736979">
                <text:p>292.697885736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.295615840538">
                <text:p>287.295615840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1.202493799021">
                <text:p>291.202493799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2.266977861632">
                <text:p>282.266977861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.232422548348">
                <text:p>288.232422548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0.160429368444">
                <text:p>280.160429368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1.56483476702">
                <text:p>281.56483476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1.082066685967">
                <text:p>281.082066685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9.994579354798">
                <text:p>279.994579354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.5170893524">
                <text:p>286.5170893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0.021461064107">
                <text:p>280.021461064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5.120134538444">
                <text:p>285.120134538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0.110748870196">
                <text:p>280.110748870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0.082079020578">
                <text:p>280.082079020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0.213447728602">
                <text:p>280.213447728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0.792984002702">
                <text:p>280.792984002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1.243029116103">
                <text:p>281.243029116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0.136051055567">
                <text:p>280.136051055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6.623245282069">
                <text:p>286.623245282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5.720085414404">
                <text:p>285.720085414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0.117484198693">
                <text:p>280.117484198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4.619932089379">
                <text:p>284.619932089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.344250192195">
                <text:p>280.344250192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.124726166944">
                <text:p>280.124726166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.911281818743">
                <text:p>279.9112818187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0.219020765898">
                <text:p>280.219020765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0.144067884618">
                <text:p>280.144067884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3.524457731497">
                <text:p>283.524457731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.671944371521">
                <text:p>281.671944371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1.738522795687">
                <text:p>281.7385227956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0.091138931476">
                <text:p>280.091138931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.092450234369">
                <text:p>280.092450234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1.559440543755">
                <text:p>281.5594405437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3.611152734138">
                <text:p>283.611152734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6.576813238715">
                <text:p>286.576813238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.348780147644">
                <text:p>280.348780147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.245991882223">
                <text:p>280.245991882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.164691102847">
                <text:p>280.1646911028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9.97687676574">
                <text:p>279.976876765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251028477426">
                <text:p>280.251028477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1.97899786489">
                <text:p>281.97899786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0.065270501674">
                <text:p>280.0652705016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135305997105">
                <text:p>280.135305997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9.99237398175">
                <text:p>279.99237398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0.363621712207">
                <text:p>280.363621712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3.614520398386">
                <text:p>283.6145203983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0.260863249125">
                <text:p>280.260863249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1.155291031615">
                <text:p>281.1552910316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6.820536762813">
                <text:p>286.820536762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6.224460190855">
                <text:p>286.224460190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1.908664346075">
                <text:p>281.908664346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0.045213527877">
                <text:p>280.045213527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6.154543904779">
                <text:p>286.1545439047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0.051352809604">
                <text:p>280.051352809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.177744527101">
                <text:p>280.1777445271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0.088248104643">
                <text:p>280.088248104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0.22092811556">
                <text:p>280.220928115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0.077727879159">
                <text:p>280.077727879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1.239274021454">
                <text:p>281.239274021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.161286434768">
                <text:p>283.161286434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.120822060603">
                <text:p>280.120822060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3.665094966788">
                <text:p>283.66509496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0.283811049755">
                <text:p>280.2838110497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4.456645076842">
                <text:p>284.456645076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1.572791991395">
                <text:p>281.572791991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0.203523549888">
                <text:p>280.2035235498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0.053945613052">
                <text:p>280.053945613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0.04947526228">
                <text:p>280.04947526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3.590529515909">
                <text:p>283.590529515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9.991152085872">
                <text:p>279.9911520858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1.323078197263">
                <text:p>281.323078197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1.200560783768">
                <text:p>281.200560783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.678500885987">
                <text:p>281.678500885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0.308338374325">
                <text:p>280.3083383743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0.039521281227">
                <text:p>280.03952128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0.197294861145">
                <text:p>280.1972948611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0.231895376121">
                <text:p>280.231895376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0.23761742511">
                <text:p>280.23761742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2.249811714667">
                <text:p>282.249811714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4.572665580549">
                <text:p>284.5726655805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1.952414178965">
                <text:p>281.9524141789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9.975088625431">
                <text:p>279.9750886254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9.821248954192">
                <text:p>279.8212489541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.118013439294">
                <text:p>283.1180134392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0.048223564063">
                <text:p>280.0482235640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9.937716492976">
                <text:p>279.9377164929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0.109586578996">
                <text:p>280.109586578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1.28782203084">
                <text:p>281.28782203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0.056061579084">
                <text:p>280.056061579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.123206247681">
                <text:p>280.123206247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1.302395374357">
                <text:p>281.302395374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0.050935576865">
                <text:p>280.0509355768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2.697293826958">
                <text:p>282.697293826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.981409785933">
                <text:p>286.981409785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0.202957305456">
                <text:p>280.202957305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0.20072213007">
                <text:p>280.200722130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0.146958711451">
                <text:p>280.1469587114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.676980966724">
                <text:p>281.676980966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0.456992438668">
                <text:p>280.4569924386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0.016364864227">
                <text:p>280.016364864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0.052574705481">
                <text:p>280.052574705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0.019553714445">
                <text:p>280.019553714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0.003967091419">
                <text:p>280.0039670914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9.923441172844">
                <text:p>279.9234411728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0.079128589068">
                <text:p>280.079128589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.148568037729">
                <text:p>280.1485680377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.208291924044">
                <text:p>280.2082919240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.103715518315">
                <text:p>280.103715518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.029150067435">
                <text:p>280.029150067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0.072005830171">
                <text:p>280.0720058301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0.10872231118">
                <text:p>280.108722311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.111881359059">
                <text:p>280.1118813590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0.100943900836">
                <text:p>280.100943900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9.903473606061">
                <text:p>279.9034736060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9.992075958365">
                <text:p>279.9920759583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.021908099185">
                <text:p>280.0219080991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.180069109503">
                <text:p>280.1800691095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.050577948803">
                <text:p>280.050577948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.048044750032">
                <text:p>280.048044750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.135812636859">
                <text:p>280.1358126368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4.286652538147">
                <text:p>284.2866525381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0.073615156449">
                <text:p>280.0736151564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0.184271239229">
                <text:p>280.1842712392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.166270626786">
                <text:p>280.1662706267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0.810179952006">
                <text:p>280.8101799520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0.634495166661">
                <text:p>280.634495166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9.954644221233">
                <text:p>279.954644221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0.152948981485">
                <text:p>280.152948981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.042054479998">
                <text:p>280.04205447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3.39019819664">
                <text:p>283.39019819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3.031258831975">
                <text:p>283.0312588319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2.593730700737">
                <text:p>282.5937307007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1.626316991307">
                <text:p>281.6263169913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0.251982152258">
                <text:p>280.251982152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0.233445097722">
                <text:p>280.2334450977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.290993413329">
                <text:p>280.2909934133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0.341657388747">
                <text:p>280.3416573887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9.936375387744">
                <text:p>279.936375387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1.682703015712">
                <text:p>281.682703015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9.916348216285">
                <text:p>279.9163482162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.19738426816">
                <text:p>280.197384268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0.100377656405">
                <text:p>280.1003776564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.021818692169">
                <text:p>280.021818692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0.157389529919">
                <text:p>280.1573895299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0.626329325917">
                <text:p>280.626329325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0.112656219859">
                <text:p>280.1126562198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0.095698689263">
                <text:p>280.0956986892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0.149551514899">
                <text:p>280.149551514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1.251850608293">
                <text:p>281.2518506082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3.603880963548">
                <text:p>283.6038809635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0.152948981485">
                <text:p>280.1529489814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1.626734224045">
                <text:p>281.6267342240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0.085655301195">
                <text:p>280.0856553011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9.913874622191">
                <text:p>279.9138746221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0.04241210806">
                <text:p>280.04241210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0.12421952719">
                <text:p>280.124219527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0.0341568603">
                <text:p>280.03415686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0.086132138611">
                <text:p>280.0861321386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0.250074802595">
                <text:p>280.2500748025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0.169429674665">
                <text:p>280.1694296746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1.669470777427">
                <text:p>281.6694707774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0.330451709478">
                <text:p>280.3304517094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0.069532236077">
                <text:p>280.0695322360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0.141177057785">
                <text:p>280.1411770577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9.936345585406">
                <text:p>279.9363455854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9.791655232081">
                <text:p>279.791655232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1.466810739008">
                <text:p>291.4668107390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5.392468307483">
                <text:p>285.3924683074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9.831202935245">
                <text:p>279.831202935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3.111516529505">
                <text:p>283.111516529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9.977204591463">
                <text:p>279.9772045914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5.522525712613">
                <text:p>285.5225257126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8.034982055911">
                <text:p>288.034982055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0.568244568217">
                <text:p>280.5682445682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0.297132695056">
                <text:p>280.2971326950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2.209399743686">
                <text:p>282.2093997436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0.331494791325">
                <text:p>280.3314947913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0.411454465469">
                <text:p>280.4114544654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0.098202085696">
                <text:p>280.098202085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0.917140544814">
                <text:p>280.917140544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.189814474186">
                <text:p>280.1898144741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0.292185506868">
                <text:p>280.292185506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0.118825303925">
                <text:p>280.1188253039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0.109139543918">
                <text:p>280.1091395439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9.991152085872">
                <text:p>279.9911520858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0.165167940262">
                <text:p>280.1651679402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0.079665031161">
                <text:p>280.079665031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1.972649966794">
                <text:p>281.9726499667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0.07516487805">
                <text:p>280.07516487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.297460520779">
                <text:p>280.2974605207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0.066552002229">
                <text:p>280.066552002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.42689720992">
                <text:p>282.42689720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5.563176102301">
                <text:p>285.5631761023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4.891431392941">
                <text:p>284.8914313929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3.801708886385">
                <text:p>283.8017088863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2.433841154786">
                <text:p>282.4338411547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0.021908099185">
                <text:p>280.0219080991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0.073019109679">
                <text:p>280.073019109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0.248465476317">
                <text:p>280.2484654763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9.856624329969">
                <text:p>279.8566243299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2.848570497087">
                <text:p>282.848570497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0.071707806786">
                <text:p>280.0717078067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9.964300178901">
                <text:p>279.9643001789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0.175121921315">
                <text:p>280.1751219213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0.084016172579">
                <text:p>280.0840161725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.078860368022">
                <text:p>280.0788603680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0.058088138101">
                <text:p>280.058088138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1.42437634576">
                <text:p>281.42437634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0.260386411709">
                <text:p>280.2603864117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0.161025415214">
                <text:p>280.1610254152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0.101092912528">
                <text:p>280.1010929125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0.092301222677">
                <text:p>280.0923012226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2.606486101606">
                <text:p>282.6064861016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0.149044875144">
                <text:p>280.1490448751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2.304439401102">
                <text:p>282.304439401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9.997559588646">
                <text:p>279.9975595886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0.15756834395">
                <text:p>280.157568343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0.033680022885">
                <text:p>280.0336800228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9.880585410108">
                <text:p>279.8805854101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.993380059766">
                <text:p>282.9933800597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0.106189112409">
                <text:p>280.1061891124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0.376377113077">
                <text:p>280.3763771130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1.513544942495">
                <text:p>281.5135449424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.115040406938">
                <text:p>280.1150404069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.151160841177">
                <text:p>280.1511608411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0.36925435418">
                <text:p>280.369254354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0.097635841265">
                <text:p>280.0976358412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.093374106862">
                <text:p>280.0933741068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.01454692158">
                <text:p>280.014546921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2.976958971263">
                <text:p>282.9769589712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.058803394224">
                <text:p>280.0588033942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.715950090847">
                <text:p>282.7159500908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.100556470436">
                <text:p>280.1005564704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.338766561914">
                <text:p>280.338766561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875894108356">
                <text:p>280.8758941083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0.361833571898">
                <text:p>280.3618335718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0.138763068368">
                <text:p>280.1387630683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189658261002">
                <text:p>283.1896582610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1.104269428136">
                <text:p>281.1042694281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9.903056373323">
                <text:p>279.9030563733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0.057134463269">
                <text:p>280.0571344632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0.104281762746">
                <text:p>280.1042817627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0.145230175819">
                <text:p>280.1452301758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0.420395167013">
                <text:p>280.4203951670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0.082317439286">
                <text:p>280.0823174392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1.767878099091">
                <text:p>281.7678780990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0.102404215422">
                <text:p>280.1024042154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9.768796838466">
                <text:p>279.768796838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0.137958405229">
                <text:p>280.1379584052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1.171741922457">
                <text:p>281.1717419224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0.089857430921">
                <text:p>280.0898574309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0.094745014432">
                <text:p>280.094745014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0.016454271243">
                <text:p>280.016454271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3.296142016394">
                <text:p>283.2961420163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0.054273438775">
                <text:p>280.0542734387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0.211927809339">
                <text:p>280.211927809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.273886871041">
                <text:p>280.2738868710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9.975982695585">
                <text:p>279.9759826955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3.331427985156">
                <text:p>283.3314279851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0.250521837672">
                <text:p>280.2505218376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.825868316657">
                <text:p>279.8258683166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0.137928602891">
                <text:p>280.137928602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0.099185562866">
                <text:p>280.0991855628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0.449988889125">
                <text:p>280.449988889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0.099930621328">
                <text:p>280.0999306213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0.018927865337">
                <text:p>280.0189278653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2.041105938284">
                <text:p>282.0411059382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9.823215908532">
                <text:p>279.823215908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0.174108641807">
                <text:p>280.1741086418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2.367232928281">
                <text:p>282.3672329282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0.09575829394">
                <text:p>280.095758293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.141117453108">
                <text:p>280.1411174531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0.035170139809">
                <text:p>280.0351701398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0.045124120861">
                <text:p>280.0451241208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0.064704257243">
                <text:p>280.0647042572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9.932948118819">
                <text:p>279.9329481188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0.610623493537">
                <text:p>280.6106234935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0.064316826843">
                <text:p>280.0643168268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0.235620668431">
                <text:p>280.2356206684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9.946329368797">
                <text:p>279.9463293687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.122520793896">
                <text:p>280.1225207938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2.089028098562">
                <text:p>282.0890280985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0.061217383641">
                <text:p>280.0612173836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0.202003630625">
                <text:p>280.202003630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2.714996416016">
                <text:p>282.714996416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0.000092787417">
                <text:p>280.0000927874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0.084850638056">
                <text:p>280.084850638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0.366661550732">
                <text:p>280.3666615507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1.484189639091">
                <text:p>281.4841896390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3.615056840479">
                <text:p>283.6150568404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3.204261406857">
                <text:p>283.204261406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9.943974984057">
                <text:p>279.943974984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0.131968135195">
                <text:p>280.1319681351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0.019613319122">
                <text:p>280.0196133191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0.134531136304">
                <text:p>280.1345311363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023547227801">
                <text:p>280.0235472278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0.080588903654">
                <text:p>280.080588903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9.898556220212">
                <text:p>279.8985562202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0.144932152434">
                <text:p>280.1449321524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0.133249635749">
                <text:p>280.1332496357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2.244298282047">
                <text:p>282.2442982820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0.065538722721">
                <text:p>280.0655387227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1.797769844587">
                <text:p>281.7977698445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0.361326932144">
                <text:p>280.361326932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.155005342841">
                <text:p>280.1550053428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0.990215878769">
                <text:p>280.9902158787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0.020060354199">
                <text:p>280.0200603541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0.122997631312">
                <text:p>280.1229976313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5.074656169922">
                <text:p>285.0746561699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0.096503352402">
                <text:p>280.0965033524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4.283880920668">
                <text:p>284.2838809206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0.247064766408">
                <text:p>280.2470647664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0.130835646332">
                <text:p>280.1308356463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3.078882968868">
                <text:p>283.0788829688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9.996665518491">
                <text:p>279.9966655184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0.415626792856">
                <text:p>280.4156267928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2.116863482703">
                <text:p>282.1168634827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0.105116228223">
                <text:p>280.1051162282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0.06535990869">
                <text:p>280.065359908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9.970022227889">
                <text:p>279.970022227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0.165346754293">
                <text:p>280.1653467542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0.041279619197">
                <text:p>280.0412796191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0.038984839134">
                <text:p>280.0389848391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1.739476470519">
                <text:p>281.7394764705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0.052097868066">
                <text:p>280.0520978680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0.141534685847">
                <text:p>280.1415346858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0.178191562179">
                <text:p>280.1781915621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0.060859755579">
                <text:p>280.060859755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0.310811968419">
                <text:p>280.3108119684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0.269446322607">
                <text:p>280.2694463226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1.904819844411">
                <text:p>281.904819844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5.15375157625">
                <text:p>285.15375157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0.129285924732">
                <text:p>280.1292859247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0.105473856285">
                <text:p>280.1054738562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0.078443135283">
                <text:p>280.078443135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2.918933818241">
                <text:p>282.9189338182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0.212643065463">
                <text:p>280.2126430654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0.096890782803">
                <text:p>280.0968907828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0.024769123679">
                <text:p>280.0247691236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0.116023884107">
                <text:p>280.116023884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9.862733809358">
                <text:p>279.8627338093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5.185699683102">
                <text:p>285.1856996831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0.133517856796">
                <text:p>280.1335178567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2.171908401877">
                <text:p>282.1719084018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3.071134360863">
                <text:p>283.0711343608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0.041786258951">
                <text:p>280.0417862589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0.319305634886">
                <text:p>280.3193056348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0.133011217042">
                <text:p>280.1330112170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0.090185256644">
                <text:p>280.0901852566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0.225487873348">
                <text:p>280.2254878733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0.247303185116">
                <text:p>280.247303185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0.032309115314">
                <text:p>280.0323091153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9.936166771375">
                <text:p>279.9361667713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0.019702726137">
                <text:p>280.0197027261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0.029686509528">
                <text:p>280.0296865095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0.053707194344">
                <text:p>280.0537071943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0.180456539903">
                <text:p>280.1804565399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9.90624522354">
                <text:p>279.906245223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1.486901651893">
                <text:p>281.4869016518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0.029001055743">
                <text:p>280.0290010557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1.178387843938">
                <text:p>281.1783878439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0.256303491337">
                <text:p>280.2563034913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1.585547392265">
                <text:p>281.5855473922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0.143084407448">
                <text:p>280.143084407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3.03450728687">
                <text:p>283.03450728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2.891396457484">
                <text:p>282.8913964574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0.072244248879">
                <text:p>280.0722442488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9.911579842128">
                <text:p>279.911579842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5.484885359112">
                <text:p>285.4848853591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2.274607260283">
                <text:p>282.2746072602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2.360944634862">
                <text:p>282.3609446348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0.062200860811">
                <text:p>280.0622008608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1.369093007877">
                <text:p>281.3690930078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1.321945708401">
                <text:p>281.3219457084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0.450853156941">
                <text:p>280.4508531569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.141832709232">
                <text:p>280.1418327092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0.202152642317">
                <text:p>280.2021526423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9.921891451243">
                <text:p>279.9218914512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4.886335193061">
                <text:p>284.8863351930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2.515559166901">
                <text:p>282.5155591669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0.182959936336">
                <text:p>280.1829599363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9.924216033644">
                <text:p>279.9242160336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0.022891576354">
                <text:p>280.0228915763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0.767503003301">
                <text:p>280.7675030033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0.770781260534">
                <text:p>280.770781260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0.310335131003">
                <text:p>280.3103351310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0.384483349144">
                <text:p>280.3844833491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0.0569258469">
                <text:p>280.05692584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0.056299997792">
                <text:p>280.0562999977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0.138763068368">
                <text:p>280.1387630683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0.03514033747">
                <text:p>280.03514033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.49235341146">
                <text:p>286.492353411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1.512114430248">
                <text:p>281.512114430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.042561119752">
                <text:p>280.042561119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4.065817210003">
                <text:p>284.0658172100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2.974843005231">
                <text:p>282.9748430052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0.222686453531">
                <text:p>280.2226864535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0.037196698825">
                <text:p>280.0371966988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0.452700901927">
                <text:p>280.4527009019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0.120106804479">
                <text:p>280.1201068044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1.384411409857">
                <text:p>281.3844114098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0.101569749944">
                <text:p>280.1015697499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0.075403296758">
                <text:p>280.0754032967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0.245157416745">
                <text:p>280.2451574167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0.113878115737">
                <text:p>280.1138781157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1.86834178211">
                <text:p>281.868341782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2.364252694433">
                <text:p>282.3642526944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2.786879656432">
                <text:p>282.7868796564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2.851342114566">
                <text:p>282.8513421145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0.013682653764">
                <text:p>280.0136826537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0.072840295649">
                <text:p>280.0728402956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1.47125542419">
                <text:p>281.471255424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3.027205713942">
                <text:p>283.0272057139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0.111583335674">
                <text:p>280.1115833356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5.255615969178">
                <text:p>285.2556159691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0.666532680528">
                <text:p>280.6665326805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0.289622505759">
                <text:p>280.2896225057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0.025692996172">
                <text:p>280.0256929961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6.359375377158">
                <text:p>286.3593753771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5.060202035758">
                <text:p>285.0602020357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0.011268664347">
                <text:p>280.0112686643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0.279728129383">
                <text:p>280.2797281293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0.971470207865">
                <text:p>280.9714702078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0.14716732782">
                <text:p>280.147167327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0.089350791167">
                <text:p>280.0893507911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1.292799021366">
                <text:p>281.2927990213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0.075790727158">
                <text:p>280.0757907271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0.241014891697">
                <text:p>280.2410148916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0.261280481864">
                <text:p>280.2612804818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5.576378538249">
                <text:p>285.5763785382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0.176463026547">
                <text:p>280.1764630265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0.64137950685">
                <text:p>280.641379506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9.897781359411">
                <text:p>279.8977813594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0.229213165658">
                <text:p>280.2292131656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9.978724510726">
                <text:p>279.9787245107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2.5250065082">
                <text:p>282.52500650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0.030848800729">
                <text:p>280.0308488007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0.162515532138">
                <text:p>280.1625155321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2.297555060913">
                <text:p>282.2975550609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0.275138569257">
                <text:p>280.2751385692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0.169608488696">
                <text:p>280.1696084886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1.488779199217">
                <text:p>281.4887791992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9.828252503735">
                <text:p>279.8282525037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0.826839459217">
                <text:p>280.8268394592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4.462426730508">
                <text:p>284.4624267305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0.253561676197">
                <text:p>280.2535616761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0.30470248903">
                <text:p>280.304702489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3.366475535209">
                <text:p>283.3664755352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0.284287887171">
                <text:p>280.2842878871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0.058922603578">
                <text:p>280.058922603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3.646647319269">
                <text:p>283.6466473192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0.111046893581">
                <text:p>280.1110468935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0.087979883597">
                <text:p>280.0879798835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0.063273744996">
                <text:p>280.0632737449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1.530651484783">
                <text:p>281.5306514847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3.28857222242">
                <text:p>283.288572222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0.257167759153">
                <text:p>280.2571677591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0.04455787643">
                <text:p>280.044557876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1.181189263755">
                <text:p>281.1811892637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1.760963956563">
                <text:p>281.7609639565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3.186678027154">
                <text:p>283.1866780271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0.075582110789">
                <text:p>280.0755821107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2.475981661398">
                <text:p>282.4759816613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0.15285957447">
                <text:p>280.152859574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0.253561676197">
                <text:p>280.2535616761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0.233743121107">
                <text:p>280.2337431211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0.226173327133">
                <text:p>280.2261733271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2.480750035555">
                <text:p>282.4807500355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0.036064209963">
                <text:p>280.036064209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3.375505643769">
                <text:p>283.3755056437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0.047180482216">
                <text:p>280.0471804822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1.71924068269">
                <text:p>281.719240682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9.925288917829">
                <text:p>279.9252889178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0.381115684895">
                <text:p>280.3811156848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0.057015253915">
                <text:p>280.0570152539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1.85558638124">
                <text:p>281.855586381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0.227752851073">
                <text:p>280.2277528510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0.343803157117">
                <text:p>280.343803157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0.06968124777">
                <text:p>280.069681247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0.092211815661">
                <text:p>280.0922118156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1.407150594118">
                <text:p>281.4071505941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9.737951418138">
                <text:p>279.7379514181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2.802376872442">
                <text:p>282.8023768724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0.044915504492">
                <text:p>280.0449155044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1.444403517219">
                <text:p>281.4444035172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0.146601083389">
                <text:p>280.1466010833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0.169846907404">
                <text:p>280.1698469074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0.037524524549">
                <text:p>280.0375245245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9.921980858258">
                <text:p>279.9219808582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0.073287330726">
                <text:p>280.0732873307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2.799456243271">
                <text:p>282.79945624327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0.149104479821">
                <text:p>280.1491044798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0.345621099765">
                <text:p>280.3456210997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0.060293511148">
                <text:p>280.0602935111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0.749830216582">
                <text:p>280.7498302165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80.232551027568">
                <text:p>280.2325510275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0.316861843131">
                <text:p>280.3168618431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0.224027558762">
                <text:p>280.2240275587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2.792512298405">
                <text:p>282.7925122984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0.086459964334">
                <text:p>280.0864599643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0.233743121107">
                <text:p>280.2337431211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0.335994944435">
                <text:p>280.3359949444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0.023517425463">
                <text:p>280.0235174254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0.176254410177">
                <text:p>280.1762544101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0.177148480332">
                <text:p>280.1771484803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0.05200846105">
                <text:p>280.052008461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0.1161728958">
                <text:p>280.11617289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1.294736173367">
                <text:p>281.2947361733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0.123534073405">
                <text:p>280.1235340734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4.971510276439">
                <text:p>284.9715102764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6.58536650986">
                <text:p>286.585366509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2.061758958852">
                <text:p>282.0617589588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2.916341014793">
                <text:p>282.9163410147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.04789573834">
                <text:p>280.047895738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5.040323875992">
                <text:p>285.0403238759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9.954793232926">
                <text:p>279.9547932329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.952640263063">
                <text:p>282.9526402630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0.094655607417">
                <text:p>280.0946556074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.088879086869">
                <text:p>282.0888790868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0.125650039437">
                <text:p>280.1256500394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0.000390810801">
                <text:p>280.0003908108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0.145677210896">
                <text:p>280.1456772108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9.987963235655">
                <text:p>279.9879632356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0.218990963559">
                <text:p>280.2189909635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0.129226320055">
                <text:p>280.1292263200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9.937597283622">
                <text:p>279.9375972836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1.472000482652">
                <text:p>281.4720004826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4.921948987545">
                <text:p>284.9219489875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0.385019791237">
                <text:p>280.3850197912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0.309798688911">
                <text:p>280.3097986889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0.106248717086">
                <text:p>280.1062487170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9.920907974073">
                <text:p>279.9209079740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0.155541784933">
                <text:p>280.1555417849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0.175747770423">
                <text:p>280.1757477704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81.084808501108">
                <text:p>281.0848085011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0.122014154142">
                <text:p>280.1220141541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.092003199292">
                <text:p>280.0920031992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1.801077904159">
                <text:p>281.8010779041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84.812961835721">
                <text:p>284.8129618357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1.327697559727">
                <text:p>281.3276975597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0.369075540149">
                <text:p>280.3690755401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9.892923578239">
                <text:p>279.8929235782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0.090840908091">
                <text:p>280.0908409080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0.300440754628">
                <text:p>280.3004407546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4.017597026341">
                <text:p>284.0175970263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1.837764582829">
                <text:p>281.8377645828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4.550611850073">
                <text:p>284.5506118500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0.014576723918">
                <text:p>280.0145767239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82.15125538131">
                <text:p>282.151255381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.889138681252">
                <text:p>279.8891386812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80.238183669541">
                <text:p>280.2381836695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81.046542298498">
                <text:p>281.0465422984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0.333402140987">
                <text:p>280.3334021409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3.341203152177">
                <text:p>283.3412031521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4.801100505005">
                <text:p>284.8011005050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0.068518956569">
                <text:p>280.0685189565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2.246146027033">
                <text:p>282.2461460270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0.132176751564">
                <text:p>280.1321767515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0.084343998302">
                <text:p>280.0843439983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3.124689163113">
                <text:p>283.1246891631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0.074896657004">
                <text:p>280.074896657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0.152382737054">
                <text:p>280.1523827370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9.893638834363">
                <text:p>279.8936388343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0.060561732194">
                <text:p>280.0605617321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0.030222951621">
                <text:p>280.0302229516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3.76335327676">
                <text:p>283.763353276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0.088486523351">
                <text:p>280.0884865233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0.015113166011">
                <text:p>280.0151131660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2.18695858281">
                <text:p>282.186958582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0.18090357498">
                <text:p>280.180903574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9.814811649081">
                <text:p>279.8148116490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9.826285549396">
                <text:p>279.8262855493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9.928060535308">
                <text:p>279.9280605353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2.594684375568">
                <text:p>282.5946843755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0.12186514245">
                <text:p>280.121865142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0.042173689352">
                <text:p>280.0421736893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2.993082036381">
                <text:p>282.9930820363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0.127199761038">
                <text:p>280.1271997610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79.895933614426">
                <text:p>279.8959336144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80.930044957376">
                <text:p>280.9300449573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80.068340142538">
                <text:p>280.0683401425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1.075510171502">
                <text:p>281.0755101715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0.187877322185">
                <text:p>280.1878773221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9.996814530184">
                <text:p>279.9968145301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83.052418492297">
                <text:p>283.0524184922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2.052639443277">
                <text:p>282.0526394432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0.073466144757">
                <text:p>280.0734661447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0.136319276613">
                <text:p>280.1363192766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0.093433711539">
                <text:p>280.0934337115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80.077757681498">
                <text:p>280.0777576814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80.249717174533">
                <text:p>280.2497171745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0.137451765475">
                <text:p>280.1374517654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2.179776219236">
                <text:p>282.1797762192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1.920197851067">
                <text:p>281.9201978510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0.168863430234">
                <text:p>280.1688634302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0.143561244864">
                <text:p>280.1435612448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2.705131841978">
                <text:p>282.7051318419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0.202957305456">
                <text:p>280.2029573054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0.415716199872">
                <text:p>280.4157161998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0.020984226692">
                <text:p>280.0209842266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1.912181022016">
                <text:p>281.9121810220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1.86011633669">
                <text:p>281.860116336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.114360086271">
                <text:p>282.1143600862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0.110748870196">
                <text:p>280.1107488701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.226416878959">
                <text:p>282.2264168789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0.220838708545">
                <text:p>280.2208387085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0.042143887013">
                <text:p>280.0421438870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1.911137940169">
                <text:p>281.9111379401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2.695177860926">
                <text:p>282.6951778609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0.221166534268">
                <text:p>280.2211665342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2.611105464071">
                <text:p>282.6111054640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0.126305690883">
                <text:p>280.1263056908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9.968412901611">
                <text:p>279.9684129016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6.254173122321">
                <text:p>286.2541731223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4.533415900769">
                <text:p>284.5334159007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0.268671461807">
                <text:p>280.2686714618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.542589887903">
                <text:p>282.5425898879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86.029582699528">
                <text:p>286.0295826995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4.647052217397">
                <text:p>284.6470522173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0.149879340622">
                <text:p>280.1498793406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0.16776074371">
                <text:p>280.167760743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0.307742327555">
                <text:p>280.3077423275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3.364001941115">
                <text:p>283.3640019411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0.197920710253">
                <text:p>280.1979207102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0.104937414193">
                <text:p>280.1049374141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4.004931032487">
                <text:p>284.0049310324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4.766172164305">
                <text:p>284.7661721643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0.046763249478">
                <text:p>280.0467632494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0.072750888633">
                <text:p>280.0727508886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1.919095164543">
                <text:p>281.9190951645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2.744947766189">
                <text:p>282.7449477661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2.800290708748">
                <text:p>282.8002907087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2.197806634017">
                <text:p>282.1978066340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0.07340654008">
                <text:p>280.073406540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0.070545515586">
                <text:p>280.0705455155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0.054392648129">
                <text:p>280.0543926481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0.277731372705">
                <text:p>280.2777313727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80.223342104977">
                <text:p>280.2233421049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167cm" svg:y="4.203cm" style:legend-expansion="high" chart:style-name="ch2"/>
        <chart:plot-area chart:style-name="ch3" table:cell-range-address="rewardlist_cylinder_withbutton_retroactiveVals_GRUrewardsonly_correctedGRUdatascaling_10_26_2021.F2:rewardlist_cylinder_withbutton_retroactiveVals_GRUrewardsonly_correctedGRUdatascaling_10_26_2021.F525" svg:x="0.319cm" svg:y="0.18cm" svg:width="12.529cm" svg:height="8.645cm">
          <chartooo:coordinate-region svg:x="1.126cm" svg:y="0.301cm" svg:width="11.626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retroactiveVals_GRUrewardsonly_correctedGRUdatascaling_10_26_2021.F2:rewardlist_cylinder_withbutton_retroactiveVals_GRUrewardsonly_correctedGRUdatascaling_10_26_2021.F525" chart:class="chart:line">
            <chart:data-point chart:repeated="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7.137097202157">
                <text:p>287.137097202157</text:p>
                <draw:g>
                  <svg:desc>rewardlist_cylinder_withbutton_retroactiveVals_GRUrewardsonly_correctedGRUdatascaling_10_26_2021.F2:rewardlist_cylinder_withbutton_retroactiveVals_GRUrewardsonly_correctedGRUdatascaling_10_26_2021.F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05506723368">
                <text:p>287.105506723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.933852787333">
                <text:p>287.93385278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.745772712708">
                <text:p>287.745772712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.974852857792">
                <text:p>287.974852857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.131313147995">
                <text:p>288.131313147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.249043738266">
                <text:p>288.249043738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.495905022858">
                <text:p>288.495905022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506832546967">
                <text:p>288.506832546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702167007484">
                <text:p>288.702167007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.547389917235">
                <text:p>288.547389917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.693616219869">
                <text:p>288.69361621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.737200802613">
                <text:p>288.737200802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738830270031">
                <text:p>288.738830270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715589980736">
                <text:p>288.715589980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.637877775443">
                <text:p>288.637877775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686464681262">
                <text:p>288.686464681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.842845634913">
                <text:p>288.842845634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.930087449466">
                <text:p>288.930087449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.951174486194">
                <text:p>288.951174486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.978528349695">
                <text:p>288.978528349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.094188322515">
                <text:p>289.094188322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.084262789149">
                <text:p>289.084262789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.14794045237">
                <text:p>289.14794045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9.026098161182">
                <text:p>289.026098161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164583530086">
                <text:p>289.16458353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9.235413627182">
                <text:p>289.235413627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.227831297304">
                <text:p>289.227831297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.3510728489">
                <text:p>289.3510728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.372194108737">
                <text:p>289.372194108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417432744685">
                <text:p>289.417432744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.471406341893">
                <text:p>289.471406341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510625880671">
                <text:p>289.510625880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.531659877121">
                <text:p>289.531659877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.538097057013">
                <text:p>289.538097057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.469618615506">
                <text:p>289.469618615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.348011068299">
                <text:p>289.348011068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.337998330431">
                <text:p>289.337998330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.190054977456">
                <text:p>289.190054977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.233880959141">
                <text:p>289.233880959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9.146836796664">
                <text:p>289.1468367966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9.13096092481">
                <text:p>289.13096092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.137140454545">
                <text:p>289.137140454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9.144244736623">
                <text:p>289.144244736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.140398473911">
                <text:p>289.1403984739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9.133064766288">
                <text:p>289.133064766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.176317139978">
                <text:p>289.176317139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9.249683152415">
                <text:p>289.2496831524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.209804227683">
                <text:p>289.2098042276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.24965801911">
                <text:p>289.24965801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.152255632299">
                <text:p>289.152255632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175425758375">
                <text:p>289.175425758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.986823447439">
                <text:p>288.986823447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.874489493002">
                <text:p>288.874489493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8.718307357959">
                <text:p>288.7183073579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.539926653075">
                <text:p>288.539926653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.491159894525">
                <text:p>288.491159894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287110435507">
                <text:p>288.287110435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8.217628071479">
                <text:p>288.2176280714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.01063950584">
                <text:p>288.01063950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7.872288705957">
                <text:p>287.8722887059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7.670515549552">
                <text:p>287.670515549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.501170913695">
                <text:p>287.501170913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7.350831229088">
                <text:p>287.350831229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.185747731587">
                <text:p>287.185747731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.168768743308">
                <text:p>287.168768743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7.093893348108">
                <text:p>287.093893348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6.866216595143">
                <text:p>286.866216595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6.748606434702">
                <text:p>286.748606434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6.568454874865">
                <text:p>286.5684548748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6.38043728581">
                <text:p>286.38043728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6.14820196715">
                <text:p>286.14820196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5.975264361366">
                <text:p>285.975264361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5.765895184929">
                <text:p>285.765895184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5.714346676106">
                <text:p>285.714346676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495251208482">
                <text:p>285.495251208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5.308481741363">
                <text:p>285.308481741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5.12984235218">
                <text:p>285.12984235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4.875654630996">
                <text:p>284.875654630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4.707149228991">
                <text:p>284.707149228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.563880447211">
                <text:p>284.563880447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4.472524954878">
                <text:p>284.472524954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4.2641875354">
                <text:p>284.2641875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4.064591737845">
                <text:p>284.064591737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3.872746336435">
                <text:p>283.872746336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3.730826408495">
                <text:p>283.73082640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3.636444190666">
                <text:p>283.636444190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496673607378">
                <text:p>283.496673607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3.426614866123">
                <text:p>283.426614866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.210459101168">
                <text:p>283.2104591011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3.097005174851">
                <text:p>283.0970051748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2.93467660552">
                <text:p>282.93467660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2.819033399419">
                <text:p>282.819033399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635256087082">
                <text:p>282.635256087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2.478938649422">
                <text:p>282.478938649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2.439288426214">
                <text:p>282.439288426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2.340459103437">
                <text:p>282.3404591034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.124674675619">
                <text:p>282.124674675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1.979666629366">
                <text:p>281.979666629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1.878707631481">
                <text:p>281.878707631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.83439513044">
                <text:p>281.83439513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1.673301570015">
                <text:p>281.673301570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1.671857944739">
                <text:p>281.671857944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.64497981171">
                <text:p>281.644979811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.624893035574">
                <text:p>281.6248930355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1.649786928907">
                <text:p>281.6497869289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1.582670870554">
                <text:p>281.582670870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1.584658090484">
                <text:p>281.584658090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.555557299051">
                <text:p>281.555557299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.559018542642">
                <text:p>281.5590185426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1.646509863768">
                <text:p>281.6465098637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1.673696749024">
                <text:p>281.673696749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1.661907539967">
                <text:p>281.661907539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1.638125869906">
                <text:p>281.638125869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.636394354041">
                <text:p>281.636394354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1.575740038717">
                <text:p>281.5757400387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1.461161372147">
                <text:p>281.4611613721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1.485273252118">
                <text:p>281.485273252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1.416885826006">
                <text:p>281.416885826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.443570839882">
                <text:p>281.4435708398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1.447243084029">
                <text:p>281.447243084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1.449807873279">
                <text:p>281.449807873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1.449373355184">
                <text:p>281.449373355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1.451129905014">
                <text:p>281.4511299050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1.385393098886">
                <text:p>281.3853930988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1.396950445749">
                <text:p>281.396950445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1.453633301446">
                <text:p>281.453633301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1.490858806396">
                <text:p>281.490858806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1.488511574217">
                <text:p>281.4885115742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.453747742426">
                <text:p>281.4537477424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1.443884956529">
                <text:p>281.4438849565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1.313313163036">
                <text:p>281.313313163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1.305091889943">
                <text:p>281.3050918899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1.302363783878">
                <text:p>281.302363783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1.324826402438">
                <text:p>281.324826402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1.326410098705">
                <text:p>281.326410098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1.32385365411">
                <text:p>281.32385365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1.310321604299">
                <text:p>281.3103216042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1.310034905803">
                <text:p>281.3100349058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1.3612746624">
                <text:p>281.3612746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.501055378484">
                <text:p>281.501055378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.497842090349">
                <text:p>281.4978420903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1.429566124983">
                <text:p>281.429566124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1.427288034229">
                <text:p>281.4272880342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.437721832931">
                <text:p>281.4377218329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.310450946448">
                <text:p>281.3104509464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1.186289039916">
                <text:p>281.186289039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.149167247104">
                <text:p>281.149167247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1.148654050835">
                <text:p>281.1486540508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1.025642514568">
                <text:p>281.025642514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.023084281833">
                <text:p>281.023084281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1.021111963072">
                <text:p>281.021111963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1.022318361734">
                <text:p>281.0223183617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1.022065637904">
                <text:p>281.0220656379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1.022585390687">
                <text:p>281.022585390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.998382911606">
                <text:p>280.9983829116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0.936597299514">
                <text:p>280.9365972995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0.936355304526">
                <text:p>280.9363553045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.865291032371">
                <text:p>280.865291032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0.861633689393">
                <text:p>280.8616336893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0.770570259977">
                <text:p>280.7705702599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0.738955939317">
                <text:p>280.7389559393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.735323630303">
                <text:p>280.735323630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.737846100232">
                <text:p>280.7378461002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.737868153962">
                <text:p>280.7378681539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.667018458645">
                <text:p>280.667018458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.669911669664">
                <text:p>280.669911669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0.729183156482">
                <text:p>280.7291831564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0.706644243936">
                <text:p>280.7066442439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0.676759651001">
                <text:p>280.676759651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.67391829605">
                <text:p>280.673918296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0.689331469466">
                <text:p>280.689331469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0.698075475576">
                <text:p>280.698075475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0.692530452478">
                <text:p>280.6925304524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0.690837083606">
                <text:p>280.6908370836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.646681938912">
                <text:p>280.6466819389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0.623032591234">
                <text:p>280.6230325912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0.644609484294">
                <text:p>280.6446094842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0.6969823258">
                <text:p>280.69698232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0.733083686543">
                <text:p>280.7330836865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0.675763060802">
                <text:p>280.6757630608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0.679467491475">
                <text:p>280.679467491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.686533029882">
                <text:p>280.6865330298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0.691174446077">
                <text:p>280.691174446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0.664145513215">
                <text:p>280.664145513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0.696678341948">
                <text:p>280.6966783419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.69254118132">
                <text:p>280.692541181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.670440959196">
                <text:p>280.670440959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0.671429800787">
                <text:p>280.6714298007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.617920298091">
                <text:p>280.6179202980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0.481439892971">
                <text:p>280.481439892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0.48990733338">
                <text:p>280.489907333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0.488146015176">
                <text:p>280.488146015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0.487120814732">
                <text:p>280.487120814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0.456572225695">
                <text:p>280.4565722256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0.472469389088">
                <text:p>280.4724693890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0.544219711074">
                <text:p>280.544219711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0.546227196594">
                <text:p>280.5462271965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0.578370806786">
                <text:p>280.5783708067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0.580004570982">
                <text:p>280.5800045709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0.579813239969">
                <text:p>280.5798132399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0.579078910349">
                <text:p>280.5790789103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0.578591940138">
                <text:p>280.578591940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0.575109238863">
                <text:p>280.5751092388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0.574757571269">
                <text:p>280.574757571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0.579176065972">
                <text:p>280.5791760659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0.581124542862">
                <text:p>280.5811245428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0.612339512187">
                <text:p>280.6123395121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0.616710919195">
                <text:p>280.616710919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0.6160826859">
                <text:p>280.61608268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0.620836754935">
                <text:p>280.6208367549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0.619722147475">
                <text:p>280.619722147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0.615117090133">
                <text:p>280.6151170901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0.840851922723">
                <text:p>280.8408519227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0.947689729897">
                <text:p>280.9476897298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0.943352893601">
                <text:p>280.9433528936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1.002866971454">
                <text:p>281.0028669714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0.916678012521">
                <text:p>280.916678012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1.025656223644">
                <text:p>281.0256562236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1.182670439978">
                <text:p>281.182670439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1.190709918806">
                <text:p>281.1907099188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1.180448973667">
                <text:p>281.180448973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1.211947065208">
                <text:p>281.2119470652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1.219484076609">
                <text:p>281.2194840766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1.224654186289">
                <text:p>281.224654186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1.225777138403">
                <text:p>281.2257771384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1.176315985367">
                <text:p>281.1763159853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1.119487098211">
                <text:p>281.119487098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073456194333">
                <text:p>281.073456194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1.043306360586">
                <text:p>281.043306360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1.040449508419">
                <text:p>281.0404495084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1.035603648182">
                <text:p>281.0356036481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1.033087138721">
                <text:p>281.0330871387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1.027847291569">
                <text:p>281.0278472915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1.06857278315">
                <text:p>281.068572783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1.036422020397">
                <text:p>281.0364220203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1.044044266487">
                <text:p>281.0440442664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.041427621168">
                <text:p>281.0414276211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1.087958012238">
                <text:p>281.0879580122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1.198785160441">
                <text:p>281.198785160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1.293465997701">
                <text:p>281.2934659977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1.356973588911">
                <text:p>281.3569735889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1.403397287609">
                <text:p>281.4033972876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1.401921475808">
                <text:p>281.4019214758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1.400390827703">
                <text:p>281.4003908277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380323125064">
                <text:p>281.3803231250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1.305377992392">
                <text:p>281.3053779923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.359290422704">
                <text:p>281.359290422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1.328189894359">
                <text:p>281.3281898943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1.325762791913">
                <text:p>281.3257627919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1.330987737896">
                <text:p>281.3309877378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1.331819819186">
                <text:p>281.3318198191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1.330912636003">
                <text:p>281.3309126360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1.331391261559">
                <text:p>281.331391261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1.358156145702">
                <text:p>281.3581561457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1.358362377884">
                <text:p>281.3583623778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1.358194292695">
                <text:p>281.3581942926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1.326826735397">
                <text:p>281.3268267353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1.322063725661">
                <text:p>281.3220637256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1.372802802972">
                <text:p>281.3728028029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1.372960159319">
                <text:p>281.3729601593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1.420322035633">
                <text:p>281.4203220356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1.424440122764">
                <text:p>281.4244401227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1.198255274863">
                <text:p>281.198255274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1.091079509171">
                <text:p>281.0910795091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1.092067158668">
                <text:p>281.092067158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1.089704429273">
                <text:p>281.0897044292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1.092284119692">
                <text:p>281.0922841196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0.989361147701">
                <text:p>280.9893611477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0.858932405433">
                <text:p>280.8589324054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.849868322207">
                <text:p>280.8498683222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.84694888513">
                <text:p>280.846948885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0.81014597734">
                <text:p>280.810145977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0.805468798339">
                <text:p>280.8054687983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.799107191166">
                <text:p>280.7991071911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.797434087884">
                <text:p>280.7974340878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.838630456413">
                <text:p>280.838630456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.836010234814">
                <text:p>280.8360102348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.884485526494">
                <text:p>280.8844855264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.884120149824">
                <text:p>280.8841201498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.888712690184">
                <text:p>280.8887126901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06407530633">
                <text:p>280.9064075306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0.910340843266">
                <text:p>280.9103408432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0.91152280401">
                <text:p>280.911522804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0.935862969894">
                <text:p>280.9358629698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0.956445060896">
                <text:p>280.9564450608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0.948556977947">
                <text:p>280.9485569779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0.948368627168">
                <text:p>280.9483686271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0.901916318224">
                <text:p>280.9019163182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0.793557399695">
                <text:p>280.7935573996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0.704136675176">
                <text:p>280.7041366751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0.629748846234">
                <text:p>280.6297488462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0.61642958512">
                <text:p>280.616429585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0.618039507445">
                <text:p>280.6180395074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0.611955062021">
                <text:p>280.6119550620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0.609744920599">
                <text:p>280.6097449205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0.636047272449">
                <text:p>280.6360472724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0.580873011125">
                <text:p>280.580873011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0.581333755278">
                <text:p>280.5813337552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0.582376837125">
                <text:p>280.582376837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0.644797239027">
                <text:p>280.6447972390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0.644202384351">
                <text:p>280.6442023843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0.646863733177">
                <text:p>280.6468637331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.651179707836">
                <text:p>280.6511797078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0.622211834832">
                <text:p>280.6222118348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0.683632666301">
                <text:p>280.6836326663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0.68542259475">
                <text:p>280.685422594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0.679918102833">
                <text:p>280.679918102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0.680830650437">
                <text:p>280.680830650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0.630684639662">
                <text:p>280.6306846396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0.636703519942">
                <text:p>280.636703519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0.592613344346">
                <text:p>280.5926133443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0.59304070988">
                <text:p>280.593040709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0.630711461767">
                <text:p>280.6307114617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0.62650217948">
                <text:p>280.626502179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0.632372644114">
                <text:p>280.6323726441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0.619849701484">
                <text:p>280.619849701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0.619641085115">
                <text:p>280.619641085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.614935891915">
                <text:p>280.6149358919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0.585368395862">
                <text:p>280.5853683958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0.58397007014">
                <text:p>280.583970070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0.582240938461">
                <text:p>280.582240938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0.573514813754">
                <text:p>280.5735148137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0.5837745668">
                <text:p>280.58377456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0.583193421199">
                <text:p>280.5831934211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0.587614896136">
                <text:p>280.587614896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0.527002304087">
                <text:p>280.5270023040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.528276652081">
                <text:p>280.5282766520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0.515738212235">
                <text:p>280.5157382122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0.514951430499">
                <text:p>280.5149514304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0.512216171873">
                <text:p>280.5122161718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0.548998218026">
                <text:p>280.5489982180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0.541763402337">
                <text:p>280.5417634023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0.540685153731">
                <text:p>280.5406851537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0.484225219525">
                <text:p>280.4842252195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0.491823623744">
                <text:p>280.4918236237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0.566063633087">
                <text:p>280.5660636330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0.629006171959">
                <text:p>280.6290061719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0.625800036385">
                <text:p>280.6258000363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0.625534795573">
                <text:p>280.6255347955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0.617519158615">
                <text:p>280.6175191586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0.618563432555">
                <text:p>280.6185634325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8367681513">
                <text:p>280.583676815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0.583240508894">
                <text:p>280.5832405088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0.585835696529">
                <text:p>280.5858356965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0.585975171473">
                <text:p>280.5859751714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0.565205325739">
                <text:p>280.5652053257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0.608294142762">
                <text:p>280.6082941427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0.607710016928">
                <text:p>280.6077100169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0.643336328394">
                <text:p>280.643336328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0.584640026709">
                <text:p>280.584640026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.586654664791">
                <text:p>280.5866546647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0.602220426179">
                <text:p>280.6022204261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0.597143895842">
                <text:p>280.597143895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0.600084194557">
                <text:p>280.6000841945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0.634948758252">
                <text:p>280.6349487582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0.631868388547">
                <text:p>280.6318683885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0.721028640627">
                <text:p>280.7210286406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0.723211363897">
                <text:p>280.7232113638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0.723844365567">
                <text:p>280.7238443655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0.776422247162">
                <text:p>280.7764222471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0.774356945105">
                <text:p>280.7743569451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0.782290923655">
                <text:p>280.7822909236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0.783806074544">
                <text:p>280.7838060745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0.789444080937">
                <text:p>280.7894440809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0.787269106275">
                <text:p>280.7872691062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0.739324892267">
                <text:p>280.7393248922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0.740716661474">
                <text:p>280.7407166614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0.738719904796">
                <text:p>280.7387199047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0.738796198783">
                <text:p>280.7387961987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0.772683245776">
                <text:p>280.7726832457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0.772431117992">
                <text:p>280.7724311179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0.776602849333">
                <text:p>280.776602849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0.767954210706">
                <text:p>280.7679542107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0.76788506928">
                <text:p>280.767885069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0.76938889528">
                <text:p>280.769388895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0.775851234356">
                <text:p>280.775851234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0.811497215367">
                <text:p>280.8114972153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0.87279168492">
                <text:p>280.872791684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0.874153055742">
                <text:p>280.8741530557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0.872222460255">
                <text:p>280.8722224602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0.819491394641">
                <text:p>280.8194913946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0.877868215257">
                <text:p>280.8778682152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0.880424063805">
                <text:p>280.8804240638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0.875028648447">
                <text:p>280.8750286484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0.845840238138">
                <text:p>280.845840238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0.775859579011">
                <text:p>280.7758595790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0.709029027061">
                <text:p>280.7090290270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0.813863521042">
                <text:p>280.8138635210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0.813894515474">
                <text:p>280.8138945154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0.856940417129">
                <text:p>280.8569404171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0.91567248162">
                <text:p>280.915672481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0.916037262243">
                <text:p>280.9160372622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0.920811596868">
                <text:p>280.9208115968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0.925500696804">
                <text:p>280.9255006968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0.924405758889">
                <text:p>280.9244057588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0.926250523641">
                <text:p>280.9262505236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0.886310621702">
                <text:p>280.8863106217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0.885646029554">
                <text:p>280.8856460295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0.84841396809">
                <text:p>280.848413968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0.841581483969">
                <text:p>280.8415814839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0.839075107303">
                <text:p>280.8390751073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0.820344933615">
                <text:p>280.8203449336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0.823552857329">
                <text:p>280.8235528573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0.819217809173">
                <text:p>280.819217809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0.747462718813">
                <text:p>280.7474627188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0.74611267288">
                <text:p>280.746112672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0.684002811345">
                <text:p>280.6840028113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0.684187585844">
                <text:p>280.684187585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0.713281820762">
                <text:p>280.7132818207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0.654565849534">
                <text:p>280.6545658495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0.715322684901">
                <text:p>280.7153226849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0.764838078194">
                <text:p>280.7648380781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0.723945693518">
                <text:p>280.7239456935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0.720074965796">
                <text:p>280.7200749657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0.828465474804">
                <text:p>280.8284654748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0.874557175452">
                <text:p>280.8745571754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0.918469133063">
                <text:p>280.9184691330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0.918887557896">
                <text:p>280.9188875578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0.94548972127">
                <text:p>280.945489721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0.937139106028">
                <text:p>280.9371391060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0.945114211806">
                <text:p>280.9451142118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.945120172273">
                <text:p>280.9451201722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0.945599393876">
                <text:p>280.9455993938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0.942820027789">
                <text:p>280.9428200277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1.034330492282">
                <text:p>281.0343304922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1.079252749168">
                <text:p>281.0792527491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1.044815551007">
                <text:p>281.0448155510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0.940224840154">
                <text:p>280.9402248401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0.938096953187">
                <text:p>280.9380969531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0.951337536127">
                <text:p>280.9513375361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0.965184298632">
                <text:p>280.9651842986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0.913012324887">
                <text:p>280.913012324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0.916449130561">
                <text:p>280.9164491305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0.915649831843">
                <text:p>280.9156498318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0.916280449325">
                <text:p>280.9162804493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0.916735233011">
                <text:p>280.9167352330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0.920183363573">
                <text:p>280.9201833635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.94631643814">
                <text:p>280.946316438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0.973888369609">
                <text:p>280.9738883696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.931301423966">
                <text:p>280.9313014239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0.951195080949">
                <text:p>280.9511950809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1.009856215875">
                <text:p>281.009856215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1.007923832248">
                <text:p>281.0079238322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1.006007541883">
                <text:p>281.0060075418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1.013257854789">
                <text:p>281.0132578547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1.011150233412">
                <text:p>281.0111502334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1.033892397907">
                <text:p>281.0338923979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1.035277610599">
                <text:p>281.0352776105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1.038062341107">
                <text:p>281.038062341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1.042571434919">
                <text:p>281.0425714349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1.044255267043">
                <text:p>281.0442552670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1.080547958798">
                <text:p>281.0805479587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1.124223881889">
                <text:p>281.124223881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1.181836570547">
                <text:p>281.1818365705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1.2091253798">
                <text:p>281.20912537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1.208819011761">
                <text:p>281.2088190117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1.186708060795">
                <text:p>281.1867080607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1.211007099452">
                <text:p>281.2110070994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1.239840265886">
                <text:p>281.2398402658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1.23921024445">
                <text:p>281.239210244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1.283632418096">
                <text:p>281.2836324180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1.239135142557">
                <text:p>281.2391351425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1.243482707695">
                <text:p>281.2434827076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1.245764970776">
                <text:p>281.2457649707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1.263254771137">
                <text:p>281.2632547711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1.318966666646">
                <text:p>281.3189666666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1.271973147236">
                <text:p>281.2719731472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1.276323692607">
                <text:p>281.2763236926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1.268371236607">
                <text:p>281.2683712366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1.244875668995">
                <text:p>281.2448756689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1.23764562168">
                <text:p>281.237645621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1.260664947922">
                <text:p>281.2606649479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1.258137709619">
                <text:p>281.2581377096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1.264520178428">
                <text:p>281.2645201784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1.172019084204">
                <text:p>281.1720190842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1.233235471631">
                <text:p>281.2332354716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1.233105533436">
                <text:p>281.2331055334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1.2474488029">
                <text:p>281.24744880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1.244946598561">
                <text:p>281.2449465985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1.234180801808">
                <text:p>281.2341808018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1.218339666812">
                <text:p>281.2183396668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1.262633094356">
                <text:p>281.2626330943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1.255560403388">
                <text:p>281.2555604033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1.257672197092">
                <text:p>281.2576721970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1.302497298355">
                <text:p>281.3024972983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1.305224808372">
                <text:p>281.3052248083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1.307914171397">
                <text:p>281.3079141713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1.207842687152">
                <text:p>281.207842687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1.174165448622">
                <text:p>281.174165448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1.189851015411">
                <text:p>281.1898510154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1.197783205821">
                <text:p>281.1977832058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1.143357579241">
                <text:p>281.1433575792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1.144997899951">
                <text:p>281.1449978999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1.211583476678">
                <text:p>281.2115834766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1.208215216383">
                <text:p>281.2082152163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1.206991532365">
                <text:p>281.2069915323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1.252236250553">
                <text:p>281.2522362505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1.252425793426">
                <text:p>281.2524257934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1.252677325163">
                <text:p>281.2526773251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1.249039651728">
                <text:p>281.2490396517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1.277375119109">
                <text:p>281.2773751191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1.305779727915">
                <text:p>281.3057797279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1.263638029209">
                <text:p>281.2636380292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1.208791593609">
                <text:p>281.2087915936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1.175388536593">
                <text:p>281.1753885365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1.210334162649">
                <text:p>281.2103341626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1.272610917279">
                <text:p>281.2726109172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1.244697451011">
                <text:p>281.2446974510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1.23367296996">
                <text:p>281.233672969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1.234498494736">
                <text:p>281.2344984947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1.134457408877">
                <text:p>281.1344574088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1.125801617688">
                <text:p>281.1258016176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1.124532634116">
                <text:p>281.1245326341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1.173633774903">
                <text:p>281.1736337749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1.047167551559">
                <text:p>281.0471675515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1.01347362372">
                <text:p>281.013473623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1.014191860077">
                <text:p>281.0141918600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1.042982111143">
                <text:p>281.0429821111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1.022058485343">
                <text:p>281.0220584853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1.026737452484">
                <text:p>281.0267374524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1.026090741739">
                <text:p>281.0260907417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1.037346488936">
                <text:p>281.0373464889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1.040385731415">
                <text:p>281.040385731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